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31mm"/>
    </style:style>
    <style:style style:name="co2" style:family="table-column">
      <style:table-column-properties fo:break-before="auto" style:column-width="22.08mm"/>
    </style:style>
    <style:style style:name="co3" style:family="table-column">
      <style:table-column-properties fo:break-before="auto" style:column-width="18.19mm"/>
    </style:style>
    <style:style style:name="co4" style:family="table-column">
      <style:table-column-properties fo:break-before="auto" style:column-width="171.04mm"/>
    </style:style>
    <style:style style:name="co5" style:family="table-column">
      <style:table-column-properties fo:break-before="auto" style:column-width="22.74mm"/>
    </style:style>
    <style:style style:name="co6" style:family="table-column">
      <style:table-column-properties fo:break-before="auto" style:column-width="85.62mm"/>
    </style:style>
    <style:style style:name="co7" style:family="table-column">
      <style:table-column-properties fo:break-before="auto" style:column-width="20.27mm"/>
    </style:style>
    <style:style style:name="co8" style:family="table-column">
      <style:table-column-properties fo:break-before="auto" style:column-width="31.03mm"/>
    </style:style>
    <style:style style:name="co9" style:family="table-column">
      <style:table-column-properties fo:break-before="auto" style:column-width="32.97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36.48mm"/>
    </style:style>
    <style:style style:name="co14" style:family="table-column">
      <style:table-column-properties fo:break-before="auto" style:column-width="33.11mm"/>
    </style:style>
    <style:style style:name="co15" style:family="table-column">
      <style:table-column-properties fo:break-before="auto" style:column-width="22.6mm"/>
    </style:style>
    <style:style style:name="co16" style:family="table-column">
      <style:table-column-properties fo:break-before="auto" style:column-width="70.45mm"/>
    </style:style>
    <style:style style:name="co17" style:family="table-column">
      <style:table-column-properties fo:break-before="auto" style:column-width="27.01mm"/>
    </style:style>
    <style:style style:name="co18" style:family="table-column">
      <style:table-column-properties fo:break-before="auto" style:column-width="26.88mm"/>
    </style:style>
    <style:style style:name="co19" style:family="table-column">
      <style:table-column-properties fo:break-before="auto" style:column-width="47.75mm"/>
    </style:style>
    <style:style style:name="co20" style:family="table-column">
      <style:table-column-properties fo:break-before="auto" style:column-width="35.7mm"/>
    </style:style>
    <style:style style:name="co21" style:family="table-column">
      <style:table-column-properties fo:break-before="auto" style:column-width="24.02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0.02mm"/>
    </style:style>
    <style:style style:name="co24" style:family="table-column">
      <style:table-column-properties fo:break-before="auto" style:column-width="42.44mm"/>
    </style:style>
    <style:style style:name="co25" style:family="table-column">
      <style:table-column-properties fo:break-before="auto" style:column-width="24.29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import_parc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id_parc</text:p>
          </table:table-cell>
          <table:table-cell office:value-type="string" calcext:value-type="string">
            <text:p>code_region</text:p>
          </table:table-cell>
          <table:table-cell office:value-type="string" calcext:value-type="string">
            <text:p>code_dep</text:p>
          </table:table-cell>
          <table:table-cell office:value-type="string" calcext:value-type="string">
            <text:p>nom_commune</text:p>
          </table:table-cell>
          <table:table-cell office:value-type="string" calcext:value-type="string">
            <text:p>code_insee1</text:p>
          </table:table-cell>
          <table:table-cell office:value-type="string" calcext:value-type="string">
            <text:p>code_insee2</text:p>
          </table:table-cell>
          <table:table-cell office:value-type="string" calcext:value-type="string">
            <text:p>nom_parc</text:p>
          </table:table-cell>
          <table:table-cell office:value-type="string" calcext:value-type="string">
            <text:p>statut_num</text:p>
          </table:table-cell>
          <table:table-cell office:value-type="string" calcext:value-type="string">
            <text:p>x_l2e</text:p>
          </table:table-cell>
          <table:table-cell office:value-type="string" calcext:value-type="string">
            <text:p>y_l2e</text:p>
          </table:table-cell>
          <table:table-cell office:value-type="string" calcext:value-type="string">
            <text:p>x_wgs84</text:p>
          </table:table-cell>
          <table:table-cell office:value-type="string" calcext:value-type="string">
            <text:p>y_wgs84</text:p>
          </table:table-cell>
          <table:table-cell office:value-type="string" calcext:value-type="string">
            <text:p>puiss_tot</text:p>
          </table:table-cell>
          <table:table-cell office:value-type="string" calcext:value-type="string">
            <text:p>puiss_unit</text:p>
          </table:table-cell>
          <table:table-cell office:value-type="string" calcext:value-type="string">
            <text:p>nombre_eol</text:p>
          </table:table-cell>
          <table:table-cell office:value-type="string" calcext:value-type="string">
            <text:p>raccordement</text:p>
          </table:table-cell>
          <table:table-cell office:value-type="string" calcext:value-type="string">
            <text:p>date_raccordement</text:p>
          </table:table-cell>
          <table:table-cell office:value-type="string" calcext:value-type="string">
            <text:p>id_exploitant</text:p>
          </table:table-cell>
          <table:table-cell office:value-type="string" calcext:value-type="string">
            <text:p>nom_exploitant</text:p>
          </table:table-cell>
          <table:table-cell office:value-type="string" calcext:value-type="string">
            <text:p>id_constructeur</text:p>
          </table:table-cell>
          <table:table-cell office:value-type="string" calcext:value-type="string">
            <text:p>nom_constructeur</text:p>
          </table:table-cell>
          <table:table-cell office:value-type="string" calcext:value-type="string">
            <text:p>id_propri�taire</text:p>
          </table:table-cell>
          <table:table-cell office:value-type="string" calcext:value-type="string">
            <text:p>nom_proprietaire</text:p>
          </table:table-cell>
          <table:table-cell office:value-type="string" calcext:value-type="string">
            <text:p>modele_mac</text:p>
          </table:table-cell>
          <table:table-cell table:style-name="Default" office:value-type="string" calcext:value-type="string">
            <text:p>date_mes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rotor</text:p>
          </table:table-cell>
          <table:table-cell office:value-type="string" calcext:value-type="string">
            <text:p>Estim_Productible (GWh)</text:p>
          </table:table-cell>
          <table:table-cell office:value-type="string" calcext:value-type="string">
            <text:p>hrs_operation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uguel</text:p>
          </table:table-cell>
          <table:table-cell office:value-type="float" office:value="56051" calcext:value-type="float">
            <text:p>56051</text:p>
          </table:table-cell>
          <table:table-cell/>
          <table:table-cell office:value-type="string" calcext:value-type="string">
            <text:p>Crug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3800.0000</text:p>
          </table:table-cell>
          <table:table-cell office:value-type="string" calcext:value-type="string">
            <text:p>2330500.0000</text:p>
          </table:table-cell>
          <table:table-cell/>
          <table:table-cell table:formula="of:=SUM([.M2:.M800])" office:value-type="float" office:value="7961.73" calcext:value-type="float">
            <text:p>7961,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SB00</text:p>
          </table:table-cell>
          <table:table-cell office:value-type="string" calcext:value-type="string">
            <text:p>VSB E.N.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8/201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drieu</text:p>
          </table:table-cell>
          <table:table-cell office:value-type="float" office:value="14026" calcext:value-type="float">
            <text:p>14026</text:p>
          </table:table-cell>
          <table:table-cell/>
          <table:table-cell office:value-type="string" calcext:value-type="string">
            <text:p>Les Longs Champs - Audrieu</text:p>
          </table:table-cell>
          <table:table-cell office:value-type="float" office:value="1" calcext:value-type="float">
            <text:p>1</text:p>
          </table:table-cell>
          <table:table-cell office:value-type="float" office:value="385347" calcext:value-type="float">
            <text:p>385347</text:p>
          </table:table-cell>
          <table:table-cell office:value-type="float" office:value="2470934" calcext:value-type="float">
            <text:p>2470934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nno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4/2011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 Chauss�e-sur-Marne, Dampierre-sur-Moivre</text:p>
          </table:table-cell>
          <table:table-cell office:value-type="float" office:value="51141" calcext:value-type="float">
            <text:p>51141</text:p>
          </table:table-cell>
          <table:table-cell office:value-type="float" office:value="51208" calcext:value-type="float">
            <text:p>51208</text:p>
          </table:table-cell>
          <table:table-cell office:value-type="string" calcext:value-type="string">
            <text:p>Les Champs Parents</text:p>
          </table:table-cell>
          <table:table-cell office:value-type="float" office:value="1" calcext:value-type="float">
            <text:p>1</text:p>
          </table:table-cell>
          <table:table-cell office:value-type="float" office:value="760484" calcext:value-type="float">
            <text:p>760484</text:p>
          </table:table-cell>
          <table:table-cell office:value-type="float" office:value="2428876" calcext:value-type="float">
            <text:p>2428876</text:p>
          </table:table-cell>
          <table:table-cell table:number-columns-repeated="2"/>
          <table:table-cell office:value-type="float" office:value="10.5" calcext:value-type="float">
            <text:p>10,5</text:p>
          </table:table-cell>
          <table:table-cell office:value-type="float" office:value="2.1" calcext:value-type="float">
            <text:p>2,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9/2010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int-F�lix-Lauragais</text:p>
          </table:table-cell>
          <table:table-cell office:value-type="float" office:value="31371" calcext:value-type="float">
            <text:p>31371</text:p>
          </table:table-cell>
          <table:table-cell/>
          <table:table-cell office:value-type="string" calcext:value-type="string">
            <text:p>Le B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6561.2</text:p>
          </table:table-cell>
          <table:table-cell office:value-type="string" calcext:value-type="string">
            <text:p>1830937.69</text:p>
          </table:table-cell>
          <table:table-cell table:number-columns-repeated="2"/>
          <table:table-cell office:value-type="float" office:value="10.02" calcext:value-type="float">
            <text:p>10,02</text:p>
          </table:table-cell>
          <table:table-cell office:value-type="float" office:value="1.67" calcext:value-type="float">
            <text:p>1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talia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80</text:p>
          </table:table-cell>
          <table:table-cell office:value-type="string" calcext:value-type="string">
            <text:p>01/01/2009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nrivoar�</text:p>
          </table:table-cell>
          <table:table-cell office:value-type="float" office:value="29119" calcext:value-type="float">
            <text:p>29119</text:p>
          </table:table-cell>
          <table:table-cell/>
          <table:table-cell office:value-type="string" calcext:value-type="string">
            <text:p>N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711.3000</text:p>
          </table:table-cell>
          <table:table-cell office:value-type="string" calcext:value-type="string">
            <text:p>2409120.0000</text:p>
          </table:table-cell>
          <table:table-cell table:number-columns-repeated="2"/>
          <table:table-cell office:value-type="float" office:value="2.6" calcext:value-type="float">
            <text:p>2,6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4/05/2007</text:p>
          </table:table-cell>
          <table:table-cell office:value-type="string" calcext:value-type="string">
            <text:p>JUWI0</text:p>
          </table:table-cell>
          <table:table-cell office:value-type="string" calcext:value-type="string">
            <text:p>JUWI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60</text:p>
          </table:table-cell>
          <table:table-cell office:value-type="string" calcext:value-type="string">
            <text:p>01/06/200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fons</text:p>
          </table:table-cell>
          <table:table-cell office:value-type="float" office:value="81016" calcext:value-type="float">
            <text:p>81016</text:p>
          </table:table-cell>
          <table:table-cell/>
          <table:table-cell office:value-type="string" calcext:value-type="string">
            <text:p>Sor - Arfons</text:p>
          </table:table-cell>
          <table:table-cell office:value-type="float" office:value="1" calcext:value-type="float">
            <text:p>1</text:p>
          </table:table-cell>
          <table:table-cell office:value-type="float" office:value="588844" calcext:value-type="float">
            <text:p>588844</text:p>
          </table:table-cell>
          <table:table-cell office:value-type="float" office:value="1825328" calcext:value-type="float">
            <text:p>182532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10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80</text:p>
          </table:table-cell>
          <table:table-cell office:value-type="string" calcext:value-type="string">
            <text:p>01/12/200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rtain</text:p>
          </table:table-cell>
          <table:table-cell office:value-type="float" office:value="80621" calcext:value-type="float">
            <text:p>80621</text:p>
          </table:table-cell>
          <table:table-cell/>
          <table:table-cell office:value-type="string" calcext:value-type="string">
            <text:p>MSE LA SOL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9408.0000</text:p>
          </table:table-cell>
          <table:table-cell office:value-type="string" calcext:value-type="string">
            <text:p>2535603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12/2008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ancourt</text:p>
          </table:table-cell>
          <table:table-cell office:value-type="float" office:value="62873" calcext:value-type="float">
            <text:p>62873</text:p>
          </table:table-cell>
          <table:table-cell/>
          <table:table-cell office:value-type="string" calcext:value-type="string">
            <text:p>Wancourt</text:p>
          </table:table-cell>
          <table:table-cell office:value-type="float" office:value="1" calcext:value-type="float">
            <text:p>1</text:p>
          </table:table-cell>
          <table:table-cell office:value-type="float" office:value="638097" calcext:value-type="float">
            <text:p>638097</text:p>
          </table:table-cell>
          <table:table-cell office:value-type="float" office:value="2583845" calcext:value-type="float">
            <text:p>258384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 2000</text:p>
          </table:table-cell>
          <table:table-cell office:value-type="string" calcext:value-type="string">
            <text:p>06/01/201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ttemeule</text:p>
          </table:table-cell>
          <table:table-cell office:value-type="float" office:value="80362" calcext:value-type="float">
            <text:p>80362</text:p>
          </table:table-cell>
          <table:table-cell/>
          <table:table-cell office:value-type="string" calcext:value-type="string">
            <text:p>Maisniere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8989.07</text:p>
          </table:table-cell>
          <table:table-cell office:value-type="string" calcext:value-type="string">
            <text:p>2556782.7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9/06/2006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0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NNEBROEUCQ, Audincthun</text:p>
          </table:table-cell>
          <table:table-cell office:value-type="float" office:value="62267" calcext:value-type="float">
            <text:p>62267</text:p>
          </table:table-cell>
          <table:table-cell office:value-type="float" office:value="62053" calcext:value-type="float">
            <text:p>62053</text:p>
          </table:table-cell>
          <table:table-cell office:value-type="string" calcext:value-type="string">
            <text:p>La Haute L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6585.6768</text:p>
          </table:table-cell>
          <table:table-cell office:value-type="string" calcext:value-type="string">
            <text:p>2619800.4120</text:p>
          </table:table-cell>
          <table:table-cell table:number-columns-repeated="2"/>
          <table:table-cell office:value-type="float" office:value="37.5" calcext:value-type="float">
            <text:p>37,5</text:p>
          </table:table-cell>
          <table:table-cell office:value-type="float" office:value="1.5" calcext:value-type="float">
            <text:p>1,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4/10/2004</text:p>
          </table:table-cell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1.5sl</text:p>
          </table:table-cell>
          <table:table-cell office:value-type="string" calcext:value-type="string">
            <text:p>01/10/2004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nouville</text:p>
          </table:table-cell>
          <table:table-cell office:value-type="float" office:value="14287" calcext:value-type="float">
            <text:p>14287</text:p>
          </table:table-cell>
          <table:table-cell/>
          <table:table-cell office:value-type="string" calcext:value-type="string">
            <text:p>Frenouville</text:p>
          </table:table-cell>
          <table:table-cell office:value-type="float" office:value="1" calcext:value-type="float">
            <text:p>1</text:p>
          </table:table-cell>
          <table:table-cell office:value-type="float" office:value="412333" calcext:value-type="float">
            <text:p>412333</text:p>
          </table:table-cell>
          <table:table-cell office:value-type="float" office:value="2463537" calcext:value-type="float">
            <text:p>246353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Inno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1/04/2009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uill�-les-Coteaux</text:p>
          </table:table-cell>
          <table:table-cell office:value-type="float" office:value="44134" calcext:value-type="float">
            <text:p>44134</text:p>
          </table:table-cell>
          <table:table-cell/>
          <table:table-cell office:value-type="string" calcext:value-type="string">
            <text:p>Pouill�-les-Coteaux (Les Deffas)</text:p>
          </table:table-cell>
          <table:table-cell office:value-type="float" office:value="1" calcext:value-type="float">
            <text:p>1</text:p>
          </table:table-cell>
          <table:table-cell office:value-type="float" office:value="332371" calcext:value-type="float">
            <text:p>332371</text:p>
          </table:table-cell>
          <table:table-cell office:value-type="float" office:value="2280050" calcext:value-type="float">
            <text:p>2280050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UWI0</text:p>
          </table:table-cell>
          <table:table-cell office:value-type="string" calcext:value-type="string">
            <text:p>JUW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12/2010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uscades</text:p>
          </table:table-cell>
          <table:table-cell office:value-type="float" office:value="11111" calcext:value-type="float">
            <text:p>11111</text:p>
          </table:table-cell>
          <table:table-cell/>
          <table:table-cell office:value-type="string" calcext:value-type="string">
            <text:p>Crusc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9067.0000</text:p>
          </table:table-cell>
          <table:table-cell office:value-type="string" calcext:value-type="string">
            <text:p>1800184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lliers</text:p>
          </table:table-cell>
          <table:table-cell office:value-type="float" office:value="85159" calcext:value-type="float">
            <text:p>85159</text:p>
          </table:table-cell>
          <table:table-cell/>
          <table:table-cell office:value-type="string" calcext:value-type="string">
            <text:p>Nalliers</text:p>
          </table:table-cell>
          <table:table-cell office:value-type="float" office:value="1" calcext:value-type="float">
            <text:p>1</text:p>
          </table:table-cell>
          <table:table-cell office:value-type="float" office:value="341574" calcext:value-type="float">
            <text:p>341574</text:p>
          </table:table-cell>
          <table:table-cell office:value-type="float" office:value="2168811" calcext:value-type="float">
            <text:p>2168811</text:p>
          </table:table-cell>
          <table:table-cell table:number-columns-repeated="2"/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RE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53 800</text:p>
          </table:table-cell>
          <table:table-cell office:value-type="string" calcext:value-type="string">
            <text:p>01/12/200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gney/ Richeval</text:p>
          </table:table-cell>
          <table:table-cell office:value-type="float" office:value="54230" calcext:value-type="float">
            <text:p>54230</text:p>
          </table:table-cell>
          <table:table-cell/>
          <table:table-cell office:value-type="string" calcext:value-type="string">
            <text:p>Le Haut des ailes - Le Haut de Bl�m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6608.758</text:p>
          </table:table-cell>
          <table:table-cell office:value-type="string" calcext:value-type="string">
            <text:p>2413047.9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3/2008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ommartin-Varimont, Epense</text:p>
          </table:table-cell>
          <table:table-cell office:value-type="float" office:value="51214" calcext:value-type="float">
            <text:p>51214</text:p>
          </table:table-cell>
          <table:table-cell/>
          <table:table-cell office:value-type="string" calcext:value-type="string">
            <text:p>Argo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1666.06</text:p>
          </table:table-cell>
          <table:table-cell office:value-type="string" calcext:value-type="string">
            <text:p>2445738.5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.85" calcext:value-type="float">
            <text:p>0,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8</text:p>
          </table:table-cell>
          <table:table-cell office:value-type="string" calcext:value-type="string">
            <text:p>01/06/20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mbon, Salvergues</text:p>
          </table:table-cell>
          <table:table-cell office:value-type="float" office:value="81052" calcext:value-type="float">
            <text:p>81052</text:p>
          </table:table-cell>
          <table:table-cell/>
          <table:table-cell office:value-type="string" calcext:value-type="string">
            <text:p>Haut Langued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2933.647</text:p>
          </table:table-cell>
          <table:table-cell office:value-type="string" calcext:value-type="string">
            <text:p>1853647.283</text:p>
          </table:table-cell>
          <table:table-cell office:value-type="string" calcext:value-type="string">
            <text:p>2.868333</text:p>
          </table:table-cell>
          <table:table-cell office:value-type="string" calcext:value-type="string">
            <text:p>43.683333</text:p>
          </table:table-cell>
          <table:table-cell office:value-type="float" office:value="29.9" calcext:value-type="float">
            <text:p>29,9</text:p>
          </table:table-cell>
          <table:table-cell office:value-type="float" office:value="1.3" calcext:value-type="float">
            <text:p>1,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3/07/2006</text:p>
          </table:table-cell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 62 1300</text:p>
          </table:table-cell>
          <table:table-cell office:value-type="string" calcext:value-type="string">
            <text:p>01/01/200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ONZERE</text:p>
          </table:table-cell>
          <table:table-cell office:value-type="float" office:value="26116" calcext:value-type="float">
            <text:p>26116</text:p>
          </table:table-cell>
          <table:table-cell/>
          <table:table-cell office:value-type="string" calcext:value-type="string">
            <text:p>Donz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156.1120</text:p>
          </table:table-cell>
          <table:table-cell office:value-type="string" calcext:value-type="string">
            <text:p>1941350.92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9/1999</text:p>
          </table:table-cell>
          <table:table-cell office:value-type="string" calcext:value-type="string">
            <text:p>VALEC</text:p>
          </table:table-cell>
          <table:table-cell office:value-type="string" calcext:value-type="string">
            <text:p>ValeCo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43 600</text:p>
          </table:table-cell>
          <table:table-cell office:value-type="string" calcext:value-type="string">
            <text:p>01/01/199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illers-sur-Chiers</text:p>
          </table:table-cell>
          <table:table-cell office:value-type="float" office:value="54590" calcext:value-type="float">
            <text:p>54590</text:p>
          </table:table-cell>
          <table:table-cell/>
          <table:table-cell office:value-type="string" calcext:value-type="string">
            <text:p>Longuyo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9047.97</text:p>
          </table:table-cell>
          <table:table-cell office:value-type="string" calcext:value-type="string">
            <text:p>2501877.01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olfi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 62 2300</text:p>
          </table:table-cell>
          <table:table-cell office:value-type="string" calcext:value-type="string">
            <text:p>01/01/200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tou</text:p>
          </table:table-cell>
          <table:table-cell office:value-type="float" office:value="11144" calcext:value-type="float">
            <text:p>11144</text:p>
          </table:table-cell>
          <table:table-cell/>
          <table:table-cell office:value-type="string" calcext:value-type="string">
            <text:p>Fitou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1350.0000</text:p>
          </table:table-cell>
          <table:table-cell office:value-type="string" calcext:value-type="string">
            <text:p>1766825.0000</text:p>
          </table:table-cell>
          <table:table-cell table:number-columns-repeated="2"/>
          <table:table-cell office:value-type="float" office:value="10.4" calcext:value-type="float">
            <text:p>10,4</text:p>
          </table:table-cell>
          <table:table-cell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2</text:p>
          </table:table-cell>
          <table:table-cell table:number-columns-repeated="2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60 1300</text:p>
          </table:table-cell>
          <table:table-cell office:value-type="string" calcext:value-type="string">
            <text:p>01/01/200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uron</text:p>
          </table:table-cell>
          <table:table-cell office:value-type="float" office:value="56127" calcext:value-type="float">
            <text:p>56127</text:p>
          </table:table-cell>
          <table:table-cell/>
          <table:table-cell office:value-type="string" calcext:value-type="string">
            <text:p>Eoliennes de Mau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4100.0000</text:p>
          </table:table-cell>
          <table:table-cell office:value-type="string" calcext:value-type="string">
            <text:p>2358250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11/200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ienvillers</text:p>
          </table:table-cell>
          <table:table-cell office:value-type="float" office:value="80310" calcext:value-type="float">
            <text:p>80310</text:p>
          </table:table-cell>
          <table:table-cell/>
          <table:table-cell office:value-type="string" calcext:value-type="string">
            <text:p>Longs Cham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4787.0000</text:p>
          </table:table-cell>
          <table:table-cell office:value-type="string" calcext:value-type="string">
            <text:p>2571135.0000</text:p>
          </table:table-cell>
          <table:table-cell table:number-columns-repeated="2"/>
          <table:table-cell office:value-type="float" office:value="8.35" calcext:value-type="float">
            <text:p>8,35</text:p>
          </table:table-cell>
          <table:table-cell office:value-type="float" office:value="1.67" calcext:value-type="float">
            <text:p>1,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5/03/2007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Alstom</text:p>
          </table:table-cell>
          <table:table-cell/>
          <table:table-cell office:value-type="string" calcext:value-type="string">
            <text:p>GDF SUEZ</text:p>
          </table:table-cell>
          <table:table-cell office:value-type="string" calcext:value-type="string">
            <text:p>Eco80</text:p>
          </table:table-cell>
          <table:table-cell office:value-type="string" calcext:value-type="string">
            <text:p>01/10/200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ennes sur Fraub�e</text:p>
          </table:table-cell>
          <table:table-cell office:value-type="float" office:value="53085" calcext:value-type="float">
            <text:p>53085</text:p>
          </table:table-cell>
          <table:table-cell/>
          <table:table-cell office:value-type="string" calcext:value-type="string">
            <text:p>Eoliennes de Crennes sur Fraub�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5600.0000</text:p>
          </table:table-cell>
          <table:table-cell office:value-type="string" calcext:value-type="string">
            <text:p>2379400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SB00</text:p>
          </table:table-cell>
          <table:table-cell office:value-type="string" calcext:value-type="string">
            <text:p>VSB E.N.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3/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lles-Curan</text:p>
          </table:table-cell>
          <table:table-cell office:value-type="float" office:value="12253" calcext:value-type="float">
            <text:p>12253</text:p>
          </table:table-cell>
          <table:table-cell/>
          <table:table-cell office:value-type="string" calcext:value-type="string">
            <text:p>Cabreirens</text:p>
          </table:table-cell>
          <table:table-cell office:value-type="float" office:value="1" calcext:value-type="float">
            <text:p>1</text:p>
          </table:table-cell>
          <table:table-cell office:value-type="float" office:value="629992" calcext:value-type="float">
            <text:p>629992</text:p>
          </table:table-cell>
          <table:table-cell office:value-type="float" office:value="1906389" calcext:value-type="float">
            <text:p>190638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 3000</text:p>
          </table:table-cell>
          <table:table-cell office:value-type="string" calcext:value-type="string">
            <text:p>01/01/20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oine</text:p>
          </table:table-cell>
          <table:table-cell office:value-type="float" office:value="10369" calcext:value-type="float">
            <text:p>10369</text:p>
          </table:table-cell>
          <table:table-cell/>
          <table:table-cell office:value-type="string" calcext:value-type="string">
            <text:p>Mont de Bezard 3 (Le Haut du Moul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6823.525</text:p>
          </table:table-cell>
          <table:table-cell office:value-type="string" calcext:value-type="string">
            <text:p>2408302.5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delles-Cabard�s</text:p>
          </table:table-cell>
          <table:table-cell office:value-type="float" office:value="11297" calcext:value-type="float">
            <text:p>11297</text:p>
          </table:table-cell>
          <table:table-cell/>
          <table:table-cell office:value-type="string" calcext:value-type="string">
            <text:p>Haut-Cabard�s - Prad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340.183</text:p>
          </table:table-cell>
          <table:table-cell office:value-type="string" calcext:value-type="string">
            <text:p>1820932.757</text:p>
          </table:table-cell>
          <table:table-cell office:value-type="string" calcext:value-type="string">
            <text:p>2.45166666666667</text:p>
          </table:table-cell>
          <table:table-cell office:value-type="string" calcext:value-type="string">
            <text:p>43.3905555555556</text:p>
          </table:table-cell>
          <table:table-cell office:value-type="float" office:value="10.4" calcext:value-type="float">
            <text:p>10,4</text:p>
          </table:table-cell>
          <table:table-cell office:value-type="float" office:value="1.3" calcext:value-type="float">
            <text:p>1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1.3-62</text:p>
          </table:table-cell>
          <table:table-cell office:value-type="string" calcext:value-type="string">
            <text:p>01/06/2006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rozon</text:p>
          </table:table-cell>
          <table:table-cell office:value-type="float" office:value="29042" calcext:value-type="float">
            <text:p>29042</text:p>
          </table:table-cell>
          <table:table-cell/>
          <table:table-cell office:value-type="string" calcext:value-type="string">
            <text:p>Cast (Corn Ar H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650.35</text:p>
          </table:table-cell>
          <table:table-cell office:value-type="string" calcext:value-type="string">
            <text:p>2381849.7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04/2006</text:p>
          </table:table-cell>
          <table:table-cell table:number-columns-repeated="2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80 2500</text:p>
          </table:table-cell>
          <table:table-cell office:value-type="string" calcext:value-type="string">
            <text:p>01/01/200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blaincourt Pressoir</text:p>
          </table:table-cell>
          <table:table-cell office:value-type="float" office:value="80002" calcext:value-type="float">
            <text:p>80002</text:p>
          </table:table-cell>
          <table:table-cell/>
          <table:table-cell office:value-type="string" calcext:value-type="string">
            <text:p>MSE SOLE DU MOULIN VIE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3519.0000</text:p>
          </table:table-cell>
          <table:table-cell office:value-type="string" calcext:value-type="string">
            <text:p>2539349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12/2008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int Genou</text:p>
          </table:table-cell>
          <table:table-cell office:value-type="float" office:value="36194" calcext:value-type="float">
            <text:p>36194</text:p>
          </table:table-cell>
          <table:table-cell/>
          <table:table-cell office:value-type="string" calcext:value-type="string">
            <text:p>Champ �olien des roc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4635.01</text:p>
          </table:table-cell>
          <table:table-cell office:value-type="string" calcext:value-type="string">
            <text:p>2213157.5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OLKS</text:p>
          </table:table-cell>
          <table:table-cell office:value-type="string" calcext:value-type="string">
            <text:p>Volkswin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1/200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scamps</text:p>
          </table:table-cell>
          <table:table-cell office:value-type="float" office:value="80436" calcext:value-type="float">
            <text:p>80436</text:p>
          </table:table-cell>
          <table:table-cell/>
          <table:table-cell office:value-type="string" calcext:value-type="string">
            <text:p>Hescamps</text:p>
          </table:table-cell>
          <table:table-cell office:value-type="float" office:value="1" calcext:value-type="float">
            <text:p>1</text:p>
          </table:table-cell>
          <table:table-cell office:value-type="float" office:value="566304" calcext:value-type="float">
            <text:p>566304</text:p>
          </table:table-cell>
          <table:table-cell office:value-type="float" office:value="2525872" calcext:value-type="float">
            <text:p>2525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WinWinD</text:p>
          </table:table-cell>
          <table:table-cell table:number-columns-repeated="2"/>
          <table:table-cell office:value-type="string" calcext:value-type="string">
            <text:p>WWD-1-64</text:p>
          </table:table-cell>
          <table:table-cell office:value-type="string" calcext:value-type="string">
            <text:p>01/01/200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heboville, Conteville</text:p>
          </table:table-cell>
          <table:table-cell office:value-type="float" office:value="14158" calcext:value-type="float">
            <text:p>14158</text:p>
          </table:table-cell>
          <table:table-cell/>
          <table:table-cell office:value-type="string" calcext:value-type="string">
            <text:p>Chicheboville</text:p>
          </table:table-cell>
          <table:table-cell office:value-type="float" office:value="1" calcext:value-type="float">
            <text:p>1</text:p>
          </table:table-cell>
          <table:table-cell office:value-type="float" office:value="411874" calcext:value-type="float">
            <text:p>411874</text:p>
          </table:table-cell>
          <table:table-cell office:value-type="float" office:value="2459457" calcext:value-type="float">
            <text:p>245945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6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GE 1,5sL</text:p>
          </table:table-cell>
          <table:table-cell office:value-type="string" calcext:value-type="string">
            <text:p>01/09/200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ry les mezi�res, Villiers le sec, Ribemont, Brissy Hamegicourt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Carriere Mar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1465.675</text:p>
          </table:table-cell>
          <table:table-cell office:value-type="string" calcext:value-type="string">
            <text:p>2534294.641</text:p>
          </table:table-cell>
          <table:table-cell office:value-type="string" calcext:value-type="string">
            <text:p>3.466667</text:p>
          </table:table-cell>
          <table:table-cell office:value-type="string" calcext:value-type="string">
            <text:p>49.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1/2009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ligny le Petit</text:p>
          </table:table-cell>
          <table:table-cell office:value-type="float" office:value="55331" calcext:value-type="float">
            <text:p>55331</text:p>
          </table:table-cell>
          <table:table-cell/>
          <table:table-cell office:value-type="string" calcext:value-type="string">
            <text:p>MSE LE BOUTONN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0372.0000</text:p>
          </table:table-cell>
          <table:table-cell office:value-type="string" calcext:value-type="string">
            <text:p>2410266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3/09/2005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11/200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�teau-Porcien, <text:s/>Son, Ecly, Saint Fergeux</text:p>
          </table:table-cell>
          <table:table-cell office:value-type="float" office:value="8107" calcext:value-type="float">
            <text:p>8107</text:p>
          </table:table-cell>
          <table:table-cell/>
          <table:table-cell office:value-type="string" calcext:value-type="string">
            <text:p>Les Plaines du Porc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9312.8538</text:p>
          </table:table-cell>
          <table:table-cell office:value-type="string" calcext:value-type="string">
            <text:p>2508781.04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7/2005</text:p>
          </table:table-cell>
          <table:table-cell office:value-type="string" calcext:value-type="string">
            <text:p>WPD00</text:p>
          </table:table-cell>
          <table:table-cell office:value-type="string" calcext:value-type="string">
            <text:p>WPD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5/2009</text:p>
          </table:table-cell>
          <table:table-cell office:value-type="float" office:value="84.5" calcext:value-type="float">
            <text:p>84,5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uvien</text:p>
          </table:table-cell>
          <table:table-cell office:value-type="float" office:value="29209" calcext:value-type="float">
            <text:p>29209</text:p>
          </table:table-cell>
          <table:table-cell/>
          <table:table-cell office:value-type="string" calcext:value-type="string">
            <text:p>Plouv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244.1</text:p>
          </table:table-cell>
          <table:table-cell office:value-type="string" calcext:value-type="string">
            <text:p>2414360.88</text:p>
          </table:table-cell>
          <table:table-cell table:number-columns-repeated="2"/>
          <table:table-cell office:value-type="float" office:value="10.4" calcext:value-type="float">
            <text:p>10,4</text:p>
          </table:table-cell>
          <table:table-cell office:value-type="float" office:value="1.3" calcext:value-type="float">
            <text:p>1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6/06/2007</text:p>
          </table:table-cell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62 1300</text:p>
          </table:table-cell>
          <table:table-cell office:value-type="string" calcext:value-type="string">
            <text:p>01/01/200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�autis, Auvers</text:p>
          </table:table-cell>
          <table:table-cell office:value-type="float" office:value="50298" calcext:value-type="float">
            <text:p>50298</text:p>
          </table:table-cell>
          <table:table-cell/>
          <table:table-cell office:value-type="string" calcext:value-type="string">
            <text:p>M�au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5393.63</text:p>
          </table:table-cell>
          <table:table-cell office:value-type="string" calcext:value-type="string">
            <text:p>2481811.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09/2005</text:p>
          </table:table-cell>
          <table:table-cell office:value-type="string" calcext:value-type="string">
            <text:p>SEME</text:p>
          </table:table-cell>
          <table:table-cell office:value-type="string" calcext:value-type="string">
            <text:p>SAMEOL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11/2005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ouchaupr�</text:p>
          </table:table-cell>
          <table:table-cell office:value-type="float" office:value="76310" calcext:value-type="float">
            <text:p>76310</text:p>
          </table:table-cell>
          <table:table-cell/>
          <table:table-cell office:value-type="string" calcext:value-type="string">
            <text:p>Hauts Tra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5174.05</text:p>
          </table:table-cell>
          <table:table-cell office:value-type="string" calcext:value-type="string">
            <text:p>2548055.0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6</text:p>
          </table:table-cell>
          <table:table-cell office:value-type="string" calcext:value-type="string">
            <text:p>ATALAN</text:p>
          </table:table-cell>
          <table:table-cell office:value-type="string" calcext:value-type="string">
            <text:p>Atalante Energi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8/2007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ye, La Ch�vrerie</text:p>
          </table:table-cell>
          <table:table-cell office:value-type="float" office:value="16136" calcext:value-type="float">
            <text:p>16136</text:p>
          </table:table-cell>
          <table:table-cell office:value-type="float" office:value="16098" calcext:value-type="float">
            <text:p>16098</text:p>
          </table:table-cell>
          <table:table-cell office:value-type="string" calcext:value-type="string">
            <text:p>La Fa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1120.16666667</text:p>
          </table:table-cell>
          <table:table-cell office:value-type="string" calcext:value-type="string">
            <text:p>2116950.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talia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7/2010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ncenay-Authenay</text:p>
          </table:table-cell>
          <table:table-cell office:value-type="float" office:value="27024" calcext:value-type="float">
            <text:p>27024</text:p>
          </table:table-cell>
          <table:table-cell/>
          <table:table-cell office:value-type="string" calcext:value-type="string">
            <text:p>Roman - Bland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5307.82</text:p>
          </table:table-cell>
          <table:table-cell office:value-type="string" calcext:value-type="string">
            <text:p>2429820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15/01/201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NTJOYER</text:p>
          </table:table-cell>
          <table:table-cell office:value-type="float" office:value="26203" calcext:value-type="float">
            <text:p>26203</text:p>
          </table:table-cell>
          <table:table-cell/>
          <table:table-cell office:value-type="string" calcext:value-type="string">
            <text:p>Montjo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2083.6457</text:p>
          </table:table-cell>
          <table:table-cell office:value-type="string" calcext:value-type="string">
            <text:p>1946320.2843</text:p>
          </table:table-cell>
          <table:table-cell table:number-columns-repeated="2"/>
          <table:table-cell office:value-type="float" office:value="9.75" calcext:value-type="float">
            <text:p>9,75</text:p>
          </table:table-cell>
          <table:table-cell office:value-type="float" office:value="0.75" calcext:value-type="float">
            <text:p>0,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Poweo EnR</text:p>
          </table:table-cell>
          <table:table-cell/>
          <table:table-cell office:value-type="string" calcext:value-type="string">
            <text:p>JSPM</text:p>
          </table:table-cell>
          <table:table-cell table:number-columns-repeated="2"/>
          <table:table-cell office:value-type="string" calcext:value-type="string">
            <text:p>J48</text:p>
          </table:table-cell>
          <table:table-cell office:value-type="string" calcext:value-type="string">
            <text:p>01/12/2004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des, La Chapelle-Marcousse</text:p>
          </table:table-cell>
          <table:table-cell office:value-type="float" office:value="63009" calcext:value-type="float">
            <text:p>63009</text:p>
          </table:table-cell>
          <table:table-cell office:value-type="float" office:value="63087" calcext:value-type="float">
            <text:p>63087</text:p>
          </table:table-cell>
          <table:table-cell office:value-type="string" calcext:value-type="string">
            <text:p>Le Saulzet</text:p>
          </table:table-cell>
          <table:table-cell office:value-type="float" office:value="1" calcext:value-type="float">
            <text:p>1</text:p>
          </table:table-cell>
          <table:table-cell office:value-type="float" office:value="654350" calcext:value-type="float">
            <text:p>654350</text:p>
          </table:table-cell>
          <table:table-cell office:value-type="float" office:value="2051085" calcext:value-type="float">
            <text:p>2051085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0.8" calcext:value-type="float">
            <text:p>0,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Zanni�res Eolienne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8 800</text:p>
          </table:table-cell>
          <table:table-cell office:value-type="string" calcext:value-type="string">
            <text:p>01/01/2009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ateaulin</text:p>
          </table:table-cell>
          <table:table-cell office:value-type="float" office:value="29026" calcext:value-type="float">
            <text:p>29026</text:p>
          </table:table-cell>
          <table:table-cell/>
          <table:table-cell office:value-type="string" calcext:value-type="string">
            <text:p>Chateaulin (Con Ar Hoat St Gilda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313.46</text:p>
          </table:table-cell>
          <table:table-cell office:value-type="string" calcext:value-type="string">
            <text:p>2372736.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04/2006</text:p>
          </table:table-cell>
          <table:table-cell table:number-columns-repeated="2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80 2500</text:p>
          </table:table-cell>
          <table:table-cell office:value-type="string" calcext:value-type="string">
            <text:p>01/01/200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urnoisis</text:p>
          </table:table-cell>
          <table:table-cell office:value-type="float" office:value="45326" calcext:value-type="float">
            <text:p>45326</text:p>
          </table:table-cell>
          <table:table-cell/>
          <table:table-cell office:value-type="string" calcext:value-type="string">
            <text:p>Le Bois Lo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5594.0000</text:p>
          </table:table-cell>
          <table:table-cell office:value-type="string" calcext:value-type="string">
            <text:p>2334309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12/05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VESALTES</text:p>
          </table:table-cell>
          <table:table-cell office:value-type="float" office:value="66164" calcext:value-type="float">
            <text:p>66164</text:p>
          </table:table-cell>
          <table:table-cell/>
          <table:table-cell office:value-type="string" calcext:value-type="string">
            <text:p>Rivesaltes (exp)</text:p>
          </table:table-cell>
          <table:table-cell office:value-type="float" office:value="1" calcext:value-type="float">
            <text:p>1</text:p>
          </table:table-cell>
          <table:table-cell office:value-type="float" office:value="643486" calcext:value-type="float">
            <text:p>643486</text:p>
          </table:table-cell>
          <table:table-cell office:value-type="string" calcext:value-type="string">
            <text:p>1751638.230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10</text:p>
          </table:table-cell>
          <table:table-cell table:number-columns-repeated="7"/>
          <table:table-cell office:value-type="string" calcext:value-type="string">
            <text:p>01/01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yecques</text:p>
          </table:table-cell>
          <table:table-cell office:value-type="float" office:value="62254" calcext:value-type="float">
            <text:p>62254</text:p>
          </table:table-cell>
          <table:table-cell/>
          <table:table-cell office:value-type="string" calcext:value-type="string">
            <text:p>MSE LE MONT DE PO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0454.0000</text:p>
          </table:table-cell>
          <table:table-cell office:value-type="string" calcext:value-type="string">
            <text:p>2622683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9/01/2008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4/200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rgicourt</text:p>
          </table:table-cell>
          <table:table-cell office:value-type="float" office:value="80419" calcext:value-type="float">
            <text:p>80419</text:p>
          </table:table-cell>
          <table:table-cell/>
          <table:table-cell office:value-type="string" calcext:value-type="string">
            <text:p>Hargi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2195.36</text:p>
          </table:table-cell>
          <table:table-cell office:value-type="string" calcext:value-type="string">
            <text:p>2523606.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7/2008</text:p>
          </table:table-cell>
          <table:table-cell/>
          <table:table-cell office:value-type="string" calcext:value-type="string">
            <text:p>Inno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1/200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nt-Melvez</text:p>
          </table:table-cell>
          <table:table-cell office:value-type="float" office:value="22290" calcext:value-type="float">
            <text:p>22290</text:p>
          </table:table-cell>
          <table:table-cell/>
          <table:table-cell office:value-type="string" calcext:value-type="string">
            <text:p>Keranfouler</text:p>
          </table:table-cell>
          <table:table-cell office:value-type="float" office:value="1" calcext:value-type="float">
            <text:p>1</text:p>
          </table:table-cell>
          <table:table-cell office:value-type="float" office:value="182734" calcext:value-type="float">
            <text:p>182734</text:p>
          </table:table-cell>
          <table:table-cell office:value-type="float" office:value="2399507" calcext:value-type="float">
            <text:p>2399507</text:p>
          </table:table-cell>
          <table:table-cell table:number-columns-repeated="2"/>
          <table:table-cell office:value-type="float" office:value="9.1" calcext:value-type="float">
            <text:p>9,1</text:p>
          </table:table-cell>
          <table:table-cell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 1.3</text:p>
          </table:table-cell>
          <table:table-cell office:value-type="string" calcext:value-type="string">
            <text:p>01/01/200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NGEVILLE-LES-SAINT-AVOLD</text:p>
          </table:table-cell>
          <table:table-cell office:value-type="float" office:value="57413" calcext:value-type="float">
            <text:p>57413</text:p>
          </table:table-cell>
          <table:table-cell/>
          <table:table-cell office:value-type="string" calcext:value-type="string">
            <text:p>Bambe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2682.9200</text:p>
          </table:table-cell>
          <table:table-cell office:value-type="string" calcext:value-type="string">
            <text:p>2464526.15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7/08/2007</text:p>
          </table:table-cell>
          <table:table-cell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0</text:p>
          </table:table-cell>
          <table:table-cell office:value-type="string" calcext:value-type="string">
            <text:p>01/01/200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int-Barnab�</text:p>
          </table:table-cell>
          <table:table-cell office:value-type="float" office:value="22275" calcext:value-type="float">
            <text:p>22275</text:p>
          </table:table-cell>
          <table:table-cell/>
          <table:table-cell office:value-type="string" calcext:value-type="string">
            <text:p>Beau S�j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3829.22</text:p>
          </table:table-cell>
          <table:table-cell office:value-type="string" calcext:value-type="string">
            <text:p>2360346.6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9/04/2007</text:p>
          </table:table-cell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inte-Marie</text:p>
          </table:table-cell>
          <table:table-cell office:value-type="float" office:value="35294" calcext:value-type="float">
            <text:p>35294</text:p>
          </table:table-cell>
          <table:table-cell/>
          <table:table-cell office:value-type="string" calcext:value-type="string">
            <text:p>Sainte-Marie-de-Re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4676.89</text:p>
          </table:table-cell>
          <table:table-cell office:value-type="string" calcext:value-type="string">
            <text:p>2309033.86</text:p>
          </table:table-cell>
          <table:table-cell table:number-columns-repeated="2"/>
          <table:table-cell table:number-columns-repeated="2" office:value-type="float" office:value="1.25" calcext:value-type="float">
            <text:p>1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7/02/2005</text:p>
          </table:table-cell>
          <table:table-cell/>
          <table:table-cell office:value-type="string" calcext:value-type="string">
            <text:p>Windsystem</text:p>
          </table:table-cell>
          <table:table-cell/>
          <table:table-cell office:value-type="string" calcext:value-type="string">
            <text:p>DeWind D6</text:p>
          </table:table-cell>
          <table:table-cell table:number-columns-repeated="3"/>
          <table:table-cell office:value-type="string" calcext:value-type="string">
            <text:p>01/02/2005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uvray Saint Denis, Oinville Saint Liphard</text:p>
          </table:table-cell>
          <table:table-cell office:value-type="float" office:value="28319" calcext:value-type="float">
            <text:p>28319</text:p>
          </table:table-cell>
          <table:table-cell/>
          <table:table-cell office:value-type="string" calcext:value-type="string">
            <text:p>Grand 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794.01</text:p>
          </table:table-cell>
          <table:table-cell office:value-type="string" calcext:value-type="string">
            <text:p>2364237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CAP</text:p>
          </table:table-cell>
          <table:table-cell table:style-name="ce1" office:value-type="string" calcext:value-type="string">
            <text:p>01/01/2010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0/201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ffendic</text:p>
          </table:table-cell>
          <table:table-cell office:value-type="float" office:value="35133" calcext:value-type="float">
            <text:p>35133</text:p>
          </table:table-cell>
          <table:table-cell/>
          <table:table-cell office:value-type="string" calcext:value-type="string">
            <text:p>Iffend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4855.84</text:p>
          </table:table-cell>
          <table:table-cell office:value-type="string" calcext:value-type="string">
            <text:p>2357279.8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1/07/2006</text:p>
          </table:table-cell>
          <table:table-cell/>
          <table:table-cell office:value-type="string" calcext:value-type="string">
            <text:p>Lo�c Lepage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7/200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raumont</text:p>
          </table:table-cell>
          <table:table-cell office:value-type="float" office:value="88453" calcext:value-type="float">
            <text:p>88453</text:p>
          </table:table-cell>
          <table:table-cell/>
          <table:table-cell office:value-type="string" calcext:value-type="string">
            <text:p>MSE LA SAURU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9967.0000</text:p>
          </table:table-cell>
          <table:table-cell office:value-type="string" calcext:value-type="string">
            <text:p>2386159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0/01/2009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pelle-Vallon</text:p>
          </table:table-cell>
          <table:table-cell office:value-type="float" office:value="10082" calcext:value-type="float">
            <text:p>10082</text:p>
          </table:table-cell>
          <table:table-cell/>
          <table:table-cell office:value-type="string" calcext:value-type="string">
            <text:p>Chapelle d'E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6495.53</text:p>
          </table:table-cell>
          <table:table-cell office:value-type="string" calcext:value-type="string">
            <text:p>2381186.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05/12/2005</text:p>
          </table:table-cell>
          <table:table-cell office:value-type="string" calcext:value-type="string">
            <text:p>NEOEN</text:p>
          </table:table-cell>
          <table:table-cell office:value-type="string" calcext:value-type="string">
            <text:p>Neo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3/2006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uzec-Cap-Sizun</text:p>
          </table:table-cell>
          <table:table-cell office:value-type="float" office:value="29008" calcext:value-type="float">
            <text:p>29008</text:p>
          </table:table-cell>
          <table:table-cell/>
          <table:table-cell office:value-type="string" calcext:value-type="string">
            <text:p>Beuzec-Cap-Siz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978.57</text:p>
          </table:table-cell>
          <table:table-cell office:value-type="string" calcext:value-type="string">
            <text:p>2364931.44</text:p>
          </table:table-cell>
          <table:table-cell table:number-columns-repeated="2"/>
          <table:table-cell table:number-columns-repeated="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8/10/2004</text:p>
          </table:table-cell>
          <table:table-cell table:number-columns-repeated="3"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64 1500</text:p>
          </table:table-cell>
          <table:table-cell office:value-type="string" calcext:value-type="string">
            <text:p>01/01/200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Le Moule</text:p>
          </table:table-cell>
          <table:table-cell table:number-columns-repeated="2"/>
          <table:table-cell office:value-type="string" calcext:value-type="string">
            <text:p>Le Mo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303024.17</text:p>
          </table:table-cell>
          <table:table-cell office:value-type="string" calcext:value-type="string">
            <text:p>1632898.79</text:p>
          </table:table-cell>
          <table:table-cell table:number-columns-repeated="2"/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F-SEI</text:p>
          </table:table-cell>
          <table:table-cell table:number-columns-repeated="2"/>
          <table:table-cell office:value-type="string" calcext:value-type="string">
            <text:p>Commune du Moule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</text:p>
          </table:table-cell>
          <table:table-cell office:value-type="string" calcext:value-type="string">
            <text:p>01/03/1999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�gur</text:p>
          </table:table-cell>
          <table:table-cell office:value-type="float" office:value="12266" calcext:value-type="float">
            <text:p>12266</text:p>
          </table:table-cell>
          <table:table-cell/>
          <table:table-cell office:value-type="string" calcext:value-type="string">
            <text:p>S�g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1734.98</text:p>
          </table:table-cell>
          <table:table-cell office:value-type="string" calcext:value-type="string">
            <text:p>1915993.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7/03/2007</text:p>
          </table:table-cell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5/200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ueltas</text:p>
          </table:table-cell>
          <table:table-cell office:value-type="float" office:value="56072" calcext:value-type="float">
            <text:p>56072</text:p>
          </table:table-cell>
          <table:table-cell/>
          <table:table-cell office:value-type="string" calcext:value-type="string">
            <text:p>Gueltas Noyal Ponti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643.95</text:p>
          </table:table-cell>
          <table:table-cell office:value-type="string" calcext:value-type="string">
            <text:p>2357033.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06/2005</text:p>
          </table:table-cell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D77</text:p>
          </table:table-cell>
          <table:table-cell office:value-type="string" calcext:value-type="string">
            <text:p>01/09/2005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yssenes</text:p>
          </table:table-cell>
          <table:table-cell office:value-type="float" office:value="12017" calcext:value-type="float">
            <text:p>12017</text:p>
          </table:table-cell>
          <table:table-cell/>
          <table:table-cell office:value-type="string" calcext:value-type="string">
            <text:p>Aysse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2745.1</text:p>
          </table:table-cell>
          <table:table-cell office:value-type="string" calcext:value-type="string">
            <text:p>1898052.6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/>
          <table:table-cell office:value-type="string" calcext:value-type="string">
            <text:p>Acciona</text:p>
          </table:table-cell>
          <table:table-cell table:number-columns-repeated="2"/>
          <table:table-cell office:value-type="string" calcext:value-type="string">
            <text:p>AW82</text:p>
          </table:table-cell>
          <table:table-cell office:value-type="string" calcext:value-type="string">
            <text:p>01/01/2009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uillonville, Cormainville</text:p>
          </table:table-cell>
          <table:table-cell office:value-type="float" office:value="28190" calcext:value-type="float">
            <text:p>28190</text:p>
          </table:table-cell>
          <table:table-cell office:value-type="float" office:value="28108" calcext:value-type="float">
            <text:p>28108</text:p>
          </table:table-cell>
          <table:table-cell office:value-type="string" calcext:value-type="string">
            <text:p>Guillonville-Cormainville</text:p>
          </table:table-cell>
          <table:table-cell office:value-type="float" office:value="1" calcext:value-type="float">
            <text:p>1</text:p>
          </table:table-cell>
          <table:table-cell office:value-type="float" office:value="551858" calcext:value-type="float">
            <text:p>551858</text:p>
          </table:table-cell>
          <table:table-cell office:value-type="float" office:value="2341082" calcext:value-type="float">
            <text:p>234108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VOLKS</text:p>
          </table:table-cell>
          <table:table-cell office:value-type="string" calcext:value-type="string">
            <text:p>Volkswin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11/200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oux</text:p>
          </table:table-cell>
          <table:table-cell office:value-type="float" office:value="54018" calcext:value-type="float">
            <text:p>54018</text:p>
          </table:table-cell>
          <table:table-cell/>
          <table:table-cell office:value-type="string" calcext:value-type="string">
            <text:p>MSE SAINT SAUM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8380.0000</text:p>
          </table:table-cell>
          <table:table-cell office:value-type="string" calcext:value-type="string">
            <text:p>2480787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6/10/2008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11/200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ly</text:p>
          </table:table-cell>
          <table:table-cell office:value-type="float" office:value="43006" calcext:value-type="float">
            <text:p>43006</text:p>
          </table:table-cell>
          <table:table-cell/>
          <table:table-cell office:value-type="string" calcext:value-type="string">
            <text:p>Ally-Merco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7515.819</text:p>
          </table:table-cell>
          <table:table-cell office:value-type="string" calcext:value-type="string">
            <text:p>2019972.65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5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1.5sl</text:p>
          </table:table-cell>
          <table:table-cell office:value-type="string" calcext:value-type="string">
            <text:p>01/12/200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niez</text:p>
          </table:table-cell>
          <table:table-cell office:value-type="float" office:value="36150" calcext:value-type="float">
            <text:p>36150</text:p>
          </table:table-cell>
          <table:table-cell/>
          <table:table-cell office:value-type="string" calcext:value-type="string">
            <text:p>Pieces de Vigne</text:p>
          </table:table-cell>
          <table:table-cell office:value-type="float" office:value="1" calcext:value-type="float">
            <text:p>1</text:p>
          </table:table-cell>
          <table:table-cell office:value-type="float" office:value="555365" calcext:value-type="float">
            <text:p>555365</text:p>
          </table:table-cell>
          <table:table-cell office:value-type="float" office:value="2225057" calcext:value-type="float">
            <text:p>222505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 100</text:p>
          </table:table-cell>
          <table:table-cell office:value-type="string" calcext:value-type="string">
            <text:p>01/12/20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haussee-sur-Marne</text:p>
          </table:table-cell>
          <table:table-cell office:value-type="float" office:value="51141" calcext:value-type="float">
            <text:p>51141</text:p>
          </table:table-cell>
          <table:table-cell/>
          <table:table-cell office:value-type="string" calcext:value-type="string">
            <text:p>La C�te de l'Epin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0933.82</text:p>
          </table:table-cell>
          <table:table-cell office:value-type="string" calcext:value-type="string">
            <text:p>2430794.32</text:p>
          </table:table-cell>
          <table:table-cell table:number-columns-repeated="2"/>
          <table:table-cell table:number-columns-repeated="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5/09/2002</text:p>
          </table:table-cell>
          <table:table-cell/>
          <table:table-cell office:value-type="string" calcext:value-type="string">
            <text:p>Herv� Huet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D77</text:p>
          </table:table-cell>
          <table:table-cell office:value-type="string" calcext:value-type="string">
            <text:p>01/11/2002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ron, La Tourlandry</text:p>
          </table:table-cell>
          <table:table-cell office:value-type="float" office:value="49109" calcext:value-type="float">
            <text:p>49109</text:p>
          </table:table-cell>
          <table:table-cell/>
          <table:table-cell office:value-type="string" calcext:value-type="string">
            <text:p>Les Cr�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3488.0000</text:p>
          </table:table-cell>
          <table:table-cell office:value-type="string" calcext:value-type="string">
            <text:p>2242912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FALCK</text:p>
          </table:table-cell>
          <table:table-cell office:value-type="string" calcext:value-type="string">
            <text:p>Falck Energies renouvelabl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/>
          <table:table-cell office:value-type="string" calcext:value-type="string">
            <text:p>FALCK</text:p>
          </table:table-cell>
          <table:table-cell office:value-type="string" calcext:value-type="string">
            <text:p>N90 R80</text:p>
          </table:table-cell>
          <table:table-cell office:value-type="string" calcext:value-type="string">
            <text:p>01/03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atan</text:p>
          </table:table-cell>
          <table:table-cell office:value-type="float" office:value="36150" calcext:value-type="float">
            <text:p>36150</text:p>
          </table:table-cell>
          <table:table-cell/>
          <table:table-cell office:value-type="string" calcext:value-type="string">
            <text:p>Le M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170.4</text:p>
          </table:table-cell>
          <table:table-cell office:value-type="string" calcext:value-type="string">
            <text:p>2225679.5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 100</text:p>
          </table:table-cell>
          <table:table-cell office:value-type="string" calcext:value-type="string">
            <text:p>01/12/20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THIVIERS-LE-VIEIL</text:p>
          </table:table-cell>
          <table:table-cell office:value-type="float" office:value="45253" calcext:value-type="float">
            <text:p>45253</text:p>
          </table:table-cell>
          <table:table-cell/>
          <table:table-cell office:value-type="string" calcext:value-type="string">
            <text:p>Les Trois fer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1360.3760</text:p>
          </table:table-cell>
          <table:table-cell office:value-type="string" calcext:value-type="string">
            <text:p>2354857.13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CAP</text:p>
          </table:table-cell>
          <table:table-cell table:style-name="ce1" office:value-type="string" calcext:value-type="string">
            <text:p>27/12/2007</text:p>
          </table:table-cell>
          <table:table-cell/>
          <table:table-cell office:value-type="string" calcext:value-type="string">
            <text:p>Eole45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12/2007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audeville le Haut</text:p>
          </table:table-cell>
          <table:table-cell office:value-type="float" office:value="55534" calcext:value-type="float">
            <text:p>55534</text:p>
          </table:table-cell>
          <table:table-cell/>
          <table:table-cell office:value-type="string" calcext:value-type="string">
            <text:p>MSE LA HAUTE BOR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0263.0000</text:p>
          </table:table-cell>
          <table:table-cell office:value-type="string" calcext:value-type="string">
            <text:p>2389199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11/2008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ussas</text:p>
          </table:table-cell>
          <table:table-cell office:value-type="float" office:value="26284" calcext:value-type="float">
            <text:p>26284</text:p>
          </table:table-cell>
          <table:table-cell/>
          <table:table-cell office:value-type="string" calcext:value-type="string">
            <text:p>Roussas - Gravie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7045.389</text:p>
          </table:table-cell>
          <table:table-cell office:value-type="string" calcext:value-type="string">
            <text:p>1940017.365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44.4333</text:p>
          </table:table-cell>
          <table:table-cell office:value-type="float" office:value="10.5" calcext:value-type="float">
            <text:p>10,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66 1750</text:p>
          </table:table-cell>
          <table:table-cell office:value-type="string" calcext:value-type="string">
            <text:p>01/05/200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UNKERQUE</text:p>
          </table:table-cell>
          <table:table-cell office:value-type="float" office:value="59183" calcext:value-type="float">
            <text:p>59183</text:p>
          </table:table-cell>
          <table:table-cell/>
          <table:table-cell office:value-type="string" calcext:value-type="string">
            <text:p>Mardy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4536.9200</text:p>
          </table:table-cell>
          <table:table-cell office:value-type="string" calcext:value-type="string">
            <text:p>2668358.968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3/07/2003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GE 3000</text:p>
          </table:table-cell>
          <table:table-cell office:value-type="string" calcext:value-type="string">
            <text:p>01/01/2003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ILLY-FLIBEAUCOURT</text:p>
          </table:table-cell>
          <table:table-cell office:value-type="float" office:value="80692" calcext:value-type="float">
            <text:p>80692</text:p>
          </table:table-cell>
          <table:table-cell/>
          <table:table-cell office:value-type="string" calcext:value-type="string">
            <text:p>Sailly-Flibeau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7958.6700</text:p>
          </table:table-cell>
          <table:table-cell office:value-type="string" calcext:value-type="string">
            <text:p>2575089.4000</text:p>
          </table:table-cell>
          <table:table-cell table:number-columns-repeated="2"/>
          <table:table-cell table:number-columns-repeated="2"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3"/>
          <table:table-cell office:value-type="string" calcext:value-type="string">
            <text:p>01/01/1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OUGRAS</text:p>
          </table:table-cell>
          <table:table-cell office:value-type="float" office:value="22217" calcext:value-type="float">
            <text:p>22217</text:p>
          </table:table-cell>
          <table:table-cell/>
          <table:table-cell office:value-type="string" calcext:value-type="string">
            <text:p>Ploug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3866.4725</text:p>
          </table:table-cell>
          <table:table-cell office:value-type="string" calcext:value-type="string">
            <text:p>2402649.26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0/04/2003</text:p>
          </table:table-cell>
          <table:table-cell/>
          <table:table-cell office:value-type="string" calcext:value-type="string">
            <text:p>Cadeve</text:p>
          </table:table-cell>
          <table:table-cell/>
          <table:table-cell office:value-type="string" calcext:value-type="string">
            <text:p>JSPM</text:p>
          </table:table-cell>
          <table:table-cell table:number-columns-repeated="2"/>
          <table:table-cell office:value-type="string" calcext:value-type="string">
            <text:p>J48 750</text:p>
          </table:table-cell>
          <table:table-cell office:value-type="string" calcext:value-type="string">
            <text:p>01/01/200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ulettes-sur-mer</text:p>
          </table:table-cell>
          <table:table-cell office:value-type="float" office:value="76736" calcext:value-type="float">
            <text:p>76736</text:p>
          </table:table-cell>
          <table:table-cell/>
          <table:table-cell office:value-type="string" calcext:value-type="string">
            <text:p>Veulet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4017.96</text:p>
          </table:table-cell>
          <table:table-cell office:value-type="string" calcext:value-type="string">
            <text:p>2540120.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9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ueures</text:p>
          </table:table-cell>
          <table:table-cell office:value-type="float" office:value="76334" calcext:value-type="float">
            <text:p>76334</text:p>
          </table:table-cell>
          <table:table-cell/>
          <table:table-cell office:value-type="string" calcext:value-type="string">
            <text:p>Gue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2110.0000</text:p>
          </table:table-cell>
          <table:table-cell office:value-type="string" calcext:value-type="string">
            <text:p>2540466.0000</text:p>
          </table:table-cell>
          <table:table-cell office:value-type="string" calcext:value-type="string">
            <text:p>00?58'37.3"</text:p>
          </table:table-cell>
          <table:table-cell office:value-type="string" calcext:value-type="string">
            <text:p>49?51'11.0"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3/06/2008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12/06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pelle-Vallon</text:p>
          </table:table-cell>
          <table:table-cell office:value-type="float" office:value="10082" calcext:value-type="float">
            <text:p>10082</text:p>
          </table:table-cell>
          <table:table-cell/>
          <table:table-cell office:value-type="string" calcext:value-type="string">
            <text:p>Val d'E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7397.64</text:p>
          </table:table-cell>
          <table:table-cell office:value-type="string" calcext:value-type="string">
            <text:p>2381500.9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05/12/2005</text:p>
          </table:table-cell>
          <table:table-cell office:value-type="string" calcext:value-type="string">
            <text:p>NEOEN</text:p>
          </table:table-cell>
          <table:table-cell office:value-type="string" calcext:value-type="string">
            <text:p>Neo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2/200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euil-sur-Cher</text:p>
          </table:table-cell>
          <table:table-cell office:value-type="float" office:value="41126" calcext:value-type="float">
            <text:p>41126</text:p>
          </table:table-cell>
          <table:table-cell/>
          <table:table-cell office:value-type="string" calcext:value-type="string">
            <text:p>Tour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2200.25</text:p>
          </table:table-cell>
          <table:table-cell office:value-type="string" calcext:value-type="string">
            <text:p>2251027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table:number-columns-repeated="5"/>
          <table:table-cell office:value-type="string" calcext:value-type="string">
            <text:p>01/01/2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merstroff</text:p>
          </table:table-cell>
          <table:table-cell office:value-type="float" office:value="57471" calcext:value-type="float">
            <text:p>57471</text:p>
          </table:table-cell>
          <table:table-cell/>
          <table:table-cell office:value-type="string" calcext:value-type="string">
            <text:p>Momerstroff</text:p>
          </table:table-cell>
          <table:table-cell office:value-type="float" office:value="1" calcext:value-type="float">
            <text:p>1</text:p>
          </table:table-cell>
          <table:table-cell office:value-type="float" office:value="905874" calcext:value-type="float">
            <text:p>905874</text:p>
          </table:table-cell>
          <table:table-cell office:value-type="float" office:value="2469209" calcext:value-type="float">
            <text:p>2469209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8/11/2005</text:p>
          </table:table-cell>
          <table:table-cell table:number-columns-repeated="2" office:value-type="string" calcext:value-type="string">
            <text:p>EOLEC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gny</text:p>
          </table:table-cell>
          <table:table-cell office:value-type="float" office:value="51436" calcext:value-type="float">
            <text:p>51436</text:p>
          </table:table-cell>
          <table:table-cell/>
          <table:table-cell office:value-type="string" calcext:value-type="string">
            <text:p>Le Quarnon / Le Mont Fave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9982.68</text:p>
          </table:table-cell>
          <table:table-cell office:value-type="string" calcext:value-type="string">
            <text:p>2431446.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3/11/2004</text:p>
          </table:table-cell>
          <table:table-cell/>
          <table:table-cell office:value-type="string" calcext:value-type="string">
            <text:p>Herv� Huet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int-Germain-de-Longue-Chaume</text:p>
          </table:table-cell>
          <table:table-cell office:value-type="float" office:value="79255" calcext:value-type="float">
            <text:p>79255</text:p>
          </table:table-cell>
          <table:table-cell/>
          <table:table-cell office:value-type="string" calcext:value-type="string">
            <text:p>Le Colombier/ Saint-Germain-de-Longue-Cha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5075.0300</text:p>
          </table:table-cell>
          <table:table-cell office:value-type="string" calcext:value-type="string">
            <text:p>2194395.03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8/2008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E ROCHEREAU</text:p>
          </table:table-cell>
          <table:table-cell office:value-type="float" office:value="86170" calcext:value-type="float">
            <text:p>86170</text:p>
          </table:table-cell>
          <table:table-cell/>
          <table:table-cell office:value-type="string" calcext:value-type="string">
            <text:p>LE ROCHER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1960.02</text:p>
          </table:table-cell>
          <table:table-cell office:value-type="string" calcext:value-type="string">
            <text:p>2190675.03</text:p>
          </table:table-cell>
          <table:table-cell table:number-columns-repeated="2"/>
          <table:table-cell office:value-type="float" office:value="6.68" calcext:value-type="float">
            <text:p>6,68</text:p>
          </table:table-cell>
          <table:table-cell office:value-type="float" office:value="1.67" calcext:value-type="float">
            <text:p>1,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REGIES</text:p>
          </table:table-cell>
          <table:table-cell table:style-name="ce1" office:value-type="string" calcext:value-type="string">
            <text:p>01/02/2008</text:p>
          </table:table-cell>
          <table:table-cell office:value-type="string" calcext:value-type="string">
            <text:p>SERGI</text:p>
          </table:table-cell>
          <table:table-cell office:value-type="string" calcext:value-type="string">
            <text:p>Sergies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80</text:p>
          </table:table-cell>
          <table:table-cell office:value-type="string" calcext:value-type="string">
            <text:p>01/08/2003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IEDERVISSE</text:p>
          </table:table-cell>
          <table:table-cell office:value-type="float" office:value="57507" calcext:value-type="float">
            <text:p>57507</text:p>
          </table:table-cell>
          <table:table-cell/>
          <table:table-cell office:value-type="string" calcext:value-type="string">
            <text:p>Niedervi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8907.3133</text:p>
          </table:table-cell>
          <table:table-cell office:value-type="string" calcext:value-type="string">
            <text:p>2470883.19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10/2007</text:p>
          </table:table-cell>
          <table:table-cell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0</text:p>
          </table:table-cell>
          <table:table-cell office:value-type="string" calcext:value-type="string">
            <text:p>01/01/200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ergrist</text:p>
          </table:table-cell>
          <table:table-cell office:value-type="float" office:value="56093" calcext:value-type="float">
            <text:p>56093</text:p>
          </table:table-cell>
          <table:table-cell/>
          <table:table-cell office:value-type="string" calcext:value-type="string">
            <text:p>Kergrist-St. M�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8255.49</text:p>
          </table:table-cell>
          <table:table-cell office:value-type="string" calcext:value-type="string">
            <text:p>2362908.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11/2005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1/2006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int-Aubin-sur-Aire</text:p>
          </table:table-cell>
          <table:table-cell office:value-type="float" office:value="55454" calcext:value-type="float">
            <text:p>55454</text:p>
          </table:table-cell>
          <table:table-cell/>
          <table:table-cell office:value-type="string" calcext:value-type="string">
            <text:p>Chanter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8702.88</text:p>
          </table:table-cell>
          <table:table-cell office:value-type="string" calcext:value-type="string">
            <text:p>2416596.89</text:p>
          </table:table-cell>
          <table:table-cell table:number-columns-repeated="2"/>
          <table:table-cell table:number-columns-repeated="2"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3"/>
          <table:table-cell office:value-type="string" calcext:value-type="string">
            <text:p>01/01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erville-Bray, Airan, Conde-sur-Ifs</text:p>
          </table:table-cell>
          <table:table-cell office:value-type="float" office:value="14268" calcext:value-type="float">
            <text:p>14268</text:p>
          </table:table-cell>
          <table:table-cell/>
          <table:table-cell office:value-type="string" calcext:value-type="string">
            <text:p>Fierville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5372.284</text:p>
          </table:table-cell>
          <table:table-cell office:value-type="string" calcext:value-type="string">
            <text:p>2455224.760</text:p>
          </table:table-cell>
          <table:table-cell office:value-type="string" calcext:value-type="string">
            <text:p>-0.188889</text:p>
          </table:table-cell>
          <table:table-cell office:value-type="string" calcext:value-type="string">
            <text:p>49.0683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nt-Melvez</text:p>
          </table:table-cell>
          <table:table-cell office:value-type="float" office:value="22249" calcext:value-type="float">
            <text:p>22249</text:p>
          </table:table-cell>
          <table:table-cell/>
          <table:table-cell office:value-type="string" calcext:value-type="string">
            <text:p>Go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4837.625</text:p>
          </table:table-cell>
          <table:table-cell office:value-type="string" calcext:value-type="string">
            <text:p>2400174.5</text:p>
          </table:table-cell>
          <table:table-cell table:number-columns-repeated="2"/>
          <table:table-cell office:value-type="float" office:value="10.4" calcext:value-type="float">
            <text:p>10,4</text:p>
          </table:table-cell>
          <table:table-cell office:value-type="float" office:value="1.3" calcext:value-type="float">
            <text:p>1,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1.3-62</text:p>
          </table:table-cell>
          <table:table-cell office:value-type="string" calcext:value-type="string">
            <text:p>01/01/200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tay</text:p>
          </table:table-cell>
          <table:table-cell office:value-type="float" office:value="45248" calcext:value-type="float">
            <text:p>45248</text:p>
          </table:table-cell>
          <table:table-cell/>
          <table:table-cell office:value-type="string" calcext:value-type="string">
            <text:p>Patay - Vallee des gomm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2539.74</text:p>
          </table:table-cell>
          <table:table-cell office:value-type="string" calcext:value-type="string">
            <text:p>2339166.8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2/03/2007</text:p>
          </table:table-cell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5/200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ibas</text:p>
          </table:table-cell>
          <table:table-cell office:value-type="float" office:value="80597" calcext:value-type="float">
            <text:p>80597</text:p>
          </table:table-cell>
          <table:table-cell/>
          <table:table-cell office:value-type="string" calcext:value-type="string">
            <text:p>Saucourt (Nibas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6322.05</text:p>
          </table:table-cell>
          <table:table-cell office:value-type="string" calcext:value-type="string">
            <text:p>2565174.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2/08/2005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</text:p>
          </table:table-cell>
          <table:table-cell office:value-type="string" calcext:value-type="string">
            <text:p>01/01/200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s Grandes Chapelles</text:p>
          </table:table-cell>
          <table:table-cell office:value-type="float" office:value="10166" calcext:value-type="float">
            <text:p>10166</text:p>
          </table:table-cell>
          <table:table-cell/>
          <table:table-cell office:value-type="string" calcext:value-type="string">
            <text:p>La Plaine auboise - Grandes Chap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5115.0000</text:p>
          </table:table-cell>
          <table:table-cell office:value-type="string" calcext:value-type="string">
            <text:p>2389602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4/11/2008</text:p>
          </table:table-cell>
          <table:table-cell table:number-columns-repeated="2"/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1.3</text:p>
          </table:table-cell>
          <table:table-cell office:value-type="string" calcext:value-type="string">
            <text:p>01/0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o-et-Valqui�res</text:p>
          </table:table-cell>
          <table:table-cell office:value-type="float" office:value="34093" calcext:value-type="float">
            <text:p>34093</text:p>
          </table:table-cell>
          <table:table-cell/>
          <table:table-cell office:value-type="string" calcext:value-type="string">
            <text:p>Dio-et-Valqui�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0158.91</text:p>
          </table:table-cell>
          <table:table-cell office:value-type="float" office:value="1852124" calcext:value-type="float">
            <text:p>18521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71" calcext:value-type="float">
            <text:p>1,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6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74</text:p>
          </table:table-cell>
          <table:table-cell office:value-type="string" calcext:value-type="string">
            <text:p>01/01/2006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aucourt</text:p>
          </table:table-cell>
          <table:table-cell office:value-type="float" office:value="2374" calcext:value-type="float">
            <text:p>2374</text:p>
          </table:table-cell>
          <table:table-cell/>
          <table:table-cell office:value-type="string" calcext:value-type="string">
            <text:p>Lehau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8743.0000</text:p>
          </table:table-cell>
          <table:table-cell office:value-type="string" calcext:value-type="string">
            <text:p>2549112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11/2006</text:p>
          </table:table-cell>
          <table:table-cell table:number-columns-repeated="2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3"/>
          <table:table-cell office:value-type="string" calcext:value-type="string">
            <text:p>01/01/2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Plum</text:p>
          </table:table-cell>
          <table:table-cell table:number-columns-repeated="2"/>
          <table:table-cell office:value-type="string" calcext:value-type="string">
            <text:p>Mont Negan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12454.654</text:p>
          </table:table-cell>
          <table:table-cell office:value-type="string" calcext:value-type="string">
            <text:p>15983659.942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float" office:value="0.225" calcext:value-type="float">
            <text:p>0,22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EEC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27</text:p>
          </table:table-cell>
          <table:table-cell office:value-type="string" calcext:value-type="string">
            <text:p>01/01/199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ssenneville, Embreville, Aigneville</text:p>
          </table:table-cell>
          <table:table-cell office:value-type="float" office:value="80360" calcext:value-type="float">
            <text:p>80360</text:p>
          </table:table-cell>
          <table:table-cell/>
          <table:table-cell office:value-type="string" calcext:value-type="string">
            <text:p>Chasse-Ma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4653.95</text:p>
          </table:table-cell>
          <table:table-cell office:value-type="string" calcext:value-type="string">
            <text:p>2563151.01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2/07/1905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0/201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�tomesnil</text:p>
          </table:table-cell>
          <table:table-cell office:value-type="float" office:value="60314" calcext:value-type="float">
            <text:p>60314</text:p>
          </table:table-cell>
          <table:table-cell/>
          <table:table-cell office:value-type="string" calcext:value-type="string">
            <text:p>H�tomesnil, Le Moulin D�m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8904.01</text:p>
          </table:table-cell>
          <table:table-cell office:value-type="string" calcext:value-type="string">
            <text:p>2514899.55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18/09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inas</text:p>
          </table:table-cell>
          <table:table-cell office:value-type="float" office:value="41017" calcext:value-type="float">
            <text:p>41017</text:p>
          </table:table-cell>
          <table:table-cell/>
          <table:table-cell office:value-type="string" calcext:value-type="string">
            <text:p>Vierti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3455.0000</text:p>
          </table:table-cell>
          <table:table-cell office:value-type="string" calcext:value-type="string">
            <text:p>2322989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11/05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inville, Santilly</text:p>
          </table:table-cell>
          <table:table-cell office:value-type="float" office:value="28300" calcext:value-type="float">
            <text:p>28300</text:p>
          </table:table-cell>
          <table:table-cell/>
          <table:table-cell office:value-type="string" calcext:value-type="string">
            <text:p>Voie Bl�riot 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622.0000</text:p>
          </table:table-cell>
          <table:table-cell office:value-type="string" calcext:value-type="string">
            <text:p>2352300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01/12/20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VILLIERS-SAINT-JULIEN</text:p>
          </table:table-cell>
          <table:table-cell office:value-type="float" office:value="10274" calcext:value-type="float">
            <text:p>10274</text:p>
          </table:table-cell>
          <table:table-cell/>
          <table:table-cell office:value-type="string" calcext:value-type="string">
            <text:p>Vent d'Orvilliers (Haut de Chatres)</text:p>
          </table:table-cell>
          <table:table-cell office:value-type="float" office:value="1" calcext:value-type="float">
            <text:p>1</text:p>
          </table:table-cell>
          <table:table-cell office:value-type="float" office:value="710287" calcext:value-type="float">
            <text:p>710287</text:p>
          </table:table-cell>
          <table:table-cell office:value-type="float" office:value="2383787" calcext:value-type="float">
            <text:p>238378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table:number-columns-repeated="2" office:value-type="string" calcext:value-type="string">
            <text:p>EOLEC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1/07/2010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llen</text:p>
          </table:table-cell>
          <table:table-cell office:value-type="float" office:value="14664" calcext:value-type="float">
            <text:p>14664</text:p>
          </table:table-cell>
          <table:table-cell/>
          <table:table-cell office:value-type="string" calcext:value-type="string">
            <text:p>Sal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7099.0000</text:p>
          </table:table-cell>
          <table:table-cell office:value-type="string" calcext:value-type="string">
            <text:p>2461903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9/10/2008</text:p>
          </table:table-cell>
          <table:table-cell/>
          <table:table-cell office:value-type="string" calcext:value-type="string">
            <text:p>EDF 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12/200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RCEVAUX</text:p>
          </table:table-cell>
          <table:table-cell office:value-type="float" office:value="52364" calcext:value-type="float">
            <text:p>52364</text:p>
          </table:table-cell>
          <table:table-cell/>
          <table:table-cell office:value-type="string" calcext:value-type="string">
            <text:p>Plateau de Lang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460.1883</text:p>
          </table:table-cell>
          <table:table-cell office:value-type="string" calcext:value-type="string">
            <text:p>2313527.84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1/200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lles�que-des-Corbi�res</text:p>
          </table:table-cell>
          <table:table-cell office:value-type="float" office:value="11436" calcext:value-type="float">
            <text:p>11436</text:p>
          </table:table-cell>
          <table:table-cell/>
          <table:table-cell office:value-type="string" calcext:value-type="string">
            <text:p>Villes�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2754.341</text:p>
          </table:table-cell>
          <table:table-cell office:value-type="string" calcext:value-type="string">
            <text:p>1779455.04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43.016667</text:p>
          </table:table-cell>
          <table:table-cell office:value-type="float" office:value="50.6" calcext:value-type="float">
            <text:p>50,6</text:p>
          </table:table-cell>
          <table:table-cell office:value-type="float" office:value="2.3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300</text:p>
          </table:table-cell>
          <table:table-cell office:value-type="string" calcext:value-type="string">
            <text:p>01/01/2008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vignonet Lauragais</text:p>
          </table:table-cell>
          <table:table-cell office:value-type="float" office:value="31037" calcext:value-type="float">
            <text:p>31037</text:p>
          </table:table-cell>
          <table:table-cell/>
          <table:table-cell office:value-type="string" calcext:value-type="string">
            <text:p>Avignon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6622.0000</text:p>
          </table:table-cell>
          <table:table-cell office:value-type="string" calcext:value-type="string">
            <text:p>1819154.0000</text:p>
          </table:table-cell>
          <table:table-cell table:number-columns-repeated="2"/>
          <table:table-cell office:value-type="float" office:value="4.6" calcext:value-type="float">
            <text:p>4,6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8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300</text:p>
          </table:table-cell>
          <table:table-cell office:value-type="string" calcext:value-type="string">
            <text:p>01/01/200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VESALTES</text:p>
          </table:table-cell>
          <table:table-cell office:value-type="float" office:value="66164" calcext:value-type="float">
            <text:p>66164</text:p>
          </table:table-cell>
          <table:table-cell/>
          <table:table-cell office:value-type="string" calcext:value-type="string">
            <text:p>Rivesalte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3485.8000</text:p>
          </table:table-cell>
          <table:table-cell office:value-type="string" calcext:value-type="string">
            <text:p>1751631.2300</text:p>
          </table:table-cell>
          <table:table-cell table:number-columns-repeated="2"/>
          <table:table-cell office:value-type="float" office:value="5.2" calcext:value-type="float">
            <text:p>5,2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2/02/2002</text:p>
          </table:table-cell>
          <table:table-cell office:value-type="string" calcext:value-type="string">
            <text:p>GEGEN</text:p>
          </table:table-cell>
          <table:table-cell office:value-type="string" calcext:value-type="string">
            <text:p>GEG Energies Nouvelles et Renouvelabl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60</text:p>
          </table:table-cell>
          <table:table-cell office:value-type="string" calcext:value-type="string">
            <text:p>01/06/2013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tet, St Etienne de Lugdares</text:p>
          </table:table-cell>
          <table:table-cell office:value-type="float" office:value="7018" calcext:value-type="float">
            <text:p>7018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Cham Long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3585.54</text:p>
          </table:table-cell>
          <table:table-cell office:value-type="string" calcext:value-type="string">
            <text:p>1965724.01</text:p>
          </table:table-cell>
          <table:table-cell table:number-columns-repeated="2"/>
          <table:table-cell office:value-type="float" office:value="4.6" calcext:value-type="float">
            <text:p>4,6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9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2/201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ouchy</text:p>
          </table:table-cell>
          <table:table-cell office:value-type="float" office:value="80144" calcext:value-type="float">
            <text:p>80144</text:p>
          </table:table-cell>
          <table:table-cell/>
          <table:table-cell office:value-type="string" calcext:value-type="string">
            <text:p>MSE LE CHAMP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4379.0000</text:p>
          </table:table-cell>
          <table:table-cell office:value-type="string" calcext:value-type="string">
            <text:p>2523445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4/2008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6/200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outhon Haut</text:p>
          </table:table-cell>
          <table:table-cell office:value-type="float" office:value="55575" calcext:value-type="float">
            <text:p>55575</text:p>
          </table:table-cell>
          <table:table-cell/>
          <table:table-cell office:value-type="string" calcext:value-type="string">
            <text:p>MSE LA MONJO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1726.0000</text:p>
          </table:table-cell>
          <table:table-cell office:value-type="string" calcext:value-type="string">
            <text:p>2390991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11/2008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mbonville, Cerisi�res, Rou�court</text:p>
          </table:table-cell>
          <table:table-cell office:value-type="float" office:value="52436" calcext:value-type="float">
            <text:p>52436</text:p>
          </table:table-cell>
          <table:table-cell office:value-type="float" office:value="52007" calcext:value-type="float">
            <text:p>52007</text:p>
          </table:table-cell>
          <table:table-cell office:value-type="string" calcext:value-type="string">
            <text:p>Mont Gimont</text:p>
          </table:table-cell>
          <table:table-cell office:value-type="float" office:value="1" calcext:value-type="float">
            <text:p>1</text:p>
          </table:table-cell>
          <table:table-cell office:value-type="float" office:value="802431" calcext:value-type="float">
            <text:p>802431</text:p>
          </table:table-cell>
          <table:table-cell office:value-type="float" office:value="2373999" calcext:value-type="float">
            <text:p>237399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/>
          <table:table-cell office:value-type="string" calcext:value-type="string">
            <text:p>Allianz</text:p>
          </table:table-cell>
          <table:table-cell office:value-type="string" calcext:value-type="string">
            <text:p>V90 2000</text:p>
          </table:table-cell>
          <table:table-cell office:value-type="string" calcext:value-type="string">
            <text:p>01/03/20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aint Servant sur Oust Lizio</text:p>
          </table:table-cell>
          <table:table-cell office:value-type="float" office:value="56236" calcext:value-type="float">
            <text:p>56236</text:p>
          </table:table-cell>
          <table:table-cell/>
          <table:table-cell office:value-type="string" calcext:value-type="string">
            <text:p>Saint Servant sur Oust Liz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332.6089</text:p>
          </table:table-cell>
          <table:table-cell office:value-type="string" calcext:value-type="string">
            <text:p>2332798.51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1/01/2009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gney, Repaix</text:p>
          </table:table-cell>
          <table:table-cell office:value-type="float" office:value="54271" calcext:value-type="float">
            <text:p>54271</text:p>
          </table:table-cell>
          <table:table-cell/>
          <table:table-cell office:value-type="string" calcext:value-type="string">
            <text:p>Le Haut des ailes - La Tour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9452.763</text:p>
          </table:table-cell>
          <table:table-cell office:value-type="string" calcext:value-type="string">
            <text:p>2412605.2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itry-la-Ville, Coupetz</text:p>
          </table:table-cell>
          <table:table-cell office:value-type="float" office:value="51648" calcext:value-type="float">
            <text:p>51648</text:p>
          </table:table-cell>
          <table:table-cell/>
          <table:table-cell office:value-type="string" calcext:value-type="string">
            <text:p>Quatre comm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3952.0800</text:p>
          </table:table-cell>
          <table:table-cell office:value-type="string" calcext:value-type="string">
            <text:p>2428327.45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olfi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5/200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mpfleury</text:p>
          </table:table-cell>
          <table:table-cell office:value-type="float" office:value="10075" calcext:value-type="float">
            <text:p>10075</text:p>
          </table:table-cell>
          <table:table-cell/>
          <table:table-cell office:value-type="string" calcext:value-type="string">
            <text:p>CHAMPFLE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5049.4600</text:p>
          </table:table-cell>
          <table:table-cell office:value-type="string" calcext:value-type="string">
            <text:p>2402599.96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olfi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9/20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net</text:p>
          </table:table-cell>
          <table:table-cell office:value-type="float" office:value="85020" calcext:value-type="float">
            <text:p>85020</text:p>
          </table:table-cell>
          <table:table-cell/>
          <table:table-cell office:value-type="string" calcext:value-type="string">
            <text:p>Les Champs Blan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3022.51</text:p>
          </table:table-cell>
          <table:table-cell office:value-type="string" calcext:value-type="string">
            <text:p>2155997.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01/05/2007</text:p>
          </table:table-cell>
          <table:table-cell office:value-type="string" calcext:value-type="string">
            <text:p>VOLKS</text:p>
          </table:table-cell>
          <table:table-cell office:value-type="string" calcext:value-type="string">
            <text:p>Volkswin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 2000</text:p>
          </table:table-cell>
          <table:table-cell office:value-type="string" calcext:value-type="string">
            <text:p>01/01/2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Terre de Bas</text:p>
          </table:table-cell>
          <table:table-cell table:number-columns-repeated="2"/>
          <table:table-cell office:value-type="string" calcext:value-type="string">
            <text:p>Terre de 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371187.723</text:p>
          </table:table-cell>
          <table:table-cell office:value-type="string" calcext:value-type="string">
            <text:p>1614721.045</text:p>
          </table:table-cell>
          <table:table-cell office:value-type="string" calcext:value-type="string">
            <text:p>15.50330</text:p>
          </table:table-cell>
          <table:table-cell office:value-type="string" calcext:value-type="string">
            <text:p>61.37452</text:p>
          </table:table-cell>
          <table:table-cell office:value-type="float" office:value="1.925" calcext:value-type="float">
            <text:p>1,925</text:p>
          </table:table-cell>
          <table:table-cell office:value-type="float" office:value="0.275" calcext:value-type="float">
            <text:p>0,2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2006</text:p>
          </table:table-cell>
          <table:table-cell table:number-columns-repeated="3"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 275/32</text:p>
          </table:table-cell>
          <table:table-cell office:value-type="string" calcext:value-type="string">
            <text:p>01/01/2006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uitrancourt</text:p>
          </table:table-cell>
          <table:table-cell office:value-type="float" office:value="78296" calcext:value-type="float">
            <text:p>78296</text:p>
          </table:table-cell>
          <table:table-cell/>
          <table:table-cell office:value-type="string" calcext:value-type="string">
            <text:p>Guitrancourt, Iss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9510.03</text:p>
          </table:table-cell>
          <table:table-cell office:value-type="string" calcext:value-type="string">
            <text:p>2446653.09</text:p>
          </table:table-cell>
          <table:table-cell table:number-columns-repeated="2"/>
          <table:table-cell table:number-columns-repeated="2"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number-columns-repeated="4"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60</text:p>
          </table:table-cell>
          <table:table-cell office:value-type="string" calcext:value-type="string">
            <text:p>01/01/200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remencourt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string" calcext:value-type="string">
            <text:p>Autremen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6900.0000</text:p>
          </table:table-cell>
          <table:table-cell office:value-type="string" calcext:value-type="string">
            <text:p>2523801.0000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9/05/2008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17/07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INT-ANDRE-FARIVILLERS</text:p>
          </table:table-cell>
          <table:table-cell office:value-type="float" office:value="60565" calcext:value-type="float">
            <text:p>60565</text:p>
          </table:table-cell>
          <table:table-cell/>
          <table:table-cell office:value-type="string" calcext:value-type="string">
            <text:p>Saint-Andre-Farivil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524.6350</text:p>
          </table:table-cell>
          <table:table-cell office:value-type="string" calcext:value-type="string">
            <text:p>2509894.911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7/12/2007</text:p>
          </table:table-cell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15/04/2008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�neslies</text:p>
          </table:table-cell>
          <table:table-cell office:value-type="float" office:value="80527" calcext:value-type="float">
            <text:p>80527</text:p>
          </table:table-cell>
          <table:table-cell/>
          <table:table-cell office:value-type="string" calcext:value-type="string">
            <text:p>Petit Terr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9120.0000</text:p>
          </table:table-cell>
          <table:table-cell office:value-type="string" calcext:value-type="string">
            <text:p>2563585.0000</text:p>
          </table:table-cell>
          <table:table-cell table:number-columns-repeated="2"/>
          <table:table-cell office:value-type="float" office:value="4.25" calcext:value-type="float">
            <text:p>4,25</text:p>
          </table:table-cell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30/05/2008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2 850</text:p>
          </table:table-cell>
          <table:table-cell office:value-type="string" calcext:value-type="string">
            <text:p>01/01/200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yales</text:p>
          </table:table-cell>
          <table:table-cell office:value-type="float" office:value="2563" calcext:value-type="float">
            <text:p>2563</text:p>
          </table:table-cell>
          <table:table-cell/>
          <table:table-cell office:value-type="string" calcext:value-type="string">
            <text:p>Noy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6321.99</text:p>
          </table:table-cell>
          <table:table-cell office:value-type="string" calcext:value-type="string">
            <text:p>2546207.97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OLKS</text:p>
          </table:table-cell>
          <table:table-cell office:value-type="string" calcext:value-type="string">
            <text:p>Volkswind</text:p>
          </table:table-cell>
          <table:table-cell/>
          <table:table-cell office:value-type="string" calcext:value-type="string">
            <text:p>F�hrlander</text:p>
          </table:table-cell>
          <table:table-cell/>
          <table:table-cell office:value-type="string" calcext:value-type="string">
            <text:p>BNP Paribas</text:p>
          </table:table-cell>
          <table:table-cell office:value-type="string" calcext:value-type="string">
            <text:p>FL 2500</text:p>
          </table:table-cell>
          <table:table-cell office:value-type="string" calcext:value-type="string">
            <text:p>01/09/20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rachy</text:p>
          </table:table-cell>
          <table:table-cell office:value-type="float" office:value="76136" calcext:value-type="float">
            <text:p>76136</text:p>
          </table:table-cell>
          <table:table-cell/>
          <table:table-cell office:value-type="string" calcext:value-type="string">
            <text:p>Brac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9417.4500</text:p>
          </table:table-cell>
          <table:table-cell office:value-type="string" calcext:value-type="string">
            <text:p>2536866.0000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5/09/2006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20/12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apr�e/Tr�mont</text:p>
          </table:table-cell>
          <table:table-cell office:value-type="float" office:value="61007" calcext:value-type="float">
            <text:p>61007</text:p>
          </table:table-cell>
          <table:table-cell/>
          <table:table-cell office:value-type="string" calcext:value-type="string">
            <text:p>Gapr�e/Tr�m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848.75</text:p>
          </table:table-cell>
          <table:table-cell office:value-type="string" calcext:value-type="string">
            <text:p>2427969.89</text:p>
          </table:table-cell>
          <table:table-cell table:number-columns-repeated="2"/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WinWinD</text:p>
          </table:table-cell>
          <table:table-cell table:number-columns-repeated="2"/>
          <table:table-cell office:value-type="string" calcext:value-type="string">
            <text:p>WWD-1-64</text:p>
          </table:table-cell>
          <table:table-cell office:value-type="string" calcext:value-type="string">
            <text:p>01/03/200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ROISETTE, HERLINCOURT, HAUTECLOQUE</text:p>
          </table:table-cell>
          <table:table-cell office:value-type="float" office:value="62258" calcext:value-type="float">
            <text:p>62258</text:p>
          </table:table-cell>
          <table:table-cell/>
          <table:table-cell office:value-type="string" calcext:value-type="string">
            <text:p>Ternois S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369.4760</text:p>
          </table:table-cell>
          <table:table-cell office:value-type="string" calcext:value-type="string">
            <text:p>2594095.8040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11/01/201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UGAINVILLE</text:p>
          </table:table-cell>
          <table:table-cell office:value-type="float" office:value="80119" calcext:value-type="float">
            <text:p>80119</text:p>
          </table:table-cell>
          <table:table-cell/>
          <table:table-cell office:value-type="string" calcext:value-type="string">
            <text:p>Bougain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8200.9100</text:p>
          </table:table-cell>
          <table:table-cell office:value-type="string" calcext:value-type="string">
            <text:p>2539880.53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5/09/2005</text:p>
          </table:table-cell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</text:p>
          </table:table-cell>
          <table:table-cell office:value-type="string" calcext:value-type="string">
            <text:p>07/10/2005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lelan-le-Grand</text:p>
          </table:table-cell>
          <table:table-cell office:value-type="float" office:value="35223" calcext:value-type="float">
            <text:p>35223</text:p>
          </table:table-cell>
          <table:table-cell/>
          <table:table-cell office:value-type="string" calcext:value-type="string">
            <text:p>Ple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442.0000</text:p>
          </table:table-cell>
          <table:table-cell office:value-type="string" calcext:value-type="string">
            <text:p>2344542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Broc�liandes Energies Locale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2/200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milly Wirquin</text:p>
          </table:table-cell>
          <table:table-cell office:value-type="float" office:value="62702" calcext:value-type="float">
            <text:p>62702</text:p>
          </table:table-cell>
          <table:table-cell/>
          <table:table-cell office:value-type="string" calcext:value-type="string">
            <text:p>MSE LES PRES HA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431.0000</text:p>
          </table:table-cell>
          <table:table-cell office:value-type="string" calcext:value-type="string">
            <text:p>2632077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8/2008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9/200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froy</text:p>
          </table:table-cell>
          <table:table-cell office:value-type="float" office:value="55421" calcext:value-type="float">
            <text:p>55421</text:p>
          </table:table-cell>
          <table:table-cell/>
          <table:table-cell office:value-type="string" calcext:value-type="string">
            <text:p>MSE LE HAUT DE LA VAU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0821.0000</text:p>
          </table:table-cell>
          <table:table-cell office:value-type="string" calcext:value-type="string">
            <text:p>2406713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9/11/2005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12/200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avray</text:p>
          </table:table-cell>
          <table:table-cell office:value-type="float" office:value="50197" calcext:value-type="float">
            <text:p>50197</text:p>
          </table:table-cell>
          <table:table-cell/>
          <table:table-cell office:value-type="string" calcext:value-type="string">
            <text:p>Gav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1974.0000</text:p>
          </table:table-cell>
          <table:table-cell office:value-type="string" calcext:value-type="string">
            <text:p>2439883.000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olfi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70</text:p>
          </table:table-cell>
          <table:table-cell office:value-type="string" calcext:value-type="string">
            <text:p>01/01/20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ul�on et Saint-Amand-sur-S�vre</text:p>
          </table:table-cell>
          <table:table-cell office:value-type="float" office:value="79079" calcext:value-type="float">
            <text:p>79079</text:p>
          </table:table-cell>
          <table:table-cell office:value-type="float" office:value="79235" calcext:value-type="float">
            <text:p>79235</text:p>
          </table:table-cell>
          <table:table-cell office:value-type="string" calcext:value-type="string">
            <text:p>La Grali�re (ou Maul�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4662.5200</text:p>
          </table:table-cell>
          <table:table-cell office:value-type="string" calcext:value-type="string">
            <text:p>2218032.47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7/200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NGHEM</text:p>
          </table:table-cell>
          <table:table-cell office:value-type="float" office:value="62517" calcext:value-type="float">
            <text:p>62517</text:p>
          </table:table-cell>
          <table:table-cell/>
          <table:table-cell office:value-type="string" calcext:value-type="string">
            <text:p>Ternois La M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1458.9950</text:p>
          </table:table-cell>
          <table:table-cell office:value-type="string" calcext:value-type="string">
            <text:p>2621681.5820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4/11/2010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�l-Pestivien</text:p>
          </table:table-cell>
          <table:table-cell office:value-type="float" office:value="22138" calcext:value-type="float">
            <text:p>22138</text:p>
          </table:table-cell>
          <table:table-cell/>
          <table:table-cell office:value-type="string" calcext:value-type="string">
            <text:p>Le Duigou/Ker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4814.42857143</text:p>
          </table:table-cell>
          <table:table-cell office:value-type="string" calcext:value-type="string">
            <text:p>2394537.1428571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01/2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IGNY-SAINT-FLOCHEL</text:p>
          </table:table-cell>
          <table:table-cell office:value-type="float" office:value="62514" calcext:value-type="float">
            <text:p>62514</text:p>
          </table:table-cell>
          <table:table-cell/>
          <table:table-cell office:value-type="string" calcext:value-type="string">
            <text:p>Ternois 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5099.4370</text:p>
          </table:table-cell>
          <table:table-cell office:value-type="string" calcext:value-type="string">
            <text:p>2595391.177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11/01/201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MPREMY, BONVILLERS</text:p>
          </table:table-cell>
          <table:table-cell office:value-type="float" office:value="60085" calcext:value-type="float">
            <text:p>60085</text:p>
          </table:table-cell>
          <table:table-cell/>
          <table:table-cell office:value-type="string" calcext:value-type="string">
            <text:p>Campre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663.7900</text:p>
          </table:table-cell>
          <table:table-cell office:value-type="string" calcext:value-type="string">
            <text:p>2508763.634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6/2011</text:p>
          </table:table-cell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5/201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rtosville-en-Beaumont</text:p>
          </table:table-cell>
          <table:table-cell office:value-type="float" office:value="50577" calcext:value-type="float">
            <text:p>50577</text:p>
          </table:table-cell>
          <table:table-cell/>
          <table:table-cell office:value-type="string" calcext:value-type="string">
            <text:p>Coten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9795.629</text:p>
          </table:table-cell>
          <table:table-cell office:value-type="string" calcext:value-type="string">
            <text:p>2441037.959</text:p>
          </table:table-cell>
          <table:table-cell office:value-type="string" calcext:value-type="string">
            <text:p>-1.348889</text:p>
          </table:table-cell>
          <table:table-cell office:value-type="string" calcext:value-type="string">
            <text:p>48.910556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9/06/2004</text:p>
          </table:table-cell>
          <table:table-cell office:value-type="string" calcext:value-type="string">
            <text:p>STLAU</text:p>
          </table:table-cell>
          <table:table-cell office:value-type="string" calcext:value-type="string">
            <text:p>Saint Laurent Energie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1,5 sL</text:p>
          </table:table-cell>
          <table:table-cell office:value-type="string" calcext:value-type="string">
            <text:p>01/07/2004</text:p>
          </table:table-cell>
          <table:table-cell office:value-type="float" office:value="90" calcext:value-type="float">
            <text:p>90</text:p>
          </table:table-cell>
          <table:table-cell office:value-type="float" office:value="70.5" calcext:value-type="float">
            <text:p>70,5</text:p>
          </table:table-cell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tou</text:p>
          </table:table-cell>
          <table:table-cell office:value-type="float" office:value="11144" calcext:value-type="float">
            <text:p>11144</text:p>
          </table:table-cell>
          <table:table-cell/>
          <table:table-cell office:value-type="string" calcext:value-type="string">
            <text:p>Moulins � Vent de Fitou - extension (MVF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1350.0000</text:p>
          </table:table-cell>
          <table:table-cell office:value-type="string" calcext:value-type="string">
            <text:p>1766825.0000</text:p>
          </table:table-cell>
          <table:table-cell table:number-columns-repeated="2"/>
          <table:table-cell table:number-columns-repeated="2"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3</text:p>
          </table:table-cell>
          <table:table-cell table:number-columns-repeated="2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60 1300</text:p>
          </table:table-cell>
          <table:table-cell office:value-type="string" calcext:value-type="string">
            <text:p>01/01/200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aupont</text:p>
          </table:table-cell>
          <table:table-cell office:value-type="float" office:value="56249" calcext:value-type="float">
            <text:p>56249</text:p>
          </table:table-cell>
          <table:table-cell/>
          <table:table-cell office:value-type="string" calcext:value-type="string">
            <text:p>Parc Beausol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892.04</text:p>
          </table:table-cell>
          <table:table-cell office:value-type="string" calcext:value-type="string">
            <text:p>2338663.6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1/01/2009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tot</text:p>
          </table:table-cell>
          <table:table-cell office:value-type="float" office:value="50219" calcext:value-type="float">
            <text:p>50219</text:p>
          </table:table-cell>
          <table:table-cell/>
          <table:table-cell office:value-type="string" calcext:value-type="string">
            <text:p>Echalot - Gratot</text:p>
          </table:table-cell>
          <table:table-cell office:value-type="float" office:value="1" calcext:value-type="float">
            <text:p>1</text:p>
          </table:table-cell>
          <table:table-cell office:value-type="float" office:value="320448" calcext:value-type="float">
            <text:p>320448</text:p>
          </table:table-cell>
          <table:table-cell office:value-type="float" office:value="2458718" calcext:value-type="float">
            <text:p>245871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olf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000</text:p>
          </table:table-cell>
          <table:table-cell office:value-type="string" calcext:value-type="string">
            <text:p>01/04/201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mont</text:p>
          </table:table-cell>
          <table:table-cell office:value-type="float" office:value="55446" calcext:value-type="float">
            <text:p>55446</text:p>
          </table:table-cell>
          <table:table-cell/>
          <table:table-cell office:value-type="string" calcext:value-type="string">
            <text:p>MSE HAUT DE B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7973.0000</text:p>
          </table:table-cell>
          <table:table-cell office:value-type="string" calcext:value-type="string">
            <text:p>2429963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7/07/2006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10/200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camp</text:p>
          </table:table-cell>
          <table:table-cell office:value-type="float" office:value="76259" calcext:value-type="float">
            <text:p>76259</text:p>
          </table:table-cell>
          <table:table-cell/>
          <table:table-cell office:value-type="string" calcext:value-type="string">
            <text:p>Fe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7880.838</text:p>
          </table:table-cell>
          <table:table-cell office:value-type="string" calcext:value-type="string">
            <text:p>2529923.890</text:p>
          </table:table-cell>
          <table:table-cell office:value-type="string" calcext:value-type="string">
            <text:p>0.366667</text:p>
          </table:table-cell>
          <table:table-cell office:value-type="string" calcext:value-type="string">
            <text:p>49.75</text:p>
          </table:table-cell>
          <table:table-cell office:value-type="float" office:value="4.5" calcext:value-type="float">
            <text:p>4,5</text:p>
          </table:table-cell>
          <table:table-cell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52</text:p>
          </table:table-cell>
          <table:table-cell office:value-type="string" calcext:value-type="string">
            <text:p>01/01/2006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itourps</text:p>
          </table:table-cell>
          <table:table-cell office:value-type="float" office:value="50135" calcext:value-type="float">
            <text:p>50135</text:p>
          </table:table-cell>
          <table:table-cell/>
          <table:table-cell office:value-type="string" calcext:value-type="string">
            <text:p>Clitour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2370.176</text:p>
          </table:table-cell>
          <table:table-cell office:value-type="string" calcext:value-type="string">
            <text:p>2523314.470</text:p>
          </table:table-cell>
          <table:table-cell office:value-type="string" calcext:value-type="string">
            <text:p>-1.36667</text:p>
          </table:table-cell>
          <table:table-cell office:value-type="string" calcext:value-type="string">
            <text:p>49.65</text:p>
          </table:table-cell>
          <table:table-cell office:value-type="float" office:value="3.3" calcext:value-type="float">
            <text:p>3,3</text:p>
          </table:table-cell>
          <table:table-cell office:value-type="float" office:value="0.66" calcext:value-type="float">
            <text:p>0,6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47</text:p>
          </table:table-cell>
          <table:table-cell office:value-type="string" calcext:value-type="string">
            <text:p>01/01/200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te-de-Galaure</text:p>
          </table:table-cell>
          <table:table-cell office:value-type="float" office:value="26216" calcext:value-type="float">
            <text:p>26216</text:p>
          </table:table-cell>
          <table:table-cell/>
          <table:table-cell office:value-type="string" calcext:value-type="string">
            <text:p>La Motte de Gala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1944.5</text:p>
          </table:table-cell>
          <table:table-cell office:value-type="string" calcext:value-type="string">
            <text:p>2025183.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CNR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7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let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string" calcext:value-type="string">
            <text:p>Lisle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2506.0000</text:p>
          </table:table-cell>
          <table:table-cell office:value-type="string" calcext:value-type="string">
            <text:p>2521492.0000</text:p>
          </table:table-cell>
          <table:table-cell table:number-columns-repeated="2"/>
          <table:table-cell office:value-type="float" office:value="10.85" calcext:value-type="float">
            <text:p>10,85</text:p>
          </table:table-cell>
          <table:table-cell office:value-type="float" office:value="1.808333333" calcext:value-type="float">
            <text:p>1,808333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9/05/2007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1 G52; 2 G80; 3 G90</text:p>
          </table:table-cell>
          <table:table-cell office:value-type="string" calcext:value-type="string">
            <text:p>18/12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ancheville, Dampierre-sur-Moivre</text:p>
          </table:table-cell>
          <table:table-cell office:value-type="float" office:value="51259" calcext:value-type="float">
            <text:p>51259</text:p>
          </table:table-cell>
          <table:table-cell office:value-type="float" office:value="51208" calcext:value-type="float">
            <text:p>51208</text:p>
          </table:table-cell>
          <table:table-cell office:value-type="string" calcext:value-type="string">
            <text:p>La Croix Cuitot</text:p>
          </table:table-cell>
          <table:table-cell office:value-type="float" office:value="1" calcext:value-type="float">
            <text:p>1</text:p>
          </table:table-cell>
          <table:table-cell office:value-type="float" office:value="761758" calcext:value-type="float">
            <text:p>761758</text:p>
          </table:table-cell>
          <table:table-cell office:value-type="float" office:value="2434441" calcext:value-type="float">
            <text:p>2434441</text:p>
          </table:table-cell>
          <table:table-cell table:number-columns-repeated="2"/>
          <table:table-cell office:value-type="float" office:value="14.7" calcext:value-type="float">
            <text:p>14,7</text:p>
          </table:table-cell>
          <table:table-cell office:value-type="float" office:value="2.1" calcext:value-type="float">
            <text:p>2,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15/09/2010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iols</text:p>
          </table:table-cell>
          <table:table-cell office:value-type="float" office:value="34229" calcext:value-type="float">
            <text:p>34229</text:p>
          </table:table-cell>
          <table:table-cell/>
          <table:table-cell office:value-type="string" calcext:value-type="string">
            <text:p>La Ro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8768.031</text:p>
          </table:table-cell>
          <table:table-cell office:value-type="string" calcext:value-type="string">
            <text:p>1830532.669</text:p>
          </table:table-cell>
          <table:table-cell office:value-type="string" calcext:value-type="string">
            <text:p>2.815</text:p>
          </table:table-cell>
          <table:table-cell office:value-type="string" calcext:value-type="string">
            <text:p>43.47583</text:p>
          </table:table-cell>
          <table:table-cell office:value-type="float" office:value="3.6" calcext:value-type="float">
            <text:p>3,6</text:p>
          </table:table-cell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52 900</text:p>
          </table:table-cell>
          <table:table-cell office:value-type="string" calcext:value-type="string">
            <text:p>01/01/200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telnau-Pegayrols</text:p>
          </table:table-cell>
          <table:table-cell office:value-type="float" office:value="12062" calcext:value-type="float">
            <text:p>12062</text:p>
          </table:table-cell>
          <table:table-cell/>
          <table:table-cell office:value-type="string" calcext:value-type="string">
            <text:p>Castelnau-Pegayr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4280.9798</text:p>
          </table:table-cell>
          <table:table-cell office:value-type="string" calcext:value-type="string">
            <text:p>1906346.9891</text:p>
          </table:table-cell>
          <table:table-cell table:number-columns-repeated="2"/>
          <table:table-cell office:value-type="float" office:value="29.9" calcext:value-type="float">
            <text:p>29,9</text:p>
          </table:table-cell>
          <table:table-cell office:value-type="float" office:value="2.3" calcext:value-type="float">
            <text:p>2,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NEOEN</text:p>
          </table:table-cell>
          <table:table-cell office:value-type="string" calcext:value-type="string">
            <text:p>Neo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4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z�vet, Guiler-sur-Goyen, Mahalon</text:p>
          </table:table-cell>
          <table:table-cell office:value-type="float" office:value="29215" calcext:value-type="float">
            <text:p>29215</text:p>
          </table:table-cell>
          <table:table-cell office:value-type="float" office:value="29143" calcext:value-type="float">
            <text:p>29143</text:p>
          </table:table-cell>
          <table:table-cell office:value-type="string" calcext:value-type="string">
            <text:p>Keriga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000.0000</text:p>
          </table:table-cell>
          <table:table-cell office:value-type="string" calcext:value-type="string">
            <text:p>2356000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2/04/2007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Acciona</text:p>
          </table:table-cell>
          <table:table-cell table:number-columns-repeated="2"/>
          <table:table-cell office:value-type="string" calcext:value-type="string">
            <text:p>AW77 1500</text:p>
          </table:table-cell>
          <table:table-cell office:value-type="string" calcext:value-type="string">
            <text:p>01/08/2007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oulay-Moselle</text:p>
          </table:table-cell>
          <table:table-cell office:value-type="float" office:value="57097" calcext:value-type="float">
            <text:p>57097</text:p>
          </table:table-cell>
          <table:table-cell/>
          <table:table-cell office:value-type="string" calcext:value-type="string">
            <text:p>We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4902.03</text:p>
          </table:table-cell>
          <table:table-cell office:value-type="string" calcext:value-type="string">
            <text:p>2473720.9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0/08/2007</text:p>
          </table:table-cell>
          <table:table-cell/>
          <table:table-cell office:value-type="string" calcext:value-type="string">
            <text:p>Borea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arcelle-Secqueville et Conteville</text:p>
          </table:table-cell>
          <table:table-cell office:value-type="float" office:value="14294" calcext:value-type="float">
            <text:p>14294</text:p>
          </table:table-cell>
          <table:table-cell/>
          <table:table-cell office:value-type="string" calcext:value-type="string">
            <text:p>Garcelles Secque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0000.0000</text:p>
          </table:table-cell>
          <table:table-cell office:value-type="string" calcext:value-type="string">
            <text:p>2458000.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INTER</text:p>
          </table:table-cell>
          <table:table-cell office:value-type="string" calcext:value-type="string">
            <text:p>Inter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0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ESMAUX</text:p>
          </table:table-cell>
          <table:table-cell office:value-type="float" office:value="80611" calcext:value-type="float">
            <text:p>80611</text:p>
          </table:table-cell>
          <table:table-cell/>
          <table:table-cell office:value-type="string" calcext:value-type="string">
            <text:p>Oresm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3710.4710</text:p>
          </table:table-cell>
          <table:table-cell office:value-type="string" calcext:value-type="string">
            <text:p>2530632.32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4/03/2007</text:p>
          </table:table-cell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10/06/200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ulien</text:p>
          </table:table-cell>
          <table:table-cell office:value-type="float" office:value="29063" calcext:value-type="float">
            <text:p>29063</text:p>
          </table:table-cell>
          <table:table-cell/>
          <table:table-cell office:value-type="string" calcext:value-type="string">
            <text:p>Goul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565.73375</text:p>
          </table:table-cell>
          <table:table-cell office:value-type="string" calcext:value-type="string">
            <text:p>2363305.223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03/2000</text:p>
          </table:table-cell>
          <table:table-cell/>
          <table:table-cell office:value-type="string" calcext:value-type="string">
            <text:p>Poweo EnR</text:p>
          </table:table-cell>
          <table:table-cell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48 750</text:p>
          </table:table-cell>
          <table:table-cell office:value-type="string" calcext:value-type="string">
            <text:p>01/01/200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rnay-Saint-Martin</text:p>
          </table:table-cell>
          <table:table-cell office:value-type="float" office:value="17043" calcext:value-type="float">
            <text:p>17043</text:p>
          </table:table-cell>
          <table:table-cell/>
          <table:table-cell office:value-type="string" calcext:value-type="string">
            <text:p>Bernay-Saint-Mar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373.2</text:p>
          </table:table-cell>
          <table:table-cell office:value-type="string" calcext:value-type="string">
            <text:p>2122643.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Sorgenia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D77</text:p>
          </table:table-cell>
          <table:table-cell office:value-type="string" calcext:value-type="string">
            <text:p>01/04/200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oche-Charles-la-Mayrand</text:p>
          </table:table-cell>
          <table:table-cell office:value-type="float" office:value="63303" calcext:value-type="float">
            <text:p>63303</text:p>
          </table:table-cell>
          <table:table-cell/>
          <table:table-cell office:value-type="string" calcext:value-type="string">
            <text:p>La May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3362.5200</text:p>
          </table:table-cell>
          <table:table-cell office:value-type="string" calcext:value-type="string">
            <text:p>2070455.0400</text:p>
          </table:table-cell>
          <table:table-cell table:number-columns-repeated="2"/>
          <table:table-cell office:value-type="float" office:value="14.4" calcext:value-type="float">
            <text:p>14,4</text:p>
          </table:table-cell>
          <table:table-cell office:value-type="float" office:value="0.8" calcext:value-type="float">
            <text:p>0,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olf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/>
          <table:table-cell office:value-type="string" calcext:value-type="string">
            <text:p>Energies Asset Management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01/05/2009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emeheuc</text:p>
          </table:table-cell>
          <table:table-cell office:value-type="float" office:value="35342" calcext:value-type="float">
            <text:p>35342</text:p>
          </table:table-cell>
          <table:table-cell/>
          <table:table-cell office:value-type="string" calcext:value-type="string">
            <text:p>Tremehe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1150.0000</text:p>
          </table:table-cell>
          <table:table-cell office:value-type="string" calcext:value-type="string">
            <text:p>2390300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SB00</text:p>
          </table:table-cell>
          <table:table-cell office:value-type="string" calcext:value-type="string">
            <text:p>VSB E.N.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6/200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yssenet</text:p>
          </table:table-cell>
          <table:table-cell office:value-type="float" office:value="7092" calcext:value-type="float">
            <text:p>7092</text:p>
          </table:table-cell>
          <table:table-cell/>
          <table:table-cell office:value-type="string" calcext:value-type="string">
            <text:p>Freysse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5600.987</text:p>
          </table:table-cell>
          <table:table-cell office:value-type="string" calcext:value-type="string">
            <text:p>1965585.750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4.66888888888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 2000</text:p>
          </table:table-cell>
          <table:table-cell office:value-type="string" calcext:value-type="string">
            <text:p>01/07/200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oubers-sur-Canche</text:p>
          </table:table-cell>
          <table:table-cell office:value-type="float" office:value="62158" calcext:value-type="float">
            <text:p>62158</text:p>
          </table:table-cell>
          <table:table-cell/>
          <table:table-cell office:value-type="string" calcext:value-type="string">
            <text:p>Campag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3000.0000</text:p>
          </table:table-cell>
          <table:table-cell office:value-type="string" calcext:value-type="string">
            <text:p>2590000.0000</text:p>
          </table:table-cell>
          <table:table-cell table:number-columns-repeated="2"/>
          <table:table-cell office:value-type="float" office:value="8.35" calcext:value-type="float">
            <text:p>8,35</text:p>
          </table:table-cell>
          <table:table-cell office:value-type="float" office:value="1.67" calcext:value-type="float">
            <text:p>1,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9/02/2009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80</text:p>
          </table:table-cell>
          <table:table-cell office:value-type="string" calcext:value-type="string">
            <text:p>01/06/200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urlu</text:p>
          </table:table-cell>
          <table:table-cell office:value-type="float" office:value="80601" calcext:value-type="float">
            <text:p>80601</text:p>
          </table:table-cell>
          <table:table-cell/>
          <table:table-cell office:value-type="string" calcext:value-type="string">
            <text:p>Nur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8837.368</text:p>
          </table:table-cell>
          <table:table-cell office:value-type="string" calcext:value-type="string">
            <text:p>2556196.581</text:p>
          </table:table-cell>
          <table:table-cell office:value-type="string" calcext:value-type="string">
            <text:p>3.01667</text:p>
          </table:table-cell>
          <table:table-cell office:value-type="string" calcext:value-type="string">
            <text:p>50.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1/2011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AINT-PIERRE-BENOUVILLE</text:p>
          </table:table-cell>
          <table:table-cell office:value-type="float" office:value="76632" calcext:value-type="float">
            <text:p>76632</text:p>
          </table:table-cell>
          <table:table-cell/>
          <table:table-cell office:value-type="string" calcext:value-type="string">
            <text:p>Les Marettes</text:p>
          </table:table-cell>
          <table:table-cell office:value-type="float" office:value="1" calcext:value-type="float">
            <text:p>1</text:p>
          </table:table-cell>
          <table:table-cell office:value-type="float" office:value="502403" calcext:value-type="float">
            <text:p>502403</text:p>
          </table:table-cell>
          <table:table-cell office:value-type="float" office:value="2528227" calcext:value-type="float">
            <text:p>2528227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4/01/2010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80</text:p>
          </table:table-cell>
          <table:table-cell office:value-type="string" calcext:value-type="string">
            <text:p>14/04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nt-de-Salars</text:p>
          </table:table-cell>
          <table:table-cell office:value-type="float" office:value="12185" calcext:value-type="float">
            <text:p>12185</text:p>
          </table:table-cell>
          <table:table-cell/>
          <table:table-cell office:value-type="string" calcext:value-type="string">
            <text:p>Pont-de-Sa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1697.61</text:p>
          </table:table-cell>
          <table:table-cell office:value-type="string" calcext:value-type="string">
            <text:p>1920321.6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 2000</text:p>
          </table:table-cell>
          <table:table-cell office:value-type="string" calcext:value-type="string">
            <text:p>01/01/200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 Gaillarde</text:p>
          </table:table-cell>
          <table:table-cell office:value-type="float" office:value="76294" calcext:value-type="float">
            <text:p>76294</text:p>
          </table:table-cell>
          <table:table-cell/>
          <table:table-cell office:value-type="string" calcext:value-type="string">
            <text:p>La Gaillarde - La Plaine du Mou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2640.0000</text:p>
          </table:table-cell>
          <table:table-cell office:value-type="string" calcext:value-type="string">
            <text:p>2539344.0000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6/11/2007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18/12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yt-les-Belvoir, Valonne, Solemont, Feule</text:p>
          </table:table-cell>
          <table:table-cell office:value-type="float" office:value="25583" calcext:value-type="float">
            <text:p>25583</text:p>
          </table:table-cell>
          <table:table-cell/>
          <table:table-cell office:value-type="string" calcext:value-type="string">
            <text:p>Lom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6565.185</text:p>
          </table:table-cell>
          <table:table-cell office:value-type="string" calcext:value-type="string">
            <text:p>2253639.521</text:p>
          </table:table-cell>
          <table:table-cell office:value-type="string" calcext:value-type="string">
            <text:p>6.38546</text:p>
          </table:table-cell>
          <table:table-cell office:value-type="string" calcext:value-type="string">
            <text:p>47.2114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onnet, Houdelaincourt</text:p>
          </table:table-cell>
          <table:table-cell office:value-type="float" office:value="55059" calcext:value-type="float">
            <text:p>55059</text:p>
          </table:table-cell>
          <table:table-cell/>
          <table:table-cell office:value-type="string" calcext:value-type="string">
            <text:p>Trois Sour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5563.061</text:p>
          </table:table-cell>
          <table:table-cell office:value-type="string" calcext:value-type="string">
            <text:p>2373093.386</text:p>
          </table:table-cell>
          <table:table-cell office:value-type="string" calcext:value-type="string">
            <text:p>5.24316</text:p>
          </table:table-cell>
          <table:table-cell office:value-type="string" calcext:value-type="string">
            <text:p>48.3209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nergy Power resourc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3"/>
          <table:table-cell office:value-type="string" calcext:value-type="string">
            <text:p>01/10/2007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UVILLE-LA-CHENARD</text:p>
          </table:table-cell>
          <table:table-cell office:value-type="float" office:value="28215" calcext:value-type="float">
            <text:p>28215</text:p>
          </table:table-cell>
          <table:table-cell/>
          <table:table-cell office:value-type="string" calcext:value-type="string">
            <text:p>Evits et Josephat (Louville-la-Chenar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8895.9797</text:p>
          </table:table-cell>
          <table:table-cell office:value-type="string" calcext:value-type="string">
            <text:p>2370807.96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1/20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cales, Conilhac-Corbi�res</text:p>
          </table:table-cell>
          <table:table-cell office:value-type="float" office:value="11126" calcext:value-type="float">
            <text:p>11126</text:p>
          </table:table-cell>
          <table:table-cell/>
          <table:table-cell office:value-type="string" calcext:value-type="string">
            <text:p>Escale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0864.2310</text:p>
          </table:table-cell>
          <table:table-cell office:value-type="string" calcext:value-type="string">
            <text:p>1800737.7970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float" office:value="0.75" calcext:value-type="float">
            <text:p>0,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Poweo EnR</text:p>
          </table:table-cell>
          <table:table-cell/>
          <table:table-cell office:value-type="string" calcext:value-type="string">
            <text:p>JSPM</text:p>
          </table:table-cell>
          <table:table-cell/>
          <table:table-cell office:value-type="string" calcext:value-type="string">
            <text:p>AlpiQ</text:p>
          </table:table-cell>
          <table:table-cell office:value-type="string" calcext:value-type="string">
            <text:p>J48 750</text:p>
          </table:table-cell>
          <table:table-cell office:value-type="string" calcext:value-type="string">
            <text:p>01/04/200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ezeques</text:p>
          </table:table-cell>
          <table:table-cell office:value-type="float" office:value="62453" calcext:value-type="float">
            <text:p>62453</text:p>
          </table:table-cell>
          <table:table-cell/>
          <table:table-cell office:value-type="string" calcext:value-type="string">
            <text:p>SEPE Mont Heze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9571.5000</text:p>
          </table:table-cell>
          <table:table-cell office:value-type="string" calcext:value-type="string">
            <text:p>2615582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5/02/2008</text:p>
          </table:table-cell>
          <table:table-cell table:number-columns-repeated="2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01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umens, Mont�gut-Lauragais</text:p>
          </table:table-cell>
          <table:table-cell office:value-type="float" office:value="31463" calcext:value-type="float">
            <text:p>31463</text:p>
          </table:table-cell>
          <table:table-cell office:value-type="float" office:value="31371" calcext:value-type="float">
            <text:p>31371</text:p>
          </table:table-cell>
          <table:table-cell office:value-type="string" calcext:value-type="string">
            <text:p>La 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7318.72</text:p>
          </table:table-cell>
          <table:table-cell office:value-type="string" calcext:value-type="string">
            <text:p>1829484.63</text:p>
          </table:table-cell>
          <table:table-cell table:number-columns-repeated="2"/>
          <table:table-cell office:value-type="float" office:value="8.4" calcext:value-type="float">
            <text:p>8,4</text:p>
          </table:table-cell>
          <table:table-cell office:value-type="float" office:value="1.68" calcext:value-type="float">
            <text:p>1,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talia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80</text:p>
          </table:table-cell>
          <table:table-cell office:value-type="string" calcext:value-type="string">
            <text:p>01/01/2009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urel</text:p>
          </table:table-cell>
          <table:table-cell office:value-type="float" office:value="22033" calcext:value-type="float">
            <text:p>22033</text:p>
          </table:table-cell>
          <table:table-cell/>
          <table:table-cell office:value-type="string" calcext:value-type="string">
            <text:p>Corlay</text:p>
          </table:table-cell>
          <table:table-cell office:value-type="float" office:value="1" calcext:value-type="float">
            <text:p>1</text:p>
          </table:table-cell>
          <table:table-cell office:value-type="float" office:value="200849" calcext:value-type="float">
            <text:p>200849</text:p>
          </table:table-cell>
          <table:table-cell office:value-type="float" office:value="2371083" calcext:value-type="float">
            <text:p>2371083</text:p>
          </table:table-cell>
          <table:table-cell table:number-columns-repeated="2"/>
          <table:table-cell office:value-type="float" office:value="4.25" calcext:value-type="float">
            <text:p>4,25</text:p>
          </table:table-cell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01/01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Saint Fran�ois</text:p>
          </table:table-cell>
          <table:table-cell table:number-columns-repeated="2"/>
          <table:table-cell office:value-type="string" calcext:value-type="string">
            <text:p>Fonds Cara�b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304274.478</text:p>
          </table:table-cell>
          <table:table-cell office:value-type="string" calcext:value-type="string">
            <text:p>1618896.479</text:p>
          </table:table-cell>
          <table:table-cell office:value-type="string" calcext:value-type="string">
            <text:p>16.15526</text:p>
          </table:table-cell>
          <table:table-cell office:value-type="string" calcext:value-type="string">
            <text:p>61.13434</text:p>
          </table:table-cell>
          <table:table-cell office:value-type="float" office:value="4.4" calcext:value-type="float">
            <text:p>4,4</text:p>
          </table:table-cell>
          <table:table-cell office:value-type="float" office:value="0.22" calcext:value-type="float">
            <text:p>0,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2004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26</text:p>
          </table:table-cell>
          <table:table-cell office:value-type="string" calcext:value-type="string">
            <text:p>01/01/2004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nneval</text:p>
          </table:table-cell>
          <table:table-cell office:value-type="float" office:value="28051" calcext:value-type="float">
            <text:p>28051</text:p>
          </table:table-cell>
          <table:table-cell/>
          <table:table-cell office:value-type="string" calcext:value-type="string">
            <text:p>Parc de Bonn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736.556</text:p>
          </table:table-cell>
          <table:table-cell office:value-type="string" calcext:value-type="string">
            <text:p>2356294.704</text:p>
          </table:table-cell>
          <table:table-cell office:value-type="string" calcext:value-type="string">
            <text:p>1.241754142</text:p>
          </table:table-cell>
          <table:table-cell office:value-type="string" calcext:value-type="string">
            <text:p>48.1207364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0/05/2006</text:p>
          </table:table-cell>
          <table:table-cell table:number-columns-repeated="2" office:value-type="string" calcext:value-type="string">
            <text:p>ZEPHYR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 2000</text:p>
          </table:table-cell>
          <table:table-cell office:value-type="string" calcext:value-type="string">
            <text:p>01/01/200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oulay-Moselle</text:p>
          </table:table-cell>
          <table:table-cell office:value-type="float" office:value="57097" calcext:value-type="float">
            <text:p>57097</text:p>
          </table:table-cell>
          <table:table-cell/>
          <table:table-cell office:value-type="string" calcext:value-type="string">
            <text:p>Buchf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4977.42</text:p>
          </table:table-cell>
          <table:table-cell office:value-type="string" calcext:value-type="string">
            <text:p>2471618.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0/08/2007</text:p>
          </table:table-cell>
          <table:table-cell/>
          <table:table-cell office:value-type="string" calcext:value-type="string">
            <text:p>Iberdrola Renovabl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erminon - Velye</text:p>
          </table:table-cell>
          <table:table-cell office:value-type="float" office:value="51268" calcext:value-type="float">
            <text:p>51268</text:p>
          </table:table-cell>
          <table:table-cell/>
          <table:table-cell office:value-type="string" calcext:value-type="string">
            <text:p>Mont Payard / Germinon - Vel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6075.3696</text:p>
          </table:table-cell>
          <table:table-cell office:value-type="string" calcext:value-type="string">
            <text:p>2434386.709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.5" calcext:value-type="float">
            <text:p>2,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100</text:p>
          </table:table-cell>
          <table:table-cell office:value-type="string" calcext:value-type="string">
            <text:p>18/01/20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6" calcext:value-type="float">
            <text:p>22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hus</text:p>
          </table:table-cell>
          <table:table-cell office:value-type="float" office:value="60365" calcext:value-type="float">
            <text:p>60365</text:p>
          </table:table-cell>
          <table:table-cell/>
          <table:table-cell office:value-type="string" calcext:value-type="string">
            <text:p>Lih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8421.45</text:p>
          </table:table-cell>
          <table:table-cell office:value-type="string" calcext:value-type="string">
            <text:p>2512031.47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SB00</text:p>
          </table:table-cell>
          <table:table-cell office:value-type="string" calcext:value-type="string">
            <text:p>VSB E.N.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27/09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astel-Nouvel, Rieutort-de-Randon-Servieres</text:p>
          </table:table-cell>
          <table:table-cell office:value-type="float" office:value="48042" calcext:value-type="float">
            <text:p>48042</text:p>
          </table:table-cell>
          <table:table-cell/>
          <table:table-cell office:value-type="string" calcext:value-type="string">
            <text:p>Lou Paou 2</text:p>
          </table:table-cell>
          <table:table-cell office:value-type="float" office:value="1" calcext:value-type="float">
            <text:p>1</text:p>
          </table:table-cell>
          <table:table-cell office:value-type="float" office:value="692400" calcext:value-type="float">
            <text:p>692400</text:p>
          </table:table-cell>
          <table:table-cell office:value-type="string" calcext:value-type="string">
            <text:p>1951662.825</text:p>
          </table:table-cell>
          <table:table-cell office:value-type="string" calcext:value-type="string">
            <text:p>3.5025</text:p>
          </table:table-cell>
          <table:table-cell office:value-type="string" calcext:value-type="string">
            <text:p>44.55972222222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1/200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aint-Cyr-en-Pail</text:p>
          </table:table-cell>
          <table:table-cell office:value-type="float" office:value="53208" calcext:value-type="float">
            <text:p>53208</text:p>
          </table:table-cell>
          <table:table-cell/>
          <table:table-cell office:value-type="string" calcext:value-type="string">
            <text:p>Les Hautes Touches</text:p>
          </table:table-cell>
          <table:table-cell office:value-type="float" office:value="1" calcext:value-type="float">
            <text:p>1</text:p>
          </table:table-cell>
          <table:table-cell office:value-type="float" office:value="409689" calcext:value-type="float">
            <text:p>409689</text:p>
          </table:table-cell>
          <table:table-cell office:value-type="float" office:value="2383780" calcext:value-type="float">
            <text:p>23837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UWI0</text:p>
          </table:table-cell>
          <table:table-cell office:value-type="string" calcext:value-type="string">
            <text:p>JUW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0/2009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nd-Fougeray</text:p>
          </table:table-cell>
          <table:table-cell office:value-type="float" office:value="35124" calcext:value-type="float">
            <text:p>35124</text:p>
          </table:table-cell>
          <table:table-cell/>
          <table:table-cell office:value-type="string" calcext:value-type="string">
            <text:p>Grand-Fouge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4759.53</text:p>
          </table:table-cell>
          <table:table-cell office:value-type="string" calcext:value-type="string">
            <text:p>2309814.75</text:p>
          </table:table-cell>
          <table:table-cell table:number-columns-repeated="2"/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30/06/2006</text:p>
          </table:table-cell>
          <table:table-cell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WinWinD</text:p>
          </table:table-cell>
          <table:table-cell table:number-columns-repeated="2"/>
          <table:table-cell office:value-type="string" calcext:value-type="string">
            <text:p>WWD-1-64</text:p>
          </table:table-cell>
          <table:table-cell office:value-type="string" calcext:value-type="string">
            <text:p>01/01/200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�sanger, Pouill�-les-C�teaux</text:p>
          </table:table-cell>
          <table:table-cell office:value-type="float" office:value="44096" calcext:value-type="float">
            <text:p>44096</text:p>
          </table:table-cell>
          <table:table-cell/>
          <table:table-cell office:value-type="string" calcext:value-type="string">
            <text:p>Ferme �olienne Mesanger</text:p>
          </table:table-cell>
          <table:table-cell office:value-type="float" office:value="1" calcext:value-type="float">
            <text:p>1</text:p>
          </table:table-cell>
          <table:table-cell office:value-type="float" office:value="333444" calcext:value-type="float">
            <text:p>333444</text:p>
          </table:table-cell>
          <table:table-cell office:value-type="float" office:value="2279162" calcext:value-type="float">
            <text:p>2279162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-E4</text:p>
          </table:table-cell>
          <table:table-cell office:value-type="string" calcext:value-type="string">
            <text:p>01/12/201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erville-Bray, Airan, Cond�-sur-Ifs</text:p>
          </table:table-cell>
          <table:table-cell office:value-type="float" office:value="14268" calcext:value-type="float">
            <text:p>14268</text:p>
          </table:table-cell>
          <table:table-cell/>
          <table:table-cell office:value-type="string" calcext:value-type="string">
            <text:p>Fiervill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5372.284</text:p>
          </table:table-cell>
          <table:table-cell office:value-type="string" calcext:value-type="string">
            <text:p>2455224.760</text:p>
          </table:table-cell>
          <table:table-cell office:value-type="string" calcext:value-type="string">
            <text:p>-0.188889</text:p>
          </table:table-cell>
          <table:table-cell office:value-type="string" calcext:value-type="string">
            <text:p>49.0683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ENCQ</text:p>
          </table:table-cell>
          <table:table-cell office:value-type="float" office:value="62354" calcext:value-type="float">
            <text:p>62354</text:p>
          </table:table-cell>
          <table:table-cell/>
          <table:table-cell office:value-type="string" calcext:value-type="string">
            <text:p>Parc Eolien Du Mont H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6184.7100</text:p>
          </table:table-cell>
          <table:table-cell office:value-type="string" calcext:value-type="string">
            <text:p>2619374.53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7/06/2006</text:p>
          </table:table-cell>
          <table:table-cell/>
          <table:table-cell office:value-type="string" calcext:value-type="string">
            <text:p>Escofi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1.5sL</text:p>
          </table:table-cell>
          <table:table-cell office:value-type="string" calcext:value-type="string">
            <text:p>01/11/2006</text:p>
          </table:table-cell>
          <table:table-cell office:value-type="float" office:value="60" calcext:value-type="float">
            <text:p>60</text:p>
          </table:table-cell>
          <table:table-cell office:value-type="float" office:value="70.5" calcext:value-type="float">
            <text:p>70,5</text:p>
          </table:table-cell>
          <table:table-cell office:value-type="float" office:value="22" calcext:value-type="float">
            <text:p>2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erville-Bray, Airan, Cond�-sur-Ifs</text:p>
          </table:table-cell>
          <table:table-cell office:value-type="float" office:value="14268" calcext:value-type="float">
            <text:p>14268</text:p>
          </table:table-cell>
          <table:table-cell/>
          <table:table-cell office:value-type="string" calcext:value-type="string">
            <text:p>Fiervill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5372.284</text:p>
          </table:table-cell>
          <table:table-cell office:value-type="string" calcext:value-type="string">
            <text:p>2455224.760</text:p>
          </table:table-cell>
          <table:table-cell office:value-type="string" calcext:value-type="string">
            <text:p>-0.188889</text:p>
          </table:table-cell>
          <table:table-cell office:value-type="string" calcext:value-type="string">
            <text:p>49.0683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leugriffet</text:p>
          </table:table-cell>
          <table:table-cell office:value-type="float" office:value="56160" calcext:value-type="float">
            <text:p>56160</text:p>
          </table:table-cell>
          <table:table-cell/>
          <table:table-cell office:value-type="string" calcext:value-type="string">
            <text:p>Eoliennes de Pleugrif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400.0000</text:p>
          </table:table-cell>
          <table:table-cell office:value-type="string" calcext:value-type="string">
            <text:p>2346750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KUO0</text:p>
          </table:table-cell>
          <table:table-cell office:value-type="string" calcext:value-type="string">
            <text:p>Akuo Energy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1/20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astel-Nouvel, Rieutort-de-Randon-Servieres</text:p>
          </table:table-cell>
          <table:table-cell office:value-type="float" office:value="48042" calcext:value-type="float">
            <text:p>48042</text:p>
          </table:table-cell>
          <table:table-cell/>
          <table:table-cell office:value-type="string" calcext:value-type="string">
            <text:p>Lou Paou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2687.457</text:p>
          </table:table-cell>
          <table:table-cell office:value-type="string" calcext:value-type="string">
            <text:p>1951662.825</text:p>
          </table:table-cell>
          <table:table-cell office:value-type="string" calcext:value-type="string">
            <text:p>3.5025</text:p>
          </table:table-cell>
          <table:table-cell office:value-type="string" calcext:value-type="string">
            <text:p>44.55972222222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1/200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Mont Dore</text:p>
          </table:table-cell>
          <table:table-cell table:number-columns-repeated="2"/>
          <table:table-cell office:value-type="string" calcext:value-type="string">
            <text:p>Touo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12853.479</text:p>
          </table:table-cell>
          <table:table-cell office:value-type="string" calcext:value-type="string">
            <text:p>15939129.059</text:p>
          </table:table-cell>
          <table:table-cell office:value-type="string" calcext:value-type="string">
            <text:p>22.16833</text:p>
          </table:table-cell>
          <table:table-cell office:value-type="string" calcext:value-type="string">
            <text:p>166.432898</text:p>
          </table:table-cell>
          <table:table-cell office:value-type="float" office:value="4.95" calcext:value-type="float">
            <text:p>4,95</text:p>
          </table:table-cell>
          <table:table-cell office:value-type="float" office:value="0.275" calcext:value-type="float">
            <text:p>0,2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EC</text:p>
          </table:table-cell>
          <table:table-cell table:style-name="ce1" office:value-type="string" calcext:value-type="string">
            <text:p>01/01/2009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 275</text:p>
          </table:table-cell>
          <table:table-cell office:value-type="string" calcext:value-type="string">
            <text:p>01/01/20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int-Martin-des-Besaces</text:p>
          </table:table-cell>
          <table:table-cell office:value-type="float" office:value="14629" calcext:value-type="float">
            <text:p>14629</text:p>
          </table:table-cell>
          <table:table-cell/>
          <table:table-cell office:value-type="string" calcext:value-type="string">
            <text:p>Saint-Martin-des-Besa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6830.062</text:p>
          </table:table-cell>
          <table:table-cell office:value-type="string" calcext:value-type="string">
            <text:p>2451236.488</text:p>
          </table:table-cell>
          <table:table-cell office:value-type="string" calcext:value-type="string">
            <text:p>-0.85</text:p>
          </table:table-cell>
          <table:table-cell office:value-type="string" calcext:value-type="string">
            <text:p>49.01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4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Marne</text:p>
          </table:table-cell>
          <table:table-cell office:value-type="float" office:value="44090" calcext:value-type="float">
            <text:p>44090</text:p>
          </table:table-cell>
          <table:table-cell/>
          <table:table-cell office:value-type="string" calcext:value-type="string">
            <text:p>La Marne</text:p>
          </table:table-cell>
          <table:table-cell office:value-type="float" office:value="1" calcext:value-type="float">
            <text:p>1</text:p>
          </table:table-cell>
          <table:table-cell office:value-type="float" office:value="293053" calcext:value-type="float">
            <text:p>293053</text:p>
          </table:table-cell>
          <table:table-cell office:value-type="string" calcext:value-type="string">
            <text:p>2229291.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10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5/2010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ampierre, Poinson-les-Nogent, Vitry-les-Nogent</text:p>
          </table:table-cell>
          <table:table-cell office:value-type="float" office:value="52163" calcext:value-type="float">
            <text:p>52163</text:p>
          </table:table-cell>
          <table:table-cell/>
          <table:table-cell office:value-type="string" calcext:value-type="string">
            <text:p>Haut de Conge</text:p>
          </table:table-cell>
          <table:table-cell office:value-type="float" office:value="1" calcext:value-type="float">
            <text:p>1</text:p>
          </table:table-cell>
          <table:table-cell office:value-type="float" office:value="826238" calcext:value-type="float">
            <text:p>826238</text:p>
          </table:table-cell>
          <table:table-cell office:value-type="float" office:value="2335292" calcext:value-type="float">
            <text:p>233529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 2000</text:p>
          </table:table-cell>
          <table:table-cell office:value-type="string" calcext:value-type="string">
            <text:p>02/08/201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cquerel</text:p>
          </table:table-cell>
          <table:table-cell office:value-type="float" office:value="80200" calcext:value-type="float">
            <text:p>80200</text:p>
          </table:table-cell>
          <table:table-cell/>
          <table:table-cell office:value-type="string" calcext:value-type="string">
            <text:p>Le Moulin de Froid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1185.0000</text:p>
          </table:table-cell>
          <table:table-cell office:value-type="string" calcext:value-type="string">
            <text:p>2562490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2/10/2007</text:p>
          </table:table-cell>
          <table:table-cell/>
          <table:table-cell office:value-type="string" calcext:value-type="string">
            <text:p>Theolia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12/2007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INT-MARTIN DE CRAU</text:p>
          </table:table-cell>
          <table:table-cell office:value-type="float" office:value="13097" calcext:value-type="float">
            <text:p>13097</text:p>
          </table:table-cell>
          <table:table-cell/>
          <table:table-cell office:value-type="string" calcext:value-type="string">
            <text:p>Mas de Leuze - Le Mas Lau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6325.6422</text:p>
          </table:table-cell>
          <table:table-cell office:value-type="string" calcext:value-type="string">
            <text:p>1849727.2556</text:p>
          </table:table-cell>
          <table:table-cell table:number-columns-repeated="2"/>
          <table:table-cell office:value-type="float" office:value="7.65" calcext:value-type="float">
            <text:p>7,65</text:p>
          </table:table-cell>
          <table:table-cell office:value-type="float" office:value="0.85" calcext:value-type="float">
            <text:p>0,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4/2008</text:p>
          </table:table-cell>
          <table:table-cell/>
          <table:table-cell office:value-type="string" calcext:value-type="string">
            <text:p>IWB Energi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8 800</text:p>
          </table:table-cell>
          <table:table-cell office:value-type="string" calcext:value-type="string">
            <text:p>01/01/200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bigny, Soulangy, St Pierre de Canivet</text:p>
          </table:table-cell>
          <table:table-cell office:value-type="float" office:value="14025" calcext:value-type="float">
            <text:p>14025</text:p>
          </table:table-cell>
          <table:table-cell/>
          <table:table-cell office:value-type="string" calcext:value-type="string">
            <text:p>Les Sabl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4381.0000</text:p>
          </table:table-cell>
          <table:table-cell office:value-type="string" calcext:value-type="string">
            <text:p>2439971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3/12/2006</text:p>
          </table:table-cell>
          <table:table-cell/>
          <table:table-cell office:value-type="string" calcext:value-type="string">
            <text:p>Theolia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5/200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La D�sirade</text:p>
          </table:table-cell>
          <table:table-cell table:number-columns-repeated="2"/>
          <table:table-cell office:value-type="string" calcext:value-type="string">
            <text:p>D�sirad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282242.857</text:p>
          </table:table-cell>
          <table:table-cell office:value-type="string" calcext:value-type="string">
            <text:p>1605367.899</text:p>
          </table:table-cell>
          <table:table-cell office:value-type="string" calcext:value-type="string">
            <text:p>16.3043</text:p>
          </table:table-cell>
          <table:table-cell office:value-type="string" calcext:value-type="string">
            <text:p>61.0744</text:p>
          </table:table-cell>
          <table:table-cell office:value-type="float" office:value="1.65" calcext:value-type="float">
            <text:p>1,65</text:p>
          </table:table-cell>
          <table:table-cell office:value-type="float" office:value="0.275" calcext:value-type="float">
            <text:p>0,2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2009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</text:p>
          </table:table-cell>
          <table:table-cell office:value-type="string" calcext:value-type="string">
            <text:p>01/01/2009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snay-l'Ev�que, Neuvy-en Beauce, Levesville-la-Chenard, Baudreville, Gouillons, <text:s/>Vierville</text:p>
          </table:table-cell>
          <table:table-cell office:value-type="float" office:value="28408" calcext:value-type="float">
            <text:p>28408</text:p>
          </table:table-cell>
          <table:table-cell/>
          <table:table-cell office:value-type="string" calcext:value-type="string">
            <text:p>Chemin d'Ab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4554.100</text:p>
          </table:table-cell>
          <table:table-cell office:value-type="string" calcext:value-type="string">
            <text:p>2368943.539</text:p>
          </table:table-cell>
          <table:table-cell office:value-type="string" calcext:value-type="string">
            <text:p>1.85869</text:p>
          </table:table-cell>
          <table:table-cell office:value-type="string" calcext:value-type="string">
            <text:p>48.318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11/2008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Mont Dore</text:p>
          </table:table-cell>
          <table:table-cell table:number-columns-repeated="2"/>
          <table:table-cell office:value-type="string" calcext:value-type="string">
            <text:p>Prony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15151.367</text:p>
          </table:table-cell>
          <table:table-cell office:value-type="string" calcext:value-type="string">
            <text:p>15945142.325</text:p>
          </table:table-cell>
          <table:table-cell office:value-type="string" calcext:value-type="string">
            <text:p>22.19156</text:p>
          </table:table-cell>
          <table:table-cell office:value-type="string" calcext:value-type="string">
            <text:p>166.453429</text:p>
          </table:table-cell>
          <table:table-cell office:value-type="float" office:value="5.5" calcext:value-type="float">
            <text:p>5,5</text:p>
          </table:table-cell>
          <table:table-cell office:value-type="float" office:value="0.275" calcext:value-type="float">
            <text:p>0,2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EC</text:p>
          </table:table-cell>
          <table:table-cell table:style-name="ce1" office:value-type="string" calcext:value-type="string">
            <text:p>01/01/2007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26</text:p>
          </table:table-cell>
          <table:table-cell office:value-type="string" calcext:value-type="string">
            <text:p>01/01/2007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vigny</text:p>
          </table:table-cell>
          <table:table-cell office:value-type="float" office:value="10194" calcext:value-type="float">
            <text:p>10194</text:p>
          </table:table-cell>
          <table:table-cell/>
          <table:table-cell office:value-type="string" calcext:value-type="string">
            <text:p>Levig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5773.9700</text:p>
          </table:table-cell>
          <table:table-cell office:value-type="string" calcext:value-type="string">
            <text:p>2369301.5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8</text:p>
          </table:table-cell>
          <table:table-cell/>
          <table:table-cell office:value-type="string" calcext:value-type="string">
            <text:p>Eolfi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/>
          <table:table-cell office:value-type="string" calcext:value-type="string">
            <text:p>Energies Asset Management</text:p>
          </table:table-cell>
          <table:table-cell office:value-type="string" calcext:value-type="string">
            <text:p>MM92</text:p>
          </table:table-cell>
          <table:table-cell office:value-type="string" calcext:value-type="string">
            <text:p>01/01/200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y-sur-Marne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string" calcext:value-type="string">
            <text:p>La Picot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1478.0000</text:p>
          </table:table-cell>
          <table:table-cell office:value-type="string" calcext:value-type="string">
            <text:p>2447036.000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7/04/2009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/>
          <table:table-cell office:value-type="string" calcext:value-type="string">
            <text:p>GDF SUEZ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01/01/20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arre</text:p>
          </table:table-cell>
          <table:table-cell office:value-type="float" office:value="81023" calcext:value-type="float">
            <text:p>81023</text:p>
          </table:table-cell>
          <table:table-cell/>
          <table:table-cell office:value-type="string" calcext:value-type="string">
            <text:p>Puech de Camb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0105.988</text:p>
          </table:table-cell>
          <table:table-cell office:value-type="string" calcext:value-type="string">
            <text:p>1859457.6854444</text:p>
          </table:table-cell>
          <table:table-cell table:number-columns-repeated="2"/>
          <table:table-cell office:value-type="float" office:value="11.7" calcext:value-type="float">
            <text:p>11,7</text:p>
          </table:table-cell>
          <table:table-cell office:value-type="float" office:value="1.3" calcext:value-type="float">
            <text:p>1,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8/02/2007</text:p>
          </table:table-cell>
          <table:table-cell office:value-type="string" calcext:value-type="string">
            <text:p>VALEC</text:p>
          </table:table-cell>
          <table:table-cell office:value-type="string" calcext:value-type="string">
            <text:p>ValeCo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62</text:p>
          </table:table-cell>
          <table:table-cell office:value-type="string" calcext:value-type="string">
            <text:p>01/09/2006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urat-sur-V�bre</text:p>
          </table:table-cell>
          <table:table-cell office:value-type="float" office:value="81192" calcext:value-type="float">
            <text:p>81192</text:p>
          </table:table-cell>
          <table:table-cell/>
          <table:table-cell office:value-type="string" calcext:value-type="string">
            <text:p>Mu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3260.801</text:p>
          </table:table-cell>
          <table:table-cell office:value-type="string" calcext:value-type="string">
            <text:p>1851454.057</text:p>
          </table:table-cell>
          <table:table-cell office:value-type="string" calcext:value-type="string">
            <text:p>2.8722</text:p>
          </table:table-cell>
          <table:table-cell office:value-type="string" calcext:value-type="string">
            <text:p>43.6636</text:p>
          </table:table-cell>
          <table:table-cell office:value-type="float" office:value="11.7" calcext:value-type="float">
            <text:p>11,7</text:p>
          </table:table-cell>
          <table:table-cell office:value-type="float" office:value="1.3" calcext:value-type="float">
            <text:p>1,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1.3-62</text:p>
          </table:table-cell>
          <table:table-cell office:value-type="string" calcext:value-type="string">
            <text:p>01/01/200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mbernon</text:p>
          </table:table-cell>
          <table:table-cell office:value-type="float" office:value="50092" calcext:value-type="float">
            <text:p>50092</text:p>
          </table:table-cell>
          <table:table-cell/>
          <table:table-cell office:value-type="string" calcext:value-type="string">
            <text:p>Eoliennes de Camber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9930.0000</text:p>
          </table:table-cell>
          <table:table-cell office:value-type="string" calcext:value-type="string">
            <text:p>2461500.0000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SB00</text:p>
          </table:table-cell>
          <table:table-cell office:value-type="string" calcext:value-type="string">
            <text:p>VSB E.N.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10/200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lles�que-des-Corbi�res</text:p>
          </table:table-cell>
          <table:table-cell office:value-type="float" office:value="11436" calcext:value-type="float">
            <text:p>11436</text:p>
          </table:table-cell>
          <table:table-cell/>
          <table:table-cell office:value-type="string" calcext:value-type="string">
            <text:p>Coulou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3853.96</text:p>
          </table:table-cell>
          <table:table-cell office:value-type="string" calcext:value-type="string">
            <text:p>1780938.04</text:p>
          </table:table-cell>
          <table:table-cell table:number-columns-repeated="2"/>
          <table:table-cell office:value-type="float" office:value="4.6" calcext:value-type="float">
            <text:p>4,6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Quadra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3/2008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tilly</text:p>
          </table:table-cell>
          <table:table-cell office:value-type="float" office:value="28367" calcext:value-type="float">
            <text:p>28367</text:p>
          </table:table-cell>
          <table:table-cell/>
          <table:table-cell office:value-type="string" calcext:value-type="string">
            <text:p>Le Champ Besn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7115.0000</text:p>
          </table:table-cell>
          <table:table-cell office:value-type="string" calcext:value-type="string">
            <text:p>2348383.0000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PEE</text:p>
          </table:table-cell>
          <table:table-cell office:value-type="string" calcext:value-type="string">
            <text:p>JP Energies Environnemen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18/12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ux-les-Mouzon</text:p>
          </table:table-cell>
          <table:table-cell office:value-type="float" office:value="8466" calcext:value-type="float">
            <text:p>8466</text:p>
          </table:table-cell>
          <table:table-cell/>
          <table:table-cell office:value-type="string" calcext:value-type="string">
            <text:p>Le Champ aux Roches</text:p>
          </table:table-cell>
          <table:table-cell office:value-type="float" office:value="1" calcext:value-type="float">
            <text:p>1</text:p>
          </table:table-cell>
          <table:table-cell office:value-type="float" office:value="801609" calcext:value-type="float">
            <text:p>801609</text:p>
          </table:table-cell>
          <table:table-cell office:value-type="float" office:value="2514750" calcext:value-type="float">
            <text:p>2514750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UWI0</text:p>
          </table:table-cell>
          <table:table-cell office:value-type="string" calcext:value-type="string">
            <text:p>JUW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10/2008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urcelles- sur-Aire</text:p>
          </table:table-cell>
          <table:table-cell office:value-type="float" office:value="55075" calcext:value-type="float">
            <text:p>55075</text:p>
          </table:table-cell>
          <table:table-cell/>
          <table:table-cell office:value-type="string" calcext:value-type="string">
            <text:p>Courc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7760.86</text:p>
          </table:table-cell>
          <table:table-cell office:value-type="string" calcext:value-type="string">
            <text:p>2400542.21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/>
          <table:table-cell office:value-type="string" calcext:value-type="string">
            <text:p>EDF EN</text:p>
          </table:table-cell>
          <table:table-cell office:value-type="string" calcext:value-type="string">
            <text:p>N90</text:p>
          </table:table-cell>
          <table:table-cell office:value-type="string" calcext:value-type="string">
            <text:p>01/12/200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iquelon</text:p>
          </table:table-cell>
          <table:table-cell table:number-columns-repeated="2"/>
          <table:table-cell office:value-type="string" calcext:value-type="string">
            <text:p>Mique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53223.900</text:p>
          </table:table-cell>
          <table:table-cell office:value-type="string" calcext:value-type="string">
            <text:p>3824107.473</text:p>
          </table:table-cell>
          <table:table-cell office:value-type="string" calcext:value-type="string">
            <text:p>47.71140</text:p>
          </table:table-cell>
          <table:table-cell office:value-type="string" calcext:value-type="string">
            <text:p>56.233168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2000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15</text:p>
          </table:table-cell>
          <table:table-cell office:value-type="string" calcext:value-type="string">
            <text:p>01/12/1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�vian</text:p>
          </table:table-cell>
          <table:table-cell office:value-type="float" office:value="11264" calcext:value-type="float">
            <text:p>11264</text:p>
          </table:table-cell>
          <table:table-cell/>
          <table:table-cell office:value-type="string" calcext:value-type="string">
            <text:p>N�vian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6000.0000</text:p>
          </table:table-cell>
          <table:table-cell office:value-type="string" calcext:value-type="string">
            <text:p>1800000.0000</text:p>
          </table:table-cell>
          <table:table-cell table:number-columns-repeated="2"/>
          <table:table-cell office:value-type="float" office:value="15.3" calcext:value-type="float">
            <text:p>15,3</text:p>
          </table:table-cell>
          <table:table-cell office:value-type="float" office:value="0.85" calcext:value-type="float">
            <text:p>0,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5/2005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2 850</text:p>
          </table:table-cell>
          <table:table-cell office:value-type="string" calcext:value-type="string">
            <text:p>01/01/200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melas</text:p>
          </table:table-cell>
          <table:table-cell office:value-type="float" office:value="34016" calcext:value-type="float">
            <text:p>34016</text:p>
          </table:table-cell>
          <table:table-cell/>
          <table:table-cell office:value-type="string" calcext:value-type="string">
            <text:p>Aumelas Con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6181.200</text:p>
          </table:table-cell>
          <table:table-cell office:value-type="string" calcext:value-type="string">
            <text:p>1841902.500</text:p>
          </table:table-cell>
          <table:table-cell office:value-type="string" calcext:value-type="string">
            <text:p>3.64916666666667</text:p>
          </table:table-cell>
          <table:table-cell office:value-type="string" calcext:value-type="string">
            <text:p>43.57111111111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70 2000</text:p>
          </table:table-cell>
          <table:table-cell office:value-type="string" calcext:value-type="string">
            <text:p>01/01/20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snes-Tilloloy, Saint-Maxent, Doudelainville</text:p>
          </table:table-cell>
          <table:table-cell office:value-type="float" office:value="80354" calcext:value-type="float">
            <text:p>80354</text:p>
          </table:table-cell>
          <table:table-cell/>
          <table:table-cell office:value-type="string" calcext:value-type="string">
            <text:p>Longue E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8146.212</text:p>
          </table:table-cell>
          <table:table-cell office:value-type="string" calcext:value-type="string">
            <text:p>2555770.045</text:p>
          </table:table-cell>
          <table:table-cell office:value-type="string" calcext:value-type="string">
            <text:p>1.75361111</text:p>
          </table:table-cell>
          <table:table-cell office:value-type="string" calcext:value-type="string">
            <text:p>49.996666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7/12/2005</text:p>
          </table:table-cell>
          <table:table-cell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upia</text:p>
          </table:table-cell>
          <table:table-cell office:value-type="float" office:value="34190" calcext:value-type="float">
            <text:p>34190</text:p>
          </table:table-cell>
          <table:table-cell/>
          <table:table-cell office:value-type="string" calcext:value-type="string">
            <text:p>Ou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7174.291</text:p>
          </table:table-cell>
          <table:table-cell office:value-type="string" calcext:value-type="string">
            <text:p>1810555.824</text:p>
          </table:table-cell>
          <table:table-cell office:value-type="string" calcext:value-type="string">
            <text:p>2.7939</text:p>
          </table:table-cell>
          <table:table-cell office:value-type="string" calcext:value-type="string">
            <text:p>43.2964</text:p>
          </table:table-cell>
          <table:table-cell office:value-type="float" office:value="8.1" calcext:value-type="float">
            <text:p>8,1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52 900</text:p>
          </table:table-cell>
          <table:table-cell office:value-type="string" calcext:value-type="string">
            <text:p>01/01/200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nneval, Neuvy-en-Dunois</text:p>
          </table:table-cell>
          <table:table-cell office:value-type="float" office:value="28051" calcext:value-type="float">
            <text:p>28051</text:p>
          </table:table-cell>
          <table:table-cell/>
          <table:table-cell office:value-type="string" calcext:value-type="string">
            <text:p>Canton de Bonne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9384.97</text:p>
          </table:table-cell>
          <table:table-cell office:value-type="string" calcext:value-type="string">
            <text:p>2353659.9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9/200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rem-sur-Mer</text:p>
          </table:table-cell>
          <table:table-cell office:value-type="float" office:value="85243" calcext:value-type="float">
            <text:p>85243</text:p>
          </table:table-cell>
          <table:table-cell/>
          <table:table-cell office:value-type="string" calcext:value-type="string">
            <text:p>La Nissandi�re /Brem sur 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4000.0000</text:p>
          </table:table-cell>
          <table:table-cell office:value-type="string" calcext:value-type="string">
            <text:p>2189000.0000</text:p>
          </table:table-cell>
          <table:table-cell table:number-columns-repeated="2"/>
          <table:table-cell office:value-type="float" office:value="4.25" calcext:value-type="float">
            <text:p>4,25</text:p>
          </table:table-cell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3/2006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8 850</text:p>
          </table:table-cell>
          <table:table-cell office:value-type="string" calcext:value-type="string">
            <text:p>01/01/2005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bon</text:p>
          </table:table-cell>
          <table:table-cell office:value-type="float" office:value="56002" calcext:value-type="float">
            <text:p>56002</text:p>
          </table:table-cell>
          <table:table-cell/>
          <table:table-cell office:value-type="string" calcext:value-type="string">
            <text:p>Am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3486.0000</text:p>
          </table:table-cell>
          <table:table-cell office:value-type="string" calcext:value-type="string">
            <text:p>2297515.0000</text:p>
          </table:table-cell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1.7" calcext:value-type="float">
            <text:p>1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4"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74</text:p>
          </table:table-cell>
          <table:table-cell office:value-type="string" calcext:value-type="string">
            <text:p>01/01/200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armont-en-Beauce</text:p>
          </table:table-cell>
          <table:table-cell office:value-type="float" office:value="45080" calcext:value-type="float">
            <text:p>45080</text:p>
          </table:table-cell>
          <table:table-cell/>
          <table:table-cell office:value-type="string" calcext:value-type="string">
            <text:p>Vieux Moulin</text:p>
          </table:table-cell>
          <table:table-cell office:value-type="float" office:value="1" calcext:value-type="float">
            <text:p>1</text:p>
          </table:table-cell>
          <table:table-cell office:value-type="float" office:value="582415" calcext:value-type="float">
            <text:p>582415</text:p>
          </table:table-cell>
          <table:table-cell office:value-type="float" office:value="2359250" calcext:value-type="float">
            <text:p>235925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100 3000</text:p>
          </table:table-cell>
          <table:table-cell office:value-type="string" calcext:value-type="string">
            <text:p>01/12/2009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uigneville, Charmont-en-Beauce</text:p>
          </table:table-cell>
          <table:table-cell office:value-type="float" office:value="45162" calcext:value-type="float">
            <text:p>45162</text:p>
          </table:table-cell>
          <table:table-cell office:value-type="float" office:value="45080" calcext:value-type="float">
            <text:p>45080</text:p>
          </table:table-cell>
          <table:table-cell office:value-type="string" calcext:value-type="string">
            <text:p>La Vall�e du Moulin</text:p>
          </table:table-cell>
          <table:table-cell office:value-type="float" office:value="1" calcext:value-type="float">
            <text:p>1</text:p>
          </table:table-cell>
          <table:table-cell office:value-type="float" office:value="588125" calcext:value-type="float">
            <text:p>588125</text:p>
          </table:table-cell>
          <table:table-cell office:value-type="float" office:value="2355469" calcext:value-type="float">
            <text:p>235546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100 3000</text:p>
          </table:table-cell>
          <table:table-cell office:value-type="string" calcext:value-type="string">
            <text:p>01/05/2010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int Michel Chef Chef</text:p>
          </table:table-cell>
          <table:table-cell office:value-type="float" office:value="44182" calcext:value-type="float">
            <text:p>44182</text:p>
          </table:table-cell>
          <table:table-cell/>
          <table:table-cell office:value-type="string" calcext:value-type="string">
            <text:p>Saint Michel Chef Chef</text:p>
          </table:table-cell>
          <table:table-cell office:value-type="float" office:value="1" calcext:value-type="float">
            <text:p>1</text:p>
          </table:table-cell>
          <table:table-cell office:value-type="float" office:value="263377" calcext:value-type="float">
            <text:p>263377</text:p>
          </table:table-cell>
          <table:table-cell office:value-type="float" office:value="2252486" calcext:value-type="float">
            <text:p>2252486</text:p>
          </table:table-cell>
          <table:table-cell table:number-columns-repeated="2"/>
          <table:table-cell office:value-type="float" office:value="10.25" calcext:value-type="float">
            <text:p>10,25</text:p>
          </table:table-cell>
          <table:table-cell office:value-type="float" office:value="2.05" calcext:value-type="float">
            <text:p>2,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10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1/201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int Philbert de Bouaine, La Planche</text:p>
          </table:table-cell>
          <table:table-cell office:value-type="float" office:value="85262" calcext:value-type="float">
            <text:p>85262</text:p>
          </table:table-cell>
          <table:table-cell/>
          <table:table-cell office:value-type="string" calcext:value-type="string">
            <text:p>Saint Philbert de Bouaine</text:p>
          </table:table-cell>
          <table:table-cell office:value-type="float" office:value="1" calcext:value-type="float">
            <text:p>1</text:p>
          </table:table-cell>
          <table:table-cell office:value-type="float" office:value="308975" calcext:value-type="float">
            <text:p>308975</text:p>
          </table:table-cell>
          <table:table-cell office:value-type="float" office:value="2229518" calcext:value-type="float">
            <text:p>22295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10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4/201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strade-et-Thouels</text:p>
          </table:table-cell>
          <table:table-cell office:value-type="float" office:value="12129" calcext:value-type="float">
            <text:p>12129</text:p>
          </table:table-cell>
          <table:table-cell/>
          <table:table-cell office:value-type="string" calcext:value-type="string">
            <text:p>Les Grifouls</text:p>
          </table:table-cell>
          <table:table-cell office:value-type="float" office:value="1" calcext:value-type="float">
            <text:p>1</text:p>
          </table:table-cell>
          <table:table-cell office:value-type="float" office:value="627637" calcext:value-type="float">
            <text:p>627637</text:p>
          </table:table-cell>
          <table:table-cell office:value-type="float" office:value="1897420" calcext:value-type="float">
            <text:p>189742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UWI0</text:p>
          </table:table-cell>
          <table:table-cell office:value-type="string" calcext:value-type="string">
            <text:p>JUW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8/2008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uguin</text:p>
          </table:table-cell>
          <table:table-cell office:value-type="float" office:value="29196" calcext:value-type="float">
            <text:p>29196</text:p>
          </table:table-cell>
          <table:table-cell/>
          <table:table-cell office:value-type="string" calcext:value-type="string">
            <text:p>Kerherhal (extension Plougu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204.6100</text:p>
          </table:table-cell>
          <table:table-cell office:value-type="string" calcext:value-type="string">
            <text:p>2415327.26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UWI0</text:p>
          </table:table-cell>
          <table:table-cell office:value-type="string" calcext:value-type="string">
            <text:p>JUW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</text:p>
          </table:table-cell>
          <table:table-cell office:value-type="string" calcext:value-type="string">
            <text:p>01/08/200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�rillos</text:p>
          </table:table-cell>
          <table:table-cell office:value-type="float" office:value="66127" calcext:value-type="float">
            <text:p>66127</text:p>
          </table:table-cell>
          <table:table-cell/>
          <table:table-cell office:value-type="string" calcext:value-type="string">
            <text:p>Opoul P�ril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2034.373</text:p>
          </table:table-cell>
          <table:table-cell office:value-type="string" calcext:value-type="string">
            <text:p>1764606.75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42.883333</text:p>
          </table:table-cell>
          <table:table-cell office:value-type="float" office:value="10.5" calcext:value-type="float">
            <text:p>10,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0/01/2003</text:p>
          </table:table-cell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66</text:p>
          </table:table-cell>
          <table:table-cell office:value-type="string" calcext:value-type="string">
            <text:p>01/01/200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utevesnes</text:p>
          </table:table-cell>
          <table:table-cell office:value-type="float" office:value="2375" calcext:value-type="float">
            <text:p>2375</text:p>
          </table:table-cell>
          <table:table-cell/>
          <table:table-cell office:value-type="string" calcext:value-type="string">
            <text:p>MSE LE VIEUX MOU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6274.0000</text:p>
          </table:table-cell>
          <table:table-cell office:value-type="string" calcext:value-type="string">
            <text:p>2458820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11/2008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9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rbray</text:p>
          </table:table-cell>
          <table:table-cell office:value-type="float" office:value="44054" calcext:value-type="float">
            <text:p>44054</text:p>
          </table:table-cell>
          <table:table-cell/>
          <table:table-cell office:value-type="string" calcext:value-type="string">
            <text:p>Erb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132.29</text:p>
          </table:table-cell>
          <table:table-cell office:value-type="string" calcext:value-type="string">
            <text:p>2304602.74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30/06/2006</text:p>
          </table:table-cell>
          <table:table-cell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E4</text:p>
          </table:table-cell>
          <table:table-cell office:value-type="string" calcext:value-type="string">
            <text:p>01/02/2007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dan</text:p>
          </table:table-cell>
          <table:table-cell office:value-type="float" office:value="44199" calcext:value-type="float">
            <text:p>44199</text:p>
          </table:table-cell>
          <table:table-cell/>
          <table:table-cell office:value-type="string" calcext:value-type="string">
            <text:p>Sou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6083.54</text:p>
          </table:table-cell>
          <table:table-cell office:value-type="string" calcext:value-type="string">
            <text:p>2309241.69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30/06/2006</text:p>
          </table:table-cell>
          <table:table-cell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-E4</text:p>
          </table:table-cell>
          <table:table-cell office:value-type="string" calcext:value-type="string">
            <text:p>01/01/200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VESALTES</text:p>
          </table:table-cell>
          <table:table-cell office:value-type="float" office:value="66164" calcext:value-type="float">
            <text:p>66164</text:p>
          </table:table-cell>
          <table:table-cell/>
          <table:table-cell office:value-type="string" calcext:value-type="string">
            <text:p>Rivesalte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4306.2100</text:p>
          </table:table-cell>
          <table:table-cell office:value-type="string" calcext:value-type="string">
            <text:p>1751636.8400</text:p>
          </table:table-cell>
          <table:table-cell table:number-columns-repeated="2"/>
          <table:table-cell office:value-type="float" office:value="2.4" calcext:value-type="float">
            <text:p>2,4</text:p>
          </table:table-cell>
          <table:table-cell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2/02/2002</text:p>
          </table:table-cell>
          <table:table-cell office:value-type="string" calcext:value-type="string">
            <text:p>GEGEN</text:p>
          </table:table-cell>
          <table:table-cell office:value-type="string" calcext:value-type="string">
            <text:p>GEG Energies Nouvelles et Renouvelabl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43 600</text:p>
          </table:table-cell>
          <table:table-cell office:value-type="string" calcext:value-type="string">
            <text:p>01/01/2003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Petit Canal</text:p>
          </table:table-cell>
          <table:table-cell table:number-columns-repeated="2"/>
          <table:table-cell office:value-type="string" calcext:value-type="string">
            <text:p>Petit Franc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298475.927</text:p>
          </table:table-cell>
          <table:table-cell office:value-type="string" calcext:value-type="string">
            <text:p>1644765.969</text:p>
          </table:table-cell>
          <table:table-cell office:value-type="string" calcext:value-type="string">
            <text:p>-61.401</text:p>
          </table:table-cell>
          <table:table-cell office:value-type="string" calcext:value-type="string">
            <text:p>16.429</text:p>
          </table:table-cell>
          <table:table-cell office:value-type="float" office:value="2.2" calcext:value-type="float">
            <text:p>2,2</text:p>
          </table:table-cell>
          <table:table-cell office:value-type="float" office:value="0.22" calcext:value-type="float">
            <text:p>0,2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26</text:p>
          </table:table-cell>
          <table:table-cell office:value-type="string" calcext:value-type="string">
            <text:p>01/12/2002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lavin, Pont-de-Salars</text:p>
          </table:table-cell>
          <table:table-cell office:value-type="float" office:value="12185" calcext:value-type="float">
            <text:p>12185</text:p>
          </table:table-cell>
          <table:table-cell/>
          <table:table-cell office:value-type="string" calcext:value-type="string">
            <text:p>La Bouleste</text:p>
          </table:table-cell>
          <table:table-cell office:value-type="float" office:value="1" calcext:value-type="float">
            <text:p>1</text:p>
          </table:table-cell>
          <table:table-cell office:value-type="float" office:value="628999" calcext:value-type="float">
            <text:p>628999</text:p>
          </table:table-cell>
          <table:table-cell office:value-type="float" office:value="1923707" calcext:value-type="float">
            <text:p>19237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7 2000</text:p>
          </table:table-cell>
          <table:table-cell office:value-type="string" calcext:value-type="string">
            <text:p>01/04/2010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toign�</text:p>
          </table:table-cell>
          <table:table-cell office:value-type="float" office:value="49009" calcext:value-type="float">
            <text:p>49009</text:p>
          </table:table-cell>
          <table:table-cell/>
          <table:table-cell office:value-type="string" calcext:value-type="string">
            <text:p>Antoign�</text:p>
          </table:table-cell>
          <table:table-cell office:value-type="float" office:value="1" calcext:value-type="float">
            <text:p>1</text:p>
          </table:table-cell>
          <table:table-cell office:value-type="float" office:value="411525" calcext:value-type="float">
            <text:p>411525</text:p>
          </table:table-cell>
          <table:table-cell office:value-type="float" office:value="2234690" calcext:value-type="float">
            <text:p>223469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WPD00</text:p>
          </table:table-cell>
          <table:table-cell office:value-type="string" calcext:value-type="string">
            <text:p>WPD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1/03/201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ernon</text:p>
          </table:table-cell>
          <table:table-cell office:value-type="float" office:value="51106" calcext:value-type="float">
            <text:p>51106</text:p>
          </table:table-cell>
          <table:table-cell/>
          <table:table-cell office:value-type="string" calcext:value-type="string">
            <text:p>Les vents de Cernon (Cernon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7890.063</text:p>
          </table:table-cell>
          <table:table-cell office:value-type="string" calcext:value-type="string">
            <text:p>2430273.7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4/2008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rminiers</text:p>
          </table:table-cell>
          <table:table-cell office:value-type="float" office:value="28382" calcext:value-type="float">
            <text:p>28382</text:p>
          </table:table-cell>
          <table:table-cell/>
          <table:table-cell office:value-type="string" calcext:value-type="string">
            <text:p>Les Trois Mu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2825.0000</text:p>
          </table:table-cell>
          <table:table-cell office:value-type="string" calcext:value-type="string">
            <text:p>2342385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4/02/2005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2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eilles</text:p>
          </table:table-cell>
          <table:table-cell office:value-type="float" office:value="11398" calcext:value-type="float">
            <text:p>11398</text:p>
          </table:table-cell>
          <table:table-cell/>
          <table:table-cell office:value-type="string" calcext:value-type="string">
            <text:p>Souleilla-Corbieres (extens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1010.597</text:p>
          </table:table-cell>
          <table:table-cell office:value-type="string" calcext:value-type="string">
            <text:p>1768386.411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42.9167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/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B62 1300</text:p>
          </table:table-cell>
          <table:table-cell office:value-type="string" calcext:value-type="string">
            <text:p>01/01/2001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ouin</text:p>
          </table:table-cell>
          <table:table-cell office:value-type="float" office:value="79045" calcext:value-type="float">
            <text:p>79045</text:p>
          </table:table-cell>
          <table:table-cell/>
          <table:table-cell office:value-type="string" calcext:value-type="string">
            <text:p>Bouin - C�te de J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180.122</text:p>
          </table:table-cell>
          <table:table-cell office:value-type="string" calcext:value-type="string">
            <text:p>2227639.24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46.9667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80 2400</text:p>
          </table:table-cell>
          <table:table-cell office:value-type="string" calcext:value-type="string">
            <text:p>01/07/20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Mont Dore</text:p>
          </table:table-cell>
          <table:table-cell table:number-columns-repeated="2"/>
          <table:table-cell office:value-type="string" calcext:value-type="string">
            <text:p>Mont M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17686.417</text:p>
          </table:table-cell>
          <table:table-cell office:value-type="string" calcext:value-type="string">
            <text:p>15949458.249</text:p>
          </table:table-cell>
          <table:table-cell office:value-type="string" calcext:value-type="string">
            <text:p>22.211825</text:p>
          </table:table-cell>
          <table:table-cell office:value-type="string" calcext:value-type="string">
            <text:p>166.465959</text:p>
          </table:table-cell>
          <table:table-cell office:value-type="float" office:value="4.125" calcext:value-type="float">
            <text:p>4,125</text:p>
          </table:table-cell>
          <table:table-cell office:value-type="float" office:value="0.275" calcext:value-type="float">
            <text:p>0,2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EC</text:p>
          </table:table-cell>
          <table:table-cell table:style-name="ce1" office:value-type="string" calcext:value-type="string">
            <text:p>01/01/2007</text:p>
          </table:table-cell>
          <table:table-cell table:number-columns-repeated="3"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 275</text:p>
          </table:table-cell>
          <table:table-cell office:value-type="string" calcext:value-type="string">
            <text:p>01/01/200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s-sur-Mer</text:p>
          </table:table-cell>
          <table:table-cell office:value-type="float" office:value="13039" calcext:value-type="float">
            <text:p>13039</text:p>
          </table:table-cell>
          <table:table-cell/>
          <table:table-cell office:value-type="string" calcext:value-type="string">
            <text:p>PAM CABAN S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5416.58</text:p>
          </table:table-cell>
          <table:table-cell office:value-type="string" calcext:value-type="string">
            <text:p>1826179.5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3/06/2006</text:p>
          </table:table-cell>
          <table:table-cell/>
          <table:table-cell office:value-type="string" calcext:value-type="string">
            <text:p>CNR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80 2500</text:p>
          </table:table-cell>
          <table:table-cell office:value-type="string" calcext:value-type="string">
            <text:p>01/10/200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�vian</text:p>
          </table:table-cell>
          <table:table-cell office:value-type="float" office:value="11264" calcext:value-type="float">
            <text:p>11264</text:p>
          </table:table-cell>
          <table:table-cell/>
          <table:table-cell office:value-type="string" calcext:value-type="string">
            <text:p>N�vian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6000.0000</text:p>
          </table:table-cell>
          <table:table-cell office:value-type="string" calcext:value-type="string">
            <text:p>1800000.0000</text:p>
          </table:table-cell>
          <table:table-cell table:number-columns-repeated="2"/>
          <table:table-cell office:value-type="float" office:value="2.55" calcext:value-type="float">
            <text:p>2,55</text:p>
          </table:table-cell>
          <table:table-cell office:value-type="float" office:value="0.85" calcext:value-type="float">
            <text:p>0,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5/2004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2 850</text:p>
          </table:table-cell>
          <table:table-cell office:value-type="string" calcext:value-type="string">
            <text:p>01/01/2004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upelle vieille</text:p>
          </table:table-cell>
          <table:table-cell office:value-type="float" office:value="62310" calcext:value-type="float">
            <text:p>62310</text:p>
          </table:table-cell>
          <table:table-cell/>
          <table:table-cell office:value-type="string" calcext:value-type="string">
            <text:p>SEPE Fond Ger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1675.9700</text:p>
          </table:table-cell>
          <table:table-cell office:value-type="string" calcext:value-type="string">
            <text:p>2615586.0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2/05/2009</text:p>
          </table:table-cell>
          <table:table-cell table:number-columns-repeated="2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0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ombleux</text:p>
          </table:table-cell>
          <table:table-cell office:value-type="float" office:value="80442" calcext:value-type="float">
            <text:p>80442</text:p>
          </table:table-cell>
          <table:table-cell/>
          <table:table-cell office:value-type="string" calcext:value-type="string">
            <text:p>Hombleux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7780.0000</text:p>
          </table:table-cell>
          <table:table-cell office:value-type="string" calcext:value-type="string">
            <text:p>2527151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9/05/2007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0</text:p>
          </table:table-cell>
          <table:table-cell office:value-type="string" calcext:value-type="string">
            <text:p>14/12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INVILLE</text:p>
          </table:table-cell>
          <table:table-cell office:value-type="float" office:value="28317" calcext:value-type="float">
            <text:p>28317</text:p>
          </table:table-cell>
          <table:table-cell/>
          <table:table-cell office:value-type="string" calcext:value-type="string">
            <text:p>Roin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7730.7990</text:p>
          </table:table-cell>
          <table:table-cell office:value-type="string" calcext:value-type="string">
            <text:p>2382123.559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5/07/2006</text:p>
          </table:table-cell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</text:p>
          </table:table-cell>
          <table:table-cell office:value-type="string" calcext:value-type="string">
            <text:p>26/03/2007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nton du Quesnoy</text:p>
          </table:table-cell>
          <table:table-cell office:value-type="float" office:value="59481" calcext:value-type="float">
            <text:p>59481</text:p>
          </table:table-cell>
          <table:table-cell/>
          <table:table-cell office:value-type="string" calcext:value-type="string">
            <text:p>Canton du Quesnoy</text:p>
          </table:table-cell>
          <table:table-cell office:value-type="float" office:value="1" calcext:value-type="float">
            <text:p>1</text:p>
          </table:table-cell>
          <table:table-cell office:value-type="float" office:value="692137" calcext:value-type="float">
            <text:p>692137</text:p>
          </table:table-cell>
          <table:table-cell office:value-type="float" office:value="2583812" calcext:value-type="float">
            <text:p>2583812</text:p>
          </table:table-cell>
          <table:table-cell table:number-columns-repeated="2"/>
          <table:table-cell office:value-type="float" office:value="10.25" calcext:value-type="float">
            <text:p>10,25</text:p>
          </table:table-cell>
          <table:table-cell office:value-type="float" office:value="2.05" calcext:value-type="float">
            <text:p>2,0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1/2010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aucourt-sur-Somme</text:p>
          </table:table-cell>
          <table:table-cell office:value-type="float" office:value="80262" calcext:value-type="float">
            <text:p>80262</text:p>
          </table:table-cell>
          <table:table-cell/>
          <table:table-cell office:value-type="string" calcext:value-type="string">
            <text:p>MONTS BERGERON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068.0000</text:p>
          </table:table-cell>
          <table:table-cell office:value-type="string" calcext:value-type="string">
            <text:p>2564694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ergrist</text:p>
          </table:table-cell>
          <table:table-cell office:value-type="float" office:value="56093" calcext:value-type="float">
            <text:p>56093</text:p>
          </table:table-cell>
          <table:table-cell/>
          <table:table-cell office:value-type="string" calcext:value-type="string">
            <text:p>Kergrist-L�r�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1191.17</text:p>
          </table:table-cell>
          <table:table-cell office:value-type="string" calcext:value-type="string">
            <text:p>2363706.83</text:p>
          </table:table-cell>
          <table:table-cell table:number-columns-repeated="2"/>
          <table:table-cell office:value-type="float" office:value="4.9" calcext:value-type="float">
            <text:p>4,9</text:p>
          </table:table-cell>
          <table:table-cell office:value-type="float" office:value="1.6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11/2005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3"/>
          <table:table-cell office:value-type="string" calcext:value-type="string">
            <text:p>01/01/2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enay</text:p>
          </table:table-cell>
          <table:table-cell office:value-type="float" office:value="55502" calcext:value-type="float">
            <text:p>55502</text:p>
          </table:table-cell>
          <table:table-cell/>
          <table:table-cell office:value-type="string" calcext:value-type="string">
            <text:p>La Haie au Vent</text:p>
          </table:table-cell>
          <table:table-cell office:value-type="float" office:value="1" calcext:value-type="float">
            <text:p>1</text:p>
          </table:table-cell>
          <table:table-cell office:value-type="float" office:value="807300" calcext:value-type="float">
            <text:p>807300</text:p>
          </table:table-cell>
          <table:table-cell office:value-type="float" office:value="2503120" calcext:value-type="float">
            <text:p>2503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1/200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neuville-au-Rupt</text:p>
          </table:table-cell>
          <table:table-cell office:value-type="float" office:value="55278" calcext:value-type="float">
            <text:p>55278</text:p>
          </table:table-cell>
          <table:table-cell/>
          <table:table-cell office:value-type="string" calcext:value-type="string">
            <text:p>Laneu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9108.137</text:p>
          </table:table-cell>
          <table:table-cell office:value-type="string" calcext:value-type="string">
            <text:p>2417429.1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6/2008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naucourt-Chanteraine</text:p>
          </table:table-cell>
          <table:table-cell office:value-type="float" office:value="55332" calcext:value-type="float">
            <text:p>55332</text:p>
          </table:table-cell>
          <table:table-cell/>
          <table:table-cell office:value-type="string" calcext:value-type="string">
            <text:p>Plainch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2079.62</text:p>
          </table:table-cell>
          <table:table-cell office:value-type="string" calcext:value-type="string">
            <text:p>2409968.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17/09/2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llengeville, Smermesnil</text:p>
          </table:table-cell>
          <table:table-cell office:value-type="float" office:value="76677" calcext:value-type="float">
            <text:p>76677</text:p>
          </table:table-cell>
          <table:table-cell/>
          <table:table-cell office:value-type="string" calcext:value-type="string">
            <text:p>Le Clos Bata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9463.36</text:p>
          </table:table-cell>
          <table:table-cell office:value-type="string" calcext:value-type="string">
            <text:p>2538497.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8/200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eyber-Christ</text:p>
          </table:table-cell>
          <table:table-cell office:value-type="float" office:value="29163" calcext:value-type="float">
            <text:p>29163</text:p>
          </table:table-cell>
          <table:table-cell/>
          <table:table-cell office:value-type="string" calcext:value-type="string">
            <text:p>Coat Con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938.98</text:p>
          </table:table-cell>
          <table:table-cell office:value-type="string" calcext:value-type="string">
            <text:p>2411721.02</text:p>
          </table:table-cell>
          <table:table-cell table:number-columns-repeated="2"/>
          <table:table-cell office:value-type="float" office:value="8.1" calcext:value-type="float">
            <text:p>8,1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7/11/2007</text:p>
          </table:table-cell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4 900</text:p>
          </table:table-cell>
          <table:table-cell office:value-type="string" calcext:value-type="string">
            <text:p>29/02/2008</text:p>
          </table:table-cell>
          <table:table-cell office:value-type="string" calcext:value-type="string">
            <text:p>46.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lizat, Rezenti�res</text:p>
          </table:table-cell>
          <table:table-cell office:value-type="float" office:value="15231" calcext:value-type="float">
            <text:p>15231</text:p>
          </table:table-cell>
          <table:table-cell/>
          <table:table-cell office:value-type="string" calcext:value-type="string">
            <text:p>Montlouby I ( Talizat-R�zenti�res I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8086.63416667</text:p>
          </table:table-cell>
          <table:table-cell office:value-type="string" calcext:value-type="string">
            <text:p>2015563.22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Iberdrol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7</text:p>
          </table:table-cell>
          <table:table-cell office:value-type="string" calcext:value-type="string">
            <text:p>01/10/2008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chan</text:p>
          </table:table-cell>
          <table:table-cell office:value-type="float" office:value="11401" calcext:value-type="float">
            <text:p>11401</text:p>
          </table:table-cell>
          <table:table-cell/>
          <table:table-cell office:value-type="string" calcext:value-type="string">
            <text:p>Tuchan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8061.662</text:p>
          </table:table-cell>
          <table:table-cell office:value-type="string" calcext:value-type="string">
            <text:p>1768430.82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ALEC</text:p>
          </table:table-cell>
          <table:table-cell office:value-type="string" calcext:value-type="string">
            <text:p>ValeCo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43 600</text:p>
          </table:table-cell>
          <table:table-cell office:value-type="string" calcext:value-type="string">
            <text:p>01/01/200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cales</text:p>
          </table:table-cell>
          <table:table-cell office:value-type="float" office:value="11126" calcext:value-type="float">
            <text:p>11126</text:p>
          </table:table-cell>
          <table:table-cell/>
          <table:table-cell office:value-type="string" calcext:value-type="string">
            <text:p>Escale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0396.01</text:p>
          </table:table-cell>
          <table:table-cell office:value-type="string" calcext:value-type="string">
            <text:p>1801651.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57" calcext:value-type="float">
            <text:p>0,8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 table:number-columns-repeated="5"/>
          <table:table-cell office:value-type="string" calcext:value-type="string">
            <text:p>01/01/2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sanne</text:p>
          </table:table-cell>
          <table:table-cell office:value-type="float" office:value="26176" calcext:value-type="float">
            <text:p>26176</text:p>
          </table:table-cell>
          <table:table-cell/>
          <table:table-cell office:value-type="string" calcext:value-type="string">
            <text:p>La Teissoni�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1290.113</text:p>
          </table:table-cell>
          <table:table-cell office:value-type="string" calcext:value-type="string">
            <text:p>1966980.182</text:p>
          </table:table-cell>
          <table:table-cell office:value-type="string" calcext:value-type="string">
            <text:p>4.87416667</text:p>
          </table:table-cell>
          <table:table-cell office:value-type="string" calcext:value-type="string">
            <text:p>44.674444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19/01/201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aint-Hilaire-la-Croix</text:p>
          </table:table-cell>
          <table:table-cell office:value-type="float" office:value="63358" calcext:value-type="float">
            <text:p>63358</text:p>
          </table:table-cell>
          <table:table-cell/>
          <table:table-cell office:value-type="string" calcext:value-type="string">
            <text:p>Saint Hilaire-La-Cro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5214.98</text:p>
          </table:table-cell>
          <table:table-cell office:value-type="string" calcext:value-type="string">
            <text:p>2116893.81</text:p>
          </table:table-cell>
          <table:table-cell table:number-columns-repeated="2"/>
          <table:table-cell table:number-columns-repeated="2"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WinWinD</text:p>
          </table:table-cell>
          <table:table-cell table:number-columns-repeated="2"/>
          <table:table-cell office:value-type="string" calcext:value-type="string">
            <text:p>WWD-1-64</text:p>
          </table:table-cell>
          <table:table-cell office:value-type="string" calcext:value-type="string">
            <text:p>01/03/200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ormhout</text:p>
          </table:table-cell>
          <table:table-cell office:value-type="float" office:value="59663" calcext:value-type="float">
            <text:p>59663</text:p>
          </table:table-cell>
          <table:table-cell/>
          <table:table-cell office:value-type="string" calcext:value-type="string">
            <text:p>Wormh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183.5</text:p>
          </table:table-cell>
          <table:table-cell office:value-type="string" calcext:value-type="string">
            <text:p>2654440.65</text:p>
          </table:table-cell>
          <table:table-cell table:number-columns-repeated="2"/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Dhollandia</text:p>
          </table:table-cell>
          <table:table-cell/>
          <table:table-cell office:value-type="string" calcext:value-type="string">
            <text:p>Turbowinds</text:p>
          </table:table-cell>
          <table:table-cell table:number-columns-repeated="2"/>
          <table:table-cell office:value-type="string" calcext:value-type="string">
            <text:p>T400</text:p>
          </table:table-cell>
          <table:table-cell office:value-type="string" calcext:value-type="string">
            <text:p>01/01/1997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int-Jean-Lachalm</text:p>
          </table:table-cell>
          <table:table-cell office:value-type="float" office:value="43198" calcext:value-type="float">
            <text:p>43198</text:p>
          </table:table-cell>
          <table:table-cell/>
          <table:table-cell office:value-type="string" calcext:value-type="string">
            <text:p>Saint-Jean-Lachal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674.39822222</text:p>
          </table:table-cell>
          <table:table-cell office:value-type="string" calcext:value-type="string">
            <text:p>1996629.6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ALEC</text:p>
          </table:table-cell>
          <table:table-cell office:value-type="string" calcext:value-type="string">
            <text:p>ValeCo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08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int-Aubin-sur-Aire</text:p>
          </table:table-cell>
          <table:table-cell office:value-type="float" office:value="55454" calcext:value-type="float">
            <text:p>55454</text:p>
          </table:table-cell>
          <table:table-cell/>
          <table:table-cell office:value-type="string" calcext:value-type="string">
            <text:p>Saint Aubin sur Aire II</text:p>
          </table:table-cell>
          <table:table-cell office:value-type="float" office:value="1" calcext:value-type="float">
            <text:p>1</text:p>
          </table:table-cell>
          <table:table-cell office:value-type="float" office:value="830000" calcext:value-type="float">
            <text:p>830000</text:p>
          </table:table-cell>
          <table:table-cell office:value-type="float" office:value="2418000" calcext:value-type="float">
            <text:p>2418000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Poweo EnR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2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let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string" calcext:value-type="string">
            <text:p>Lisl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1753.13</text:p>
          </table:table-cell>
          <table:table-cell office:value-type="string" calcext:value-type="string">
            <text:p>2522455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table:number-columns-repeated="5"/>
          <table:table-cell office:value-type="string" calcext:value-type="string">
            <text:p>01/01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Ile des Pins</text:p>
          </table:table-cell>
          <table:table-cell table:number-columns-repeated="2"/>
          <table:table-cell office:value-type="string" calcext:value-type="string">
            <text:p>Ile des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189566.49</text:p>
          </table:table-cell>
          <table:table-cell office:value-type="string" calcext:value-type="string">
            <text:p>16162421.47</text:p>
          </table:table-cell>
          <table:table-cell table:number-columns-repeated="2"/>
          <table:table-cell office:value-type="float" office:value="0.18" calcext:value-type="float">
            <text:p>0,18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F-SEI</text:p>
          </table:table-cell>
          <table:table-cell table:number-columns-repeated="2"/>
          <table:table-cell office:value-type="string" calcext:value-type="string">
            <text:p>Enercal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</text:p>
          </table:table-cell>
          <table:table-cell office:value-type="string" calcext:value-type="string">
            <text:p>01/09/1999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 Palme</text:p>
          </table:table-cell>
          <table:table-cell office:value-type="float" office:value="11188" calcext:value-type="float">
            <text:p>11188</text:p>
          </table:table-cell>
          <table:table-cell/>
          <table:table-cell office:value-type="string" calcext:value-type="string">
            <text:p>Corbieres M�diterran�e</text:p>
          </table:table-cell>
          <table:table-cell office:value-type="float" office:value="1" calcext:value-type="float">
            <text:p>1</text:p>
          </table:table-cell>
          <table:table-cell office:value-type="float" office:value="654737" calcext:value-type="float">
            <text:p>654737</text:p>
          </table:table-cell>
          <table:table-cell office:value-type="float" office:value="1776642" calcext:value-type="float">
            <text:p>177664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01/2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uas</text:p>
          </table:table-cell>
          <table:table-cell office:value-type="float" office:value="7076" calcext:value-type="float">
            <text:p>7076</text:p>
          </table:table-cell>
          <table:table-cell/>
          <table:table-cell office:value-type="string" calcext:value-type="string">
            <text:p>Cru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152.76</text:p>
          </table:table-cell>
          <table:table-cell office:value-type="string" calcext:value-type="string">
            <text:p>1964690.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3"/>
          <table:table-cell office:value-type="string" calcext:value-type="string">
            <text:p>01/01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se-Bertrand</text:p>
          </table:table-cell>
          <table:table-cell table:number-columns-repeated="2"/>
          <table:table-cell office:value-type="string" calcext:value-type="string">
            <text:p>La Mahaud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298777.04</text:p>
          </table:table-cell>
          <table:table-cell office:value-type="string" calcext:value-type="string">
            <text:p>1648466.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,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DF-SEI</text:p>
          </table:table-cell>
          <table:table-cell table:number-columns-repeated="2"/>
          <table:table-cell office:value-type="string" calcext:value-type="string">
            <text:p>Soci�t� Eolienne Caraib�enne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</text:p>
          </table:table-cell>
          <table:table-cell office:value-type="string" calcext:value-type="string">
            <text:p>01/01/2007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aucourt-Moulaine</text:p>
          </table:table-cell>
          <table:table-cell office:value-type="float" office:value="54254" calcext:value-type="float">
            <text:p>54254</text:p>
          </table:table-cell>
          <table:table-cell/>
          <table:table-cell office:value-type="string" calcext:value-type="string">
            <text:p>Haucourt-Moulaine (Longuyon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1137.13</text:p>
          </table:table-cell>
          <table:table-cell office:value-type="string" calcext:value-type="string">
            <text:p>2503984.25</text:p>
          </table:table-cell>
          <table:table-cell table:number-columns-repeated="2"/>
          <table:table-cell table:number-columns-repeated="2"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olfi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2.3</text:p>
          </table:table-cell>
          <table:table-cell office:value-type="string" calcext:value-type="string">
            <text:p>01/11/2008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eausite, Courcelles-sur-Aire, Erize-la-Brulee,raival</text:p>
          </table:table-cell>
          <table:table-cell office:value-type="float" office:value="55040" calcext:value-type="float">
            <text:p>55040</text:p>
          </table:table-cell>
          <table:table-cell office:value-type="float" office:value="55442" calcext:value-type="float">
            <text:p>55442</text:p>
          </table:table-cell>
          <table:table-cell office:value-type="string" calcext:value-type="string">
            <text:p>La voie sacree</text:p>
          </table:table-cell>
          <table:table-cell office:value-type="float" office:value="1" calcext:value-type="float">
            <text:p>1</text:p>
          </table:table-cell>
          <table:table-cell office:value-type="float" office:value="812694" calcext:value-type="float">
            <text:p>812694</text:p>
          </table:table-cell>
          <table:table-cell office:value-type="float" office:value="2436957" calcext:value-type="float">
            <text:p>243695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Vent d'Es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11/07/200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lecourt, Brachay, Ferriere-et-Lafolie</text:p>
          </table:table-cell>
          <table:table-cell office:value-type="float" office:value="52055" calcext:value-type="float">
            <text:p>52055</text:p>
          </table:table-cell>
          <table:table-cell/>
          <table:table-cell office:value-type="string" calcext:value-type="string">
            <text:p>Les Eparmonts</text:p>
          </table:table-cell>
          <table:table-cell office:value-type="float" office:value="1" calcext:value-type="float">
            <text:p>1</text:p>
          </table:table-cell>
          <table:table-cell office:value-type="float" office:value="802076" calcext:value-type="float">
            <text:p>802076</text:p>
          </table:table-cell>
          <table:table-cell office:value-type="float" office:value="2379569" calcext:value-type="float">
            <text:p>237956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/>
          <table:table-cell office:value-type="string" calcext:value-type="string">
            <text:p>Enel Green power</text:p>
          </table:table-cell>
          <table:table-cell office:value-type="string" calcext:value-type="string">
            <text:p>MD77 1500</text:p>
          </table:table-cell>
          <table:table-cell office:value-type="string" calcext:value-type="string">
            <text:p>31/12/2008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llorec</text:p>
          </table:table-cell>
          <table:table-cell office:value-type="float" office:value="29036" calcext:value-type="float">
            <text:p>29036</text:p>
          </table:table-cell>
          <table:table-cell/>
          <table:table-cell office:value-type="string" calcext:value-type="string">
            <text:p>Leign ar Gaspre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4602.96</text:p>
          </table:table-cell>
          <table:table-cell office:value-type="string" calcext:value-type="string">
            <text:p>2385220.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000</text:p>
          </table:table-cell>
          <table:table-cell office:value-type="string" calcext:value-type="string">
            <text:p>31/12/200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ouisy</text:p>
          </table:table-cell>
          <table:table-cell office:value-type="float" office:value="22223" calcext:value-type="float">
            <text:p>22223</text:p>
          </table:table-cell>
          <table:table-cell/>
          <table:table-cell office:value-type="string" calcext:value-type="string">
            <text:p>Plouisy</text:p>
          </table:table-cell>
          <table:table-cell office:value-type="float" office:value="1" calcext:value-type="float">
            <text:p>1</text:p>
          </table:table-cell>
          <table:table-cell office:value-type="float" office:value="191699" calcext:value-type="float">
            <text:p>191699</text:p>
          </table:table-cell>
          <table:table-cell office:value-type="string" calcext:value-type="string">
            <text:p>2412676.85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IELDV</text:p>
          </table:table-cell>
          <table:table-cell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31/10/200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lechatel</text:p>
          </table:table-cell>
          <table:table-cell office:value-type="float" office:value="35221" calcext:value-type="float">
            <text:p>35221</text:p>
          </table:table-cell>
          <table:table-cell/>
          <table:table-cell office:value-type="string" calcext:value-type="string">
            <text:p>Plechatel / La Belle E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4569.69</text:p>
          </table:table-cell>
          <table:table-cell office:value-type="string" calcext:value-type="string">
            <text:p>2330236.98</text:p>
          </table:table-cell>
          <table:table-cell table:number-columns-repeated="2"/>
          <table:table-cell office:value-type="float" office:value="4.8" calcext:value-type="float">
            <text:p>4,8</text:p>
          </table:table-cell>
          <table:table-cell office:value-type="float" office:value="1.2" calcext:value-type="float">
            <text:p>1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WinWinD</text:p>
          </table:table-cell>
          <table:table-cell table:number-columns-repeated="2"/>
          <table:table-cell office:value-type="string" calcext:value-type="string">
            <text:p>WWD-1-64</text:p>
          </table:table-cell>
          <table:table-cell office:value-type="string" calcext:value-type="string">
            <text:p>01/10/2008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tignolles, Beurey, Chervey, Eguilly-sous-Bois, Vitry-le-Crois�</text:p>
          </table:table-cell>
          <table:table-cell office:value-type="float" office:value="10041" calcext:value-type="float">
            <text:p>10041</text:p>
          </table:table-cell>
          <table:table-cell/>
          <table:table-cell office:value-type="string" calcext:value-type="string">
            <text:p>Vallee de l'Arce</text:p>
          </table:table-cell>
          <table:table-cell office:value-type="float" office:value="1" calcext:value-type="float">
            <text:p>1</text:p>
          </table:table-cell>
          <table:table-cell office:value-type="float" office:value="761167" calcext:value-type="float">
            <text:p>761167</text:p>
          </table:table-cell>
          <table:table-cell office:value-type="float" office:value="2353488" calcext:value-type="float">
            <text:p>235348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 2000</text:p>
          </table:table-cell>
          <table:table-cell office:value-type="string" calcext:value-type="string">
            <text:p>09/10/200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nnec�, Riaill�</text:p>
          </table:table-cell>
          <table:table-cell office:value-type="float" office:value="44118" calcext:value-type="float">
            <text:p>44118</text:p>
          </table:table-cell>
          <table:table-cell/>
          <table:table-cell office:value-type="string" calcext:value-type="string">
            <text:p>Pannec�- La Valli�re</text:p>
          </table:table-cell>
          <table:table-cell office:value-type="float" office:value="1" calcext:value-type="float">
            <text:p>1</text:p>
          </table:table-cell>
          <table:table-cell office:value-type="float" office:value="328886" calcext:value-type="float">
            <text:p>328886</text:p>
          </table:table-cell>
          <table:table-cell office:value-type="float" office:value="2284003" calcext:value-type="float">
            <text:p>22840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 2000</text:p>
          </table:table-cell>
          <table:table-cell office:value-type="string" calcext:value-type="string">
            <text:p>25/09/200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uguin</text:p>
          </table:table-cell>
          <table:table-cell office:value-type="float" office:value="29196" calcext:value-type="float">
            <text:p>29196</text:p>
          </table:table-cell>
          <table:table-cell/>
          <table:table-cell office:value-type="string" calcext:value-type="string">
            <text:p>Plouguin 2 (Cosc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700.0000</text:p>
          </table:table-cell>
          <table:table-cell office:value-type="string" calcext:value-type="string">
            <text:p>2413700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 2000</text:p>
          </table:table-cell>
          <table:table-cell office:value-type="string" calcext:value-type="string">
            <text:p>01/11/2005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irmont, Sourdon, Thory, Louvrechy</text:p>
          </table:table-cell>
          <table:table-cell office:value-type="float" office:value="80193" calcext:value-type="float">
            <text:p>80193</text:p>
          </table:table-cell>
          <table:table-cell/>
          <table:table-cell office:value-type="string" calcext:value-type="string">
            <text:p>Ferme Eolienne Val de Noye 1 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2745.95</text:p>
          </table:table-cell>
          <table:table-cell office:value-type="string" calcext:value-type="string">
            <text:p>2524145.49</text:p>
          </table:table-cell>
          <table:table-cell table:number-columns-repeated="2"/>
          <table:table-cell office:value-type="float" office:value="27.6" calcext:value-type="float">
            <text:p>27,6</text:p>
          </table:table-cell>
          <table:table-cell office:value-type="float" office:value="2.3" calcext:value-type="float">
            <text:p>2,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OLKS</text:p>
          </table:table-cell>
          <table:table-cell office:value-type="string" calcext:value-type="string">
            <text:p>Volkswind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93</text:p>
          </table:table-cell>
          <table:table-cell office:value-type="string" calcext:value-type="string">
            <text:p>01/0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uesnoy sur Airaines</text:p>
          </table:table-cell>
          <table:table-cell office:value-type="float" office:value="80655" calcext:value-type="float">
            <text:p>80655</text:p>
          </table:table-cell>
          <table:table-cell/>
          <table:table-cell office:value-type="string" calcext:value-type="string">
            <text:p>Ferme Eolienne de Quesnoy-sur-Airaines 1 et 3 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5097.5</text:p>
          </table:table-cell>
          <table:table-cell office:value-type="string" calcext:value-type="string">
            <text:p>2550285.5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OLKS</text:p>
          </table:table-cell>
          <table:table-cell office:value-type="string" calcext:value-type="string">
            <text:p>Volkswind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101</text:p>
          </table:table-cell>
          <table:table-cell office:value-type="string" calcext:value-type="string">
            <text:p>01/12/2010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rpe</text:p>
          </table:table-cell>
          <table:table-cell office:value-type="float" office:value="85073" calcext:value-type="float">
            <text:p>85073</text:p>
          </table:table-cell>
          <table:table-cell/>
          <table:table-cell office:value-type="string" calcext:value-type="string">
            <text:p>Ferme Eolienne de Corpe 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1099.99</text:p>
          </table:table-cell>
          <table:table-cell office:value-type="string" calcext:value-type="string">
            <text:p>2173562.54</text:p>
          </table:table-cell>
          <table:table-cell table:number-columns-repeated="2"/>
          <table:table-cell office:value-type="float" office:value="11.05" calcext:value-type="float">
            <text:p>11,05</text:p>
          </table:table-cell>
          <table:table-cell office:value-type="float" office:value="0.85" calcext:value-type="float">
            <text:p>0,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OLKS</text:p>
          </table:table-cell>
          <table:table-cell office:value-type="string" calcext:value-type="string">
            <text:p>Volkswind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8</text:p>
          </table:table-cell>
          <table:table-cell office:value-type="string" calcext:value-type="string">
            <text:p>31/08/201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rnard</text:p>
          </table:table-cell>
          <table:table-cell office:value-type="float" office:value="85022" calcext:value-type="float">
            <text:p>85022</text:p>
          </table:table-cell>
          <table:table-cell/>
          <table:table-cell office:value-type="string" calcext:value-type="string">
            <text:p>Les Metai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8633.42</text:p>
          </table:table-cell>
          <table:table-cell office:value-type="string" calcext:value-type="string">
            <text:p>2165333.05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3/01/2007</text:p>
          </table:table-cell>
          <table:table-cell/>
          <table:table-cell office:value-type="string" calcext:value-type="string">
            <text:p>Vend�e Energie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2500</text:p>
          </table:table-cell>
          <table:table-cell office:value-type="string" calcext:value-type="string">
            <text:p>01/05/2007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aint Pierre de Maill�</text:p>
          </table:table-cell>
          <table:table-cell office:value-type="float" office:value="86236" calcext:value-type="float">
            <text:p>86236</text:p>
          </table:table-cell>
          <table:table-cell/>
          <table:table-cell office:value-type="string" calcext:value-type="string">
            <text:p>Ferme Eolienne de Saint Pierre de Maill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4359.96</text:p>
          </table:table-cell>
          <table:table-cell office:value-type="string" calcext:value-type="string">
            <text:p>218784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OLKS</text:p>
          </table:table-cell>
          <table:table-cell office:value-type="string" calcext:value-type="string">
            <text:p>Volkswind</text:p>
          </table:table-cell>
          <table:table-cell/>
          <table:table-cell office:value-type="string" calcext:value-type="string">
            <text:p>F�hrlander</text:p>
          </table:table-cell>
          <table:table-cell table:number-columns-repeated="2"/>
          <table:table-cell office:value-type="string" calcext:value-type="string">
            <text:p>FL2500</text:p>
          </table:table-cell>
          <table:table-cell office:value-type="string" calcext:value-type="string">
            <text:p>01/12/20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eilles</text:p>
          </table:table-cell>
          <table:table-cell office:value-type="float" office:value="11398" calcext:value-type="float">
            <text:p>11398</text:p>
          </table:table-cell>
          <table:table-cell/>
          <table:table-cell office:value-type="string" calcext:value-type="string">
            <text:p>Souleilla-Corbie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7808.709</text:p>
          </table:table-cell>
          <table:table-cell office:value-type="string" calcext:value-type="string">
            <text:p>1767615.921</text:p>
          </table:table-cell>
          <table:table-cell office:value-type="string" calcext:value-type="string">
            <text:p>2.9208</text:p>
          </table:table-cell>
          <table:table-cell office:value-type="string" calcext:value-type="string">
            <text:p>42.91</text:p>
          </table:table-cell>
          <table:table-cell office:value-type="float" office:value="7.8" calcext:value-type="float">
            <text:p>7,8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/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B62 1300</text:p>
          </table:table-cell>
          <table:table-cell office:value-type="string" calcext:value-type="string">
            <text:p>01/01/200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ILLESENEUX, clamanges</text:p>
          </table:table-cell>
          <table:table-cell office:value-type="float" office:value="51638" calcext:value-type="float">
            <text:p>51638</text:p>
          </table:table-cell>
          <table:table-cell office:value-type="float" office:value="51154" calcext:value-type="float">
            <text:p>51154</text:p>
          </table:table-cell>
          <table:table-cell office:value-type="string" calcext:value-type="string">
            <text:p>Clam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9291.5700</text:p>
          </table:table-cell>
          <table:table-cell office:value-type="string" calcext:value-type="string">
            <text:p>2429170.9200</text:p>
          </table:table-cell>
          <table:table-cell table:number-columns-repeated="2"/>
          <table:table-cell office:value-type="float" office:value="10.02" calcext:value-type="float">
            <text:p>10,02</text:p>
          </table:table-cell>
          <table:table-cell office:value-type="float" office:value="1.67" calcext:value-type="float">
            <text:p>1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80</text:p>
          </table:table-cell>
          <table:table-cell office:value-type="string" calcext:value-type="string">
            <text:p>01/11/2008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5" calcext:value-type="float">
            <text:p>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Rurutu</text:p>
          </table:table-cell>
          <table:table-cell table:number-columns-repeated="2"/>
          <table:table-cell office:value-type="string" calcext:value-type="string">
            <text:p>Ruru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977147.764</text:p>
          </table:table-cell>
          <table:table-cell office:value-type="string" calcext:value-type="string">
            <text:p>14095582.747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F-SEI</text:p>
          </table:table-cell>
          <table:table-cell table:number-columns-repeated="2"/>
          <table:table-cell office:value-type="string" calcext:value-type="string">
            <text:p>Electricit� de Tahiti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3"/>
          <table:table-cell office:value-type="string" calcext:value-type="string">
            <text:p>01/07/1999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arcanville</text:p>
          </table:table-cell>
          <table:table-cell office:value-type="float" office:value="76340" calcext:value-type="float">
            <text:p>76340</text:p>
          </table:table-cell>
          <table:table-cell/>
          <table:table-cell office:value-type="string" calcext:value-type="string">
            <text:p>Harcanville</text:p>
          </table:table-cell>
          <table:table-cell office:value-type="float" office:value="1" calcext:value-type="float">
            <text:p>1</text:p>
          </table:table-cell>
          <table:table-cell office:value-type="float" office:value="485848" calcext:value-type="float">
            <text:p>485848</text:p>
          </table:table-cell>
          <table:table-cell office:value-type="float" office:value="2525367" calcext:value-type="float">
            <text:p>2525367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300</text:p>
          </table:table-cell>
          <table:table-cell office:value-type="string" calcext:value-type="string">
            <text:p>01/02/2010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melas</text:p>
          </table:table-cell>
          <table:table-cell office:value-type="float" office:value="34016" calcext:value-type="float">
            <text:p>34016</text:p>
          </table:table-cell>
          <table:table-cell/>
          <table:table-cell office:value-type="string" calcext:value-type="string">
            <text:p>Aumelas 4 Bor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2689.45</text:p>
          </table:table-cell>
          <table:table-cell office:value-type="string" calcext:value-type="string">
            <text:p>1842521.0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70 2000</text:p>
          </table:table-cell>
          <table:table-cell office:value-type="string" calcext:value-type="string">
            <text:p>01/10/20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itz, R�m�rangles</text:p>
          </table:table-cell>
          <table:table-cell office:value-type="float" office:value="60366" calcext:value-type="float">
            <text:p>60366</text:p>
          </table:table-cell>
          <table:table-cell/>
          <table:table-cell office:value-type="string" calcext:value-type="string">
            <text:p>Chemin des Hague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478.0000</text:p>
          </table:table-cell>
          <table:table-cell office:value-type="string" calcext:value-type="string">
            <text:p>2494350.0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7/03/2008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/>
          <table:table-cell office:value-type="string" calcext:value-type="string">
            <text:p>GDF SUEZ</text:p>
          </table:table-cell>
          <table:table-cell office:value-type="string" calcext:value-type="string">
            <text:p>MM 92</text:p>
          </table:table-cell>
          <table:table-cell office:value-type="string" calcext:value-type="string">
            <text:p>01/05/200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rize-Saint-Dizier, Naives-Rosieres</text:p>
          </table:table-cell>
          <table:table-cell office:value-type="float" office:value="55178" calcext:value-type="float">
            <text:p>55178</text:p>
          </table:table-cell>
          <table:table-cell/>
          <table:table-cell office:value-type="string" calcext:value-type="string">
            <text:p>Erize</text:p>
          </table:table-cell>
          <table:table-cell office:value-type="float" office:value="1" calcext:value-type="float">
            <text:p>1</text:p>
          </table:table-cell>
          <table:table-cell office:value-type="float" office:value="811446" calcext:value-type="float">
            <text:p>811446</text:p>
          </table:table-cell>
          <table:table-cell office:value-type="float" office:value="2425688" calcext:value-type="float">
            <text:p>2425688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16/12/2008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OUSSEY-EN-BLOIS</text:p>
          </table:table-cell>
          <table:table-cell office:value-type="float" office:value="55084" calcext:value-type="float">
            <text:p>55084</text:p>
          </table:table-cell>
          <table:table-cell/>
          <table:table-cell office:value-type="string" calcext:value-type="string">
            <text:p>Bovee sur Barbo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5275.4967</text:p>
          </table:table-cell>
          <table:table-cell office:value-type="string" calcext:value-type="string">
            <text:p>2408760.53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WPD00</text:p>
          </table:table-cell>
          <table:table-cell office:value-type="string" calcext:value-type="string">
            <text:p>WPD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01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uarzel</text:p>
          </table:table-cell>
          <table:table-cell office:value-type="float" office:value="29177" calcext:value-type="float">
            <text:p>29177</text:p>
          </table:table-cell>
          <table:table-cell/>
          <table:table-cell office:value-type="string" calcext:value-type="string">
            <text:p>Plouar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233.0000</text:p>
          </table:table-cell>
          <table:table-cell office:value-type="string" calcext:value-type="string">
            <text:p>2404940.0000</text:p>
          </table:table-cell>
          <table:table-cell table:number-columns-repeated="2"/>
          <table:table-cell office:value-type="float" office:value="6.7" calcext:value-type="float">
            <text:p>6,7</text:p>
          </table:table-cell>
          <table:table-cell office:value-type="float" office:value="0.74" calcext:value-type="float">
            <text:p>0,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5/06/2007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2 850</text:p>
          </table:table-cell>
          <table:table-cell office:value-type="string" calcext:value-type="string">
            <text:p>01/01/200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ourgan�on, Semoine</text:p>
          </table:table-cell>
          <table:table-cell office:value-type="float" office:value="51276" calcext:value-type="float">
            <text:p>51276</text:p>
          </table:table-cell>
          <table:table-cell/>
          <table:table-cell office:value-type="string" calcext:value-type="string">
            <text:p>Mont de Bezard 2 (Les Renardier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5778.718</text:p>
          </table:table-cell>
          <table:table-cell office:value-type="string" calcext:value-type="string">
            <text:p>2409268.87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UMOGUER</text:p>
          </table:table-cell>
          <table:table-cell office:value-type="float" office:value="29201" calcext:value-type="float">
            <text:p>29201</text:p>
          </table:table-cell>
          <table:table-cell/>
          <table:table-cell office:value-type="string" calcext:value-type="string">
            <text:p>Ploumogu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631.1386</text:p>
          </table:table-cell>
          <table:table-cell office:value-type="string" calcext:value-type="string">
            <text:p>2401642.1729</text:p>
          </table:table-cell>
          <table:table-cell table:number-columns-repeated="2"/>
          <table:table-cell office:value-type="float" office:value="5.3" calcext:value-type="float">
            <text:p>5,3</text:p>
          </table:table-cell>
          <table:table-cell office:value-type="float" office:value="0.75" calcext:value-type="float">
            <text:p>0,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0/11/2004</text:p>
          </table:table-cell>
          <table:table-cell table:number-columns-repeated="3"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48 750</text:p>
          </table:table-cell>
          <table:table-cell office:value-type="string" calcext:value-type="string">
            <text:p>01/01/200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an�ois-le-Grand</text:p>
          </table:table-cell>
          <table:table-cell office:value-type="float" office:value="55371" calcext:value-type="float">
            <text:p>55371</text:p>
          </table:table-cell>
          <table:table-cell/>
          <table:table-cell office:value-type="string" calcext:value-type="string">
            <text:p>Nancois le g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4247.46</text:p>
          </table:table-cell>
          <table:table-cell office:value-type="string" calcext:value-type="string">
            <text:p>2417474.02</text:p>
          </table:table-cell>
          <table:table-cell table:number-columns-repeated="2"/>
          <table:table-cell office:value-type="float" office:value="4.6" calcext:value-type="float">
            <text:p>4,6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Pedersoli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zillac</text:p>
          </table:table-cell>
          <table:table-cell office:value-type="float" office:value="56143" calcext:value-type="float">
            <text:p>56143</text:p>
          </table:table-cell>
          <table:table-cell/>
          <table:table-cell office:value-type="string" calcext:value-type="string">
            <text:p>Muzill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185.0000</text:p>
          </table:table-cell>
          <table:table-cell office:value-type="string" calcext:value-type="string">
            <text:p>2290160.0000</text:p>
          </table:table-cell>
          <table:table-cell table:number-columns-repeated="2"/>
          <table:table-cell office:value-type="float" office:value="10.02" calcext:value-type="float">
            <text:p>10,02</text:p>
          </table:table-cell>
          <table:table-cell office:value-type="float" office:value="1.67" calcext:value-type="float">
            <text:p>1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.ON Climate Renewables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74</text:p>
          </table:table-cell>
          <table:table-cell office:value-type="string" calcext:value-type="string">
            <text:p>01/01/200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ssigny</text:p>
          </table:table-cell>
          <table:table-cell office:value-type="float" office:value="76027" calcext:value-type="float">
            <text:p>76027</text:p>
          </table:table-cell>
          <table:table-cell/>
          <table:table-cell office:value-type="string" calcext:value-type="string">
            <text:p>Assig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3877.6</text:p>
          </table:table-cell>
          <table:table-cell office:value-type="string" calcext:value-type="string">
            <text:p>2554841.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11/2005</text:p>
          </table:table-cell>
          <table:table-cell office:value-type="string" calcext:value-type="string">
            <text:p>ENETEAM</text:p>
          </table:table-cell>
          <table:table-cell office:value-type="string" calcext:value-type="string">
            <text:p>EnergieTeam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</text:p>
          </table:table-cell>
          <table:table-cell office:value-type="string" calcext:value-type="string">
            <text:p>01/01/200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sanne</text:p>
          </table:table-cell>
          <table:table-cell office:value-type="float" office:value="26176" calcext:value-type="float">
            <text:p>26176</text:p>
          </table:table-cell>
          <table:table-cell/>
          <table:table-cell office:value-type="string" calcext:value-type="string">
            <text:p>Marsa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0783.115</text:p>
          </table:table-cell>
          <table:table-cell office:value-type="string" calcext:value-type="string">
            <text:p>1964244.484</text:p>
          </table:table-cell>
          <table:table-cell office:value-type="string" calcext:value-type="string">
            <text:p>4.86667</text:p>
          </table:table-cell>
          <table:table-cell office:value-type="string" calcext:value-type="string">
            <text:p>44.6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8</text:p>
          </table:table-cell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1/200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uveterre</text:p>
          </table:table-cell>
          <table:table-cell office:value-type="float" office:value="30312" calcext:value-type="float">
            <text:p>30312</text:p>
          </table:table-cell>
          <table:table-cell/>
          <table:table-cell office:value-type="string" calcext:value-type="string">
            <text:p>Sauvete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7475.212</text:p>
          </table:table-cell>
          <table:table-cell office:value-type="string" calcext:value-type="string">
            <text:p>1830222.729</text:p>
          </table:table-cell>
          <table:table-cell office:value-type="string" calcext:value-type="string">
            <text:p>2.552222</text:p>
          </table:table-cell>
          <table:table-cell office:value-type="string" calcext:value-type="string">
            <text:p>43.4738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4/2009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os-de-Georand</text:p>
          </table:table-cell>
          <table:table-cell office:value-type="float" office:value="7075" calcext:value-type="float">
            <text:p>7075</text:p>
          </table:table-cell>
          <table:table-cell/>
          <table:table-cell office:value-type="string" calcext:value-type="string">
            <text:p>Plateau Ardech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2218.475</text:p>
          </table:table-cell>
          <table:table-cell office:value-type="string" calcext:value-type="string">
            <text:p>1979316.484</text:p>
          </table:table-cell>
          <table:table-cell office:value-type="string" calcext:value-type="string">
            <text:p>4.133333</text:p>
          </table:table-cell>
          <table:table-cell office:value-type="string" calcext:value-type="string">
            <text:p>44.8</text:p>
          </table:table-cell>
          <table:table-cell office:value-type="float" office:value="6.8" calcext:value-type="float">
            <text:p>6,8</text:p>
          </table:table-cell>
          <table:table-cell office:value-type="float" office:value="0.85" calcext:value-type="float">
            <text:p>0,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52</text:p>
          </table:table-cell>
          <table:table-cell office:value-type="string" calcext:value-type="string">
            <text:p>01/01/200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�glien</text:p>
          </table:table-cell>
          <table:table-cell office:value-type="float" office:value="56242" calcext:value-type="float">
            <text:p>56242</text:p>
          </table:table-cell>
          <table:table-cell/>
          <table:table-cell office:value-type="string" calcext:value-type="string">
            <text:p>S�glien Ar Tri Mi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9369.0000</text:p>
          </table:table-cell>
          <table:table-cell office:value-type="string" calcext:value-type="string">
            <text:p>2361309.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8/11/2005</text:p>
          </table:table-cell>
          <table:table-cell/>
          <table:table-cell office:value-type="string" calcext:value-type="string">
            <text:p>Theolia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D77</text:p>
          </table:table-cell>
          <table:table-cell office:value-type="string" calcext:value-type="string">
            <text:p>01/01/200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gney, Repaix</text:p>
          </table:table-cell>
          <table:table-cell office:value-type="float" office:value="54271" calcext:value-type="float">
            <text:p>54271</text:p>
          </table:table-cell>
          <table:table-cell/>
          <table:table-cell office:value-type="string" calcext:value-type="string">
            <text:p>Le Haut des ailes - Haut des Mas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1163.618</text:p>
          </table:table-cell>
          <table:table-cell office:value-type="string" calcext:value-type="string">
            <text:p>2412826.68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9/2005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eteuil, Esquennoy</text:p>
          </table:table-cell>
          <table:table-cell office:value-type="float" office:value="60221" calcext:value-type="float">
            <text:p>60221</text:p>
          </table:table-cell>
          <table:table-cell office:value-type="float" office:value="60104" calcext:value-type="float">
            <text:p>60104</text:p>
          </table:table-cell>
          <table:table-cell office:value-type="string" calcext:value-type="string">
            <text:p>Breteuil - Esquenn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131.0000</text:p>
          </table:table-cell>
          <table:table-cell office:value-type="string" calcext:value-type="string">
            <text:p>2517446.96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FALCK</text:p>
          </table:table-cell>
          <table:table-cell office:value-type="string" calcext:value-type="string">
            <text:p>Falck Energies renouvelabl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100</text:p>
          </table:table-cell>
          <table:table-cell office:value-type="string" calcext:value-type="string">
            <text:p>01/06/2009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usanger</text:p>
          </table:table-cell>
          <table:table-cell office:value-type="float" office:value="44052" calcext:value-type="float">
            <text:p>44052</text:p>
          </table:table-cell>
          <table:table-cell/>
          <table:table-cell office:value-type="string" calcext:value-type="string">
            <text:p>Lus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2566.5168</text:p>
          </table:table-cell>
          <table:table-cell office:value-type="string" calcext:value-type="string">
            <text:p>2305037.49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7/2007</text:p>
          </table:table-cell>
          <table:table-cell office:value-type="string" calcext:value-type="string">
            <text:p>EPURO</text:p>
          </table:table-cell>
          <table:table-cell office:value-type="string" calcext:value-type="string">
            <text:p>Epuro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7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c-sur-Orbieu</text:p>
          </table:table-cell>
          <table:table-cell office:value-type="float" office:value="11210" calcext:value-type="float">
            <text:p>11210</text:p>
          </table:table-cell>
          <table:table-cell/>
          <table:table-cell office:value-type="string" calcext:value-type="string">
            <text:p>Fond de la Pl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8837.658</text:p>
          </table:table-cell>
          <table:table-cell office:value-type="string" calcext:value-type="string">
            <text:p>1796745.131</text:p>
          </table:table-cell>
          <table:table-cell office:value-type="string" calcext:value-type="string">
            <text:p>2.81333333333333</text:p>
          </table:table-cell>
          <table:table-cell office:value-type="string" calcext:value-type="string">
            <text:p>43.17222222222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70</text:p>
          </table:table-cell>
          <table:table-cell office:value-type="string" calcext:value-type="string">
            <text:p>01/01/2007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mey,Pogny</text:p>
          </table:table-cell>
          <table:table-cell office:value-type="float" office:value="51415" calcext:value-type="float">
            <text:p>51415</text:p>
          </table:table-cell>
          <table:table-cell office:value-type="float" office:value="51436" calcext:value-type="float">
            <text:p>51436</text:p>
          </table:table-cell>
          <table:table-cell office:value-type="string" calcext:value-type="string">
            <text:p>Maland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9850.925</text:p>
          </table:table-cell>
          <table:table-cell office:value-type="string" calcext:value-type="string">
            <text:p>2430566.1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3/11/2004</text:p>
          </table:table-cell>
          <table:table-cell/>
          <table:table-cell office:value-type="string" calcext:value-type="string">
            <text:p>Quadra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Grand Maison</text:p>
          </table:table-cell>
          <table:table-cell table:number-columns-repeated="2"/>
          <table:table-cell office:value-type="string" calcext:value-type="string">
            <text:p>Sainte Genevi�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304441.109</text:p>
          </table:table-cell>
          <table:table-cell office:value-type="string" calcext:value-type="string">
            <text:p>1646745.212</text:p>
          </table:table-cell>
          <table:table-cell table:number-columns-repeated="2"/>
          <table:table-cell office:value-type="float" office:value="1.375" calcext:value-type="float">
            <text:p>1,375</text:p>
          </table:table-cell>
          <table:table-cell office:value-type="float" office:value="0.275" calcext:value-type="float">
            <text:p>0,27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 275</text:p>
          </table:table-cell>
          <table:table-cell office:value-type="string" calcext:value-type="string">
            <text:p>01/02/2008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int-Maxent, Doudelainville, Fresne-Tilloloy</text:p>
          </table:table-cell>
          <table:table-cell office:value-type="float" office:value="80251" calcext:value-type="float">
            <text:p>80251</text:p>
          </table:table-cell>
          <table:table-cell/>
          <table:table-cell office:value-type="string" calcext:value-type="string">
            <text:p>Fonds de Fres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7682.0000</text:p>
          </table:table-cell>
          <table:table-cell office:value-type="string" calcext:value-type="string">
            <text:p>2555413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7/12/2005</text:p>
          </table:table-cell>
          <table:table-cell table:number-columns-repeated="2"/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3"/>
          <table:table-cell office:value-type="string" calcext:value-type="string">
            <text:p>01/01/2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AZOCHES-LES-GALLERANDES</text:p>
          </table:table-cell>
          <table:table-cell office:value-type="float" office:value="45025" calcext:value-type="float">
            <text:p>45025</text:p>
          </table:table-cell>
          <table:table-cell/>
          <table:table-cell office:value-type="string" calcext:value-type="string">
            <text:p>De la Bri�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200.3117</text:p>
          </table:table-cell>
          <table:table-cell office:value-type="string" calcext:value-type="string">
            <text:p>2349736.26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CAP</text:p>
          </table:table-cell>
          <table:table-cell table:style-name="ce1" office:value-type="string" calcext:value-type="string">
            <text:p>06/06/2008</text:p>
          </table:table-cell>
          <table:table-cell/>
          <table:table-cell office:value-type="string" calcext:value-type="string">
            <text:p>Eole45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6/2008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YRELEVADE</text:p>
          </table:table-cell>
          <table:table-cell office:value-type="float" office:value="19164" calcext:value-type="float">
            <text:p>19164</text:p>
          </table:table-cell>
          <table:table-cell/>
          <table:table-cell office:value-type="string" calcext:value-type="string">
            <text:p>Peyrelev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7698.6633</text:p>
          </table:table-cell>
          <table:table-cell office:value-type="string" calcext:value-type="string">
            <text:p>2084326.01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1.5 sL</text:p>
          </table:table-cell>
          <table:table-cell office:value-type="string" calcext:value-type="string">
            <text:p>01/01/2005</text:p>
          </table:table-cell>
          <table:table-cell office:value-type="float" office:value="85" calcext:value-type="float">
            <text:p>85</text:p>
          </table:table-cell>
          <table:table-cell office:value-type="float" office:value="70.5" calcext:value-type="float">
            <text:p>70,5</text:p>
          </table:table-cell>
          <table:table-cell office:value-type="float" office:value="22" calcext:value-type="float">
            <text:p>2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a Haie Traversaine - Oisseau</text:p>
          </table:table-cell>
          <table:table-cell office:value-type="float" office:value="53111" calcext:value-type="float">
            <text:p>53111</text:p>
          </table:table-cell>
          <table:table-cell/>
          <table:table-cell office:value-type="string" calcext:value-type="string">
            <text:p>La Haie Traversaine et Oiss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0250.0000</text:p>
          </table:table-cell>
          <table:table-cell office:value-type="string" calcext:value-type="string">
            <text:p>2377150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SB00</text:p>
          </table:table-cell>
          <table:table-cell office:value-type="string" calcext:value-type="string">
            <text:p>VSB E.N.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3/200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uguin</text:p>
          </table:table-cell>
          <table:table-cell office:value-type="float" office:value="29196" calcext:value-type="float">
            <text:p>29196</text:p>
          </table:table-cell>
          <table:table-cell/>
          <table:table-cell office:value-type="string" calcext:value-type="string">
            <text:p>Plougu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584.8000</text:p>
          </table:table-cell>
          <table:table-cell office:value-type="string" calcext:value-type="string">
            <text:p>2415200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4/08/2004</text:p>
          </table:table-cell>
          <table:table-cell office:value-type="string" calcext:value-type="string">
            <text:p>JUWI0</text:p>
          </table:table-cell>
          <table:table-cell office:value-type="string" calcext:value-type="string">
            <text:p>JUW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</text:p>
          </table:table-cell>
          <table:table-cell office:value-type="string" calcext:value-type="string">
            <text:p>01/09/200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r</text:p>
          </table:table-cell>
          <table:table-cell office:value-type="float" office:value="50200" calcext:value-type="float">
            <text:p>50200</text:p>
          </table:table-cell>
          <table:table-cell/>
          <table:table-cell office:value-type="string" calcext:value-type="string">
            <text:p>Ger - Le T�l�grap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8298.0000</text:p>
          </table:table-cell>
          <table:table-cell office:value-type="string" calcext:value-type="string">
            <text:p>2415650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UWI0</text:p>
          </table:table-cell>
          <table:table-cell office:value-type="string" calcext:value-type="string">
            <text:p>JUW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1/2011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LLEMEUX-SUR-EURE,Boullay-Thierry</text:p>
          </table:table-cell>
          <table:table-cell office:value-type="float" office:value="28415" calcext:value-type="float">
            <text:p>28415</text:p>
          </table:table-cell>
          <table:table-cell office:value-type="float" office:value="28055" calcext:value-type="float">
            <text:p>28055</text:p>
          </table:table-cell>
          <table:table-cell office:value-type="string" calcext:value-type="string">
            <text:p>Chemin de Tule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3381.0290</text:p>
          </table:table-cell>
          <table:table-cell office:value-type="string" calcext:value-type="string">
            <text:p>2408255.51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7/10/2006</text:p>
          </table:table-cell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</text:p>
          </table:table-cell>
          <table:table-cell office:value-type="string" calcext:value-type="string">
            <text:p>26/03/200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anneville-es-Plains</text:p>
          </table:table-cell>
          <table:table-cell office:value-type="float" office:value="76407" calcext:value-type="float">
            <text:p>76407</text:p>
          </table:table-cell>
          <table:table-cell/>
          <table:table-cell office:value-type="string" calcext:value-type="string">
            <text:p>Manne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6289.0000</text:p>
          </table:table-cell>
          <table:table-cell office:value-type="string" calcext:value-type="string">
            <text:p>2542059.0000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11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oulay-Moselle</text:p>
          </table:table-cell>
          <table:table-cell office:value-type="float" office:value="57097" calcext:value-type="float">
            <text:p>57097</text:p>
          </table:table-cell>
          <table:table-cell/>
          <table:table-cell office:value-type="string" calcext:value-type="string">
            <text:p>Moulins de Bou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5339.8250</text:p>
          </table:table-cell>
          <table:table-cell office:value-type="string" calcext:value-type="string">
            <text:p>2472542.30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0/08/2007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ourgancon, Salon</text:p>
          </table:table-cell>
          <table:table-cell office:value-type="float" office:value="51276" calcext:value-type="float">
            <text:p>51276</text:p>
          </table:table-cell>
          <table:table-cell/>
          <table:table-cell office:value-type="string" calcext:value-type="string">
            <text:p>Mont de Bezard 1 (La Grande Cot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4636.896</text:p>
          </table:table-cell>
          <table:table-cell office:value-type="string" calcext:value-type="string">
            <text:p>2408100.5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gney, Repaix,Foulcrey, Richeval</text:p>
          </table:table-cell>
          <table:table-cell office:value-type="float" office:value="57229" calcext:value-type="float">
            <text:p>57229</text:p>
          </table:table-cell>
          <table:table-cell office:value-type="float" office:value="57583" calcext:value-type="float">
            <text:p>57583</text:p>
          </table:table-cell>
          <table:table-cell office:value-type="string" calcext:value-type="string">
            <text:p>Le Haut des ailes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4114.687</text:p>
          </table:table-cell>
          <table:table-cell office:value-type="string" calcext:value-type="string">
            <text:p>2413243.9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11/200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S-EN-BASSIGNY</text:p>
          </table:table-cell>
          <table:table-cell office:value-type="float" office:value="52248" calcext:value-type="float">
            <text:p>52248</text:p>
          </table:table-cell>
          <table:table-cell/>
          <table:table-cell office:value-type="string" calcext:value-type="string">
            <text:p>Bassig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3764.7150</text:p>
          </table:table-cell>
          <table:table-cell office:value-type="string" calcext:value-type="string">
            <text:p>2340258.36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0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uzunet</text:p>
          </table:table-cell>
          <table:table-cell office:value-type="float" office:value="22245" calcext:value-type="float">
            <text:p>22245</text:p>
          </table:table-cell>
          <table:table-cell/>
          <table:table-cell office:value-type="string" calcext:value-type="string">
            <text:p>Pluzu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2144.66666667</text:p>
          </table:table-cell>
          <table:table-cell office:value-type="string" calcext:value-type="string">
            <text:p>2418917.3333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3/04/2006</text:p>
          </table:table-cell>
          <table:table-cell/>
          <table:table-cell office:value-type="string" calcext:value-type="string">
            <text:p>Ouest Energies Nouvel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5/200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snon, Lhuitre</text:p>
          </table:table-cell>
          <table:table-cell office:value-type="float" office:value="10195" calcext:value-type="float">
            <text:p>10195</text:p>
          </table:table-cell>
          <table:table-cell/>
          <table:table-cell office:value-type="string" calcext:value-type="string">
            <text:p>Lhui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8557.39166667</text:p>
          </table:table-cell>
          <table:table-cell office:value-type="string" calcext:value-type="string">
            <text:p>2398571.57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2/2010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mont</text:p>
          </table:table-cell>
          <table:table-cell office:value-type="float" office:value="55446" calcext:value-type="float">
            <text:p>55446</text:p>
          </table:table-cell>
          <table:table-cell/>
          <table:table-cell office:value-type="string" calcext:value-type="string">
            <text:p>MSE BEAU REG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5102.0000</text:p>
          </table:table-cell>
          <table:table-cell office:value-type="string" calcext:value-type="string">
            <text:p>2429181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7/07/2006</text:p>
          </table:table-cell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10/200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xac-Cabard�s</text:p>
          </table:table-cell>
          <table:table-cell office:value-type="float" office:value="11115" calcext:value-type="float">
            <text:p>11115</text:p>
          </table:table-cell>
          <table:table-cell/>
          <table:table-cell office:value-type="string" calcext:value-type="string">
            <text:p>Cuxac-Cabard�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030.650</text:p>
          </table:table-cell>
          <table:table-cell office:value-type="string" calcext:value-type="string">
            <text:p>1818268.36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3.36666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1/200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el des Corbi�res</text:p>
          </table:table-cell>
          <table:table-cell office:value-type="float" office:value="11295" calcext:value-type="float">
            <text:p>11295</text:p>
          </table:table-cell>
          <table:table-cell/>
          <table:table-cell office:value-type="string" calcext:value-type="string">
            <text:p>Plan du Pal (Lastours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5897.199</text:p>
          </table:table-cell>
          <table:table-cell office:value-type="string" calcext:value-type="string">
            <text:p>1779040.142</text:p>
          </table:table-cell>
          <table:table-cell office:value-type="string" calcext:value-type="string">
            <text:p>43.01404</text:p>
          </table:table-cell>
          <table:table-cell office:value-type="string" calcext:value-type="string">
            <text:p>2.53119</text:p>
          </table:table-cell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9</text:p>
          </table:table-cell>
          <table:table-cell/>
          <table:table-cell office:value-type="string" calcext:value-type="string">
            <text:p>Quadra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3/2010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rgn�s</text:p>
          </table:table-cell>
          <table:table-cell office:value-type="float" office:value="81153" calcext:value-type="float">
            <text:p>81153</text:p>
          </table:table-cell>
          <table:table-cell/>
          <table:table-cell office:value-type="string" calcext:value-type="string">
            <text:p>Puech Co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284.78416667</text:p>
          </table:table-cell>
          <table:table-cell office:value-type="string" calcext:value-type="string">
            <text:p>1851742.4806667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4/09/2007</text:p>
          </table:table-cell>
          <table:table-cell office:value-type="string" calcext:value-type="string">
            <text:p>VALEC</text:p>
          </table:table-cell>
          <table:table-cell office:value-type="string" calcext:value-type="string">
            <text:p>ValeCo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0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hon,M�n�ac</text:p>
          </table:table-cell>
          <table:table-cell office:value-type="float" office:value="56134" calcext:value-type="float">
            <text:p>56134</text:p>
          </table:table-cell>
          <table:table-cell/>
          <table:table-cell office:value-type="string" calcext:value-type="string">
            <text:p>La Butte des Fr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469.4</text:p>
          </table:table-cell>
          <table:table-cell office:value-type="float" office:value="2355157" calcext:value-type="float">
            <text:p>235515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1/04/2006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7/2006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 Chauss�e-sur-Marne</text:p>
          </table:table-cell>
          <table:table-cell office:value-type="float" office:value="51141" calcext:value-type="float">
            <text:p>51141</text:p>
          </table:table-cell>
          <table:table-cell/>
          <table:table-cell office:value-type="string" calcext:value-type="string">
            <text:p>La Cote de l'Arbre l'Estr�e</text:p>
          </table:table-cell>
          <table:table-cell office:value-type="float" office:value="1" calcext:value-type="float">
            <text:p>1</text:p>
          </table:table-cell>
          <table:table-cell office:value-type="float" office:value="760484" calcext:value-type="float">
            <text:p>760484</text:p>
          </table:table-cell>
          <table:table-cell office:value-type="float" office:value="2428900" calcext:value-type="float">
            <text:p>2428900</text:p>
          </table:table-cell>
          <table:table-cell table:number-columns-repeated="2"/>
          <table:table-cell office:value-type="float" office:value="4.2" calcext:value-type="float">
            <text:p>4,2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7/01/2010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Le Vauclin</text:p>
          </table:table-cell>
          <table:table-cell table:number-columns-repeated="2"/>
          <table:table-cell office:value-type="string" calcext:value-type="string">
            <text:p>Morne Carr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424828.813</text:p>
          </table:table-cell>
          <table:table-cell office:value-type="string" calcext:value-type="string">
            <text:p>1429200.853</text:p>
          </table:table-cell>
          <table:table-cell office:value-type="string" calcext:value-type="string">
            <text:p>14.30452</text:p>
          </table:table-cell>
          <table:table-cell office:value-type="string" calcext:value-type="string">
            <text:p>60.50503</text:p>
          </table:table-cell>
          <table:table-cell office:value-type="float" office:value="1.1" calcext:value-type="float">
            <text:p>1,1</text:p>
          </table:table-cell>
          <table:table-cell office:value-type="float" office:value="0.275" calcext:value-type="float">
            <text:p>0,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2005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</text:p>
          </table:table-cell>
          <table:table-cell office:value-type="string" calcext:value-type="string">
            <text:p>01/01/200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hons Herleville</text:p>
          </table:table-cell>
          <table:table-cell office:value-type="float" office:value="80781" calcext:value-type="float">
            <text:p>80781</text:p>
          </table:table-cell>
          <table:table-cell/>
          <table:table-cell office:value-type="string" calcext:value-type="string">
            <text:p>Petit Ar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6175.57</text:p>
          </table:table-cell>
          <table:table-cell office:value-type="string" calcext:value-type="string">
            <text:p>2539337.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0/07/2006</text:p>
          </table:table-cell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1/200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int-Jean-Lachalm</text:p>
          </table:table-cell>
          <table:table-cell office:value-type="float" office:value="43198" calcext:value-type="float">
            <text:p>43198</text:p>
          </table:table-cell>
          <table:table-cell/>
          <table:table-cell office:value-type="string" calcext:value-type="string">
            <text:p>Saint-Jean-Lachalm 1</text:p>
          </table:table-cell>
          <table:table-cell office:value-type="float" office:value="1" calcext:value-type="float">
            <text:p>1</text:p>
          </table:table-cell>
          <table:table-cell office:value-type="float" office:value="710674" calcext:value-type="float">
            <text:p>710674</text:p>
          </table:table-cell>
          <table:table-cell office:value-type="float" office:value="1997000" calcext:value-type="float">
            <text:p>1997000</text:p>
          </table:table-cell>
          <table:table-cell office:value-type="string" calcext:value-type="string">
            <text:p>44.57394</text:p>
          </table:table-cell>
          <table:table-cell office:value-type="string" calcext:value-type="string">
            <text:p>3.4432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8</text:p>
          </table:table-cell>
          <table:table-cell table:number-columns-repeated="2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0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int Coulitz</text:p>
          </table:table-cell>
          <table:table-cell office:value-type="float" office:value="29243" calcext:value-type="float">
            <text:p>29243</text:p>
          </table:table-cell>
          <table:table-cell/>
          <table:table-cell office:value-type="string" calcext:value-type="string">
            <text:p>Saint Couli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069.7953</text:p>
          </table:table-cell>
          <table:table-cell office:value-type="string" calcext:value-type="string">
            <text:p>2372408.51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000</text:p>
          </table:table-cell>
          <table:table-cell office:value-type="string" calcext:value-type="string">
            <text:p>01/01/2009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usseray, Paizay le Tort</text:p>
          </table:table-cell>
          <table:table-cell office:value-type="float" office:value="79199" calcext:value-type="float">
            <text:p>79199</text:p>
          </table:table-cell>
          <table:table-cell/>
          <table:table-cell office:value-type="string" calcext:value-type="string">
            <text:p>Parc de la Tourette</text:p>
          </table:table-cell>
          <table:table-cell office:value-type="float" office:value="1" calcext:value-type="float">
            <text:p>1</text:p>
          </table:table-cell>
          <table:table-cell office:value-type="float" office:value="406868" calcext:value-type="float">
            <text:p>406868</text:p>
          </table:table-cell>
          <table:table-cell office:value-type="float" office:value="2131976" calcext:value-type="float">
            <text:p>213197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olis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3D Energie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9/12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es Alleuds, Gournay-Loize</text:p>
          </table:table-cell>
          <table:table-cell office:value-type="float" office:value="79136" calcext:value-type="float">
            <text:p>79136</text:p>
          </table:table-cell>
          <table:table-cell office:value-type="float" office:value="79006" calcext:value-type="float">
            <text:p>79006</text:p>
          </table:table-cell>
          <table:table-cell office:value-type="string" calcext:value-type="string">
            <text:p>Parc des Raffauds</text:p>
          </table:table-cell>
          <table:table-cell office:value-type="float" office:value="1" calcext:value-type="float">
            <text:p>1</text:p>
          </table:table-cell>
          <table:table-cell office:value-type="float" office:value="415621" calcext:value-type="float">
            <text:p>415621</text:p>
          </table:table-cell>
          <table:table-cell office:value-type="float" office:value="2130456" calcext:value-type="float">
            <text:p>213045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olis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3D Energie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9/12/201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ussas</text:p>
          </table:table-cell>
          <table:table-cell office:value-type="float" office:value="26284" calcext:value-type="float">
            <text:p>26284</text:p>
          </table:table-cell>
          <table:table-cell/>
          <table:table-cell office:value-type="string" calcext:value-type="string">
            <text:p>Roussas - Cla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6249.005</text:p>
          </table:table-cell>
          <table:table-cell office:value-type="string" calcext:value-type="string">
            <text:p>1939992.35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4.4333</text:p>
          </table:table-cell>
          <table:table-cell office:value-type="float" office:value="10.5" calcext:value-type="float">
            <text:p>10,5</text:p>
          </table:table-cell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66 1750</text:p>
          </table:table-cell>
          <table:table-cell office:value-type="string" calcext:value-type="string">
            <text:p>01/01/200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La D�sirade</text:p>
          </table:table-cell>
          <table:table-cell table:number-columns-repeated="2"/>
          <table:table-cell office:value-type="string" calcext:value-type="string">
            <text:p>Plateau de la Mont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281242.936</text:p>
          </table:table-cell>
          <table:table-cell office:value-type="string" calcext:value-type="string">
            <text:p>1604747.299</text:p>
          </table:table-cell>
          <table:table-cell office:value-type="string" calcext:value-type="string">
            <text:p>16.20045</text:p>
          </table:table-cell>
          <table:table-cell office:value-type="string" calcext:value-type="string">
            <text:p>61.01256</text:p>
          </table:table-cell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2001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15</text:p>
          </table:table-cell>
          <table:table-cell office:value-type="string" calcext:value-type="string">
            <text:p>01/06/2000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brespine</text:p>
          </table:table-cell>
          <table:table-cell office:value-type="float" office:value="11056" calcext:value-type="float">
            <text:p>11056</text:p>
          </table:table-cell>
          <table:table-cell/>
          <table:table-cell office:value-type="string" calcext:value-type="string">
            <text:p>Haut Cabard�s - Cabresp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343.335</text:p>
          </table:table-cell>
          <table:table-cell office:value-type="string" calcext:value-type="string">
            <text:p>1820626.123</text:p>
          </table:table-cell>
          <table:table-cell office:value-type="string" calcext:value-type="string">
            <text:p>2.4517</text:p>
          </table:table-cell>
          <table:table-cell office:value-type="string" calcext:value-type="string">
            <text:p>43.3878</text:p>
          </table:table-cell>
          <table:table-cell office:value-type="float" office:value="10.4" calcext:value-type="float">
            <text:p>10,4</text:p>
          </table:table-cell>
          <table:table-cell office:value-type="float" office:value="1.3" calcext:value-type="float">
            <text:p>1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 -1.3 -62</text:p>
          </table:table-cell>
          <table:table-cell office:value-type="string" calcext:value-type="string">
            <text:p>01/12/200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ambes, Vervant</text:p>
          </table:table-cell>
          <table:table-cell office:value-type="float" office:value="16423" calcext:value-type="float">
            <text:p>16423</text:p>
          </table:table-cell>
          <table:table-cell/>
          <table:table-cell office:value-type="string" calcext:value-type="string">
            <text:p>Xamb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7712.0000</text:p>
          </table:table-cell>
          <table:table-cell office:value-type="string" calcext:value-type="string">
            <text:p>2093060.25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4/01/200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gney</text:p>
          </table:table-cell>
          <table:table-cell office:value-type="float" office:value="54271" calcext:value-type="float">
            <text:p>54271</text:p>
          </table:table-cell>
          <table:table-cell/>
          <table:table-cell office:value-type="string" calcext:value-type="string">
            <text:p>Le Haut des ailes - Haut des Gr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0380.393</text:p>
          </table:table-cell>
          <table:table-cell office:value-type="string" calcext:value-type="string">
            <text:p>2411450.98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9/2005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ueschart</text:p>
          </table:table-cell>
          <table:table-cell office:value-type="float" office:value="80396" calcext:value-type="float">
            <text:p>80396</text:p>
          </table:table-cell>
          <table:table-cell/>
          <table:table-cell office:value-type="string" calcext:value-type="string">
            <text:p>Le Nouvion- Saint Riqu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4493.80736364</text:p>
          </table:table-cell>
          <table:table-cell office:value-type="string" calcext:value-type="string">
            <text:p>2583277.90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300</text:p>
          </table:table-cell>
          <table:table-cell office:value-type="string" calcext:value-type="string">
            <text:p>01/01/2010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Mont Dore</text:p>
          </table:table-cell>
          <table:table-cell table:number-columns-repeated="2"/>
          <table:table-cell office:value-type="string" calcext:value-type="string">
            <text:p>Prony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15151.367</text:p>
          </table:table-cell>
          <table:table-cell office:value-type="string" calcext:value-type="string">
            <text:p>15945142.325</text:p>
          </table:table-cell>
          <table:table-cell office:value-type="string" calcext:value-type="string">
            <text:p>22.19156</text:p>
          </table:table-cell>
          <table:table-cell office:value-type="string" calcext:value-type="string">
            <text:p>166.453429</text:p>
          </table:table-cell>
          <table:table-cell office:value-type="float" office:value="4.62" calcext:value-type="float">
            <text:p>4,62</text:p>
          </table:table-cell>
          <table:table-cell office:value-type="float" office:value="0.22" calcext:value-type="float">
            <text:p>0,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EC</text:p>
          </table:table-cell>
          <table:table-cell table:style-name="ce1" office:value-type="string" calcext:value-type="string">
            <text:p>01/01/2004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26</text:p>
          </table:table-cell>
          <table:table-cell office:value-type="string" calcext:value-type="string">
            <text:p>01/12/2003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leugriffet - Cr�din</text:p>
          </table:table-cell>
          <table:table-cell office:value-type="float" office:value="56160" calcext:value-type="float">
            <text:p>56160</text:p>
          </table:table-cell>
          <table:table-cell/>
          <table:table-cell office:value-type="string" calcext:value-type="string">
            <text:p>Eoliennes de La Grande 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400.0000</text:p>
          </table:table-cell>
          <table:table-cell office:value-type="string" calcext:value-type="string">
            <text:p>2346750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SB00</text:p>
          </table:table-cell>
          <table:table-cell office:value-type="string" calcext:value-type="string">
            <text:p>VSB E.N.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5/201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Sainte Suzanne</text:p>
          </table:table-cell>
          <table:table-cell table:number-columns-repeated="2"/>
          <table:table-cell office:value-type="string" calcext:value-type="string">
            <text:p>La Perri�re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55020.972</text:p>
          </table:table-cell>
          <table:table-cell office:value-type="string" calcext:value-type="string">
            <text:p>-3793041.722</text:p>
          </table:table-cell>
          <table:table-cell office:value-type="string" calcext:value-type="string">
            <text:p>20.572932</text:p>
          </table:table-cell>
          <table:table-cell office:value-type="string" calcext:value-type="string">
            <text:p>55.350843</text:p>
          </table:table-cell>
          <table:table-cell office:value-type="float" office:value="3.025" calcext:value-type="float">
            <text:p>3,025</text:p>
          </table:table-cell>
          <table:table-cell office:value-type="float" office:value="0.275" calcext:value-type="float">
            <text:p>0,2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2007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</text:p>
          </table:table-cell>
          <table:table-cell office:value-type="string" calcext:value-type="string">
            <text:p>01/06/2008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Sainte Suzanne</text:p>
          </table:table-cell>
          <table:table-cell table:number-columns-repeated="2"/>
          <table:table-cell office:value-type="string" calcext:value-type="string">
            <text:p>La Perri�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53212.342</text:p>
          </table:table-cell>
          <table:table-cell office:value-type="string" calcext:value-type="string">
            <text:p>-3793047.109</text:p>
          </table:table-cell>
          <table:table-cell office:value-type="string" calcext:value-type="string">
            <text:p>20.572932</text:p>
          </table:table-cell>
          <table:table-cell office:value-type="string" calcext:value-type="string">
            <text:p>55.350843</text:p>
          </table:table-cell>
          <table:table-cell office:value-type="float" office:value="3.3" calcext:value-type="float">
            <text:p>3,3</text:p>
          </table:table-cell>
          <table:table-cell office:value-type="float" office:value="0.275" calcext:value-type="float">
            <text:p>0,2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2007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</text:p>
          </table:table-cell>
          <table:table-cell office:value-type="string" calcext:value-type="string">
            <text:p>01/01/2007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vesnes-en-Bray / Beauvoir-en-Lyons</text:p>
          </table:table-cell>
          <table:table-cell office:value-type="float" office:value="76048" calcext:value-type="float">
            <text:p>76048</text:p>
          </table:table-cell>
          <table:table-cell office:value-type="float" office:value="76067" calcext:value-type="float">
            <text:p>76067</text:p>
          </table:table-cell>
          <table:table-cell office:value-type="string" calcext:value-type="string">
            <text:p>Avesnes et Beauv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9822.0000</text:p>
          </table:table-cell>
          <table:table-cell office:value-type="string" calcext:value-type="string">
            <text:p>2497129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5/201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ux-et-Couffouleux</text:p>
          </table:table-cell>
          <table:table-cell office:value-type="float" office:value="12179" calcext:value-type="float">
            <text:p>12179</text:p>
          </table:table-cell>
          <table:table-cell/>
          <table:table-cell office:value-type="string" calcext:value-type="string">
            <text:p>Aupi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6227.05</text:p>
          </table:table-cell>
          <table:table-cell office:value-type="string" calcext:value-type="string">
            <text:p>1863313.4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4/05/2006</text:p>
          </table:table-cell>
          <table:table-cell table:number-columns-repeated="3"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 250</text:p>
          </table:table-cell>
          <table:table-cell office:value-type="string" calcext:value-type="string">
            <text:p>01/01/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n�ault</text:p>
          </table:table-cell>
          <table:table-cell office:value-type="float" office:value="29044" calcext:value-type="float">
            <text:p>29044</text:p>
          </table:table-cell>
          <table:table-cell/>
          <table:table-cell office:value-type="string" calcext:value-type="string">
            <text:p>Menez-Br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7190.52</text:p>
          </table:table-cell>
          <table:table-cell office:value-type="string" calcext:value-type="string">
            <text:p>2377495.36</text:p>
          </table:table-cell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6/03/2002</text:p>
          </table:table-cell>
          <table:table-cell/>
          <table:table-cell office:value-type="string" calcext:value-type="string">
            <text:p>Nerz An Avel</text:p>
          </table:table-cell>
          <table:table-cell/>
          <table:table-cell office:value-type="string" calcext:value-type="string">
            <text:p>Windmaster</text:p>
          </table:table-cell>
          <table:table-cell table:number-columns-repeated="2"/>
          <table:table-cell office:value-type="string" calcext:value-type="string">
            <text:p>WM28 300</text:p>
          </table:table-cell>
          <table:table-cell office:value-type="string" calcext:value-type="string">
            <text:p>01/04/200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net</text:p>
          </table:table-cell>
          <table:table-cell office:value-type="float" office:value="85020" calcext:value-type="float">
            <text:p>85020</text:p>
          </table:table-cell>
          <table:table-cell/>
          <table:table-cell office:value-type="string" calcext:value-type="string">
            <text:p>Princay (Ben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7968.27</text:p>
          </table:table-cell>
          <table:table-cell office:value-type="string" calcext:value-type="string">
            <text:p>2158190.68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3/12/2006</text:p>
          </table:table-cell>
          <table:table-cell/>
          <table:table-cell office:value-type="string" calcext:value-type="string">
            <text:p>Vend�e Energie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2500</text:p>
          </table:table-cell>
          <table:table-cell office:value-type="string" calcext:value-type="string">
            <text:p>01/01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urdeval-des-bois</text:p>
          </table:table-cell>
          <table:table-cell office:value-type="float" office:value="50583" calcext:value-type="float">
            <text:p>50583</text:p>
          </table:table-cell>
          <table:table-cell/>
          <table:table-cell office:value-type="string" calcext:value-type="string">
            <text:p>Sourdeval</text:p>
          </table:table-cell>
          <table:table-cell office:value-type="float" office:value="1" calcext:value-type="float">
            <text:p>1</text:p>
          </table:table-cell>
          <table:table-cell office:value-type="float" office:value="359066" calcext:value-type="float">
            <text:p>359066</text:p>
          </table:table-cell>
          <table:table-cell office:value-type="float" office:value="2417426" calcext:value-type="float">
            <text:p>241742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olf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000</text:p>
          </table:table-cell>
          <table:table-cell office:value-type="string" calcext:value-type="string">
            <text:p>01/04/2010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onchel sur Canche / Conchy sur Canche</text:p>
          </table:table-cell>
          <table:table-cell office:value-type="float" office:value="62577" calcext:value-type="float">
            <text:p>62577</text:p>
          </table:table-cell>
          <table:table-cell office:value-type="float" office:value="62234" calcext:value-type="float">
            <text:p>62234</text:p>
          </table:table-cell>
          <table:table-cell office:value-type="string" calcext:value-type="string">
            <text:p>Tamb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0000.0000</text:p>
          </table:table-cell>
          <table:table-cell office:value-type="string" calcext:value-type="string">
            <text:p>2589000.0000</text:p>
          </table:table-cell>
          <table:table-cell table:number-columns-repeated="2"/>
          <table:table-cell office:value-type="float" office:value="8.35" calcext:value-type="float">
            <text:p>8,35</text:p>
          </table:table-cell>
          <table:table-cell office:value-type="float" office:value="1.67" calcext:value-type="float">
            <text:p>1,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9/02/2009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80</text:p>
          </table:table-cell>
          <table:table-cell office:value-type="string" calcext:value-type="string">
            <text:p>01/06/200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aucaire</text:p>
          </table:table-cell>
          <table:table-cell office:value-type="float" office:value="30032" calcext:value-type="float">
            <text:p>30032</text:p>
          </table:table-cell>
          <table:table-cell/>
          <table:table-cell office:value-type="string" calcext:value-type="string">
            <text:p>Beauc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5977.69</text:p>
          </table:table-cell>
          <table:table-cell office:value-type="string" calcext:value-type="string">
            <text:p>1867098.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2/2006</text:p>
          </table:table-cell>
          <table:table-cell/>
          <table:table-cell office:value-type="string" calcext:value-type="string">
            <text:p>CNR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0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udalm�zeau</text:p>
          </table:table-cell>
          <table:table-cell office:value-type="float" office:value="29178" calcext:value-type="float">
            <text:p>29178</text:p>
          </table:table-cell>
          <table:table-cell/>
          <table:table-cell office:value-type="string" calcext:value-type="string">
            <text:p>Plourin Ploudalmez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184.27</text:p>
          </table:table-cell>
          <table:table-cell office:value-type="string" calcext:value-type="string">
            <text:p>2414518.18</text:p>
          </table:table-cell>
          <table:table-cell table:number-columns-repeated="2"/>
          <table:table-cell office:value-type="float" office:value="9.1" calcext:value-type="float">
            <text:p>9,1</text:p>
          </table:table-cell>
          <table:table-cell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2/09/2005</text:p>
          </table:table-cell>
          <table:table-cell table:number-columns-repeated="2"/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B62 1300</text:p>
          </table:table-cell>
          <table:table-cell office:value-type="string" calcext:value-type="string">
            <text:p>01/01/200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aucourt-sur-Somme</text:p>
          </table:table-cell>
          <table:table-cell office:value-type="float" office:value="80262" calcext:value-type="float">
            <text:p>80262</text:p>
          </table:table-cell>
          <table:table-cell/>
          <table:table-cell office:value-type="string" calcext:value-type="string">
            <text:p>MONTS BERGERON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950.0000</text:p>
          </table:table-cell>
          <table:table-cell office:value-type="string" calcext:value-type="string">
            <text:p>2564149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c-sur-Orbieu</text:p>
          </table:table-cell>
          <table:table-cell office:value-type="float" office:value="11210" calcext:value-type="float">
            <text:p>11210</text:p>
          </table:table-cell>
          <table:table-cell/>
          <table:table-cell office:value-type="string" calcext:value-type="string">
            <text:p>Luc-sur-Orbi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9652.269</text:p>
          </table:table-cell>
          <table:table-cell office:value-type="string" calcext:value-type="string">
            <text:p>1796750.118</text:p>
          </table:table-cell>
          <table:table-cell office:value-type="string" calcext:value-type="string">
            <text:p>2.82333333333333</text:p>
          </table:table-cell>
          <table:table-cell office:value-type="string" calcext:value-type="string">
            <text:p>43.17222222222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70 2000</text:p>
          </table:table-cell>
          <table:table-cell office:value-type="string" calcext:value-type="string">
            <text:p>01/10/2007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rmay, Pansey, Leurville, Germisay, Aingoulaincourt</text:p>
          </table:table-cell>
          <table:table-cell office:value-type="float" office:value="52218" calcext:value-type="float">
            <text:p>52218</text:p>
          </table:table-cell>
          <table:table-cell office:value-type="float" office:value="52376" calcext:value-type="float">
            <text:p>52376</text:p>
          </table:table-cell>
          <table:table-cell office:value-type="string" calcext:value-type="string">
            <text:p>Les Hauts Pays</text:p>
          </table:table-cell>
          <table:table-cell office:value-type="float" office:value="1" calcext:value-type="float">
            <text:p>1</text:p>
          </table:table-cell>
          <table:table-cell office:value-type="float" office:value="822750" calcext:value-type="float">
            <text:p>822750</text:p>
          </table:table-cell>
          <table:table-cell office:value-type="float" office:value="2381202" calcext:value-type="float">
            <text:p>2381202</text:p>
          </table:table-cell>
          <table:table-cell table:number-columns-repeated="2"/>
          <table:table-cell office:value-type="float" office:value="79.95" calcext:value-type="float">
            <text:p>79,95</text:p>
          </table:table-cell>
          <table:table-cell office:value-type="float" office:value="2.05" calcext:value-type="float">
            <text:p>2,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 2000</text:p>
          </table:table-cell>
          <table:table-cell office:value-type="string" calcext:value-type="string">
            <text:p>15/07/201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UT-CORLAY</text:p>
          </table:table-cell>
          <table:table-cell office:value-type="float" office:value="22074" calcext:value-type="float">
            <text:p>22074</text:p>
          </table:table-cell>
          <table:table-cell/>
          <table:table-cell office:value-type="string" calcext:value-type="string">
            <text:p>Haut-Cor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50.9767</text:p>
          </table:table-cell>
          <table:table-cell office:value-type="string" calcext:value-type="string">
            <text:p>2386944.71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6/06/2005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 64</text:p>
          </table:table-cell>
          <table:table-cell office:value-type="string" calcext:value-type="string">
            <text:p>31/01/200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ycenet-la-Tour, Moudeyres, Bois-des-Barthes</text:p>
          </table:table-cell>
          <table:table-cell office:value-type="float" office:value="43098" calcext:value-type="float">
            <text:p>43098</text:p>
          </table:table-cell>
          <table:table-cell/>
          <table:table-cell office:value-type="string" calcext:value-type="string">
            <text:p>Les Bart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405.874</text:p>
          </table:table-cell>
          <table:table-cell office:value-type="string" calcext:value-type="string">
            <text:p>1994035.645</text:p>
          </table:table-cell>
          <table:table-cell office:value-type="string" calcext:value-type="string">
            <text:p>4.076666</text:p>
          </table:table-cell>
          <table:table-cell office:value-type="string" calcext:value-type="string">
            <text:p>44.9333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1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lzet</text:p>
          </table:table-cell>
          <table:table-cell office:value-type="float" office:value="3268" calcext:value-type="float">
            <text:p>3268</text:p>
          </table:table-cell>
          <table:table-cell/>
          <table:table-cell office:value-type="string" calcext:value-type="string">
            <text:p>Les Diagots</text:p>
          </table:table-cell>
          <table:table-cell office:value-type="float" office:value="1" calcext:value-type="float">
            <text:p>1</text:p>
          </table:table-cell>
          <table:table-cell office:value-type="float" office:value="666168" calcext:value-type="float">
            <text:p>666168</text:p>
          </table:table-cell>
          <table:table-cell office:value-type="float" office:value="2127486" calcext:value-type="float">
            <text:p>2127486</text:p>
          </table:table-cell>
          <table:table-cell table:number-columns-repeated="2"/>
          <table:table-cell table:number-columns-repeated="2"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WinWinD</text:p>
          </table:table-cell>
          <table:table-cell table:number-columns-repeated="2"/>
          <table:table-cell office:value-type="string" calcext:value-type="string">
            <text:p>WWD-1-64</text:p>
          </table:table-cell>
          <table:table-cell office:value-type="string" calcext:value-type="string">
            <text:p>01/03/2007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Sainte Suzanne</text:p>
          </table:table-cell>
          <table:table-cell table:number-columns-repeated="2"/>
          <table:table-cell office:value-type="string" calcext:value-type="string">
            <text:p>La Perri�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52381.525</text:p>
          </table:table-cell>
          <table:table-cell office:value-type="string" calcext:value-type="string">
            <text:p>-3792698.987</text:p>
          </table:table-cell>
          <table:table-cell office:value-type="string" calcext:value-type="string">
            <text:p>20.572932</text:p>
          </table:table-cell>
          <table:table-cell office:value-type="string" calcext:value-type="string">
            <text:p>55.350843</text:p>
          </table:table-cell>
          <table:table-cell office:value-type="float" office:value="3.85" calcext:value-type="float">
            <text:p>3,85</text:p>
          </table:table-cell>
          <table:table-cell office:value-type="float" office:value="0.275" calcext:value-type="float">
            <text:p>0,2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2006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</text:p>
          </table:table-cell>
          <table:table-cell office:value-type="string" calcext:value-type="string">
            <text:p>01/06/2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ango�lan</text:p>
          </table:table-cell>
          <table:table-cell office:value-type="float" office:value="56099" calcext:value-type="float">
            <text:p>56099</text:p>
          </table:table-cell>
          <table:table-cell/>
          <table:table-cell office:value-type="string" calcext:value-type="string">
            <text:p>Lango�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772.49</text:p>
          </table:table-cell>
          <table:table-cell office:value-type="string" calcext:value-type="string">
            <text:p>2363706.71</text:p>
          </table:table-cell>
          <table:table-cell table:number-columns-repeated="2"/>
          <table:table-cell office:value-type="float" office:value="1.8" calcext:value-type="float">
            <text:p>1,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9/2004</text:p>
          </table:table-cell>
          <table:table-cell/>
          <table:table-cell office:value-type="string" calcext:value-type="string">
            <text:p>Theolia</text:p>
          </table:table-cell>
          <table:table-cell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52 900</text:p>
          </table:table-cell>
          <table:table-cell office:value-type="string" calcext:value-type="string">
            <text:p>01/12/2004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melas</text:p>
          </table:table-cell>
          <table:table-cell office:value-type="float" office:value="34016" calcext:value-type="float">
            <text:p>34016</text:p>
          </table:table-cell>
          <table:table-cell/>
          <table:table-cell office:value-type="string" calcext:value-type="string">
            <text:p>Nord Bassin de Thau</text:p>
          </table:table-cell>
          <table:table-cell office:value-type="float" office:value="1" calcext:value-type="float">
            <text:p>1</text:p>
          </table:table-cell>
          <table:table-cell office:value-type="float" office:value="702025" calcext:value-type="float">
            <text:p>702025</text:p>
          </table:table-cell>
          <table:table-cell office:value-type="float" office:value="1845415" calcext:value-type="float">
            <text:p>184541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 2000</text:p>
          </table:table-cell>
          <table:table-cell office:value-type="string" calcext:value-type="string">
            <text:p>01/11/200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stanet-le-Haut</text:p>
          </table:table-cell>
          <table:table-cell office:value-type="float" office:value="34055" calcext:value-type="float">
            <text:p>34055</text:p>
          </table:table-cell>
          <table:table-cell/>
          <table:table-cell office:value-type="string" calcext:value-type="string">
            <text:p>Castanet Le 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172.642</text:p>
          </table:table-cell>
          <table:table-cell office:value-type="string" calcext:value-type="string">
            <text:p>1852078.607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300</text:p>
          </table:table-cell>
          <table:table-cell office:value-type="string" calcext:value-type="string">
            <text:p>01/09/200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ulvaux</text:p>
          </table:table-cell>
          <table:table-cell office:value-type="float" office:value="55472" calcext:value-type="float">
            <text:p>55472</text:p>
          </table:table-cell>
          <table:table-cell/>
          <table:table-cell office:value-type="string" calcext:value-type="string">
            <text:p>Menil la Hor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2938.8614</text:p>
          </table:table-cell>
          <table:table-cell office:value-type="string" calcext:value-type="string">
            <text:p>2416082.4857</text:p>
          </table:table-cell>
          <table:table-cell table:number-columns-repeated="2"/>
          <table:table-cell office:value-type="float" office:value="10.5" calcext:value-type="float">
            <text:p>10,5</text:p>
          </table:table-cell>
          <table:table-cell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D77</text:p>
          </table:table-cell>
          <table:table-cell office:value-type="string" calcext:value-type="string">
            <text:p>01/01/200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ollene</text:p>
          </table:table-cell>
          <table:table-cell office:value-type="float" office:value="84019" calcext:value-type="float">
            <text:p>84019</text:p>
          </table:table-cell>
          <table:table-cell/>
          <table:table-cell office:value-type="string" calcext:value-type="string">
            <text:p>Bol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1951.36</text:p>
          </table:table-cell>
          <table:table-cell office:value-type="string" calcext:value-type="string">
            <text:p>1925799.88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5/03/2009</text:p>
          </table:table-cell>
          <table:table-cell/>
          <table:table-cell office:value-type="string" calcext:value-type="string">
            <text:p>CNR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rbon</text:p>
          </table:table-cell>
          <table:table-cell table:number-columns-repeated="2"/>
          <table:table-cell office:value-type="string" calcext:value-type="string">
            <text:p>So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5058.579</text:p>
          </table:table-cell>
          <table:table-cell office:value-type="string" calcext:value-type="string">
            <text:p>2481952.996</text:p>
          </table:table-cell>
          <table:table-cell office:value-type="string" calcext:value-type="string">
            <text:p>49.32083</text:p>
          </table:table-cell>
          <table:table-cell office:value-type="string" calcext:value-type="string">
            <text:p>4.19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TE</text:p>
          </table:table-cell>
          <table:table-cell table:style-name="ce1" office:value-type="string" calcext:value-type="string">
            <text:p>01/01/2009</text:p>
          </table:table-cell>
          <table:table-cell/>
          <table:table-cell office:value-type="string" calcext:value-type="string">
            <text:p>Quadra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1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 Vincent des Landes, Iss�</text:p>
          </table:table-cell>
          <table:table-cell office:value-type="float" office:value="44193" calcext:value-type="float">
            <text:p>44193</text:p>
          </table:table-cell>
          <table:table-cell/>
          <table:table-cell office:value-type="string" calcext:value-type="string">
            <text:p>Parc de La Renardi�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652.5</text:p>
          </table:table-cell>
          <table:table-cell office:value-type="string" calcext:value-type="string">
            <text:p>2302739.99</text:p>
          </table:table-cell>
          <table:table-cell office:value-type="string" calcext:value-type="string">
            <text:p>-1.425182425</text:p>
          </table:table-cell>
          <table:table-cell office:value-type="string" calcext:value-type="string">
            <text:p>50.19467765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4/12/2009</text:p>
          </table:table-cell>
          <table:table-cell/>
          <table:table-cell office:value-type="string" calcext:value-type="string">
            <text:p>Quadra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1/2009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anault le Ch�tel</text:p>
          </table:table-cell>
          <table:table-cell office:value-type="float" office:value="51589" calcext:value-type="float">
            <text:p>51589</text:p>
          </table:table-cell>
          <table:table-cell/>
          <table:table-cell office:value-type="string" calcext:value-type="string">
            <text:p>Vanault le Ch�tel</text:p>
          </table:table-cell>
          <table:table-cell office:value-type="float" office:value="1" calcext:value-type="float">
            <text:p>1</text:p>
          </table:table-cell>
          <table:table-cell office:value-type="float" office:value="775020" calcext:value-type="float">
            <text:p>775020</text:p>
          </table:table-cell>
          <table:table-cell office:value-type="float" office:value="2432289" calcext:value-type="float">
            <text:p>2432289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0.85" calcext:value-type="float">
            <text:p>0,8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8</text:p>
          </table:table-cell>
          <table:table-cell office:value-type="string" calcext:value-type="string">
            <text:p>01/01/2007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lly</text:p>
          </table:table-cell>
          <table:table-cell office:value-type="float" office:value="14549" calcext:value-type="float">
            <text:p>14549</text:p>
          </table:table-cell>
          <table:table-cell/>
          <table:table-cell office:value-type="string" calcext:value-type="string">
            <text:p>Eoliennes de Ru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7000.0000</text:p>
          </table:table-cell>
          <table:table-cell office:value-type="string" calcext:value-type="string">
            <text:p>2429600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SB00</text:p>
          </table:table-cell>
          <table:table-cell office:value-type="string" calcext:value-type="string">
            <text:p>VSB E.N.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2/20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llotte St Seine, Turcey, Bligny-le-Sec, St Martin du Mont</text:p>
          </table:table-cell>
          <table:table-cell office:value-type="float" office:value="21705" calcext:value-type="float">
            <text:p>21705</text:p>
          </table:table-cell>
          <table:table-cell/>
          <table:table-cell office:value-type="string" calcext:value-type="string">
            <text:p>Pays de Saint-Se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8131.531</text:p>
          </table:table-cell>
          <table:table-cell office:value-type="string" calcext:value-type="string">
            <text:p>2252239.178</text:p>
          </table:table-cell>
          <table:table-cell office:value-type="string" calcext:value-type="string">
            <text:p>4.4259</text:p>
          </table:table-cell>
          <table:table-cell office:value-type="string" calcext:value-type="string">
            <text:p>47.25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 2000</text:p>
          </table:table-cell>
          <table:table-cell office:value-type="string" calcext:value-type="string">
            <text:p>01/01/200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Le Souffleur</text:p>
          </table:table-cell>
          <table:table-cell table:number-columns-repeated="2"/>
          <table:table-cell office:value-type="string" calcext:value-type="string">
            <text:p>Le Souffl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277937.945</text:p>
          </table:table-cell>
          <table:table-cell office:value-type="string" calcext:value-type="string">
            <text:p>1603145.219</text:p>
          </table:table-cell>
          <table:table-cell table:number-columns-repeated="2"/>
          <table:table-cell office:value-type="float" office:value="1.38" calcext:value-type="float">
            <text:p>1,38</text:p>
          </table:table-cell>
          <table:table-cell office:value-type="float" office:value="0.28" calcext:value-type="float">
            <text:p>0,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table:number-columns-repeated="5"/>
          <table:table-cell office:value-type="string" calcext:value-type="string">
            <text:p>01/01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goar, Kerpert</text:p>
          </table:table-cell>
          <table:table-cell office:value-type="float" office:value="22139" calcext:value-type="float">
            <text:p>22139</text:p>
          </table:table-cell>
          <table:table-cell/>
          <table:table-cell office:value-type="string" calcext:value-type="string">
            <text:p>MAGOAR/Coat-Piq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044.5400</text:p>
          </table:table-cell>
          <table:table-cell office:value-type="string" calcext:value-type="string">
            <text:p>2392418.4600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8 800</text:p>
          </table:table-cell>
          <table:table-cell office:value-type="string" calcext:value-type="string">
            <text:p>04/01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aufou</text:p>
          </table:table-cell>
          <table:table-cell office:value-type="float" office:value="85015" calcext:value-type="float">
            <text:p>85015</text:p>
          </table:table-cell>
          <table:table-cell/>
          <table:table-cell office:value-type="string" calcext:value-type="string">
            <text:p>Beauf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3575.61</text:p>
          </table:table-cell>
          <table:table-cell office:value-type="string" calcext:value-type="string">
            <text:p>2208747.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12/2007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ulangy</text:p>
          </table:table-cell>
          <table:table-cell office:value-type="float" office:value="14677" calcext:value-type="float">
            <text:p>14677</text:p>
          </table:table-cell>
          <table:table-cell/>
          <table:table-cell office:value-type="string" calcext:value-type="string">
            <text:p>Falaise / Soulan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610.0000</text:p>
          </table:table-cell>
          <table:table-cell office:value-type="string" calcext:value-type="string">
            <text:p>2442020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SOL</text:p>
          </table:table-cell>
          <table:table-cell office:value-type="string" calcext:value-type="string">
            <text:p>GreenSolv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1/200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auchamps, Gamaches</text:p>
          </table:table-cell>
          <table:table-cell office:value-type="float" office:value="80063" calcext:value-type="float">
            <text:p>80063</text:p>
          </table:table-cell>
          <table:table-cell/>
          <table:table-cell office:value-type="string" calcext:value-type="string">
            <text:p>Le Champ des Soeurettes/Gamaches</text:p>
          </table:table-cell>
          <table:table-cell office:value-type="float" office:value="1" calcext:value-type="float">
            <text:p>1</text:p>
          </table:table-cell>
          <table:table-cell office:value-type="float" office:value="542701" calcext:value-type="float">
            <text:p>542701</text:p>
          </table:table-cell>
          <table:table-cell office:value-type="float" office:value="2557497" calcext:value-type="float">
            <text:p>255749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9</text:p>
          </table:table-cell>
          <table:table-cell/>
          <table:table-cell office:value-type="string" calcext:value-type="string">
            <text:p>NG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09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sches</text:p>
          </table:table-cell>
          <table:table-cell office:value-type="float" office:value="55395" calcext:value-type="float">
            <text:p>55395</text:p>
          </table:table-cell>
          <table:table-cell/>
          <table:table-cell office:value-type="string" calcext:value-type="string">
            <text:p>La Haie Joly</text:p>
          </table:table-cell>
          <table:table-cell office:value-type="float" office:value="1" calcext:value-type="float">
            <text:p>1</text:p>
          </table:table-cell>
          <table:table-cell office:value-type="float" office:value="813334" calcext:value-type="float">
            <text:p>813334</text:p>
          </table:table-cell>
          <table:table-cell office:value-type="float" office:value="2453883" calcext:value-type="float">
            <text:p>245388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30/06/2005</text:p>
          </table:table-cell>
          <table:table-cell/>
          <table:table-cell office:value-type="string" calcext:value-type="string">
            <text:p>Iberdol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1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 Garnache, Froidfond</text:p>
          </table:table-cell>
          <table:table-cell office:value-type="float" office:value="85095" calcext:value-type="float">
            <text:p>85095</text:p>
          </table:table-cell>
          <table:table-cell office:value-type="float" office:value="85096" calcext:value-type="float">
            <text:p>85096</text:p>
          </table:table-cell>
          <table:table-cell office:value-type="string" calcext:value-type="string">
            <text:p>L'Espinass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8000.0000</text:p>
          </table:table-cell>
          <table:table-cell office:value-type="string" calcext:value-type="string">
            <text:p>2217000.0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9/2006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0 2000</text:p>
          </table:table-cell>
          <table:table-cell office:value-type="string" calcext:value-type="string">
            <text:p>01/09/200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rinon</text:p>
          </table:table-cell>
          <table:table-cell office:value-type="float" office:value="29045" calcext:value-type="float">
            <text:p>29045</text:p>
          </table:table-cell>
          <table:table-cell/>
          <table:table-cell office:value-type="string" calcext:value-type="string">
            <text:p>Diri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494.68</text:p>
          </table:table-cell>
          <table:table-cell office:value-type="string" calcext:value-type="string">
            <text:p>2398433.25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6/10/2004</text:p>
          </table:table-cell>
          <table:table-cell/>
          <table:table-cell office:value-type="string" calcext:value-type="string">
            <text:p>EDF 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52 850</text:p>
          </table:table-cell>
          <table:table-cell office:value-type="string" calcext:value-type="string">
            <text:p>01/01/200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urin</text:p>
          </table:table-cell>
          <table:table-cell office:value-type="float" office:value="29208" calcext:value-type="float">
            <text:p>29208</text:p>
          </table:table-cell>
          <table:table-cell/>
          <table:table-cell office:value-type="string" calcext:value-type="string">
            <text:p>Plou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350.0000</text:p>
          </table:table-cell>
          <table:table-cell office:value-type="string" calcext:value-type="string">
            <text:p>2413225.0000</text:p>
          </table:table-cell>
          <table:table-cell table:number-columns-repeated="2"/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30/03/2005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2 850</text:p>
          </table:table-cell>
          <table:table-cell office:value-type="string" calcext:value-type="string">
            <text:p>01/11/20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rouchy</text:p>
          </table:table-cell>
          <table:table-cell office:value-type="float" office:value="80144" calcext:value-type="float">
            <text:p>80144</text:p>
          </table:table-cell>
          <table:table-cell/>
          <table:table-cell office:value-type="string" calcext:value-type="string">
            <text:p>Brouchy</text:p>
          </table:table-cell>
          <table:table-cell office:value-type="float" office:value="1" calcext:value-type="float">
            <text:p>1</text:p>
          </table:table-cell>
          <table:table-cell office:value-type="float" office:value="655153" calcext:value-type="float">
            <text:p>655153</text:p>
          </table:table-cell>
          <table:table-cell office:value-type="float" office:value="2524778" calcext:value-type="float">
            <text:p>25247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3"/>
          <table:table-cell office:value-type="string" calcext:value-type="string">
            <text:p>01/0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Petit Canal</text:p>
          </table:table-cell>
          <table:table-cell table:number-columns-repeated="2"/>
          <table:table-cell office:value-type="string" calcext:value-type="string">
            <text:p>Petit Canal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298238.800</text:p>
          </table:table-cell>
          <table:table-cell office:value-type="string" calcext:value-type="string">
            <text:p>1644803.352</text:p>
          </table:table-cell>
          <table:table-cell office:value-type="string" calcext:value-type="string">
            <text:p>-61.401</text:p>
          </table:table-cell>
          <table:table-cell office:value-type="string" calcext:value-type="string">
            <text:p>16.429</text:p>
          </table:table-cell>
          <table:table-cell office:value-type="float" office:value="1.54" calcext:value-type="float">
            <text:p>1,54</text:p>
          </table:table-cell>
          <table:table-cell office:value-type="float" office:value="0.22" calcext:value-type="float">
            <text:p>0,22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26</text:p>
          </table:table-cell>
          <table:table-cell office:value-type="string" calcext:value-type="string">
            <text:p>01/04/2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urse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string" calcext:value-type="string">
            <text:p>Bois Lis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304.25</text:p>
          </table:table-cell>
          <table:table-cell office:value-type="string" calcext:value-type="string">
            <text:p>2522398.68</text:p>
          </table:table-cell>
          <table:table-cell table:number-columns-repeated="2"/>
          <table:table-cell office:value-type="float" office:value="4.6" calcext:value-type="float">
            <text:p>4,6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Scan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7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int Servais</text:p>
          </table:table-cell>
          <table:table-cell office:value-type="float" office:value="22328" calcext:value-type="float">
            <text:p>22328</text:p>
          </table:table-cell>
          <table:table-cell/>
          <table:table-cell office:value-type="string" calcext:value-type="string">
            <text:p>Saint Serv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7933.0000</text:p>
          </table:table-cell>
          <table:table-cell office:value-type="string" calcext:value-type="string">
            <text:p>2393612.0000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8 800</text:p>
          </table:table-cell>
          <table:table-cell office:value-type="string" calcext:value-type="string">
            <text:p>01/01/200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ix, Le Gu� de Velluire</text:p>
          </table:table-cell>
          <table:table-cell office:value-type="float" office:value="21711" calcext:value-type="float">
            <text:p>21711</text:p>
          </table:table-cell>
          <table:table-cell/>
          <table:table-cell office:value-type="string" calcext:value-type="string">
            <text:p>Vix - canal de Gargouilleau</text:p>
          </table:table-cell>
          <table:table-cell office:value-type="float" office:value="1" calcext:value-type="float">
            <text:p>1</text:p>
          </table:table-cell>
          <table:table-cell office:value-type="float" office:value="353925" calcext:value-type="float">
            <text:p>353925</text:p>
          </table:table-cell>
          <table:table-cell office:value-type="float" office:value="2156506" calcext:value-type="float">
            <text:p>21565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olfi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 2000</text:p>
          </table:table-cell>
          <table:table-cell office:value-type="string" calcext:value-type="string">
            <text:p>04/01/201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essenneville, Embreville, Aigneville</text:p>
          </table:table-cell>
          <table:table-cell office:value-type="float" office:value="80360" calcext:value-type="float">
            <text:p>80360</text:p>
          </table:table-cell>
          <table:table-cell/>
          <table:table-cell office:value-type="string" calcext:value-type="string">
            <text:p>La Plaine Hocque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4641.0000</text:p>
          </table:table-cell>
          <table:table-cell office:value-type="string" calcext:value-type="string">
            <text:p>2561488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Theolia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01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�ry</text:p>
          </table:table-cell>
          <table:table-cell office:value-type="float" office:value="55207" calcext:value-type="float">
            <text:p>55207</text:p>
          </table:table-cell>
          <table:table-cell/>
          <table:table-cell office:value-type="string" calcext:value-type="string">
            <text:p>G�ry, Erize-Saint-Diz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8010.116</text:p>
          </table:table-cell>
          <table:table-cell office:value-type="string" calcext:value-type="string">
            <text:p>2425803.8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KUO0</text:p>
          </table:table-cell>
          <table:table-cell office:value-type="string" calcext:value-type="string">
            <text:p>Akuo Energy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6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uges</text:p>
          </table:table-cell>
          <table:table-cell office:value-type="float" office:value="62364" calcext:value-type="float">
            <text:p>62364</text:p>
          </table:table-cell>
          <table:table-cell/>
          <table:table-cell office:value-type="string" calcext:value-type="string">
            <text:p>Fru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3442.81678571</text:p>
          </table:table-cell>
          <table:table-cell office:value-type="string" calcext:value-type="string">
            <text:p>2613617.8161286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4/10/2007</text:p>
          </table:table-cell>
          <table:table-cell office:value-type="string" calcext:value-type="string">
            <text:p>OSTWI</text:p>
          </table:table-cell>
          <table:table-cell office:value-type="string" calcext:value-type="string">
            <text:p>OSTWIND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01/2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oon-Plage</text:p>
          </table:table-cell>
          <table:table-cell office:value-type="float" office:value="59359" calcext:value-type="float">
            <text:p>59359</text:p>
          </table:table-cell>
          <table:table-cell/>
          <table:table-cell office:value-type="string" calcext:value-type="string">
            <text:p>Mardyc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1953.01</text:p>
          </table:table-cell>
          <table:table-cell office:value-type="string" calcext:value-type="string">
            <text:p>2667674.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7/2003</text:p>
          </table:table-cell>
          <table:table-cell table:number-columns-repeated="2"/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1/200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gastel St Germain</text:p>
          </table:table-cell>
          <table:table-cell office:value-type="float" office:value="29167" calcext:value-type="float">
            <text:p>29167</text:p>
          </table:table-cell>
          <table:table-cell/>
          <table:table-cell office:value-type="string" calcext:value-type="string">
            <text:p>Eoliennes du vent solaire/Plogastel St ger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700.0000</text:p>
          </table:table-cell>
          <table:table-cell office:value-type="string" calcext:value-type="string">
            <text:p>2351800.0000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SB00</text:p>
          </table:table-cell>
          <table:table-cell office:value-type="string" calcext:value-type="string">
            <text:p>VSB E.N.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300</text:p>
          </table:table-cell>
          <table:table-cell office:value-type="string" calcext:value-type="string">
            <text:p>01/03/201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Capesterre de Marie Galante</text:p>
          </table:table-cell>
          <table:table-cell table:number-columns-repeated="2"/>
          <table:table-cell office:value-type="string" calcext:value-type="string">
            <text:p>Morne Cons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326088.652</text:p>
          </table:table-cell>
          <table:table-cell office:value-type="string" calcext:value-type="string">
            <text:p>1586373.003</text:p>
          </table:table-cell>
          <table:table-cell office:value-type="string" calcext:value-type="string">
            <text:p>15.56455</text:p>
          </table:table-cell>
          <table:table-cell office:value-type="string" calcext:value-type="string">
            <text:p>61.12379</text:p>
          </table:table-cell>
          <table:table-cell office:value-type="float" office:value="1.38" calcext:value-type="float">
            <text:p>1,38</text:p>
          </table:table-cell>
          <table:table-cell office:value-type="float" office:value="0.06" calcext:value-type="float">
            <text:p>0,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2000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15</text:p>
          </table:table-cell>
          <table:table-cell office:value-type="string" calcext:value-type="string">
            <text:p>01/02/2000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by, Arnicourt, Sorbon</text:p>
          </table:table-cell>
          <table:table-cell table:number-columns-repeated="2"/>
          <table:table-cell office:value-type="string" calcext:value-type="string">
            <text:p>Mont de Gerson</text:p>
          </table:table-cell>
          <table:table-cell office:value-type="float" office:value="1" calcext:value-type="float">
            <text:p>1</text:p>
          </table:table-cell>
          <table:table-cell office:value-type="float" office:value="743291" calcext:value-type="float">
            <text:p>743291</text:p>
          </table:table-cell>
          <table:table-cell office:value-type="float" office:value="2504568" calcext:value-type="float">
            <text:p>25045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1/06/201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Voh, Kon�</text:p>
          </table:table-cell>
          <table:table-cell table:number-columns-repeated="2"/>
          <table:table-cell office:value-type="string" calcext:value-type="string">
            <text:p>Kafeat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05133.516</text:p>
          </table:table-cell>
          <table:table-cell office:value-type="string" calcext:value-type="string">
            <text:p>16020289.259</text:p>
          </table:table-cell>
          <table:table-cell office:value-type="string" calcext:value-type="string">
            <text:p>21.020377</text:p>
          </table:table-cell>
          <table:table-cell office:value-type="string" calcext:value-type="string">
            <text:p>164.435341</text:p>
          </table:table-cell>
          <table:table-cell office:value-type="float" office:value="5.5" calcext:value-type="float">
            <text:p>5,5</text:p>
          </table:table-cell>
          <table:table-cell office:value-type="float" office:value="0.275" calcext:value-type="float">
            <text:p>0,2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nercal</text:p>
          </table:table-cell>
          <table:table-cell table:style-name="ce1" office:value-type="string" calcext:value-type="string">
            <text:p>01/01/2006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</text:p>
          </table:table-cell>
          <table:table-cell office:value-type="string" calcext:value-type="string">
            <text:p>01/02/2006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huitre, Dosnon et Grandville</text:p>
          </table:table-cell>
          <table:table-cell office:value-type="float" office:value="10195" calcext:value-type="float">
            <text:p>10195</text:p>
          </table:table-cell>
          <table:table-cell/>
          <table:table-cell office:value-type="string" calcext:value-type="string">
            <text:p>Dosnon Grand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916.4</text:p>
          </table:table-cell>
          <table:table-cell office:value-type="string" calcext:value-type="string">
            <text:p>2399450.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10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Limouzini�re</text:p>
          </table:table-cell>
          <table:table-cell office:value-type="float" office:value="44083" calcext:value-type="float">
            <text:p>44083</text:p>
          </table:table-cell>
          <table:table-cell/>
          <table:table-cell office:value-type="string" calcext:value-type="string">
            <text:p>La Limouzini�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7633.6</text:p>
          </table:table-cell>
          <table:table-cell office:value-type="string" calcext:value-type="string">
            <text:p>2228985.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10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6/2010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n�te</text:p>
          </table:table-cell>
          <table:table-cell office:value-type="float" office:value="17040" calcext:value-type="float">
            <text:p>17040</text:p>
          </table:table-cell>
          <table:table-cell/>
          <table:table-cell office:value-type="string" calcext:value-type="string">
            <text:p>La Ben�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6639.17</text:p>
          </table:table-cell>
          <table:table-cell office:value-type="string" calcext:value-type="string">
            <text:p>2117266.7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5/2010</text:p>
          </table:table-cell>
          <table:table-cell office:value-type="string" calcext:value-type="string">
            <text:p>BAYW</text:p>
          </table:table-cell>
          <table:table-cell office:value-type="string" calcext:value-type="string">
            <text:p>BaYwa R.E.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6/01/20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huec</text:p>
          </table:table-cell>
          <table:table-cell office:value-type="float" office:value="22132" calcext:value-type="float">
            <text:p>22132</text:p>
          </table:table-cell>
          <table:table-cell/>
          <table:table-cell office:value-type="string" calcext:value-type="string">
            <text:p>Calanhel-Lohuec/La Lande du Vieux P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7422.62</text:p>
          </table:table-cell>
          <table:table-cell office:value-type="string" calcext:value-type="string">
            <text:p>2401430.8</text:p>
          </table:table-cell>
          <table:table-cell table:number-columns-repeated="2"/>
          <table:table-cell office:value-type="float" office:value="9.4" calcext:value-type="float">
            <text:p>9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/>
          <table:table-cell office:value-type="string" calcext:value-type="string">
            <text:p>Gamesa</text:p>
          </table:table-cell>
          <table:table-cell/>
          <table:table-cell office:value-type="string" calcext:value-type="string">
            <text:p>EDP Renewables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01/07/2009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eign�</text:p>
          </table:table-cell>
          <table:table-cell office:value-type="float" office:value="49144" calcext:value-type="float">
            <text:p>49144</text:p>
          </table:table-cell>
          <table:table-cell/>
          <table:table-cell office:value-type="string" calcext:value-type="string">
            <text:p>Moulins du Haut Anj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7090.72</text:p>
          </table:table-cell>
          <table:table-cell office:value-type="string" calcext:value-type="string">
            <text:p>2289494.38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1/05/2007</text:p>
          </table:table-cell>
          <table:table-cell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E4</text:p>
          </table:table-cell>
          <table:table-cell office:value-type="string" calcext:value-type="string">
            <text:p>01/05/2007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ernon</text:p>
          </table:table-cell>
          <table:table-cell office:value-type="float" office:value="39086" calcext:value-type="float">
            <text:p>39086</text:p>
          </table:table-cell>
          <table:table-cell/>
          <table:table-cell office:value-type="string" calcext:value-type="string">
            <text:p>Eole Cer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8650.0000</text:p>
          </table:table-cell>
          <table:table-cell office:value-type="string" calcext:value-type="string">
            <text:p>2429201.9727</text:p>
          </table:table-cell>
          <table:table-cell table:number-columns-repeated="2"/>
          <table:table-cell office:value-type="float" office:value="17.5" calcext:value-type="float">
            <text:p>17,5</text:p>
          </table:table-cell>
          <table:table-cell office:value-type="float" office:value="1.59" calcext:value-type="float">
            <text:p>1,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2/200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Mont Dore</text:p>
          </table:table-cell>
          <table:table-cell table:number-columns-repeated="2"/>
          <table:table-cell office:value-type="string" calcext:value-type="string">
            <text:p>Prony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15151.367</text:p>
          </table:table-cell>
          <table:table-cell office:value-type="string" calcext:value-type="string">
            <text:p>15945142.325</text:p>
          </table:table-cell>
          <table:table-cell office:value-type="string" calcext:value-type="string">
            <text:p>22.19156</text:p>
          </table:table-cell>
          <table:table-cell office:value-type="string" calcext:value-type="string">
            <text:p>166.453429</text:p>
          </table:table-cell>
          <table:table-cell office:value-type="float" office:value="2.2" calcext:value-type="float">
            <text:p>2,2</text:p>
          </table:table-cell>
          <table:table-cell office:value-type="float" office:value="0.22" calcext:value-type="float">
            <text:p>0,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EC</text:p>
          </table:table-cell>
          <table:table-cell table:style-name="ce1" office:value-type="string" calcext:value-type="string">
            <text:p>01/01/2003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26</text:p>
          </table:table-cell>
          <table:table-cell office:value-type="string" calcext:value-type="string">
            <text:p>01/01/200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rdyck</text:p>
          </table:table-cell>
          <table:table-cell office:value-type="float" office:value="59248" calcext:value-type="float">
            <text:p>59248</text:p>
          </table:table-cell>
          <table:table-cell/>
          <table:table-cell office:value-type="string" calcext:value-type="string">
            <text:p>Mardyck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942.48</text:p>
          </table:table-cell>
          <table:table-cell office:value-type="string" calcext:value-type="string">
            <text:p>2670784.9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80</text:p>
          </table:table-cell>
          <table:table-cell office:value-type="string" calcext:value-type="string">
            <text:p>01/01/200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mplong</text:p>
          </table:table-cell>
          <table:table-cell office:value-type="float" office:value="34049" calcext:value-type="float">
            <text:p>34049</text:p>
          </table:table-cell>
          <table:table-cell/>
          <table:table-cell office:value-type="string" calcext:value-type="string">
            <text:p>Camplong</text:p>
          </table:table-cell>
          <table:table-cell office:value-type="float" office:value="1" calcext:value-type="float">
            <text:p>1</text:p>
          </table:table-cell>
          <table:table-cell office:value-type="float" office:value="663268" calcext:value-type="float">
            <text:p>663268</text:p>
          </table:table-cell>
          <table:table-cell office:value-type="float" office:value="1852698" calcext:value-type="float">
            <text:p>1852698</text:p>
          </table:table-cell>
          <table:table-cell table:number-columns-repeated="2"/>
          <table:table-cell office:value-type="float" office:value="2.7" calcext:value-type="float">
            <text:p>2,7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ARL Jean Solvai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4 900</text:p>
          </table:table-cell>
          <table:table-cell office:value-type="string" calcext:value-type="string">
            <text:p>01/01/201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ouville</text:p>
          </table:table-cell>
          <table:table-cell office:value-type="float" office:value="80642" calcext:value-type="float">
            <text:p>80642</text:p>
          </table:table-cell>
          <table:table-cell/>
          <table:table-cell office:value-type="string" calcext:value-type="string">
            <text:p>Moulin Prouville</text:p>
          </table:table-cell>
          <table:table-cell office:value-type="float" office:value="1" calcext:value-type="float">
            <text:p>1</text:p>
          </table:table-cell>
          <table:table-cell office:value-type="float" office:value="584743" calcext:value-type="float">
            <text:p>584743</text:p>
          </table:table-cell>
          <table:table-cell office:value-type="float" office:value="2572354" calcext:value-type="float">
            <text:p>25723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3"/>
          <table:table-cell office:value-type="string" calcext:value-type="string">
            <text:p>01/0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iennes</text:p>
          </table:table-cell>
          <table:table-cell office:value-type="float" office:value="62334" calcext:value-type="float">
            <text:p>62334</text:p>
          </table:table-cell>
          <table:table-cell/>
          <table:table-cell office:value-type="string" calcext:value-type="string">
            <text:p>Fien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3974.056</text:p>
          </table:table-cell>
          <table:table-cell office:value-type="string" calcext:value-type="string">
            <text:p>2648360.025</text:p>
          </table:table-cell>
          <table:table-cell office:value-type="string" calcext:value-type="string">
            <text:p>1.826389</text:p>
          </table:table-cell>
          <table:table-cell office:value-type="string" calcext:value-type="string">
            <text:p>50.827778</text:p>
          </table:table-cell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0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iel-sur-mer, Saint Martin le Gaillard</text:p>
          </table:table-cell>
          <table:table-cell office:value-type="float" office:value="76192" calcext:value-type="float">
            <text:p>76192</text:p>
          </table:table-cell>
          <table:table-cell/>
          <table:table-cell office:value-type="string" calcext:value-type="string">
            <text:p>Fori�res</text:p>
          </table:table-cell>
          <table:table-cell office:value-type="float" office:value="1" calcext:value-type="float">
            <text:p>1</text:p>
          </table:table-cell>
          <table:table-cell office:value-type="float" office:value="528104" calcext:value-type="float">
            <text:p>528104</text:p>
          </table:table-cell>
          <table:table-cell office:value-type="float" office:value="2557943" calcext:value-type="float">
            <text:p>25579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9</text:p>
          </table:table-cell>
          <table:table-cell office:value-type="string" calcext:value-type="string">
            <text:p>ATALAN</text:p>
          </table:table-cell>
          <table:table-cell office:value-type="string" calcext:value-type="string">
            <text:p>Atalante Energie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1/2009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�n�ac</text:p>
          </table:table-cell>
          <table:table-cell office:value-type="float" office:value="56129" calcext:value-type="float">
            <text:p>56129</text:p>
          </table:table-cell>
          <table:table-cell/>
          <table:table-cell office:value-type="string" calcext:value-type="string">
            <text:p>M�n�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4121.6359</text:p>
          </table:table-cell>
          <table:table-cell office:value-type="string" calcext:value-type="string">
            <text:p>2358163.2450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53</text:p>
          </table:table-cell>
          <table:table-cell office:value-type="string" calcext:value-type="string">
            <text:p>01/01/2009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ouin</text:p>
          </table:table-cell>
          <table:table-cell office:value-type="float" office:value="79045" calcext:value-type="float">
            <text:p>79045</text:p>
          </table:table-cell>
          <table:table-cell/>
          <table:table-cell office:value-type="string" calcext:value-type="string">
            <text:p>Bouin - Polders du D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180.122</text:p>
          </table:table-cell>
          <table:table-cell office:value-type="string" calcext:value-type="string">
            <text:p>2227639.24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46.9667</text:p>
          </table:table-cell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Vend�e Energie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80 2500</text:p>
          </table:table-cell>
          <table:table-cell office:value-type="string" calcext:value-type="string">
            <text:p>01/01/20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nrivoar�</text:p>
          </table:table-cell>
          <table:table-cell office:value-type="float" office:value="29119" calcext:value-type="float">
            <text:p>29119</text:p>
          </table:table-cell>
          <table:table-cell/>
          <table:table-cell office:value-type="string" calcext:value-type="string">
            <text:p>Lanrivoar�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475.0000</text:p>
          </table:table-cell>
          <table:table-cell office:value-type="string" calcext:value-type="string">
            <text:p>2408900.0000</text:p>
          </table:table-cell>
          <table:table-cell table:number-columns-repeated="2"/>
          <table:table-cell office:value-type="float" office:value="2.55" calcext:value-type="float">
            <text:p>2,55</text:p>
          </table:table-cell>
          <table:table-cell office:value-type="float" office:value="0.85" calcext:value-type="float">
            <text:p>0,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4/01/2009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2 850</text:p>
          </table:table-cell>
          <table:table-cell office:value-type="string" calcext:value-type="string">
            <text:p>01/05/200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roixrault, Moyencourt</text:p>
          </table:table-cell>
          <table:table-cell office:value-type="float" office:value="80227" calcext:value-type="float">
            <text:p>80227</text:p>
          </table:table-cell>
          <table:table-cell office:value-type="float" office:value="80576" calcext:value-type="float">
            <text:p>80576</text:p>
          </table:table-cell>
          <table:table-cell office:value-type="string" calcext:value-type="string">
            <text:p>Croixrault</text:p>
          </table:table-cell>
          <table:table-cell office:value-type="float" office:value="1" calcext:value-type="float">
            <text:p>1</text:p>
          </table:table-cell>
          <table:table-cell office:value-type="float" office:value="575069" calcext:value-type="float">
            <text:p>575069</text:p>
          </table:table-cell>
          <table:table-cell office:value-type="float" office:value="2532894" calcext:value-type="float">
            <text:p>2532894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Inno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1/200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lles-Curan</text:p>
          </table:table-cell>
          <table:table-cell office:value-type="float" office:value="12253" calcext:value-type="float">
            <text:p>12253</text:p>
          </table:table-cell>
          <table:table-cell/>
          <table:table-cell office:value-type="string" calcext:value-type="string">
            <text:p>Salles-Cu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9949.529</text:p>
          </table:table-cell>
          <table:table-cell office:value-type="string" calcext:value-type="string">
            <text:p>1906898.375</text:p>
          </table:table-cell>
          <table:table-cell office:value-type="string" calcext:value-type="string">
            <text:p>2.83555555555556</text:p>
          </table:table-cell>
          <table:table-cell office:value-type="string" calcext:value-type="string">
            <text:p>44.162222222222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nneuil-les-Eaux</text:p>
          </table:table-cell>
          <table:table-cell office:value-type="float" office:value="60082" calcext:value-type="float">
            <text:p>60082</text:p>
          </table:table-cell>
          <table:table-cell/>
          <table:table-cell office:value-type="string" calcext:value-type="string">
            <text:p>Moulin de la Som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2762.2000</text:p>
          </table:table-cell>
          <table:table-cell office:value-type="string" calcext:value-type="string">
            <text:p>2521963.6000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0/10/2008</text:p>
          </table:table-cell>
          <table:table-cell office:value-type="string" calcext:value-type="string">
            <text:p>EPURO</text:p>
          </table:table-cell>
          <table:table-cell office:value-type="string" calcext:value-type="string">
            <text:p>Epuron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gney, Repaix,Foulcrey, Richeval</text:p>
          </table:table-cell>
          <table:table-cell office:value-type="float" office:value="57229" calcext:value-type="float">
            <text:p>57229</text:p>
          </table:table-cell>
          <table:table-cell office:value-type="float" office:value="57583" calcext:value-type="float">
            <text:p>57583</text:p>
          </table:table-cell>
          <table:table-cell office:value-type="string" calcext:value-type="string">
            <text:p>Le Haut des ailes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4414.184</text:p>
          </table:table-cell>
          <table:table-cell office:value-type="string" calcext:value-type="string">
            <text:p>2414096.96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3/2008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ergrist</text:p>
          </table:table-cell>
          <table:table-cell office:value-type="float" office:value="56093" calcext:value-type="float">
            <text:p>56093</text:p>
          </table:table-cell>
          <table:table-cell/>
          <table:table-cell office:value-type="string" calcext:value-type="string">
            <text:p>Kergrist-Le Rod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5874.78</text:p>
          </table:table-cell>
          <table:table-cell office:value-type="string" calcext:value-type="string">
            <text:p>2362922.5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1.725" calcext:value-type="float">
            <text:p>1,7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11/2005</text:p>
          </table:table-cell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3"/>
          <table:table-cell office:value-type="string" calcext:value-type="string">
            <text:p>01/01/2006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Lifou</text:p>
          </table:table-cell>
          <table:table-cell table:number-columns-repeated="2"/>
          <table:table-cell office:value-type="string" calcext:value-type="string">
            <text:p>AW Nouvelle Cal�do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894196.104</text:p>
          </table:table-cell>
          <table:table-cell office:value-type="string" calcext:value-type="string">
            <text:p>15945887.388</text:p>
          </table:table-cell>
          <table:table-cell office:value-type="string" calcext:value-type="string">
            <text:p>20.523317</text:p>
          </table:table-cell>
          <table:table-cell office:value-type="string" calcext:value-type="string">
            <text:p>167.160302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EC</text:p>
          </table:table-cell>
          <table:table-cell table:style-name="ce1" office:value-type="string" calcext:value-type="string">
            <text:p>01/01/2002</text:p>
          </table:table-cell>
          <table:table-cell table:number-columns-repeated="7"/>
          <table:table-cell office:value-type="string" calcext:value-type="string">
            <text:p>01/01/2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auzach</text:p>
          </table:table-cell>
          <table:table-cell office:value-type="float" office:value="56109" calcext:value-type="float">
            <text:p>56109</text:p>
          </table:table-cell>
          <table:table-cell/>
          <table:table-cell office:value-type="string" calcext:value-type="string">
            <text:p>Moulin de la Drague</text:p>
          </table:table-cell>
          <table:table-cell office:value-type="float" office:value="1" calcext:value-type="float">
            <text:p>1</text:p>
          </table:table-cell>
          <table:table-cell office:value-type="float" office:value="232529" calcext:value-type="float">
            <text:p>232529</text:p>
          </table:table-cell>
          <table:table-cell office:value-type="float" office:value="2301824" calcext:value-type="float">
            <text:p>23018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D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1/200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UREY-BAUGUAY</text:p>
          </table:table-cell>
          <table:table-cell office:value-type="float" office:value="21068" calcext:value-type="float">
            <text:p>21068</text:p>
          </table:table-cell>
          <table:table-cell/>
          <table:table-cell office:value-type="string" calcext:value-type="string">
            <text:p>Auxois s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0107.6000</text:p>
          </table:table-cell>
          <table:table-cell office:value-type="string" calcext:value-type="string">
            <text:p>2251005.40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NEOEN</text:p>
          </table:table-cell>
          <table:table-cell office:value-type="string" calcext:value-type="string">
            <text:p>Neo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 2000</text:p>
          </table:table-cell>
          <table:table-cell office:value-type="string" calcext:value-type="string">
            <text:p>01/08/20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int Martin-l�s-Melle</text:p>
          </table:table-cell>
          <table:table-cell office:value-type="float" office:value="79279" calcext:value-type="float">
            <text:p>79279</text:p>
          </table:table-cell>
          <table:table-cell/>
          <table:table-cell office:value-type="string" calcext:value-type="string">
            <text:p>Le champ �olien de Saint Martin/Mont Jar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6442.52</text:p>
          </table:table-cell>
          <table:table-cell office:value-type="string" calcext:value-type="string">
            <text:p>2138885.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OLKS</text:p>
          </table:table-cell>
          <table:table-cell office:value-type="string" calcext:value-type="string">
            <text:p>Volkswin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12/200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gean / Port la Nouvelle</text:p>
          </table:table-cell>
          <table:table-cell office:value-type="float" office:value="11379" calcext:value-type="float">
            <text:p>11379</text:p>
          </table:table-cell>
          <table:table-cell office:value-type="float" office:value="11266" calcext:value-type="float">
            <text:p>11266</text:p>
          </table:table-cell>
          <table:table-cell office:value-type="string" calcext:value-type="string">
            <text:p>Corbieres-Maritimes</text:p>
          </table:table-cell>
          <table:table-cell office:value-type="float" office:value="1" calcext:value-type="float">
            <text:p>1</text:p>
          </table:table-cell>
          <table:table-cell office:value-type="float" office:value="654401" calcext:value-type="float">
            <text:p>654401</text:p>
          </table:table-cell>
          <table:table-cell office:value-type="float" office:value="1778584" calcext:value-type="float">
            <text:p>1778584</text:p>
          </table:table-cell>
          <table:table-cell table:number-columns-repeated="2"/>
          <table:table-cell office:value-type="float" office:value="8.8" calcext:value-type="float">
            <text:p>8,8</text:p>
          </table:table-cell>
          <table:table-cell office:value-type="float" office:value="0.45" calcext:value-type="float">
            <text:p>0,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5/2000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47 660</text:p>
          </table:table-cell>
          <table:table-cell office:value-type="string" calcext:value-type="string">
            <text:p>01/01/200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UX-ET-COUFFOULEUX</text:p>
          </table:table-cell>
          <table:table-cell office:value-type="float" office:value="12179" calcext:value-type="float">
            <text:p>12179</text:p>
          </table:table-cell>
          <table:table-cell/>
          <table:table-cell office:value-type="string" calcext:value-type="string">
            <text:p>Merdelou-Fontan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4998.1740</text:p>
          </table:table-cell>
          <table:table-cell office:value-type="string" calcext:value-type="string">
            <text:p>1862090.5490</text:p>
          </table:table-cell>
          <table:table-cell table:number-columns-repeated="2"/>
          <table:table-cell office:value-type="float" office:value="15.6" calcext:value-type="float">
            <text:p>15,6</text:p>
          </table:table-cell>
          <table:table-cell office:value-type="float" office:value="1.3" calcext:value-type="float">
            <text:p>1,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4/06/1905</text:p>
          </table:table-cell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60</text:p>
          </table:table-cell>
          <table:table-cell office:value-type="string" calcext:value-type="string">
            <text:p>27/06/200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uvraignes</text:p>
          </table:table-cell>
          <table:table-cell office:value-type="float" office:value="80101" calcext:value-type="float">
            <text:p>80101</text:p>
          </table:table-cell>
          <table:table-cell/>
          <table:table-cell office:value-type="string" calcext:value-type="string">
            <text:p>Beuvraignes Ener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1707.0000</text:p>
          </table:table-cell>
          <table:table-cell office:value-type="string" calcext:value-type="string">
            <text:p>2515801.5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2,5 xL</text:p>
          </table:table-cell>
          <table:table-cell office:value-type="string" calcext:value-type="string">
            <text:p>01/01/20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ucourt</text:p>
          </table:table-cell>
          <table:table-cell office:value-type="float" office:value="80467" calcext:value-type="float">
            <text:p>80467</text:p>
          </table:table-cell>
          <table:table-cell/>
          <table:table-cell office:value-type="string" calcext:value-type="string">
            <text:p>Laucourt Energ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0883.95</text:p>
          </table:table-cell>
          <table:table-cell office:value-type="string" calcext:value-type="string">
            <text:p>2519589.0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2,5 xL</text:p>
          </table:table-cell>
          <table:table-cell office:value-type="string" calcext:value-type="string">
            <text:p>01/12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rmainville, Rouvray St Denis, Oinville St Liphard</text:p>
          </table:table-cell>
          <table:table-cell office:value-type="float" office:value="28025" calcext:value-type="float">
            <text:p>28025</text:p>
          </table:table-cell>
          <table:table-cell/>
          <table:table-cell office:value-type="string" calcext:value-type="string">
            <text:p>Le Bois Chen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413.0000</text:p>
          </table:table-cell>
          <table:table-cell office:value-type="string" calcext:value-type="string">
            <text:p>2361974.0000</text:p>
          </table:table-cell>
          <table:table-cell table:number-columns-repeated="2"/>
          <table:table-cell office:value-type="float" office:value="10.4" calcext:value-type="float">
            <text:p>10,4</text:p>
          </table:table-cell>
          <table:table-cell office:value-type="float" office:value="2.08" calcext:value-type="float">
            <text:p>2,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CAP</text:p>
          </table:table-cell>
          <table:table-cell table:style-name="ce1" office:value-type="string" calcext:value-type="string">
            <text:p>24/03/2009</text:p>
          </table:table-cell>
          <table:table-cell table:number-columns-repeated="2" office:value-type="string" calcext:value-type="string">
            <text:p>VOL-V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8/2009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rville-la Chapelle</text:p>
          </table:table-cell>
          <table:table-cell office:value-type="float" office:value="76704" calcext:value-type="float">
            <text:p>76704</text:p>
          </table:table-cell>
          <table:table-cell/>
          <table:table-cell office:value-type="string" calcext:value-type="string">
            <text:p>Petit Caux/Tourville</text:p>
          </table:table-cell>
          <table:table-cell office:value-type="float" office:value="1" calcext:value-type="float">
            <text:p>1</text:p>
          </table:table-cell>
          <table:table-cell office:value-type="float" office:value="522730" calcext:value-type="float">
            <text:p>522730</text:p>
          </table:table-cell>
          <table:table-cell office:value-type="float" office:value="2251259" calcext:value-type="float">
            <text:p>22512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6</text:p>
          </table:table-cell>
          <table:table-cell office:value-type="string" calcext:value-type="string">
            <text:p>ATALAN</text:p>
          </table:table-cell>
          <table:table-cell office:value-type="string" calcext:value-type="string">
            <text:p>Atalante Energi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29/06/1905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eteuil sur Noye ,Paillart</text:p>
          </table:table-cell>
          <table:table-cell office:value-type="float" office:value="60486" calcext:value-type="float">
            <text:p>60486</text:p>
          </table:table-cell>
          <table:table-cell/>
          <table:table-cell office:value-type="string" calcext:value-type="string">
            <text:p>Les Chand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9118.98</text:p>
          </table:table-cell>
          <table:table-cell office:value-type="string" calcext:value-type="string">
            <text:p>2518876.53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3"/>
          <table:table-cell office:value-type="string" calcext:value-type="string">
            <text:p>01/01/2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antrigne, Montreuil-Poulay</text:p>
          </table:table-cell>
          <table:table-cell office:value-type="float" office:value="53055" calcext:value-type="float">
            <text:p>53055</text:p>
          </table:table-cell>
          <table:table-cell/>
          <table:table-cell office:value-type="string" calcext:value-type="string">
            <text:p>Le Horps</text:p>
          </table:table-cell>
          <table:table-cell office:value-type="float" office:value="1" calcext:value-type="float">
            <text:p>1</text:p>
          </table:table-cell>
          <table:table-cell office:value-type="float" office:value="385000" calcext:value-type="float">
            <text:p>385000</text:p>
          </table:table-cell>
          <table:table-cell office:value-type="float" office:value="2383600" calcext:value-type="float">
            <text:p>2383600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-E4</text:p>
          </table:table-cell>
          <table:table-cell office:value-type="string" calcext:value-type="string">
            <text:p>19/05/2009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quetaillade, Cornilhac de la Montagne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Roquetail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9000.0000</text:p>
          </table:table-cell>
          <table:table-cell office:value-type="string" calcext:value-type="string">
            <text:p>1777000.0000</text:p>
          </table:table-cell>
          <table:table-cell table:number-columns-repeated="2"/>
          <table:table-cell office:value-type="float" office:value="22.9" calcext:value-type="float">
            <text:p>22,9</text:p>
          </table:table-cell>
          <table:table-cell office:value-type="float" office:value="0.81" calcext:value-type="float">
            <text:p>0,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3/11/2008</text:p>
          </table:table-cell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2 850</text:p>
          </table:table-cell>
          <table:table-cell office:value-type="string" calcext:value-type="string">
            <text:p>01/01/200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ondues</text:p>
          </table:table-cell>
          <table:table-cell office:value-type="float" office:value="59090" calcext:value-type="float">
            <text:p>59090</text:p>
          </table:table-cell>
          <table:table-cell/>
          <table:table-cell office:value-type="string" calcext:value-type="string">
            <text:p>Bondue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4061.29</text:p>
          </table:table-cell>
          <table:table-cell office:value-type="string" calcext:value-type="string">
            <text:p>2634255.35</text:p>
          </table:table-cell>
          <table:table-cell table:number-columns-repeated="2"/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8/10/2001</text:p>
          </table:table-cell>
          <table:table-cell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Lagerwey</text:p>
          </table:table-cell>
          <table:table-cell table:number-columns-repeated="2"/>
          <table:table-cell office:value-type="string" calcext:value-type="string">
            <text:p>LW750-52</text:p>
          </table:table-cell>
          <table:table-cell office:value-type="string" calcext:value-type="string">
            <text:p>01/12/20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prugne, Ferri�res-sur-Sichon, saint-Cl�ment</text:p>
          </table:table-cell>
          <table:table-cell office:value-type="float" office:value="3139" calcext:value-type="float">
            <text:p>3139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Chemin de la Li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9516.41</text:p>
          </table:table-cell>
          <table:table-cell office:value-type="string" calcext:value-type="string">
            <text:p>2110217.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10/2010</text:p>
          </table:table-cell>
          <table:table-cell office:value-type="string" calcext:value-type="string">
            <text:p>JPEE</text:p>
          </table:table-cell>
          <table:table-cell office:value-type="string" calcext:value-type="string">
            <text:p>JP Energies Environnem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3/2011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pieds-en-Beauce</text:p>
          </table:table-cell>
          <table:table-cell office:value-type="float" office:value="45134" calcext:value-type="float">
            <text:p>45134</text:p>
          </table:table-cell>
          <table:table-cell/>
          <table:table-cell office:value-type="string" calcext:value-type="string">
            <text:p>Les Bornes de Cerque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4554.0000</text:p>
          </table:table-cell>
          <table:table-cell office:value-type="string" calcext:value-type="string">
            <text:p>2333662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9/05/2005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2/12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ucourt-et-Flaba</text:p>
          </table:table-cell>
          <table:table-cell office:value-type="float" office:value="8354" calcext:value-type="float">
            <text:p>8354</text:p>
          </table:table-cell>
          <table:table-cell/>
          <table:table-cell office:value-type="string" calcext:value-type="string">
            <text:p>Raucourt - La Margotte</text:p>
          </table:table-cell>
          <table:table-cell office:value-type="float" office:value="1" calcext:value-type="float">
            <text:p>1</text:p>
          </table:table-cell>
          <table:table-cell office:value-type="float" office:value="788525" calcext:value-type="float">
            <text:p>788525</text:p>
          </table:table-cell>
          <table:table-cell office:value-type="float" office:value="2515110" calcext:value-type="float">
            <text:p>25151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UWI0</text:p>
          </table:table-cell>
          <table:table-cell office:value-type="string" calcext:value-type="string">
            <text:p>JUWI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1/200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quefort-des-Corbi�res</text:p>
          </table:table-cell>
          <table:table-cell office:value-type="float" office:value="11322" calcext:value-type="float">
            <text:p>11322</text:p>
          </table:table-cell>
          <table:table-cell/>
          <table:table-cell office:value-type="string" calcext:value-type="string">
            <text:p>L'Olivier</text:p>
          </table:table-cell>
          <table:table-cell office:value-type="float" office:value="1" calcext:value-type="float">
            <text:p>1</text:p>
          </table:table-cell>
          <table:table-cell office:value-type="float" office:value="649548" calcext:value-type="float">
            <text:p>649548</text:p>
          </table:table-cell>
          <table:table-cell office:value-type="float" office:value="1776604" calcext:value-type="float">
            <text:p>1776604</text:p>
          </table:table-cell>
          <table:table-cell table:number-columns-repeated="2"/>
          <table:table-cell table:number-columns-repeated="2"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300</text:p>
          </table:table-cell>
          <table:table-cell office:value-type="string" calcext:value-type="string">
            <text:p>11/01/2010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aucourt, Gricourt</text:p>
          </table:table-cell>
          <table:table-cell office:value-type="float" office:value="2374" calcext:value-type="float">
            <text:p>2374</text:p>
          </table:table-cell>
          <table:table-cell/>
          <table:table-cell office:value-type="string" calcext:value-type="string">
            <text:p>Lehaucourt-Gricourt</text:p>
          </table:table-cell>
          <table:table-cell office:value-type="float" office:value="1" calcext:value-type="float">
            <text:p>1</text:p>
          </table:table-cell>
          <table:table-cell office:value-type="float" office:value="666834" calcext:value-type="float">
            <text:p>666834</text:p>
          </table:table-cell>
          <table:table-cell office:value-type="float" office:value="2544689" calcext:value-type="float">
            <text:p>254468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1/200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ias</text:p>
          </table:table-cell>
          <table:table-cell office:value-type="float" office:value="62180" calcext:value-type="float">
            <text:p>62180</text:p>
          </table:table-cell>
          <table:table-cell/>
          <table:table-cell office:value-type="string" calcext:value-type="string">
            <text:p>Valhu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3303.32</text:p>
          </table:table-cell>
          <table:table-cell office:value-type="string" calcext:value-type="string">
            <text:p>2603002.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4/10/2005</text:p>
          </table:table-cell>
          <table:table-cell/>
          <table:table-cell office:value-type="string" calcext:value-type="string">
            <text:p>Inno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05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Capesterre de Marie Galante</text:p>
          </table:table-cell>
          <table:table-cell table:number-columns-repeated="2"/>
          <table:table-cell office:value-type="string" calcext:value-type="string">
            <text:p>Petite 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327239.010</text:p>
          </table:table-cell>
          <table:table-cell office:value-type="string" calcext:value-type="string">
            <text:p>1584145.656</text:p>
          </table:table-cell>
          <table:table-cell office:value-type="string" calcext:value-type="string">
            <text:p>15.55503</text:p>
          </table:table-cell>
          <table:table-cell office:value-type="string" calcext:value-type="string">
            <text:p>61.12198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DF-SEI</text:p>
          </table:table-cell>
          <table:table-cell table:style-name="ce1" office:value-type="string" calcext:value-type="string">
            <text:p>01/01/1997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15</text:p>
          </table:table-cell>
          <table:table-cell office:value-type="string" calcext:value-type="string">
            <text:p>01/12/2007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ONT-SOUS-BARBUISE</text:p>
          </table:table-cell>
          <table:table-cell office:value-type="float" office:value="10084" calcext:value-type="float">
            <text:p>10084</text:p>
          </table:table-cell>
          <table:table-cell/>
          <table:table-cell office:value-type="string" calcext:value-type="string">
            <text:p>CHARMONT I</text:p>
          </table:table-cell>
          <table:table-cell office:value-type="float" office:value="1" calcext:value-type="float">
            <text:p>1</text:p>
          </table:table-cell>
          <table:table-cell office:value-type="float" office:value="736996" calcext:value-type="float">
            <text:p>736996</text:p>
          </table:table-cell>
          <table:table-cell office:value-type="float" office:value="2380892" calcext:value-type="float">
            <text:p>238089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olfi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 2000</text:p>
          </table:table-cell>
          <table:table-cell office:value-type="string" calcext:value-type="string">
            <text:p>04/01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Limouzini�re</text:p>
          </table:table-cell>
          <table:table-cell office:value-type="float" office:value="44083" calcext:value-type="float">
            <text:p>44083</text:p>
          </table:table-cell>
          <table:table-cell/>
          <table:table-cell office:value-type="string" calcext:value-type="string">
            <text:p>Grands G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459.0000</text:p>
          </table:table-cell>
          <table:table-cell office:value-type="string" calcext:value-type="string">
            <text:p>2229184.000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office:value-type="float" office:value="2.05" calcext:value-type="float">
            <text:p>2,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 2000</text:p>
          </table:table-cell>
          <table:table-cell office:value-type="string" calcext:value-type="string">
            <text:p>17/07/2010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ONT-SOUS-BARBUISE</text:p>
          </table:table-cell>
          <table:table-cell office:value-type="float" office:value="10084" calcext:value-type="float">
            <text:p>10084</text:p>
          </table:table-cell>
          <table:table-cell/>
          <table:table-cell office:value-type="string" calcext:value-type="string">
            <text:p>CHARMONT II</text:p>
          </table:table-cell>
          <table:table-cell office:value-type="float" office:value="1" calcext:value-type="float">
            <text:p>1</text:p>
          </table:table-cell>
          <table:table-cell office:value-type="float" office:value="742275" calcext:value-type="float">
            <text:p>742275</text:p>
          </table:table-cell>
          <table:table-cell office:value-type="float" office:value="2380994" calcext:value-type="float">
            <text:p>238099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olfi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 2000</text:p>
          </table:table-cell>
          <table:table-cell office:value-type="string" calcext:value-type="string">
            <text:p>04/01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 Chauss�e sur Marne</text:p>
          </table:table-cell>
          <table:table-cell office:value-type="float" office:value="51141" calcext:value-type="float">
            <text:p>51141</text:p>
          </table:table-cell>
          <table:table-cell/>
          <table:table-cell office:value-type="string" calcext:value-type="string">
            <text:p>Mont de l'Ar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4105.4735</text:p>
          </table:table-cell>
          <table:table-cell office:value-type="string" calcext:value-type="string">
            <text:p>2429148.17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 2000</text:p>
          </table:table-cell>
          <table:table-cell office:value-type="string" calcext:value-type="string">
            <text:p>08/11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oufflers</text:p>
          </table:table-cell>
          <table:table-cell office:value-type="float" office:value="59598" calcext:value-type="float">
            <text:p>59598</text:p>
          </table:table-cell>
          <table:table-cell/>
          <table:table-cell office:value-type="string" calcext:value-type="string">
            <text:p>Touff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3418.7</text:p>
          </table:table-cell>
          <table:table-cell office:value-type="string" calcext:value-type="string">
            <text:p>2630618.75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11/1993</text:p>
          </table:table-cell>
          <table:table-cell table:number-columns-repeated="2"/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0.15</text:p>
          </table:table-cell>
          <table:table-cell office:value-type="string" calcext:value-type="string">
            <text:p>01/01/1993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stres, Saint-Simon, Artemps</text:p>
          </table:table-cell>
          <table:table-cell office:value-type="float" office:value="2199" calcext:value-type="float">
            <text:p>2199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La Clef des Champs (Saint Simon - Clastr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8515.340</text:p>
          </table:table-cell>
          <table:table-cell office:value-type="string" calcext:value-type="string">
            <text:p>2084715.172</text:p>
          </table:table-cell>
          <table:table-cell office:value-type="string" calcext:value-type="string">
            <text:p>3.2172</text:p>
          </table:table-cell>
          <table:table-cell office:value-type="string" calcext:value-type="string">
            <text:p>45.7593</text:p>
          </table:table-cell>
          <table:table-cell office:value-type="float" office:value="11" calcext:value-type="float">
            <text:p>11</text:p>
          </table:table-cell>
          <table:table-cell office:value-type="float" office:value="2.75" calcext:value-type="float">
            <text:p>2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6/01/2004</text:p>
          </table:table-cell>
          <table:table-cell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92</text:p>
          </table:table-cell>
          <table:table-cell office:value-type="string" calcext:value-type="string">
            <text:p>01/04/2004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umieux</text:p>
          </table:table-cell>
          <table:table-cell office:value-type="float" office:value="22241" calcext:value-type="float">
            <text:p>22241</text:p>
          </table:table-cell>
          <table:table-cell/>
          <table:table-cell office:value-type="string" calcext:value-type="string">
            <text:p>Plumieux St Etienne du Gue de l'Is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2017.3511</text:p>
          </table:table-cell>
          <table:table-cell office:value-type="string" calcext:value-type="string">
            <text:p>2357865.84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1/12/201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ust�ru</text:p>
          </table:table-cell>
          <table:table-cell office:value-type="float" office:value="22156" calcext:value-type="float">
            <text:p>22156</text:p>
          </table:table-cell>
          <table:table-cell/>
          <table:table-cell office:value-type="string" calcext:value-type="string">
            <text:p>Penque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917.66666667</text:p>
          </table:table-cell>
          <table:table-cell office:value-type="string" calcext:value-type="string">
            <text:p>2408458.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lectraWind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10/12/201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int-Barnab�</text:p>
          </table:table-cell>
          <table:table-cell office:value-type="float" office:value="22275" calcext:value-type="float">
            <text:p>22275</text:p>
          </table:table-cell>
          <table:table-cell/>
          <table:table-cell office:value-type="string" calcext:value-type="string">
            <text:p>La Lande du tertre</text:p>
          </table:table-cell>
          <table:table-cell office:value-type="float" office:value="1" calcext:value-type="float">
            <text:p>1</text:p>
          </table:table-cell>
          <table:table-cell office:value-type="float" office:value="225315" calcext:value-type="float">
            <text:p>225315</text:p>
          </table:table-cell>
          <table:table-cell office:value-type="float" office:value="2360251" calcext:value-type="float">
            <text:p>236025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 2000</text:p>
          </table:table-cell>
          <table:table-cell office:value-type="string" calcext:value-type="string">
            <text:p>31/12/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milly</text:p>
          </table:table-cell>
          <table:table-cell office:value-type="float" office:value="14259" calcext:value-type="float">
            <text:p>14259</text:p>
          </table:table-cell>
          <table:table-cell/>
          <table:table-cell office:value-type="string" calcext:value-type="string">
            <text:p>Fam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4473.33</text:p>
          </table:table-cell>
          <table:table-cell office:value-type="float" office:value="2442783" calcext:value-type="float">
            <text:p>24427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7/2010</text:p>
          </table:table-cell>
          <table:table-cell office:value-type="string" calcext:value-type="string">
            <text:p>JPEE</text:p>
          </table:table-cell>
          <table:table-cell office:value-type="string" calcext:value-type="string">
            <text:p>JP Energies Environnem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2/201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laz�</text:p>
          </table:table-cell>
          <table:table-cell office:value-type="float" office:value="35015" calcext:value-type="float">
            <text:p>35015</text:p>
          </table:table-cell>
          <table:table-cell/>
          <table:table-cell office:value-type="string" calcext:value-type="string">
            <text:p>Balaz�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180.871</text:p>
          </table:table-cell>
          <table:table-cell office:value-type="string" calcext:value-type="string">
            <text:p>2346593.966</text:p>
          </table:table-cell>
          <table:table-cell office:value-type="string" calcext:value-type="string">
            <text:p>48.112311</text:p>
          </table:table-cell>
          <table:table-cell office:value-type="string" calcext:value-type="string">
            <text:p>01.1304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10</text:p>
          </table:table-cell>
          <table:table-cell/>
          <table:table-cell office:value-type="string" calcext:value-type="string">
            <text:p>Quadra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6/01/201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Motte de Galaure</text:p>
          </table:table-cell>
          <table:table-cell office:value-type="float" office:value="26216" calcext:value-type="float">
            <text:p>26216</text:p>
          </table:table-cell>
          <table:table-cell/>
          <table:table-cell office:value-type="string" calcext:value-type="string">
            <text:p>Eoliennes de la M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0334.0000</text:p>
          </table:table-cell>
          <table:table-cell office:value-type="string" calcext:value-type="string">
            <text:p>2026769.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6/08/2009</text:p>
          </table:table-cell>
          <table:table-cell table:number-columns-repeated="2"/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24/08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urbriac</text:p>
          </table:table-cell>
          <table:table-cell office:value-type="float" office:value="22013" calcext:value-type="float">
            <text:p>22013</text:p>
          </table:table-cell>
          <table:table-cell/>
          <table:table-cell office:value-type="string" calcext:value-type="string">
            <text:p>Bourbri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145.82</text:p>
          </table:table-cell>
          <table:table-cell office:value-type="string" calcext:value-type="string">
            <text:p>2401493.9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�guiny, Cr�din</text:p>
          </table:table-cell>
          <table:table-cell office:value-type="float" office:value="56190" calcext:value-type="float">
            <text:p>56190</text:p>
          </table:table-cell>
          <table:table-cell/>
          <table:table-cell office:value-type="string" calcext:value-type="string">
            <text:p>Landier du Roh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8676.75</text:p>
          </table:table-cell>
          <table:table-cell office:value-type="string" calcext:value-type="string">
            <text:p>2346101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lectraWind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1/11/2010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arre</text:p>
          </table:table-cell>
          <table:table-cell office:value-type="float" office:value="81023" calcext:value-type="float">
            <text:p>81023</text:p>
          </table:table-cell>
          <table:table-cell/>
          <table:table-cell office:value-type="string" calcext:value-type="string">
            <text:p>Cap Redound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1109.43066667</text:p>
          </table:table-cell>
          <table:table-cell office:value-type="string" calcext:value-type="string">
            <text:p>1859411.0586667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06/2007</text:p>
          </table:table-cell>
          <table:table-cell office:value-type="string" calcext:value-type="string">
            <text:p>VALEC</text:p>
          </table:table-cell>
          <table:table-cell office:value-type="string" calcext:value-type="string">
            <text:p>ValeCo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62</text:p>
          </table:table-cell>
          <table:table-cell office:value-type="string" calcext:value-type="string">
            <text:p>01/06/200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or�ac</text:p>
          </table:table-cell>
          <table:table-cell office:value-type="float" office:value="56140" calcext:value-type="float">
            <text:p>56140</text:p>
          </table:table-cell>
          <table:table-cell/>
          <table:table-cell office:value-type="string" calcext:value-type="string">
            <text:p>Mor�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8615.125</text:p>
          </table:table-cell>
          <table:table-cell office:value-type="string" calcext:value-type="string">
            <text:p>2340167.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BAYW</text:p>
          </table:table-cell>
          <table:table-cell office:value-type="string" calcext:value-type="string">
            <text:p>BaYwa R.E.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 2000</text:p>
          </table:table-cell>
          <table:table-cell office:value-type="string" calcext:value-type="string">
            <text:p>09/01/2010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lles sur Belle, St Romans les Melle</text:p>
          </table:table-cell>
          <table:table-cell office:value-type="float" office:value="79061" calcext:value-type="float">
            <text:p>79061</text:p>
          </table:table-cell>
          <table:table-cell/>
          <table:table-cell office:value-type="string" calcext:value-type="string">
            <text:p>Parc du Teillat</text:p>
          </table:table-cell>
          <table:table-cell office:value-type="float" office:value="1" calcext:value-type="float">
            <text:p>1</text:p>
          </table:table-cell>
          <table:table-cell office:value-type="float" office:value="392750" calcext:value-type="float">
            <text:p>392750</text:p>
          </table:table-cell>
          <table:table-cell office:value-type="float" office:value="2192500" calcext:value-type="float">
            <text:p>21925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olis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3D Energie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14/12/2010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ntaine M�con, Avant l�s Marcilly</text:p>
          </table:table-cell>
          <table:table-cell office:value-type="float" office:value="10153" calcext:value-type="float">
            <text:p>10153</text:p>
          </table:table-cell>
          <table:table-cell office:value-type="float" office:value="10020" calcext:value-type="float">
            <text:p>10020</text:p>
          </table:table-cell>
          <table:table-cell office:value-type="string" calcext:value-type="string">
            <text:p>Fontaine M�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7872.637</text:p>
          </table:table-cell>
          <table:table-cell office:value-type="string" calcext:value-type="string">
            <text:p>2385354.83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KUO0</text:p>
          </table:table-cell>
          <table:table-cell office:value-type="string" calcext:value-type="string">
            <text:p>Akuo Energy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 2000</text:p>
          </table:table-cell>
          <table:table-cell office:value-type="string" calcext:value-type="string">
            <text:p>11/11/2010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rtel</text:p>
          </table:table-cell>
          <table:table-cell office:value-type="float" office:value="62667" calcext:value-type="float">
            <text:p>62667</text:p>
          </table:table-cell>
          <table:table-cell/>
          <table:table-cell office:value-type="string" calcext:value-type="string">
            <text:p>Le Por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5386.5825</text:p>
          </table:table-cell>
          <table:table-cell office:value-type="string" calcext:value-type="string">
            <text:p>2636747.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04/2002</text:p>
          </table:table-cell>
          <table:table-cell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Lagerwey</text:p>
          </table:table-cell>
          <table:table-cell table:number-columns-repeated="2"/>
          <table:table-cell office:value-type="string" calcext:value-type="string">
            <text:p>LW750-52</text:p>
          </table:table-cell>
          <table:table-cell office:value-type="string" calcext:value-type="string">
            <text:p>01/01/200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UPEVILLE, Saint-Jean-sur-Moivre</text:p>
          </table:table-cell>
          <table:table-cell office:value-type="float" office:value="51179" calcext:value-type="float">
            <text:p>51179</text:p>
          </table:table-cell>
          <table:table-cell office:value-type="float" office:value="51490" calcext:value-type="float">
            <text:p>51490</text:p>
          </table:table-cell>
          <table:table-cell office:value-type="string" calcext:value-type="string">
            <text:p>Quatre chem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7281.1233</text:p>
          </table:table-cell>
          <table:table-cell office:value-type="string" calcext:value-type="string">
            <text:p>2432875.305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5/11/2006</text:p>
          </table:table-cell>
          <table:table-cell table:number-columns-repeated="2"/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D77</text:p>
          </table:table-cell>
          <table:table-cell office:value-type="string" calcext:value-type="string">
            <text:p>01/12/2006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int-L�ger</text:p>
          </table:table-cell>
          <table:table-cell office:value-type="float" office:value="62754" calcext:value-type="float">
            <text:p>62754</text:p>
          </table:table-cell>
          <table:table-cell/>
          <table:table-cell office:value-type="string" calcext:value-type="string">
            <text:p>Saint L�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7348.65</text:p>
          </table:table-cell>
          <table:table-cell office:value-type="string" calcext:value-type="string">
            <text:p>2576934.85</text:p>
          </table:table-cell>
          <table:table-cell table:number-columns-repeated="2"/>
          <table:table-cell office:value-type="float" office:value="9.4" calcext:value-type="float">
            <text:p>9,4</text:p>
          </table:table-cell>
          <table:table-cell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6/07/2007</text:p>
          </table:table-cell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0 et G52</text:p>
          </table:table-cell>
          <table:table-cell office:value-type="string" calcext:value-type="string">
            <text:p>01/01/2007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uehenno</text:p>
          </table:table-cell>
          <table:table-cell office:value-type="float" office:value="56071" calcext:value-type="float">
            <text:p>56071</text:p>
          </table:table-cell>
          <table:table-cell/>
          <table:table-cell office:value-type="string" calcext:value-type="string">
            <text:p>Guehenno</text:p>
          </table:table-cell>
          <table:table-cell office:value-type="float" office:value="1" calcext:value-type="float">
            <text:p>1</text:p>
          </table:table-cell>
          <table:table-cell office:value-type="float" office:value="228100" calcext:value-type="float">
            <text:p>228100</text:p>
          </table:table-cell>
          <table:table-cell office:value-type="float" office:value="2333200" calcext:value-type="float">
            <text:p>2333200</text:p>
          </table:table-cell>
          <table:table-cell table:number-columns-repeated="2"/>
          <table:table-cell office:value-type="float" office:value="3.6" calcext:value-type="float">
            <text:p>3,6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WinWinD</text:p>
          </table:table-cell>
          <table:table-cell table:number-columns-repeated="2"/>
          <table:table-cell office:value-type="string" calcext:value-type="string">
            <text:p>WWD-1</text:p>
          </table:table-cell>
          <table:table-cell office:value-type="string" calcext:value-type="string">
            <text:p>01/01/200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oudouallec</text:p>
          </table:table-cell>
          <table:table-cell office:value-type="float" office:value="56199" calcext:value-type="float">
            <text:p>56199</text:p>
          </table:table-cell>
          <table:table-cell/>
          <table:table-cell office:value-type="string" calcext:value-type="string">
            <text:p>Gouarem Menez / Roudouall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700.0000</text:p>
          </table:table-cell>
          <table:table-cell office:value-type="string" calcext:value-type="string">
            <text:p>2362100.0000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53</text:p>
          </table:table-cell>
          <table:table-cell office:value-type="string" calcext:value-type="string">
            <text:p>01/06/2008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Petit Canal</text:p>
          </table:table-cell>
          <table:table-cell table:number-columns-repeated="2"/>
          <table:table-cell office:value-type="string" calcext:value-type="string">
            <text:p>Petit Cana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298238.800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office:value-type="float" office:value="0.22" calcext:value-type="float">
            <text:p>0,22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26</text:p>
          </table:table-cell>
          <table:table-cell office:value-type="string" calcext:value-type="string">
            <text:p>01/12/2001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Sainte-Rose</text:p>
          </table:table-cell>
          <table:table-cell table:number-columns-repeated="2"/>
          <table:table-cell office:value-type="string" calcext:value-type="string">
            <text:p>Saint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14151.137</text:p>
          </table:table-cell>
          <table:table-cell office:value-type="string" calcext:value-type="string">
            <text:p>-3808299.647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-21.159</text:p>
          </table:table-cell>
          <table:table-cell office:value-type="float" office:value="6.33" calcext:value-type="float">
            <text:p>6,33</text:p>
          </table:table-cell>
          <table:table-cell office:value-type="float" office:value="0.275" calcext:value-type="float">
            <text:p>0,27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</text:p>
          </table:table-cell>
          <table:table-cell office:value-type="string" calcext:value-type="string">
            <text:p>01/01/2004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 PIN-EN-MAUGES</text:p>
          </table:table-cell>
          <table:table-cell office:value-type="float" office:value="49239" calcext:value-type="float">
            <text:p>49239</text:p>
          </table:table-cell>
          <table:table-cell/>
          <table:table-cell office:value-type="string" calcext:value-type="string">
            <text:p>Les Aulnaies (Hautes riches)</text:p>
          </table:table-cell>
          <table:table-cell office:value-type="float" office:value="1" calcext:value-type="float">
            <text:p>1</text:p>
          </table:table-cell>
          <table:table-cell office:value-type="float" office:value="355097" calcext:value-type="float">
            <text:p>355097</text:p>
          </table:table-cell>
          <table:table-cell office:value-type="float" office:value="2255506" calcext:value-type="float">
            <text:p>22555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8/01/201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ch�</text:p>
          </table:table-cell>
          <table:table-cell office:value-type="float" office:value="85130" calcext:value-type="float">
            <text:p>85130</text:p>
          </table:table-cell>
          <table:table-cell/>
          <table:table-cell office:value-type="string" calcext:value-type="string">
            <text:p>Bel Air - Mach�</text:p>
          </table:table-cell>
          <table:table-cell office:value-type="float" office:value="1" calcext:value-type="float">
            <text:p>1</text:p>
          </table:table-cell>
          <table:table-cell office:value-type="float" office:value="292800" calcext:value-type="float">
            <text:p>292800</text:p>
          </table:table-cell>
          <table:table-cell office:value-type="float" office:value="2202900" calcext:value-type="float">
            <text:p>22029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 2000</text:p>
          </table:table-cell>
          <table:table-cell office:value-type="string" calcext:value-type="string">
            <text:p>01/01/2008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uzeuil-Saint-Martin</text:p>
          </table:table-cell>
          <table:table-cell office:value-type="float" office:value="85158" calcext:value-type="float">
            <text:p>85158</text:p>
          </table:table-cell>
          <table:table-cell/>
          <table:table-cell office:value-type="string" calcext:value-type="string">
            <text:p>Les Mazures</text:p>
          </table:table-cell>
          <table:table-cell office:value-type="float" office:value="1" calcext:value-type="float">
            <text:p>1</text:p>
          </table:table-cell>
          <table:table-cell office:value-type="float" office:value="345000" calcext:value-type="float">
            <text:p>345000</text:p>
          </table:table-cell>
          <table:table-cell office:value-type="float" office:value="2168300" calcext:value-type="float">
            <text:p>21683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Vend�e Energi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53 800</text:p>
          </table:table-cell>
          <table:table-cell office:value-type="string" calcext:value-type="string">
            <text:p>01/01/200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e Langon</text:p>
          </table:table-cell>
          <table:table-cell office:value-type="float" office:value="85121" calcext:value-type="float">
            <text:p>85121</text:p>
          </table:table-cell>
          <table:table-cell/>
          <table:table-cell office:value-type="string" calcext:value-type="string">
            <text:p>Plisson/Le Langon</text:p>
          </table:table-cell>
          <table:table-cell office:value-type="float" office:value="1" calcext:value-type="float">
            <text:p>1</text:p>
          </table:table-cell>
          <table:table-cell office:value-type="float" office:value="341600" calcext:value-type="float">
            <text:p>341600</text:p>
          </table:table-cell>
          <table:table-cell office:value-type="float" office:value="2168982" calcext:value-type="float">
            <text:p>2168982</text:p>
          </table:table-cell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Vend�e Energi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53 800</text:p>
          </table:table-cell>
          <table:table-cell office:value-type="string" calcext:value-type="string">
            <text:p>01/01/2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EBRY</text:p>
          </table:table-cell>
          <table:table-cell office:value-type="float" office:value="22345" calcext:value-type="float">
            <text:p>22345</text:p>
          </table:table-cell>
          <table:table-cell/>
          <table:table-cell office:value-type="string" calcext:value-type="string">
            <text:p>Treb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6904.2450</text:p>
          </table:table-cell>
          <table:table-cell office:value-type="string" calcext:value-type="string">
            <text:p>2379345.07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9/06/2005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 64</text:p>
          </table:table-cell>
          <table:table-cell office:value-type="string" calcext:value-type="string">
            <text:p>21/12/200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ssac-Vadalle</text:p>
          </table:table-cell>
          <table:table-cell office:value-type="float" office:value="16024" calcext:value-type="float">
            <text:p>16024</text:p>
          </table:table-cell>
          <table:table-cell/>
          <table:table-cell office:value-type="string" calcext:value-type="string">
            <text:p>Aussac-Vadalle</text:p>
          </table:table-cell>
          <table:table-cell office:value-type="float" office:value="1" calcext:value-type="float">
            <text:p>1</text:p>
          </table:table-cell>
          <table:table-cell office:value-type="float" office:value="435600" calcext:value-type="float">
            <text:p>435600</text:p>
          </table:table-cell>
          <table:table-cell office:value-type="float" office:value="2092900" calcext:value-type="float">
            <text:p>20929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1/201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revoir</text:p>
          </table:table-cell>
          <table:table-cell office:value-type="float" office:value="2057" calcext:value-type="float">
            <text:p>2057</text:p>
          </table:table-cell>
          <table:table-cell/>
          <table:table-cell office:value-type="string" calcext:value-type="string">
            <text:p>Beaurevoir</text:p>
          </table:table-cell>
          <table:table-cell office:value-type="float" office:value="1" calcext:value-type="float">
            <text:p>1</text:p>
          </table:table-cell>
          <table:table-cell office:value-type="float" office:value="669897" calcext:value-type="float">
            <text:p>669897</text:p>
          </table:table-cell>
          <table:table-cell office:value-type="float" office:value="2556176" calcext:value-type="float">
            <text:p>25561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0</text:p>
          </table:table-cell>
          <table:table-cell office:value-type="string" calcext:value-type="string">
            <text:p>01/01/200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int-Alban</text:p>
          </table:table-cell>
          <table:table-cell office:value-type="float" office:value="22273" calcext:value-type="float">
            <text:p>22273</text:p>
          </table:table-cell>
          <table:table-cell/>
          <table:table-cell office:value-type="string" calcext:value-type="string">
            <text:p>Saint-Alban</text:p>
          </table:table-cell>
          <table:table-cell office:value-type="float" office:value="1" calcext:value-type="float">
            <text:p>1</text:p>
          </table:table-cell>
          <table:table-cell office:value-type="float" office:value="240363" calcext:value-type="float">
            <text:p>240363</text:p>
          </table:table-cell>
          <table:table-cell office:value-type="float" office:value="2406669" calcext:value-type="float">
            <text:p>24066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audeyrac</text:p>
          </table:table-cell>
          <table:table-cell office:value-type="float" office:value="48045" calcext:value-type="float">
            <text:p>48045</text:p>
          </table:table-cell>
          <table:table-cell/>
          <table:table-cell office:value-type="string" calcext:value-type="string">
            <text:p>Hameau de Villeneuve/Chaudey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2180.21</text:p>
          </table:table-cell>
          <table:table-cell office:value-type="string" calcext:value-type="string">
            <text:p>1962022.45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11/2004</text:p>
          </table:table-cell>
          <table:table-cell/>
          <table:table-cell office:value-type="string" calcext:value-type="string">
            <text:p>Eole 48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8</text:p>
          </table:table-cell>
          <table:table-cell office:value-type="string" calcext:value-type="string">
            <text:p>01/01/2005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-Arnac</text:p>
          </table:table-cell>
          <table:table-cell office:value-type="float" office:value="66169" calcext:value-type="float">
            <text:p>66169</text:p>
          </table:table-cell>
          <table:table-cell/>
          <table:table-cell office:value-type="string" calcext:value-type="string">
            <text:p>Centern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7407.974</text:p>
          </table:table-cell>
          <table:table-cell office:value-type="string" calcext:value-type="string">
            <text:p>1752790.571</text:p>
          </table:table-cell>
          <table:table-cell table:number-columns-repeated="2"/>
          <table:table-cell table:number-columns-repeated="2"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2/2006</text:p>
          </table:table-cell>
          <table:table-cell office:value-type="string" calcext:value-type="string">
            <text:p>VALEC</text:p>
          </table:table-cell>
          <table:table-cell office:value-type="string" calcext:value-type="string">
            <text:p>ValeCo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74</text:p>
          </table:table-cell>
          <table:table-cell office:value-type="string" calcext:value-type="string">
            <text:p>01/02/2006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ulgond/Lesterps</text:p>
          </table:table-cell>
          <table:table-cell office:value-type="float" office:value="16363" calcext:value-type="float">
            <text:p>16363</text:p>
          </table:table-cell>
          <table:table-cell/>
          <table:table-cell office:value-type="string" calcext:value-type="string">
            <text:p>Saulgond/Lester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9649.98</text:p>
          </table:table-cell>
          <table:table-cell office:value-type="string" calcext:value-type="string">
            <text:p>2107054.9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2/2011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tet, St Etienne de Lugdares</text:p>
          </table:table-cell>
          <table:table-cell office:value-type="float" office:value="7018" calcext:value-type="float">
            <text:p>7018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Cham Long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3670.0000</text:p>
          </table:table-cell>
          <table:table-cell office:value-type="string" calcext:value-type="string">
            <text:p>1964238.00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5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1,5 sL</text:p>
          </table:table-cell>
          <table:table-cell office:value-type="string" calcext:value-type="string">
            <text:p>01/12/20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vignonet Lauragais</text:p>
          </table:table-cell>
          <table:table-cell office:value-type="float" office:value="31037" calcext:value-type="float">
            <text:p>31037</text:p>
          </table:table-cell>
          <table:table-cell/>
          <table:table-cell office:value-type="string" calcext:value-type="string">
            <text:p>Avignone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5741.0000</text:p>
          </table:table-cell>
          <table:table-cell office:value-type="string" calcext:value-type="string">
            <text:p>1819043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2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50</text:p>
          </table:table-cell>
          <table:table-cell office:value-type="string" calcext:value-type="string">
            <text:p>01/01/200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int Agr�ve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La Citad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5855.635</text:p>
          </table:table-cell>
          <table:table-cell office:value-type="string" calcext:value-type="string">
            <text:p>1998907.555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7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300</text:p>
          </table:table-cell>
          <table:table-cell office:value-type="string" calcext:value-type="string">
            <text:p>01/07/2007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ibas</text:p>
          </table:table-cell>
          <table:table-cell office:value-type="float" office:value="80597" calcext:value-type="float">
            <text:p>80597</text:p>
          </table:table-cell>
          <table:table-cell/>
          <table:table-cell office:value-type="string" calcext:value-type="string">
            <text:p>Ni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6345.161</text:p>
          </table:table-cell>
          <table:table-cell office:value-type="string" calcext:value-type="string">
            <text:p>2564936.981</text:p>
          </table:table-cell>
          <table:table-cell office:value-type="string" calcext:value-type="string">
            <text:p>01?35?17??</text:p>
          </table:table-cell>
          <table:table-cell office:value-type="string" calcext:value-type="string">
            <text:p>50?04?41?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4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</text:p>
          </table:table-cell>
          <table:table-cell office:value-type="string" calcext:value-type="string">
            <text:p>01/12/200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epy</text:p>
          </table:table-cell>
          <table:table-cell office:value-type="float" office:value="80190" calcext:value-type="float">
            <text:p>80190</text:p>
          </table:table-cell>
          <table:table-cell/>
          <table:table-cell office:value-type="string" calcext:value-type="string">
            <text:p>Che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8981.003</text:p>
          </table:table-cell>
          <table:table-cell office:value-type="string" calcext:value-type="string">
            <text:p>2563519.883</text:p>
          </table:table-cell>
          <table:table-cell office:value-type="string" calcext:value-type="string">
            <text:p>1?37?30?</text:p>
          </table:table-cell>
          <table:table-cell office:value-type="string" calcext:value-type="string">
            <text:p>50?03?56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03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</text:p>
          </table:table-cell>
          <table:table-cell office:value-type="string" calcext:value-type="string">
            <text:p>01/10/200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eausemblant</text:p>
          </table:table-cell>
          <table:table-cell office:value-type="float" office:value="26041" calcext:value-type="float">
            <text:p>26041</text:p>
          </table:table-cell>
          <table:table-cell/>
          <table:table-cell office:value-type="string" calcext:value-type="string">
            <text:p>Eoliennes de Beausemb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7844.0000</text:p>
          </table:table-cell>
          <table:table-cell office:value-type="string" calcext:value-type="string">
            <text:p>2026578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SB00</text:p>
          </table:table-cell>
          <table:table-cell office:value-type="string" calcext:value-type="string">
            <text:p>VSB E.N.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9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ix�ville-Blercourt</text:p>
          </table:table-cell>
          <table:table-cell office:value-type="float" office:value="55385" calcext:value-type="float">
            <text:p>55385</text:p>
          </table:table-cell>
          <table:table-cell/>
          <table:table-cell office:value-type="string" calcext:value-type="string">
            <text:p>Le Mulsonn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2912.05166667</text:p>
          </table:table-cell>
          <table:table-cell office:value-type="string" calcext:value-type="string">
            <text:p>2460056.15666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Games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7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onchois, Criquiers, Conteville, Lannoy Cuill�re</text:p>
          </table:table-cell>
          <table:table-cell office:value-type="float" office:value="76537" calcext:value-type="float">
            <text:p>76537</text:p>
          </table:table-cell>
          <table:table-cell/>
          <table:table-cell office:value-type="string" calcext:value-type="string">
            <text:p>Ronch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8521.98</text:p>
          </table:table-cell>
          <table:table-cell office:value-type="string" calcext:value-type="string">
            <text:p>2525444.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1/2010</text:p>
          </table:table-cell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1/201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Petit Canal</text:p>
          </table:table-cell>
          <table:table-cell table:number-columns-repeated="2"/>
          <table:table-cell office:value-type="string" calcext:value-type="string">
            <text:p>Petit Canal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298610.097</text:p>
          </table:table-cell>
          <table:table-cell office:value-type="string" calcext:value-type="string">
            <text:p>1644283.521</text:p>
          </table:table-cell>
          <table:table-cell office:value-type="string" calcext:value-type="string">
            <text:p>-61.4</text:p>
          </table:table-cell>
          <table:table-cell office:value-type="string" calcext:value-type="string">
            <text:p>16.424</text:p>
          </table:table-cell>
          <table:table-cell office:value-type="float" office:value="2.4" calcext:value-type="float">
            <text:p>2,4</text:p>
          </table:table-cell>
          <table:table-cell office:value-type="float" office:value="0.06" calcext:value-type="float">
            <text:p>0,06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15</text:p>
          </table:table-cell>
          <table:table-cell office:value-type="string" calcext:value-type="string">
            <text:p>01/04/1999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oqui�s</text:p>
          </table:table-cell>
          <table:table-cell office:value-type="float" office:value="12037" calcext:value-type="float">
            <text:p>12037</text:p>
          </table:table-cell>
          <table:table-cell/>
          <table:table-cell office:value-type="string" calcext:value-type="string">
            <text:p>Lascom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9507.31</text:p>
          </table:table-cell>
          <table:table-cell office:value-type="string" calcext:value-type="string">
            <text:p>1895101.65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9/12/2005</text:p>
          </table:table-cell>
          <table:table-cell/>
          <table:table-cell office:value-type="string" calcext:value-type="string">
            <text:p>Lascovent</text:p>
          </table:table-cell>
          <table:table-cell/>
          <table:table-cell office:value-type="string" calcext:value-type="string">
            <text:p>Acciona</text:p>
          </table:table-cell>
          <table:table-cell table:number-columns-repeated="2"/>
          <table:table-cell office:value-type="string" calcext:value-type="string">
            <text:p>AW82</text:p>
          </table:table-cell>
          <table:table-cell office:value-type="string" calcext:value-type="string">
            <text:p>01/01/200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�tre-Saint-Thegonnec</text:p>
          </table:table-cell>
          <table:table-cell office:value-type="float" office:value="29034" calcext:value-type="float">
            <text:p>29034</text:p>
          </table:table-cell>
          <table:table-cell/>
          <table:table-cell office:value-type="string" calcext:value-type="string">
            <text:p>St Thegon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6669.18</text:p>
          </table:table-cell>
          <table:table-cell office:value-type="string" calcext:value-type="string">
            <text:p>2404876.07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4/2004</text:p>
          </table:table-cell>
          <table:table-cell/>
          <table:table-cell office:value-type="string" calcext:value-type="string">
            <text:p>Windsystem</text:p>
          </table:table-cell>
          <table:table-cell/>
          <table:table-cell office:value-type="string" calcext:value-type="string">
            <text:p>Windmaster</text:p>
          </table:table-cell>
          <table:table-cell table:number-columns-repeated="2"/>
          <table:table-cell office:value-type="string" calcext:value-type="string">
            <text:p>WM28/300</text:p>
          </table:table-cell>
          <table:table-cell office:value-type="string" calcext:value-type="string">
            <text:p>01/01/20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AINT-SAUVEUR-DE-GINESTOUX</text:p>
          </table:table-cell>
          <table:table-cell office:value-type="float" office:value="48182" calcext:value-type="float">
            <text:p>48182</text:p>
          </table:table-cell>
          <table:table-cell/>
          <table:table-cell office:value-type="string" calcext:value-type="string">
            <text:p>La Croix de Bruggio</text:p>
          </table:table-cell>
          <table:table-cell office:value-type="float" office:value="1" calcext:value-type="float">
            <text:p>1</text:p>
          </table:table-cell>
          <table:table-cell office:value-type="float" office:value="700693" calcext:value-type="float">
            <text:p>700693</text:p>
          </table:table-cell>
          <table:table-cell office:value-type="float" office:value="1968000" calcext:value-type="float">
            <text:p>1968000</text:p>
          </table:table-cell>
          <table:table-cell table:number-columns-repeated="2"/>
          <table:table-cell office:value-type="float" office:value="6.68" calcext:value-type="float">
            <text:p>6,68</text:p>
          </table:table-cell>
          <table:table-cell office:value-type="float" office:value="1.67" calcext:value-type="float">
            <text:p>1,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10/2008</text:p>
          </table:table-cell>
          <table:table-cell table:number-columns-repeated="2" office:value-type="string" calcext:value-type="string">
            <text:p>UNITE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74</text:p>
          </table:table-cell>
          <table:table-cell office:value-type="string" calcext:value-type="string">
            <text:p>01/01/2009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uteville</text:p>
          </table:table-cell>
          <table:table-cell office:value-type="float" office:value="2376" calcext:value-type="float">
            <text:p>2376</text:p>
          </table:table-cell>
          <table:table-cell/>
          <table:table-cell office:value-type="string" calcext:value-type="string">
            <text:p>Hauteville 1 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5582.46</text:p>
          </table:table-cell>
          <table:table-cell office:value-type="string" calcext:value-type="string">
            <text:p>2544159.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OLKS</text:p>
          </table:table-cell>
          <table:table-cell office:value-type="string" calcext:value-type="string">
            <text:p>Volkswind</text:p>
          </table:table-cell>
          <table:table-cell/>
          <table:table-cell office:value-type="string" calcext:value-type="string">
            <text:p>F�hrlander</text:p>
          </table:table-cell>
          <table:table-cell table:number-columns-repeated="2"/>
          <table:table-cell office:value-type="string" calcext:value-type="string">
            <text:p>FL 2500</text:p>
          </table:table-cell>
          <table:table-cell office:value-type="string" calcext:value-type="string">
            <text:p>01/09/2009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yt-les-Belvoir, Valonne, Solemont, Feule</text:p>
          </table:table-cell>
          <table:table-cell office:value-type="float" office:value="25583" calcext:value-type="float">
            <text:p>25583</text:p>
          </table:table-cell>
          <table:table-cell/>
          <table:table-cell office:value-type="string" calcext:value-type="string">
            <text:p>Lom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0119.977</text:p>
          </table:table-cell>
          <table:table-cell office:value-type="string" calcext:value-type="string">
            <text:p>2253922.911</text:p>
          </table:table-cell>
          <table:table-cell office:value-type="string" calcext:value-type="string">
            <text:p>6.43252</text:p>
          </table:table-cell>
          <table:table-cell office:value-type="string" calcext:value-type="string">
            <text:p>47.212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IDEHEM</text:p>
          </table:table-cell>
          <table:table-cell office:value-type="float" office:value="62887" calcext:value-type="float">
            <text:p>62887</text:p>
          </table:table-cell>
          <table:table-cell/>
          <table:table-cell office:value-type="string" calcext:value-type="string">
            <text:p>Wideh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0783.2733</text:p>
          </table:table-cell>
          <table:table-cell office:value-type="string" calcext:value-type="string">
            <text:p>2620451.1383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float" office:value="0.75" calcext:value-type="float">
            <text:p>0,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3/10/1998</text:p>
          </table:table-cell>
          <table:table-cell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JSPM</text:p>
          </table:table-cell>
          <table:table-cell table:number-columns-repeated="2"/>
          <table:table-cell office:value-type="string" calcext:value-type="string">
            <text:p>J48</text:p>
          </table:table-cell>
          <table:table-cell office:value-type="string" calcext:value-type="string">
            <text:p>01/01/200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NFAINS</text:p>
          </table:table-cell>
          <table:table-cell office:value-type="float" office:value="22099" calcext:value-type="float">
            <text:p>22099</text:p>
          </table:table-cell>
          <table:table-cell/>
          <table:table-cell office:value-type="string" calcext:value-type="string">
            <text:p>Lanf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0261.0640</text:p>
          </table:table-cell>
          <table:table-cell office:value-type="string" calcext:value-type="string">
            <text:p>2386165.7360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3/04/2005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/>
          <table:table-cell office:value-type="string" calcext:value-type="string">
            <text:p>NegMicon</text:p>
          </table:table-cell>
          <table:table-cell table:number-columns-repeated="2"/>
          <table:table-cell office:value-type="string" calcext:value-type="string">
            <text:p>NM64</text:p>
          </table:table-cell>
          <table:table-cell office:value-type="string" calcext:value-type="string">
            <text:p>13/01/200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ligny le Grand</text:p>
          </table:table-cell>
          <table:table-cell office:value-type="float" office:value="55330" calcext:value-type="float">
            <text:p>55330</text:p>
          </table:table-cell>
          <table:table-cell/>
          <table:table-cell office:value-type="string" calcext:value-type="string">
            <text:p>Meligny le g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3090.8099</text:p>
          </table:table-cell>
          <table:table-cell office:value-type="string" calcext:value-type="string">
            <text:p>2412735.74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12/200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omart-en-Ponthieu / Saint-L�ger-les-Domarts</text:p>
          </table:table-cell>
          <table:table-cell office:value-type="float" office:value="80241" calcext:value-type="float">
            <text:p>80241</text:p>
          </table:table-cell>
          <table:table-cell office:value-type="float" office:value="80706" calcext:value-type="float">
            <text:p>80706</text:p>
          </table:table-cell>
          <table:table-cell office:value-type="string" calcext:value-type="string">
            <text:p>Miroir(+extens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3356.0000</text:p>
          </table:table-cell>
          <table:table-cell office:value-type="string" calcext:value-type="string">
            <text:p>2562393.000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4/201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int-Christophe-du-Bois</text:p>
          </table:table-cell>
          <table:table-cell office:value-type="float" office:value="49269" calcext:value-type="float">
            <text:p>49269</text:p>
          </table:table-cell>
          <table:table-cell/>
          <table:table-cell office:value-type="string" calcext:value-type="string">
            <text:p>Bocage (Le Longer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6420.0000</text:p>
          </table:table-cell>
          <table:table-cell office:value-type="string" calcext:value-type="string">
            <text:p>2230622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TALAN</text:p>
          </table:table-cell>
          <table:table-cell office:value-type="string" calcext:value-type="string">
            <text:p>Atalante Energi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 2000</text:p>
          </table:table-cell>
          <table:table-cell office:value-type="string" calcext:value-type="string">
            <text:p>10/01/20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fiac</text:p>
          </table:table-cell>
          <table:table-cell office:value-type="float" office:value="56245" calcext:value-type="float">
            <text:p>56245</text:p>
          </table:table-cell>
          <table:table-cell/>
          <table:table-cell office:value-type="string" calcext:value-type="string">
            <text:p>parc �olien de Bodervedan Silfi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019.11</text:p>
          </table:table-cell>
          <table:table-cell office:value-type="string" calcext:value-type="string">
            <text:p>2364340.96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4/10/2007</text:p>
          </table:table-cell>
          <table:table-cell/>
          <table:table-cell office:value-type="string" calcext:value-type="string">
            <text:p>Theolia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8 800</text:p>
          </table:table-cell>
          <table:table-cell office:value-type="string" calcext:value-type="string">
            <text:p>01/03/200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rval</text:p>
          </table:table-cell>
          <table:table-cell office:value-type="float" office:value="44051" calcext:value-type="float">
            <text:p>44051</text:p>
          </table:table-cell>
          <table:table-cell/>
          <table:table-cell office:value-type="string" calcext:value-type="string">
            <text:p>Der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2000.0000</text:p>
          </table:table-cell>
          <table:table-cell office:value-type="string" calcext:value-type="string">
            <text:p>2304500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 2000</text:p>
          </table:table-cell>
          <table:table-cell office:value-type="string" calcext:value-type="string">
            <text:p>01/06/2007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ueville-sur-Aube</text:p>
          </table:table-cell>
          <table:table-cell office:value-type="float" office:value="10207" calcext:value-type="float">
            <text:p>10207</text:p>
          </table:table-cell>
          <table:table-cell/>
          <table:table-cell office:value-type="string" calcext:value-type="string">
            <text:p>La voie boulang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6196.15</text:p>
          </table:table-cell>
          <table:table-cell office:value-type="string" calcext:value-type="string">
            <text:p>2394151.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Ailes d'Argensol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1/12/201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QUELLES</text:p>
          </table:table-cell>
          <table:table-cell office:value-type="float" office:value="62239" calcext:value-type="float">
            <text:p>62239</text:p>
          </table:table-cell>
          <table:table-cell/>
          <table:table-cell office:value-type="string" calcext:value-type="string">
            <text:p>Eurotunnel</text:p>
          </table:table-cell>
          <table:table-cell office:value-type="float" office:value="1" calcext:value-type="float">
            <text:p>1</text:p>
          </table:table-cell>
          <table:table-cell office:value-type="float" office:value="561127" calcext:value-type="float">
            <text:p>561127</text:p>
          </table:table-cell>
          <table:table-cell office:value-type="float" office:value="2162845" calcext:value-type="float">
            <text:p>2162845</text:p>
          </table:table-cell>
          <table:table-cell table:number-columns-repeated="2"/>
          <table:table-cell office:value-type="float" office:value="2.4" calcext:value-type="float">
            <text:p>2,4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Inno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8 800</text:p>
          </table:table-cell>
          <table:table-cell office:value-type="string" calcext:value-type="string">
            <text:p>10/04/201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erviller-en-Moselle</text:p>
          </table:table-cell>
          <table:table-cell office:value-type="float" office:value="57069" calcext:value-type="float">
            <text:p>57069</text:p>
          </table:table-cell>
          <table:table-cell/>
          <table:table-cell office:value-type="string" calcext:value-type="string">
            <text:p>Berv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4078.54</text:p>
          </table:table-cell>
          <table:table-cell office:value-type="string" calcext:value-type="string">
            <text:p>2483131.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12/2009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mel�court</text:p>
          </table:table-cell>
          <table:table-cell office:value-type="float" office:value="57018" calcext:value-type="float">
            <text:p>57018</text:p>
          </table:table-cell>
          <table:table-cell/>
          <table:table-cell office:value-type="string" calcext:value-type="string">
            <text:p>Amel�court</text:p>
          </table:table-cell>
          <table:table-cell office:value-type="float" office:value="1" calcext:value-type="float">
            <text:p>1</text:p>
          </table:table-cell>
          <table:table-cell office:value-type="float" office:value="903549" calcext:value-type="float">
            <text:p>903549</text:p>
          </table:table-cell>
          <table:table-cell office:value-type="float" office:value="2435430" calcext:value-type="float">
            <text:p>243543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uq les Vieilmur/Servie</text:p>
          </table:table-cell>
          <table:table-cell office:value-type="float" office:value="81075" calcext:value-type="float">
            <text:p>81075</text:p>
          </table:table-cell>
          <table:table-cell/>
          <table:table-cell office:value-type="string" calcext:value-type="string">
            <text:p>Cuq - Servi�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5347.03</text:p>
          </table:table-cell>
          <table:table-cell office:value-type="string" calcext:value-type="string">
            <text:p>1851591.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1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lles de Villefagnan</text:p>
          </table:table-cell>
          <table:table-cell office:value-type="float" office:value="16361" calcext:value-type="float">
            <text:p>16361</text:p>
          </table:table-cell>
          <table:table-cell/>
          <table:table-cell office:value-type="string" calcext:value-type="string">
            <text:p>Combus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2533.2000</text:p>
          </table:table-cell>
          <table:table-cell office:value-type="string" calcext:value-type="string">
            <text:p>2108417.0000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3/200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cornet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string" calcext:value-type="string">
            <text:p>Montlo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0023.84</text:p>
          </table:table-cell>
          <table:table-cell office:value-type="string" calcext:value-type="string">
            <text:p>2522413.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2/07/2007</text:p>
          </table:table-cell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2/200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modiern</text:p>
          </table:table-cell>
          <table:table-cell office:value-type="float" office:value="29172" calcext:value-type="float">
            <text:p>29172</text:p>
          </table:table-cell>
          <table:table-cell/>
          <table:table-cell office:value-type="string" calcext:value-type="string">
            <text:p>Plomodi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9683.0000</text:p>
          </table:table-cell>
          <table:table-cell office:value-type="string" calcext:value-type="string">
            <text:p>2372702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80 R80</text:p>
          </table:table-cell>
          <table:table-cell office:value-type="string" calcext:value-type="string">
            <text:p>01/06/201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ssu, Vanault-le-Chatel,Lisse-en-Champagne</text:p>
          </table:table-cell>
          <table:table-cell office:value-type="float" office:value="51039" calcext:value-type="float">
            <text:p>51039</text:p>
          </table:table-cell>
          <table:table-cell office:value-type="float" office:value="51325" calcext:value-type="float">
            <text:p>51325</text:p>
          </table:table-cell>
          <table:table-cell office:value-type="string" calcext:value-type="string">
            <text:p>Cotes-de-Champagne</text:p>
          </table:table-cell>
          <table:table-cell office:value-type="float" office:value="1" calcext:value-type="float">
            <text:p>1</text:p>
          </table:table-cell>
          <table:table-cell office:value-type="float" office:value="773015" calcext:value-type="float">
            <text:p>773015</text:p>
          </table:table-cell>
          <table:table-cell office:value-type="float" office:value="2428516" calcext:value-type="float">
            <text:p>2428516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.85" calcext:value-type="float">
            <text:p>0,8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8</text:p>
          </table:table-cell>
          <table:table-cell office:value-type="string" calcext:value-type="string">
            <text:p>01/09/200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lles de Villefagnan</text:p>
          </table:table-cell>
          <table:table-cell office:value-type="float" office:value="16361" calcext:value-type="float">
            <text:p>16361</text:p>
          </table:table-cell>
          <table:table-cell/>
          <table:table-cell office:value-type="string" calcext:value-type="string">
            <text:p>Salles de Villefag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3025.0000</text:p>
          </table:table-cell>
          <table:table-cell office:value-type="string" calcext:value-type="string">
            <text:p>2110037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3/200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terchen</text:p>
          </table:table-cell>
          <table:table-cell office:value-type="float" office:value="57667" calcext:value-type="float">
            <text:p>57667</text:p>
          </table:table-cell>
          <table:table-cell/>
          <table:table-cell office:value-type="string" calcext:value-type="string">
            <text:p>Teter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8628.2308</text:p>
          </table:table-cell>
          <table:table-cell office:value-type="string" calcext:value-type="string">
            <text:p>2479759.228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D77</text:p>
          </table:table-cell>
          <table:table-cell office:value-type="string" calcext:value-type="string">
            <text:p>01/12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eville</text:p>
          </table:table-cell>
          <table:table-cell office:value-type="float" office:value="14176" calcext:value-type="float">
            <text:p>14176</text:p>
          </table:table-cell>
          <table:table-cell/>
          <table:table-cell office:value-type="string" calcext:value-type="string">
            <text:p>Conte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0300.0000</text:p>
          </table:table-cell>
          <table:table-cell office:value-type="string" calcext:value-type="string">
            <text:p>2457800.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int-Georges-sur-Arnon</text:p>
          </table:table-cell>
          <table:table-cell office:value-type="float" office:value="36195" calcext:value-type="float">
            <text:p>36195</text:p>
          </table:table-cell>
          <table:table-cell/>
          <table:table-cell office:value-type="string" calcext:value-type="string">
            <text:p>Les Tilleu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0043.0000</text:p>
          </table:table-cell>
          <table:table-cell office:value-type="string" calcext:value-type="string">
            <text:p>2220343.0000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100</text:p>
          </table:table-cell>
          <table:table-cell office:value-type="string" calcext:value-type="string">
            <text:p>01/06/20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ombleux</text:p>
          </table:table-cell>
          <table:table-cell office:value-type="float" office:value="80442" calcext:value-type="float">
            <text:p>80442</text:p>
          </table:table-cell>
          <table:table-cell/>
          <table:table-cell office:value-type="string" calcext:value-type="string">
            <text:p>Hombleux 1</text:p>
          </table:table-cell>
          <table:table-cell office:value-type="float" office:value="1" calcext:value-type="float">
            <text:p>1</text:p>
          </table:table-cell>
          <table:table-cell office:value-type="float" office:value="646765" calcext:value-type="float">
            <text:p>646765</text:p>
          </table:table-cell>
          <table:table-cell office:value-type="float" office:value="2527180" calcext:value-type="float">
            <text:p>25271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3"/>
          <table:table-cell office:value-type="string" calcext:value-type="string">
            <text:p>01/01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mpbon</text:p>
          </table:table-cell>
          <table:table-cell office:value-type="float" office:value="44025" calcext:value-type="float">
            <text:p>44025</text:p>
          </table:table-cell>
          <table:table-cell/>
          <table:table-cell office:value-type="string" calcext:value-type="string">
            <text:p>Camp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1691.0000</text:p>
          </table:table-cell>
          <table:table-cell office:value-type="string" calcext:value-type="string">
            <text:p>2277050.0000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01/06/20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inte-Thorette</text:p>
          </table:table-cell>
          <table:table-cell office:value-type="float" office:value="18237" calcext:value-type="float">
            <text:p>18237</text:p>
          </table:table-cell>
          <table:table-cell/>
          <table:table-cell office:value-type="string" calcext:value-type="string">
            <text:p>Les Mistand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1887.0000</text:p>
          </table:table-cell>
          <table:table-cell office:value-type="string" calcext:value-type="string">
            <text:p>2232321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100 R100</text:p>
          </table:table-cell>
          <table:table-cell office:value-type="string" calcext:value-type="string">
            <text:p>01/02/20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isy, Semerville</text:p>
          </table:table-cell>
          <table:table-cell office:value-type="float" office:value="41141" calcext:value-type="float">
            <text:p>41141</text:p>
          </table:table-cell>
          <table:table-cell/>
          <table:table-cell office:value-type="string" calcext:value-type="string">
            <text:p>Les Marde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5326.0000</text:p>
          </table:table-cell>
          <table:table-cell office:value-type="string" calcext:value-type="string">
            <text:p>2325311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18/10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omiecourt, Bihucourt</text:p>
          </table:table-cell>
          <table:table-cell office:value-type="float" office:value="62374" calcext:value-type="float">
            <text:p>62374</text:p>
          </table:table-cell>
          <table:table-cell office:value-type="float" office:value="62131" calcext:value-type="float">
            <text:p>62131</text:p>
          </table:table-cell>
          <table:table-cell office:value-type="string" calcext:value-type="string">
            <text:p>Parc Eolien du Paradis</text:p>
          </table:table-cell>
          <table:table-cell office:value-type="float" office:value="1" calcext:value-type="float">
            <text:p>1</text:p>
          </table:table-cell>
          <table:table-cell office:value-type="float" office:value="632910" calcext:value-type="float">
            <text:p>632910</text:p>
          </table:table-cell>
          <table:table-cell office:value-type="float" office:value="2572721" calcext:value-type="float">
            <text:p>25727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1/2010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isville-la-Saint-P�re</text:p>
          </table:table-cell>
          <table:table-cell office:value-type="float" office:value="28047" calcext:value-type="float">
            <text:p>28047</text:p>
          </table:table-cell>
          <table:table-cell/>
          <table:table-cell office:value-type="string" calcext:value-type="string">
            <text:p>Bois Big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2868.55</text:p>
          </table:table-cell>
          <table:table-cell office:value-type="string" calcext:value-type="string">
            <text:p>2370643.5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PRL Energy Power resources Limited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06/03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urnoisis</text:p>
          </table:table-cell>
          <table:table-cell office:value-type="float" office:value="45326" calcext:value-type="float">
            <text:p>45326</text:p>
          </table:table-cell>
          <table:table-cell/>
          <table:table-cell office:value-type="string" calcext:value-type="string">
            <text:p>Sainb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8412.0000</text:p>
          </table:table-cell>
          <table:table-cell office:value-type="string" calcext:value-type="string">
            <text:p>2336168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4/02/2005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12/05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villiers</text:p>
          </table:table-cell>
          <table:table-cell office:value-type="float" office:value="28032" calcext:value-type="float">
            <text:p>28032</text:p>
          </table:table-cell>
          <table:table-cell/>
          <table:table-cell office:value-type="string" calcext:value-type="string">
            <text:p>Bois de l'Ar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9466.01</text:p>
          </table:table-cell>
          <table:table-cell office:value-type="string" calcext:value-type="string">
            <text:p>2366936.03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PRL Energy Power resources Limited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06/03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ville, Oinville-Saint-Liphard</text:p>
          </table:table-cell>
          <table:table-cell office:value-type="float" office:value="28284" calcext:value-type="float">
            <text:p>28284</text:p>
          </table:table-cell>
          <table:table-cell/>
          <table:table-cell office:value-type="string" calcext:value-type="string">
            <text:p>Les Hauts de Melle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9614.99</text:p>
          </table:table-cell>
          <table:table-cell office:value-type="string" calcext:value-type="string">
            <text:p>2359709.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PEE</text:p>
          </table:table-cell>
          <table:table-cell office:value-type="string" calcext:value-type="string">
            <text:p>JP Energies Environnemen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01/07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a Chapelle-Rousselin, Saint-Georges-des-Gardes</text:p>
          </table:table-cell>
          <table:table-cell office:value-type="float" office:value="49281" calcext:value-type="float">
            <text:p>49281</text:p>
          </table:table-cell>
          <table:table-cell/>
          <table:table-cell office:value-type="string" calcext:value-type="string">
            <text:p>Le Fo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3779.0000</text:p>
          </table:table-cell>
          <table:table-cell office:value-type="string" calcext:value-type="string">
            <text:p>2247876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FALCK</text:p>
          </table:table-cell>
          <table:table-cell office:value-type="string" calcext:value-type="string">
            <text:p>Falck Energies renouvelabl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/>
          <table:table-cell office:value-type="string" calcext:value-type="string">
            <text:p>FALCK</text:p>
          </table:table-cell>
          <table:table-cell office:value-type="string" calcext:value-type="string">
            <text:p>N90 R80</text:p>
          </table:table-cell>
          <table:table-cell office:value-type="string" calcext:value-type="string">
            <text:p>01/03/200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inville, Santilly</text:p>
          </table:table-cell>
          <table:table-cell office:value-type="float" office:value="28300" calcext:value-type="float">
            <text:p>28300</text:p>
          </table:table-cell>
          <table:table-cell/>
          <table:table-cell office:value-type="string" calcext:value-type="string">
            <text:p>Voie Bl�riot Ou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786.0000</text:p>
          </table:table-cell>
          <table:table-cell office:value-type="string" calcext:value-type="string">
            <text:p>2353778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PEE</text:p>
          </table:table-cell>
          <table:table-cell office:value-type="string" calcext:value-type="string">
            <text:p>JP Energies Environnemen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12/05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gny</text:p>
          </table:table-cell>
          <table:table-cell office:value-type="float" office:value="36125" calcext:value-type="float">
            <text:p>36125</text:p>
          </table:table-cell>
          <table:table-cell/>
          <table:table-cell office:value-type="string" calcext:value-type="string">
            <text:p>Les Barbes d'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8236.0000</text:p>
          </table:table-cell>
          <table:table-cell office:value-type="string" calcext:value-type="string">
            <text:p>2222299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100</text:p>
          </table:table-cell>
          <table:table-cell office:value-type="string" calcext:value-type="string">
            <text:p>01/10/2009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blainzevelle</text:p>
          </table:table-cell>
          <table:table-cell office:value-type="float" office:value="62002" calcext:value-type="float">
            <text:p>62002</text:p>
          </table:table-cell>
          <table:table-cell/>
          <table:table-cell office:value-type="string" calcext:value-type="string">
            <text:p>Rond Buisson</text:p>
          </table:table-cell>
          <table:table-cell office:value-type="float" office:value="1" calcext:value-type="float">
            <text:p>1</text:p>
          </table:table-cell>
          <table:table-cell office:value-type="float" office:value="628266" calcext:value-type="float">
            <text:p>628266</text:p>
          </table:table-cell>
          <table:table-cell office:value-type="float" office:value="2572913" calcext:value-type="float">
            <text:p>25729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9/20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esnes-en-Saulnois</text:p>
          </table:table-cell>
          <table:table-cell office:value-type="float" office:value="57238" calcext:value-type="float">
            <text:p>57238</text:p>
          </table:table-cell>
          <table:table-cell/>
          <table:table-cell office:value-type="string" calcext:value-type="string">
            <text:p>Fresnes-en-Sauln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2560.1490</text:p>
          </table:table-cell>
          <table:table-cell office:value-type="string" calcext:value-type="string">
            <text:p>2434485.8730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4/08/2008</text:p>
          </table:table-cell>
          <table:table-cell office:value-type="string" calcext:value-type="string">
            <text:p>RPGLO</text:p>
          </table:table-cell>
          <table:table-cell office:value-type="string" calcext:value-type="string">
            <text:p>RP Global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100</text:p>
          </table:table-cell>
          <table:table-cell office:value-type="string" calcext:value-type="string">
            <text:p>01/09/200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ville, Poinville</text:p>
          </table:table-cell>
          <table:table-cell office:value-type="float" office:value="28300" calcext:value-type="float">
            <text:p>28300</text:p>
          </table:table-cell>
          <table:table-cell/>
          <table:table-cell office:value-type="string" calcext:value-type="string">
            <text:p>Bois-Clerg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7590.0000</text:p>
          </table:table-cell>
          <table:table-cell office:value-type="string" calcext:value-type="string">
            <text:p>2354552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01/12/200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rsa, Rogliano</text:p>
          </table:table-cell>
          <table:table-cell office:value-type="string" calcext:value-type="string">
            <text:p>2B107</text:p>
          </table:table-cell>
          <table:table-cell/>
          <table:table-cell office:value-type="string" calcext:value-type="string">
            <text:p>Cap Corse</text:p>
          </table:table-cell>
          <table:table-cell office:value-type="float" office:value="1" calcext:value-type="float">
            <text:p>1</text:p>
          </table:table-cell>
          <table:table-cell office:value-type="float" office:value="1175000" calcext:value-type="float">
            <text:p>1175000</text:p>
          </table:table-cell>
          <table:table-cell office:value-type="float" office:value="1800500" calcext:value-type="float">
            <text:p>18005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43</text:p>
          </table:table-cell>
          <table:table-cell office:value-type="string" calcext:value-type="string">
            <text:p>01/11/20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�r�</text:p>
          </table:table-cell>
          <table:table-cell office:value-type="float" office:value="17272" calcext:value-type="float">
            <text:p>17272</text:p>
          </table:table-cell>
          <table:table-cell/>
          <table:table-cell office:value-type="string" calcext:value-type="string">
            <text:p>P�r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6286.5</text:p>
          </table:table-cell>
          <table:table-cell office:value-type="string" calcext:value-type="string">
            <text:p>2126165.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RE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66 2000</text:p>
          </table:table-cell>
          <table:table-cell office:value-type="string" calcext:value-type="string">
            <text:p>01/07/2008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int-Georges-sur-Arnon</text:p>
          </table:table-cell>
          <table:table-cell office:value-type="float" office:value="36195" calcext:value-type="float">
            <text:p>36195</text:p>
          </table:table-cell>
          <table:table-cell/>
          <table:table-cell office:value-type="string" calcext:value-type="string">
            <text:p>Les Joyeu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835.0000</text:p>
          </table:table-cell>
          <table:table-cell office:value-type="string" calcext:value-type="string">
            <text:p>2219261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100</text:p>
          </table:table-cell>
          <table:table-cell office:value-type="string" calcext:value-type="string">
            <text:p>01/10/2009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rminiers</text:p>
          </table:table-cell>
          <table:table-cell office:value-type="float" office:value="28382" calcext:value-type="float">
            <text:p>28382</text:p>
          </table:table-cell>
          <table:table-cell/>
          <table:table-cell office:value-type="string" calcext:value-type="string">
            <text:p>Le Carr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7082.0000</text:p>
          </table:table-cell>
          <table:table-cell office:value-type="string" calcext:value-type="string">
            <text:p>2343940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11/05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pense</text:p>
          </table:table-cell>
          <table:table-cell office:value-type="float" office:value="51229" calcext:value-type="float">
            <text:p>51229</text:p>
          </table:table-cell>
          <table:table-cell/>
          <table:table-cell office:value-type="string" calcext:value-type="string">
            <text:p>Ep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1206.07</text:p>
          </table:table-cell>
          <table:table-cell office:value-type="string" calcext:value-type="string">
            <text:p>2442967.23</text:p>
          </table:table-cell>
          <table:table-cell table:number-columns-repeated="2"/>
          <table:table-cell office:value-type="float" office:value="4.25" calcext:value-type="float">
            <text:p>4,25</text:p>
          </table:table-cell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8</text:p>
          </table:table-cell>
          <table:table-cell office:value-type="string" calcext:value-type="string">
            <text:p>01/06/200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rize-la-Brulee</text:p>
          </table:table-cell>
          <table:table-cell office:value-type="float" office:value="55175" calcext:value-type="float">
            <text:p>55175</text:p>
          </table:table-cell>
          <table:table-cell/>
          <table:table-cell office:value-type="string" calcext:value-type="string">
            <text:p>Viller</text:p>
          </table:table-cell>
          <table:table-cell office:value-type="float" office:value="1" calcext:value-type="float">
            <text:p>1</text:p>
          </table:table-cell>
          <table:table-cell office:value-type="float" office:value="816190" calcext:value-type="float">
            <text:p>816190</text:p>
          </table:table-cell>
          <table:table-cell office:value-type="float" office:value="2432009" calcext:value-type="float">
            <text:p>24320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20/07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aucourt</text:p>
          </table:table-cell>
          <table:table-cell office:value-type="float" office:value="2374" calcext:value-type="float">
            <text:p>2374</text:p>
          </table:table-cell>
          <table:table-cell/>
          <table:table-cell office:value-type="string" calcext:value-type="string">
            <text:p>Omissy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8129.0000</text:p>
          </table:table-cell>
          <table:table-cell office:value-type="string" calcext:value-type="string">
            <text:p>2545805.0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1/06/2007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0</text:p>
          </table:table-cell>
          <table:table-cell office:value-type="string" calcext:value-type="string">
            <text:p>27/06/200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int-Georges-sur-Arnon</text:p>
          </table:table-cell>
          <table:table-cell office:value-type="float" office:value="36195" calcext:value-type="float">
            <text:p>36195</text:p>
          </table:table-cell>
          <table:table-cell/>
          <table:table-cell office:value-type="string" calcext:value-type="string">
            <text:p>Les Vig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0807.0000</text:p>
          </table:table-cell>
          <table:table-cell office:value-type="string" calcext:value-type="string">
            <text:p>2220702.0000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KUO0</text:p>
          </table:table-cell>
          <table:table-cell office:value-type="string" calcext:value-type="string">
            <text:p>Akuo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100</text:p>
          </table:table-cell>
          <table:table-cell office:value-type="string" calcext:value-type="string">
            <text:p>01/12/2009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eteuil, Paillart</text:p>
          </table:table-cell>
          <table:table-cell office:value-type="float" office:value="60104" calcext:value-type="float">
            <text:p>60104</text:p>
          </table:table-cell>
          <table:table-cell/>
          <table:table-cell office:value-type="string" calcext:value-type="string">
            <text:p>Breteuil - Paillart</text:p>
          </table:table-cell>
          <table:table-cell office:value-type="float" office:value="1" calcext:value-type="float">
            <text:p>1</text:p>
          </table:table-cell>
          <table:table-cell office:value-type="float" office:value="596871" calcext:value-type="float">
            <text:p>596871</text:p>
          </table:table-cell>
          <table:table-cell office:value-type="float" office:value="2517484" calcext:value-type="float">
            <text:p>2517484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2/02/2006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5/01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urcelles-sur-Aire, Erize-La-Petite</text:p>
          </table:table-cell>
          <table:table-cell table:number-columns-repeated="2"/>
          <table:table-cell office:value-type="string" calcext:value-type="string">
            <text:p>Maurechamp</text:p>
          </table:table-cell>
          <table:table-cell office:value-type="float" office:value="1" calcext:value-type="float">
            <text:p>1</text:p>
          </table:table-cell>
          <table:table-cell office:value-type="float" office:value="812961" calcext:value-type="float">
            <text:p>812961</text:p>
          </table:table-cell>
          <table:table-cell office:value-type="float" office:value="2441620" calcext:value-type="float">
            <text:p>24416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20/07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aival</text:p>
          </table:table-cell>
          <table:table-cell office:value-type="float" office:value="55442" calcext:value-type="float">
            <text:p>55442</text:p>
          </table:table-cell>
          <table:table-cell/>
          <table:table-cell office:value-type="string" calcext:value-type="string">
            <text:p>De Raival</text:p>
          </table:table-cell>
          <table:table-cell office:value-type="float" office:value="1" calcext:value-type="float">
            <text:p>1</text:p>
          </table:table-cell>
          <table:table-cell office:value-type="float" office:value="815022" calcext:value-type="float">
            <text:p>815022</text:p>
          </table:table-cell>
          <table:table-cell office:value-type="float" office:value="2434318" calcext:value-type="float">
            <text:p>24343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11/07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uye</text:p>
          </table:table-cell>
          <table:table-cell office:value-type="float" office:value="29211" calcext:value-type="float">
            <text:p>29211</text:p>
          </table:table-cell>
          <table:table-cell/>
          <table:table-cell office:value-type="string" calcext:value-type="string">
            <text:p>Plou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8305.0000</text:p>
          </table:table-cell>
          <table:table-cell office:value-type="string" calcext:value-type="string">
            <text:p>2386596.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7/08/2002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M48 750</text:p>
          </table:table-cell>
          <table:table-cell office:value-type="string" calcext:value-type="string">
            <text:p>01/10/200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eausite, Courcelles-sur-Aire</text:p>
          </table:table-cell>
          <table:table-cell office:value-type="float" office:value="55040" calcext:value-type="float">
            <text:p>55040</text:p>
          </table:table-cell>
          <table:table-cell office:value-type="float" office:value="55128" calcext:value-type="float">
            <text:p>55128</text:p>
          </table:table-cell>
          <table:table-cell office:value-type="string" calcext:value-type="string">
            <text:p>Valette</text:p>
          </table:table-cell>
          <table:table-cell office:value-type="float" office:value="1" calcext:value-type="float">
            <text:p>1</text:p>
          </table:table-cell>
          <table:table-cell office:value-type="float" office:value="818752" calcext:value-type="float">
            <text:p>818752</text:p>
          </table:table-cell>
          <table:table-cell office:value-type="float" office:value="2444701" calcext:value-type="float">
            <text:p>24447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18/05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hons</text:p>
          </table:table-cell>
          <table:table-cell office:value-type="float" office:value="80481" calcext:value-type="float">
            <text:p>80481</text:p>
          </table:table-cell>
          <table:table-cell/>
          <table:table-cell office:value-type="string" calcext:value-type="string">
            <text:p>Vauviller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8893.0000</text:p>
          </table:table-cell>
          <table:table-cell office:value-type="string" calcext:value-type="string">
            <text:p>2538714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1/06/2007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0</text:p>
          </table:table-cell>
          <table:table-cell office:value-type="string" calcext:value-type="string">
            <text:p>16/12/200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yers-St-Martin</text:p>
          </table:table-cell>
          <table:table-cell office:value-type="float" office:value="60470" calcext:value-type="float">
            <text:p>60470</text:p>
          </table:table-cell>
          <table:table-cell/>
          <table:table-cell office:value-type="string" calcext:value-type="string">
            <text:p>Parc �olien de Noyer St Mar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6517.0000</text:p>
          </table:table-cell>
          <table:table-cell office:value-type="string" calcext:value-type="string">
            <text:p>2506875.0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2/02/2006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2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ville, Oinville-Saint-Liphard</text:p>
          </table:table-cell>
          <table:table-cell office:value-type="float" office:value="28284" calcext:value-type="float">
            <text:p>28284</text:p>
          </table:table-cell>
          <table:table-cell/>
          <table:table-cell office:value-type="string" calcext:value-type="string">
            <text:p>La Butte Saint Lip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9614.99</text:p>
          </table:table-cell>
          <table:table-cell office:value-type="string" calcext:value-type="string">
            <text:p>2359709.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9/09/2006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23/05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Kon�</text:p>
          </table:table-cell>
          <table:table-cell table:number-columns-repeated="2"/>
          <table:table-cell office:value-type="string" calcext:value-type="string">
            <text:p>Kafe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04550.641</text:p>
          </table:table-cell>
          <table:table-cell office:value-type="string" calcext:value-type="string">
            <text:p>16020403.279</text:p>
          </table:table-cell>
          <table:table-cell office:value-type="string" calcext:value-type="string">
            <text:p>21.020377</text:p>
          </table:table-cell>
          <table:table-cell office:value-type="string" calcext:value-type="string">
            <text:p>164.435341</text:p>
          </table:table-cell>
          <table:table-cell office:value-type="float" office:value="6.05" calcext:value-type="float">
            <text:p>6,05</text:p>
          </table:table-cell>
          <table:table-cell office:value-type="float" office:value="0.275" calcext:value-type="float">
            <text:p>0,2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ercal</text:p>
          </table:table-cell>
          <table:table-cell table:style-name="ce1" office:value-type="string" calcext:value-type="string">
            <text:p>01/01/2005</text:p>
          </table:table-cell>
          <table:table-cell/>
          <table:table-cell office:value-type="string" calcext:value-type="string">
            <text:p>Quadran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75</text:p>
          </table:table-cell>
          <table:table-cell office:value-type="string" calcext:value-type="string">
            <text:p>01/01/2005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sse-en-Champagne, Saint-Amand-sur-Fion</text:p>
          </table:table-cell>
          <table:table-cell table:number-columns-repeated="2"/>
          <table:table-cell office:value-type="string" calcext:value-type="string">
            <text:p>Cotes-de-Champagne Sud</text:p>
          </table:table-cell>
          <table:table-cell office:value-type="float" office:value="1" calcext:value-type="float">
            <text:p>1</text:p>
          </table:table-cell>
          <table:table-cell office:value-type="float" office:value="769318" calcext:value-type="float">
            <text:p>769318</text:p>
          </table:table-cell>
          <table:table-cell office:value-type="float" office:value="2426427" calcext:value-type="float">
            <text:p>2426427</text:p>
          </table:table-cell>
          <table:table-cell table:number-columns-repeated="2"/>
          <table:table-cell office:value-type="float" office:value="4.25" calcext:value-type="float">
            <text:p>4,25</text:p>
          </table:table-cell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8</text:p>
          </table:table-cell>
          <table:table-cell office:value-type="string" calcext:value-type="string">
            <text:p>01/09/200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yssenes</text:p>
          </table:table-cell>
          <table:table-cell office:value-type="float" office:value="12017" calcext:value-type="float">
            <text:p>12017</text:p>
          </table:table-cell>
          <table:table-cell/>
          <table:table-cell office:value-type="string" calcext:value-type="string">
            <text:p>Ayssenes</text:p>
          </table:table-cell>
          <table:table-cell office:value-type="float" office:value="1" calcext:value-type="float">
            <text:p>1</text:p>
          </table:table-cell>
          <table:table-cell office:value-type="float" office:value="635404" calcext:value-type="float">
            <text:p>635404</text:p>
          </table:table-cell>
          <table:table-cell office:value-type="float" office:value="1896530" calcext:value-type="float">
            <text:p>18965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01/01/2009</text:p>
          </table:table-cell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/>
          <table:table-cell office:value-type="string" calcext:value-type="string">
            <text:p>Acciona</text:p>
          </table:table-cell>
          <table:table-cell table:number-columns-repeated="2"/>
          <table:table-cell office:value-type="string" calcext:value-type="string">
            <text:p>AW82</text:p>
          </table:table-cell>
          <table:table-cell office:value-type="string" calcext:value-type="string">
            <text:p>01/01/200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mp�n�ac</text:p>
          </table:table-cell>
          <table:table-cell office:value-type="float" office:value="56032" calcext:value-type="float">
            <text:p>56032</text:p>
          </table:table-cell>
          <table:table-cell/>
          <table:table-cell office:value-type="string" calcext:value-type="string">
            <text:p>Pigeon blanc</text:p>
          </table:table-cell>
          <table:table-cell office:value-type="float" office:value="1" calcext:value-type="float">
            <text:p>1</text:p>
          </table:table-cell>
          <table:table-cell office:value-type="float" office:value="250884" calcext:value-type="float">
            <text:p>250884</text:p>
          </table:table-cell>
          <table:table-cell office:value-type="float" office:value="2338739" calcext:value-type="float">
            <text:p>233873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lectraWind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7/201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int-Amand-sur-Fion</text:p>
          </table:table-cell>
          <table:table-cell office:value-type="float" office:value="51472" calcext:value-type="float">
            <text:p>51472</text:p>
          </table:table-cell>
          <table:table-cell/>
          <table:table-cell office:value-type="string" calcext:value-type="string">
            <text:p>Saint-Amand/F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9683.91</text:p>
          </table:table-cell>
          <table:table-cell office:value-type="string" calcext:value-type="string">
            <text:p>2428460.81</text:p>
          </table:table-cell>
          <table:table-cell table:number-columns-repeated="2"/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6/06/2005</text:p>
          </table:table-cell>
          <table:table-cell table:number-columns-repeated="3"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8</text:p>
          </table:table-cell>
          <table:table-cell office:value-type="string" calcext:value-type="string">
            <text:p>01/09/200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stanet-le-Haut</text:p>
          </table:table-cell>
          <table:table-cell office:value-type="float" office:value="34055" calcext:value-type="float">
            <text:p>34055</text:p>
          </table:table-cell>
          <table:table-cell/>
          <table:table-cell office:value-type="string" calcext:value-type="string">
            <text:p>Castanet La Tour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172.642</text:p>
          </table:table-cell>
          <table:table-cell office:value-type="string" calcext:value-type="string">
            <text:p>1852078.607</text:p>
          </table:table-cell>
          <table:table-cell office:value-type="string" calcext:value-type="string">
            <text:p>2.9826</text:p>
          </table:table-cell>
          <table:table-cell office:value-type="string" calcext:value-type="string">
            <text:p>43.668612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 2300</text:p>
          </table:table-cell>
          <table:table-cell office:value-type="string" calcext:value-type="string">
            <text:p>01/08/200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Calenzana</text:p>
          </table:table-cell>
          <table:table-cell office:value-type="string" calcext:value-type="string">
            <text:p>2B049</text:p>
          </table:table-cell>
          <table:table-cell/>
          <table:table-cell office:value-type="string" calcext:value-type="string">
            <text:p>Punta A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6188.41</text:p>
          </table:table-cell>
          <table:table-cell office:value-type="string" calcext:value-type="string">
            <text:p>1744008.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F-SEI</text:p>
          </table:table-cell>
          <table:table-cell table:number-columns-repeated="3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0 600</text:p>
          </table:table-cell>
          <table:table-cell office:value-type="string" calcext:value-type="string">
            <text:p>01/01/200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nrivain</text:p>
          </table:table-cell>
          <table:table-cell office:value-type="float" office:value="22115" calcext:value-type="float">
            <text:p>22115</text:p>
          </table:table-cell>
          <table:table-cell/>
          <table:table-cell office:value-type="string" calcext:value-type="string">
            <text:p>La Salle Roch Ar V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9263.7</text:p>
          </table:table-cell>
          <table:table-cell office:value-type="string" calcext:value-type="string">
            <text:p>2388740.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10/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aupont, Saint-Malo-des-Trois-Fontaines</text:p>
          </table:table-cell>
          <table:table-cell office:value-type="float" office:value="56227" calcext:value-type="float">
            <text:p>56227</text:p>
          </table:table-cell>
          <table:table-cell/>
          <table:table-cell office:value-type="string" calcext:value-type="string">
            <text:p>Beau Sol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2135.2</text:p>
          </table:table-cell>
          <table:table-cell office:value-type="string" calcext:value-type="string">
            <text:p>2344374.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lectraWind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4/2010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Cl�ment</text:p>
          </table:table-cell>
          <table:table-cell office:value-type="float" office:value="7226" calcext:value-type="float">
            <text:p>7226</text:p>
          </table:table-cell>
          <table:table-cell/>
          <table:table-cell office:value-type="string" calcext:value-type="string">
            <text:p>Saint-Cl�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2360.62</text:p>
          </table:table-cell>
          <table:table-cell office:value-type="string" calcext:value-type="string">
            <text:p>1996238.7</text:p>
          </table:table-cell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OSTWI</text:p>
          </table:table-cell>
          <table:table-cell office:value-type="string" calcext:value-type="string">
            <text:p>OSTWIND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4</text:p>
          </table:table-cell>
          <table:table-cell office:value-type="string" calcext:value-type="string">
            <text:p>01/08/20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nnec�, Bonnoeuvre</text:p>
          </table:table-cell>
          <table:table-cell office:value-type="float" office:value="44118" calcext:value-type="float">
            <text:p>44118</text:p>
          </table:table-cell>
          <table:table-cell/>
          <table:table-cell office:value-type="string" calcext:value-type="string">
            <text:p>Pannec� - Beaus�jour</text:p>
          </table:table-cell>
          <table:table-cell office:value-type="float" office:value="1" calcext:value-type="float">
            <text:p>1</text:p>
          </table:table-cell>
          <table:table-cell office:value-type="float" office:value="331500" calcext:value-type="float">
            <text:p>331500</text:p>
          </table:table-cell>
          <table:table-cell office:value-type="float" office:value="2284307" calcext:value-type="float">
            <text:p>22843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 2000</text:p>
          </table:table-cell>
          <table:table-cell office:value-type="string" calcext:value-type="string">
            <text:p>25/09/200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chiet-le-grand, Courcelles-le-comte</text:p>
          </table:table-cell>
          <table:table-cell office:value-type="float" office:value="62005" calcext:value-type="float">
            <text:p>62005</text:p>
          </table:table-cell>
          <table:table-cell/>
          <table:table-cell office:value-type="string" calcext:value-type="string">
            <text:p>Sole du Bois</text:p>
          </table:table-cell>
          <table:table-cell office:value-type="float" office:value="1" calcext:value-type="float">
            <text:p>1</text:p>
          </table:table-cell>
          <table:table-cell office:value-type="float" office:value="631857" calcext:value-type="float">
            <text:p>631857</text:p>
          </table:table-cell>
          <table:table-cell office:value-type="float" office:value="2570722" calcext:value-type="float">
            <text:p>25707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tilly</text:p>
          </table:table-cell>
          <table:table-cell office:value-type="float" office:value="28367" calcext:value-type="float">
            <text:p>28367</text:p>
          </table:table-cell>
          <table:table-cell/>
          <table:table-cell office:value-type="string" calcext:value-type="string">
            <text:p>Champ Besn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275.93</text:p>
          </table:table-cell>
          <table:table-cell office:value-type="string" calcext:value-type="string">
            <text:p>2353517.88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PEE</text:p>
          </table:table-cell>
          <table:table-cell office:value-type="string" calcext:value-type="string">
            <text:p>JP Energies Environnemen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18/12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isy</text:p>
          </table:table-cell>
          <table:table-cell office:value-type="float" office:value="41141" calcext:value-type="float">
            <text:p>41141</text:p>
          </table:table-cell>
          <table:table-cell/>
          <table:table-cell office:value-type="string" calcext:value-type="string">
            <text:p>Les P�n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4738.46</text:p>
          </table:table-cell>
          <table:table-cell office:value-type="string" calcext:value-type="string">
            <text:p>2326023.87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JPEE</text:p>
          </table:table-cell>
          <table:table-cell office:value-type="string" calcext:value-type="string">
            <text:p>JP Energies Environnemen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 R80</text:p>
          </table:table-cell>
          <table:table-cell office:value-type="string" calcext:value-type="string">
            <text:p>30/08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lizat, Rezenti�res</text:p>
          </table:table-cell>
          <table:table-cell office:value-type="float" office:value="15231" calcext:value-type="float">
            <text:p>15231</text:p>
          </table:table-cell>
          <table:table-cell/>
          <table:table-cell office:value-type="string" calcext:value-type="string">
            <text:p>Montlouby II ( Talizat-R�zenti�res II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9251.10333333</text:p>
          </table:table-cell>
          <table:table-cell office:value-type="string" calcext:value-type="string">
            <text:p>2014761.6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Iberdrol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7</text:p>
          </table:table-cell>
          <table:table-cell office:value-type="string" calcext:value-type="string">
            <text:p>01/12/200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ure-de-Bretagne</text:p>
          </table:table-cell>
          <table:table-cell office:value-type="float" office:value="35168" calcext:value-type="float">
            <text:p>35168</text:p>
          </table:table-cell>
          <table:table-cell/>
          <table:table-cell office:value-type="string" calcext:value-type="string">
            <text:p>Croix des trois chesn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614.25</text:p>
          </table:table-cell>
          <table:table-cell office:value-type="float" office:value="2336803" calcext:value-type="float">
            <text:p>23368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QUENE</text:p>
          </table:table-cell>
          <table:table-cell office:value-type="string" calcext:value-type="string">
            <text:p>Quenea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4/2010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�le-d'Olonne</text:p>
          </table:table-cell>
          <table:table-cell office:value-type="float" office:value="85112" calcext:value-type="float">
            <text:p>85112</text:p>
          </table:table-cell>
          <table:table-cell/>
          <table:table-cell office:value-type="string" calcext:value-type="string">
            <text:p>Cher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4783.11</text:p>
          </table:table-cell>
          <table:table-cell office:value-type="string" calcext:value-type="string">
            <text:p>2183497.6</text:p>
          </table:table-cell>
          <table:table-cell table:number-columns-repeated="2"/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Vend�e Energi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53 800</text:p>
          </table:table-cell>
          <table:table-cell office:value-type="string" calcext:value-type="string">
            <text:p>01/01/200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int-Aubin-sur-Aire</text:p>
          </table:table-cell>
          <table:table-cell office:value-type="float" office:value="55454" calcext:value-type="float">
            <text:p>55454</text:p>
          </table:table-cell>
          <table:table-cell/>
          <table:table-cell office:value-type="string" calcext:value-type="string">
            <text:p>Saint Aubin</text:p>
          </table:table-cell>
          <table:table-cell office:value-type="float" office:value="1" calcext:value-type="float">
            <text:p>1</text:p>
          </table:table-cell>
          <table:table-cell office:value-type="float" office:value="829000" calcext:value-type="float">
            <text:p>829000</text:p>
          </table:table-cell>
          <table:table-cell office:value-type="float" office:value="2419000" calcext:value-type="float">
            <text:p>2419000</text:p>
          </table:table-cell>
          <table:table-cell table:number-columns-repeated="2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Iberdrola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-Saint-Louis-du-Rh�ne</text:p>
          </table:table-cell>
          <table:table-cell office:value-type="float" office:value="13078" calcext:value-type="float">
            <text:p>13078</text:p>
          </table:table-cell>
          <table:table-cell/>
          <table:table-cell office:value-type="string" calcext:value-type="string">
            <text:p>Port Saint Louis du R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8376.87</text:p>
          </table:table-cell>
          <table:table-cell office:value-type="string" calcext:value-type="string">
            <text:p>1829669.31</text:p>
          </table:table-cell>
          <table:table-cell table:number-columns-repeated="2"/>
          <table:table-cell office:value-type="float" office:value="21.25" calcext:value-type="float">
            <text:p>21,25</text:p>
          </table:table-cell>
          <table:table-cell office:value-type="float" office:value="0.85" calcext:value-type="float">
            <text:p>0,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TE</text:p>
          </table:table-cell>
          <table:table-cell table:number-columns-repeated="2"/>
          <table:table-cell office:value-type="string" calcext:value-type="string">
            <text:p>Mistral Energie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52 850</text:p>
          </table:table-cell>
          <table:table-cell office:value-type="string" calcext:value-type="string">
            <text:p>01/01/200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tou</text:p>
          </table:table-cell>
          <table:table-cell office:value-type="float" office:value="11144" calcext:value-type="float">
            <text:p>11144</text:p>
          </table:table-cell>
          <table:table-cell/>
          <table:table-cell office:value-type="string" calcext:value-type="string">
            <text:p>Fitou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115.7</text:p>
          </table:table-cell>
          <table:table-cell office:value-type="string" calcext:value-type="string">
            <text:p>1766536.8</text:p>
          </table:table-cell>
          <table:table-cell table:number-columns-repeated="2"/>
          <table:table-cell office:value-type="float" office:value="11.7" calcext:value-type="float">
            <text:p>11,7</text:p>
          </table:table-cell>
          <table:table-cell office:value-type="float" office:value="1.3" calcext:value-type="float">
            <text:p>1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60 1300</text:p>
          </table:table-cell>
          <table:table-cell office:value-type="string" calcext:value-type="string">
            <text:p>01/01/200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air�</text:p>
          </table:table-cell>
          <table:table-cell office:value-type="float" office:value="85298" calcext:value-type="float">
            <text:p>85298</text:p>
          </table:table-cell>
          <table:table-cell/>
          <table:table-cell office:value-type="string" calcext:value-type="string">
            <text:p>Vair� - Mulini�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7059.91</text:p>
          </table:table-cell>
          <table:table-cell office:value-type="string" calcext:value-type="string">
            <text:p>2185914.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RE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8 800</text:p>
          </table:table-cell>
          <table:table-cell office:value-type="string" calcext:value-type="string">
            <text:p>01/08/200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estan</text:p>
          </table:table-cell>
          <table:table-cell office:value-type="float" office:value="22193" calcext:value-type="float">
            <text:p>22193</text:p>
          </table:table-cell>
          <table:table-cell/>
          <table:table-cell office:value-type="string" calcext:value-type="string">
            <text:p>Le Plat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272.0000</text:p>
          </table:table-cell>
          <table:table-cell office:value-type="string" calcext:value-type="string">
            <text:p>2390395.0000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Theolia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court, Lehaucourt</text:p>
          </table:table-cell>
          <table:table-cell table:number-columns-repeated="2"/>
          <table:table-cell office:value-type="string" calcext:value-type="string">
            <text:p>Omissy 1</text:p>
          </table:table-cell>
          <table:table-cell office:value-type="float" office:value="1" calcext:value-type="float">
            <text:p>1</text:p>
          </table:table-cell>
          <table:table-cell office:value-type="float" office:value="665674" calcext:value-type="float">
            <text:p>665674</text:p>
          </table:table-cell>
          <table:table-cell office:value-type="float" office:value="2544299" calcext:value-type="float">
            <text:p>254429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0</text:p>
          </table:table-cell>
          <table:table-cell office:value-type="string" calcext:value-type="string">
            <text:p>01/06/200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urq, Contreuve, Leffincourt, Machaud, Semide</text:p>
          </table:table-cell>
          <table:table-cell office:value-type="float" office:value="8250" calcext:value-type="float">
            <text:p>8250</text:p>
          </table:table-cell>
          <table:table-cell/>
          <table:table-cell office:value-type="string" calcext:value-type="string">
            <text:p>Leffin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0627.81</text:p>
          </table:table-cell>
          <table:table-cell office:value-type="string" calcext:value-type="string">
            <text:p>2490070.8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26/11/2010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int-Jacques-de-N�hou</text:p>
          </table:table-cell>
          <table:table-cell office:value-type="float" office:value="50486" calcext:value-type="float">
            <text:p>50486</text:p>
          </table:table-cell>
          <table:table-cell/>
          <table:table-cell office:value-type="string" calcext:value-type="string">
            <text:p>Saint-Jacques-de-N�h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2619.2</text:p>
          </table:table-cell>
          <table:table-cell office:value-type="string" calcext:value-type="string">
            <text:p>2499708.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OSTWI</text:p>
          </table:table-cell>
          <table:table-cell office:value-type="string" calcext:value-type="string">
            <text:p>OSTWIND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09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uillancourt-en-Sery</text:p>
          </table:table-cell>
          <table:table-cell office:value-type="float" office:value="80120" calcext:value-type="float">
            <text:p>80120</text:p>
          </table:table-cell>
          <table:table-cell/>
          <table:table-cell office:value-type="string" calcext:value-type="string">
            <text:p>Bouillancourt-en-S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9478.85</text:p>
          </table:table-cell>
          <table:table-cell office:value-type="string" calcext:value-type="string">
            <text:p>2552498.0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Sorgenia</text:p>
          </table:table-cell>
          <table:table-cell/>
          <table:table-cell office:value-type="string" calcext:value-type="string">
            <text:p>Acciona</text:p>
          </table:table-cell>
          <table:table-cell table:number-columns-repeated="2"/>
          <table:table-cell office:value-type="string" calcext:value-type="string">
            <text:p>AW82</text:p>
          </table:table-cell>
          <table:table-cell office:value-type="string" calcext:value-type="string">
            <text:p>26/02/2011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estan</text:p>
          </table:table-cell>
          <table:table-cell office:value-type="float" office:value="22193" calcext:value-type="float">
            <text:p>22193</text:p>
          </table:table-cell>
          <table:table-cell/>
          <table:table-cell office:value-type="string" calcext:value-type="string">
            <text:p>Bel 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272.0000</text:p>
          </table:table-cell>
          <table:table-cell office:value-type="string" calcext:value-type="string">
            <text:p>2390395.0000</text:p>
          </table:table-cell>
          <table:table-cell table:number-columns-repeated="2"/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 table:number-columns-repeated="3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reuseville</text:p>
          </table:table-cell>
          <table:table-cell office:value-type="float" office:value="76511" calcext:value-type="float">
            <text:p>76511</text:p>
          </table:table-cell>
          <table:table-cell/>
          <table:table-cell office:value-type="string" calcext:value-type="string">
            <text:p>Les Vat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0980.69</text:p>
          </table:table-cell>
          <table:table-cell office:value-type="string" calcext:value-type="string">
            <text:p>2541441.97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01/02/2008</text:p>
          </table:table-cell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1/200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llengeville</text:p>
          </table:table-cell>
          <table:table-cell office:value-type="float" office:value="76122" calcext:value-type="float">
            <text:p>76122</text:p>
          </table:table-cell>
          <table:table-cell/>
          <table:table-cell office:value-type="string" calcext:value-type="string">
            <text:p>Varimpr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0544.42</text:p>
          </table:table-cell>
          <table:table-cell office:value-type="string" calcext:value-type="string">
            <text:p>2534291.92</text:p>
          </table:table-cell>
          <table:table-cell table:number-columns-repeated="2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8/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ut-Corlay, Saint-Mayeux</text:p>
          </table:table-cell>
          <table:table-cell office:value-type="float" office:value="22074" calcext:value-type="float">
            <text:p>22074</text:p>
          </table:table-cell>
          <table:table-cell office:value-type="float" office:value="22316" calcext:value-type="float">
            <text:p>22316</text:p>
          </table:table-cell>
          <table:table-cell office:value-type="string" calcext:value-type="string">
            <text:p>Guerle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232.5</text:p>
          </table:table-cell>
          <table:table-cell office:value-type="string" calcext:value-type="string">
            <text:p>2382421.31</text:p>
          </table:table-cell>
          <table:table-cell table:number-columns-repeated="2"/>
          <table:table-cell office:value-type="float" office:value="4.25" calcext:value-type="float">
            <text:p>4,25</text:p>
          </table:table-cell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EDF 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52 850</text:p>
          </table:table-cell>
          <table:table-cell office:value-type="string" calcext:value-type="string">
            <text:p>01/11/2005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reneville-en-Beauce</text:p>
          </table:table-cell>
          <table:table-cell office:value-type="float" office:value="45086" calcext:value-type="float">
            <text:p>45086</text:p>
          </table:table-cell>
          <table:table-cell/>
          <table:table-cell office:value-type="string" calcext:value-type="string">
            <text:p>Greneville-en-Bea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3643.2</text:p>
          </table:table-cell>
          <table:table-cell office:value-type="string" calcext:value-type="string">
            <text:p>2351971.8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ICAP Pithivier</text:p>
          </table:table-cell>
          <table:table-cell table:number-columns-repeated="4"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HP</text:p>
          </table:table-cell>
          <table:table-cell office:value-type="string" calcext:value-type="string">
            <text:p>01/07/2008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mmerville</text:p>
          </table:table-cell>
          <table:table-cell office:value-type="float" office:value="28183" calcext:value-type="float">
            <text:p>28183</text:p>
          </table:table-cell>
          <table:table-cell/>
          <table:table-cell office:value-type="string" calcext:value-type="string">
            <text:p>Gommer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1189.61</text:p>
          </table:table-cell>
          <table:table-cell office:value-type="string" calcext:value-type="string">
            <text:p>2370419.22</text:p>
          </table:table-cell>
          <table:table-cell table:number-columns-repeated="2"/>
          <table:table-cell table:number-columns-repeated="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 Basse Tension</text:p>
          </table:table-cell>
          <table:table-cell table:number-columns-repeated="2"/>
          <table:table-cell office:value-type="string" calcext:value-type="string">
            <text:p>Gommerville</text:p>
          </table:table-cell>
          <table:table-cell/>
          <table:table-cell office:value-type="string" calcext:value-type="string">
            <text:p>Vergnet</text:p>
          </table:table-cell>
          <table:table-cell table:number-columns-repeated="2"/>
          <table:table-cell office:value-type="string" calcext:value-type="string">
            <text:p>GEV MP-R</text:p>
          </table:table-cell>
          <table:table-cell office:value-type="string" calcext:value-type="string">
            <text:p>01/01/200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int-Crepin</text:p>
          </table:table-cell>
          <table:table-cell office:value-type="float" office:value="17321" calcext:value-type="float">
            <text:p>17321</text:p>
          </table:table-cell>
          <table:table-cell/>
          <table:table-cell office:value-type="string" calcext:value-type="string">
            <text:p>Saint-Cre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3382.57</text:p>
          </table:table-cell>
          <table:table-cell office:value-type="string" calcext:value-type="string">
            <text:p>2115738.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Sorgenia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D77</text:p>
          </table:table-cell>
          <table:table-cell office:value-type="string" calcext:value-type="string">
            <text:p>23/09/2004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lloy-Floriville</text:p>
          </table:table-cell>
          <table:table-cell office:value-type="float" office:value="80760" calcext:value-type="float">
            <text:p>80760</text:p>
          </table:table-cell>
          <table:table-cell/>
          <table:table-cell office:value-type="string" calcext:value-type="string">
            <text:p>Maisni�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8298.46</text:p>
          </table:table-cell>
          <table:table-cell office:value-type="string" calcext:value-type="string">
            <text:p>2554365.2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NETEAM</text:p>
          </table:table-cell>
          <table:table-cell office:value-type="string" calcext:value-type="string">
            <text:p>EnergieTeam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01/2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r�ning, L�ning, Nelling</text:p>
          </table:table-cell>
          <table:table-cell office:value-type="float" office:value="57258" calcext:value-type="float">
            <text:p>57258</text:p>
          </table:table-cell>
          <table:table-cell office:value-type="float" office:value="57394" calcext:value-type="float">
            <text:p>57394</text:p>
          </table:table-cell>
          <table:table-cell office:value-type="string" calcext:value-type="string">
            <text:p>Hauteurs de l'Al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0333.3415</text:p>
          </table:table-cell>
          <table:table-cell office:value-type="string" calcext:value-type="string">
            <text:p>2450851.5496667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PTT</text:p>
          </table:table-cell>
          <table:table-cell office:value-type="string" calcext:value-type="string">
            <text:p>P&amp;T Tecnologi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10/2009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el-des-Corbi�res</text:p>
          </table:table-cell>
          <table:table-cell office:value-type="float" office:value="11295" calcext:value-type="float">
            <text:p>11295</text:p>
          </table:table-cell>
          <table:table-cell/>
          <table:table-cell office:value-type="string" calcext:value-type="string">
            <text:p>Last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5021.99</text:p>
          </table:table-cell>
          <table:table-cell office:value-type="string" calcext:value-type="string">
            <text:p>1781342.9966667</text:p>
          </table:table-cell>
          <table:table-cell table:number-columns-repeated="2"/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43</text:p>
          </table:table-cell>
          <table:table-cell office:value-type="string" calcext:value-type="string">
            <text:p>01/01/200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uilberville</text:p>
          </table:table-cell>
          <table:table-cell office:value-type="float" office:value="50224" calcext:value-type="float">
            <text:p>50224</text:p>
          </table:table-cell>
          <table:table-cell/>
          <table:table-cell office:value-type="string" calcext:value-type="string">
            <text:p>Hamel-Au-B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8368.54475</text:p>
          </table:table-cell>
          <table:table-cell office:value-type="string" calcext:value-type="string">
            <text:p>2446159.461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Iberdrola Renovables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7</text:p>
          </table:table-cell>
          <table:table-cell office:value-type="string" calcext:value-type="string">
            <text:p>01/07/2008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chan</text:p>
          </table:table-cell>
          <table:table-cell office:value-type="float" office:value="11401" calcext:value-type="float">
            <text:p>11401</text:p>
          </table:table-cell>
          <table:table-cell/>
          <table:table-cell office:value-type="string" calcext:value-type="string">
            <text:p>Tuc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7893.4704</text:p>
          </table:table-cell>
          <table:table-cell office:value-type="string" calcext:value-type="string">
            <text:p>1768463.24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ALEC</text:p>
          </table:table-cell>
          <table:table-cell office:value-type="string" calcext:value-type="string">
            <text:p>ValeCo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43 600</text:p>
          </table:table-cell>
          <table:table-cell office:value-type="string" calcext:value-type="string">
            <text:p>01/10/200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�-Blanche, Grand-Fougeray</text:p>
          </table:table-cell>
          <table:table-cell office:value-type="float" office:value="35202" calcext:value-type="float">
            <text:p>35202</text:p>
          </table:table-cell>
          <table:table-cell office:value-type="float" office:value="35124" calcext:value-type="float">
            <text:p>35124</text:p>
          </table:table-cell>
          <table:table-cell office:value-type="string" calcext:value-type="string">
            <text:p>La Nour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4590.66</text:p>
          </table:table-cell>
          <table:table-cell office:value-type="string" calcext:value-type="string">
            <text:p>2319629.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80</text:p>
          </table:table-cell>
          <table:table-cell office:value-type="string" calcext:value-type="string">
            <text:p>01/02/200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ujeurres, Baissey, Le-Val-d'Esnoms, Leuchey, Saint-Broingt-les-Fosses, Vaillant, Vesvres-sous-Chalancey</text:p>
          </table:table-cell>
          <table:table-cell office:value-type="float" office:value="52027" calcext:value-type="float">
            <text:p>52027</text:p>
          </table:table-cell>
          <table:table-cell office:value-type="float" office:value="52446" calcext:value-type="float">
            <text:p>52446</text:p>
          </table:table-cell>
          <table:table-cell office:value-type="string" calcext:value-type="string">
            <text:p>Langres S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4338.673</text:p>
          </table:table-cell>
          <table:table-cell office:value-type="string" calcext:value-type="string">
            <text:p>2302280.530</text:p>
          </table:table-cell>
          <table:table-cell office:value-type="float" office:value="5.192" calcext:value-type="float">
            <text:p>5,192</text:p>
          </table:table-cell>
          <table:table-cell office:value-type="float" office:value="47.685" calcext:value-type="float">
            <text:p>47,68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31/12/20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ambures</text:p>
          </table:table-cell>
          <table:table-cell office:value-type="float" office:value="80663" calcext:value-type="float">
            <text:p>80663</text:p>
          </table:table-cell>
          <table:table-cell/>
          <table:table-cell office:value-type="string" calcext:value-type="string">
            <text:p>Rambures</text:p>
          </table:table-cell>
          <table:table-cell office:value-type="float" office:value="1" calcext:value-type="float">
            <text:p>1</text:p>
          </table:table-cell>
          <table:table-cell office:value-type="float" office:value="553469" calcext:value-type="float">
            <text:p>553469</text:p>
          </table:table-cell>
          <table:table-cell office:value-type="string" calcext:value-type="string">
            <text:p>2548552.71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0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uesnoy sur Airaines 2</text:p>
          </table:table-cell>
          <table:table-cell office:value-type="float" office:value="80655" calcext:value-type="float">
            <text:p>80655</text:p>
          </table:table-cell>
          <table:table-cell/>
          <table:table-cell office:value-type="string" calcext:value-type="string">
            <text:p>Ferme Eolienne de Quesnoy-sur-Airaines 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anche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Allanch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6/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int-Cirgues-en-Montagne, Le Belage, Sainte-Eulalie</text:p>
          </table:table-cell>
          <table:table-cell office:value-type="float" office:value="7224" calcext:value-type="float">
            <text:p>7224</text:p>
          </table:table-cell>
          <table:table-cell/>
          <table:table-cell office:value-type="string" calcext:value-type="string">
            <text:p>Sources de la Loire -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8/08/201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int-Cirgues-en-Montagne,Mazan-l�Abbaye</text:p>
          </table:table-cell>
          <table:table-cell office:value-type="float" office:value="7224" calcext:value-type="float">
            <text:p>7224</text:p>
          </table:table-cell>
          <table:table-cell/>
          <table:table-cell office:value-type="string" calcext:value-type="string">
            <text:p>Sources de la Loire -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29/08/201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ressuire</text:p>
          </table:table-cell>
          <table:table-cell office:value-type="float" office:value="79049" calcext:value-type="float">
            <text:p>79049</text:p>
          </table:table-cell>
          <table:table-cell/>
          <table:table-cell office:value-type="string" calcext:value-type="string">
            <text:p>Coulonges-Noirter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30/06/201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ulonges-Thouarsais</text:p>
          </table:table-cell>
          <table:table-cell office:value-type="float" office:value="79102" calcext:value-type="float">
            <text:p>79102</text:p>
          </table:table-cell>
          <table:table-cell/>
          <table:table-cell office:value-type="string" calcext:value-type="string">
            <text:p>Coulonges-Thouarsa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30/06/201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 Chapelle-Gaudin</text:p>
          </table:table-cell>
          <table:table-cell office:value-type="float" office:value="79072" calcext:value-type="float">
            <text:p>79072</text:p>
          </table:table-cell>
          <table:table-cell/>
          <table:table-cell office:value-type="string" calcext:value-type="string">
            <text:p>Coulonges-LaChapelle Gaud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30/06/201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ant-les-Marcilly; Trancault</text:p>
          </table:table-cell>
          <table:table-cell office:value-type="float" office:value="10020" calcext:value-type="float">
            <text:p>10020</text:p>
          </table:table-cell>
          <table:table-cell/>
          <table:table-cell office:value-type="string" calcext:value-type="string">
            <text:p>Moulin � Ven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NERG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table:style-name="Default" office:value-type="string" calcext:value-type="string">
            <text:p>�08/07/2011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vy- Bouin</text:p>
          </table:table-cell>
          <table:table-cell office:value-type="float" office:value="79190" calcext:value-type="float">
            <text:p>79190</text:p>
          </table:table-cell>
          <table:table-cell/>
          <table:table-cell office:value-type="string" calcext:value-type="string">
            <text:p>Neuvy Bou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rdWin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table:style-name="Default" office:value-type="string" calcext:value-type="string">
            <text:p>�01/05/201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ayes</text:p>
          </table:table-cell>
          <table:table-cell office:value-type="float" office:value="79332" calcext:value-type="float">
            <text:p>79332</text:p>
          </table:table-cell>
          <table:table-cell/>
          <table:table-cell office:value-type="string" calcext:value-type="string">
            <text:p>Le Grand Linaul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berdol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table:style-name="Default" office:value-type="string" calcext:value-type="string">
            <text:p>�01/05/201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ry-sur-Marne ; Togny-aux-B�ufs</text:p>
          </table:table-cell>
          <table:table-cell office:value-type="float" office:value="51339" calcext:value-type="float">
            <text:p>51339</text:p>
          </table:table-cell>
          <table:table-cell office:value-type="float" office:value="51574" calcext:value-type="float">
            <text:p>51574</text:p>
          </table:table-cell>
          <table:table-cell office:value-type="string" calcext:value-type="string">
            <text:p>La Guenel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16/12/2013</text:p>
          </table:table-cell>
          <table:table-cell office:value-type="string" calcext:value-type="string">
            <text:p>GLOECO</text:p>
          </table:table-cell>
          <table:table-cell office:value-type="string" calcext:value-type="string">
            <text:p>Global EcoPower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/>
          <table:table-cell office:value-type="string" calcext:value-type="string">
            <text:p>Global Eco Power</text:p>
          </table:table-cell>
          <table:table-cell office:value-type="string" calcext:value-type="string">
            <text:p>V90</text:p>
          </table:table-cell>
          <table:table-cell table:style-name="Default"/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�Fressenville, Embreville et Aigneville</text:p>
          </table:table-cell>
          <table:table-cell office:value-type="float" office:value="80360" calcext:value-type="float">
            <text:p>80360</text:p>
          </table:table-cell>
          <table:table-cell office:value-type="float" office:value="80265" calcext:value-type="float">
            <text:p>80265</text:p>
          </table:table-cell>
          <table:table-cell office:value-type="string" calcext:value-type="string">
            <text:p>Hocqu�lu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VOL-V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8/2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telnau-P�gayrols, Aveyron</text:p>
          </table:table-cell>
          <table:table-cell office:value-type="float" office:value="12062" calcext:value-type="float">
            <text:p>12062</text:p>
          </table:table-cell>
          <table:table-cell/>
          <table:table-cell office:value-type="string" calcext:value-type="string">
            <text:p>Les Pin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VOL-V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11/2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mmerville , Oysonville en Eure-et-Loir et Pussay en Essonne</text:p>
          </table:table-cell>
          <table:table-cell office:value-type="float" office:value="28183" calcext:value-type="float">
            <text:p>28183</text:p>
          </table:table-cell>
          <table:table-cell office:value-type="float" office:value="28294" calcext:value-type="float">
            <text:p>28294</text:p>
          </table:table-cell>
          <table:table-cell office:value-type="string" calcext:value-type="string">
            <text:p>Vingt Setier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.4" calcext:value-type="float">
            <text:p>18,4</text:p>
          </table:table-cell>
          <table:table-cell office:value-type="float" office:value="2.3" calcext:value-type="float">
            <text:p>2,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VOL-V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7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�Beauval, Candas et Naours�</text:p>
          </table:table-cell>
          <table:table-cell office:value-type="float" office:value="80071" calcext:value-type="float">
            <text:p>80071</text:p>
          </table:table-cell>
          <table:table-cell office:value-type="float" office:value="80168" calcext:value-type="float">
            <text:p>80168</text:p>
          </table:table-cell>
          <table:table-cell office:value-type="string" calcext:value-type="string">
            <text:p>La Touret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VOL-V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1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argies, Sommereux</text:p>
          </table:table-cell>
          <table:table-cell office:value-type="float" office:value="60194" calcext:value-type="float">
            <text:p>60194</text:p>
          </table:table-cell>
          <table:table-cell office:value-type="float" office:value="60622" calcext:value-type="float">
            <text:p>60622</text:p>
          </table:table-cell>
          <table:table-cell office:value-type="string" calcext:value-type="string">
            <text:p>Parc �olien Picardie Verte II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KNFR</text:p>
          </table:table-cell>
          <table:table-cell office:value-type="string" calcext:value-type="string">
            <text:p>WKN Franc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3"/>
          <table:table-cell office:value-type="string" calcext:value-type="string">
            <text:p>01/05/2014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alhuon</text:p>
          </table:table-cell>
          <table:table-cell office:value-type="float" office:value="62835" calcext:value-type="float">
            <text:p>62835</text:p>
          </table:table-cell>
          <table:table-cell/>
          <table:table-cell office:value-type="string" calcext:value-type="string">
            <text:p>Saint-Patric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4.5" calcext:value-type="float">
            <text:p>34,5</text:p>
          </table:table-cell>
          <table:table-cell office:value-type="float" office:value="2.3" calcext:value-type="float">
            <text:p>2,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2.3-93</text:p>
          </table:table-cell>
          <table:table-cell office:value-type="string" calcext:value-type="string">
            <text:p>01/02/201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heny,Auvillers-les-Forges, Champlin</text:p>
          </table:table-cell>
          <table:table-cell office:value-type="float" office:value="8015" calcext:value-type="float">
            <text:p>8015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Vent de Thi�rach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7.5" calcext:value-type="float">
            <text:p>27,5</text:p>
          </table:table-cell>
          <table:table-cell office:value-type="float" office:value="2.5" calcext:value-type="float">
            <text:p>2,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100</text:p>
          </table:table-cell>
          <table:table-cell office:value-type="string" calcext:value-type="string">
            <text:p>01/08/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ogne-Recouvrance, Saint-Quentin-le-Petit, Le Thour</text:p>
          </table:table-cell>
          <table:table-cell office:value-type="float" office:value="8046" calcext:value-type="float">
            <text:p>8046</text:p>
          </table:table-cell>
          <table:table-cell office:value-type="float" office:value="8451" calcext:value-type="float">
            <text:p>8451</text:p>
          </table:table-cell>
          <table:table-cell office:value-type="string" calcext:value-type="string">
            <text:p>La Motel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112</text:p>
          </table:table-cell>
          <table:table-cell office:value-type="string" calcext:value-type="string">
            <text:p>01/02/2013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auval, Naours</text:p>
          </table:table-cell>
          <table:table-cell office:value-type="float" office:value="80071" calcext:value-type="float">
            <text:p>80071</text:p>
          </table:table-cell>
          <table:table-cell office:value-type="float" office:value="80584" calcext:value-type="float">
            <text:p>80584</text:p>
          </table:table-cell>
          <table:table-cell office:value-type="string" calcext:value-type="string">
            <text:p>Magremon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7.5" calcext:value-type="float">
            <text:p>27,5</text:p>
          </table:table-cell>
          <table:table-cell office:value-type="float" office:value="2.5" calcext:value-type="float">
            <text:p>2,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heolia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2/201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rdin</text:p>
          </table:table-cell>
          <table:table-cell office:value-type="float" office:value="79012" calcext:value-type="float">
            <text:p>79012</text:p>
          </table:table-cell>
          <table:table-cell/>
          <table:table-cell office:value-type="string" calcext:value-type="string">
            <text:p>Ardi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101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Vr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table:number-columns-repeated="5"/>
          <table:table-cell office:value-type="string" calcext:value-type="string">
            <text:p>15/09/201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a Vall�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table:number-columns-repeated="5"/>
          <table:table-cell office:value-type="string" calcext:value-type="string">
            <text:p>20/12/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stards</text:p>
          </table:table-cell>
          <table:table-cell office:value-type="float" office:value="19112" calcext:value-type="float">
            <text:p>19112</text:p>
          </table:table-cell>
          <table:table-cell/>
          <table:table-cell office:value-type="string" calcext:value-type="string">
            <text:p>Les Piauloux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.65" calcext:value-type="float">
            <text:p>7,65</text:p>
          </table:table-cell>
          <table:table-cell office:value-type="float" office:value="0.85" calcext:value-type="float">
            <text:p>0,8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table:number-columns-repeated="5"/>
          <table:table-cell office:value-type="string" calcext:value-type="string">
            <text:p>01/01/20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ill�, Placi�, Vivoin</text:p>
          </table:table-cell>
          <table:table-cell office:value-type="float" office:value="72152" calcext:value-type="float">
            <text:p>72152</text:p>
          </table:table-cell>
          <table:table-cell office:value-type="float" office:value="72380" calcext:value-type="float">
            <text:p>72380</text:p>
          </table:table-cell>
          <table:table-cell office:value-type="string" calcext:value-type="string">
            <text:p>Fermiers de Lou�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.8" calcext:value-type="float">
            <text:p>10,8</text:p>
          </table:table-cell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100</text:p>
          </table:table-cell>
          <table:table-cell office:value-type="string" calcext:value-type="string">
            <text:p>01/12/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uigny-l�s-Gamaches, Maisni�res</text:p>
          </table:table-cell>
          <table:table-cell office:value-type="float" office:value="80148" calcext:value-type="float">
            <text:p>80148</text:p>
          </table:table-cell>
          <table:table-cell office:value-type="float" office:value="80500" calcext:value-type="float">
            <text:p>80500</text:p>
          </table:table-cell>
          <table:table-cell office:value-type="string" calcext:value-type="string">
            <text:p>Buigny-L�s-Gamach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NETEAM</text:p>
          </table:table-cell>
          <table:table-cell office:value-type="string" calcext:value-type="string">
            <text:p>EnergieTeam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/>
          <table:table-cell office:value-type="string" calcext:value-type="string">
            <text:p>CNR</text:p>
          </table:table-cell>
          <table:table-cell office:value-type="string" calcext:value-type="string">
            <text:p>E82</text:p>
          </table:table-cell>
          <table:table-cell office:value-type="string" calcext:value-type="string">
            <text:p>01/08/201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ouigneau�</text:p>
          </table:table-cell>
          <table:table-cell office:value-type="float" office:value="29199" calcext:value-type="float">
            <text:p>29199</text:p>
          </table:table-cell>
          <table:table-cell/>
          <table:table-cell office:value-type="string" calcext:value-type="string">
            <text:p>Ty-Ru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CK</text:p>
          </table:table-cell>
          <table:table-cell office:value-type="string" calcext:value-type="string">
            <text:p>Falck Energies renouvelable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7/201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tillon,Vaupoisson, St r�my Sous Barbuise</text:p>
          </table:table-cell>
          <table:table-cell office:value-type="float" office:value="10273" calcext:value-type="float">
            <text:p>10273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4 Vent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,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GSOL0</text:p>
          </table:table-cell>
          <table:table-cell office:value-type="string" calcext:value-type="string">
            <text:p>GreenSolve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GE 2.5xl</text:p>
          </table:table-cell>
          <table:table-cell office:value-type="string" calcext:value-type="string">
            <text:p>01/01/201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a Gacilly</text:p>
          </table:table-cell>
          <table:table-cell office:value-type="float" office:value="56061" calcext:value-type="float">
            <text:p>56061</text:p>
          </table:table-cell>
          <table:table-cell/>
          <table:table-cell office:value-type="string" calcext:value-type="string">
            <text:p>Landes de Couesm�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/>
          <table:table-cell office:value-type="string" calcext:value-type="string">
            <text:p>Alstom</text:p>
          </table:table-cell>
          <table:table-cell table:number-columns-repeated="2"/>
          <table:table-cell office:value-type="string" calcext:value-type="string">
            <text:p>Eco110</text:p>
          </table:table-cell>
          <table:table-cell office:value-type="string" calcext:value-type="string">
            <text:p>01/09/2012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ernon</text:p>
          </table:table-cell>
          <table:table-cell office:value-type="float" office:value="51106" calcext:value-type="float">
            <text:p>51106</text:p>
          </table:table-cell>
          <table:table-cell/>
          <table:table-cell office:value-type="string" calcext:value-type="string">
            <text:p>Cern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7.5" calcext:value-type="float">
            <text:p>27,5</text:p>
          </table:table-cell>
          <table:table-cell office:value-type="float" office:value="2.5" calcext:value-type="float">
            <text:p>2,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9/200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louze-Rosieres</text:p>
          </table:table-cell>
          <table:table-cell office:value-type="float" office:value="55148" calcext:value-type="float">
            <text:p>55148</text:p>
          </table:table-cell>
          <table:table-cell/>
          <table:table-cell office:value-type="string" calcext:value-type="string">
            <text:p>Delouz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3" calcext:value-type="float">
            <text:p>12,3</text:p>
          </table:table-cell>
          <table:table-cell office:value-type="float" office:value="2.05" calcext:value-type="float">
            <text:p>2,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 92</text:p>
          </table:table-cell>
          <table:table-cell office:value-type="string" calcext:value-type="string">
            <text:p>01/06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s Douves des Epinettes, Retiers, Martign� Ferchaud</text:p>
          </table:table-cell>
          <table:table-cell office:value-type="float" office:value="35239" calcext:value-type="float">
            <text:p>35239</text:p>
          </table:table-cell>
          <table:table-cell office:value-type="float" office:value="35167" calcext:value-type="float">
            <text:p>35167</text:p>
          </table:table-cell>
          <table:table-cell office:value-type="string" calcext:value-type="string">
            <text:p>Retiers/ La Douve des Epinett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2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talante / Poiseul-la-Grange</text:p>
          </table:table-cell>
          <table:table-cell office:value-type="float" office:value="21253" calcext:value-type="float">
            <text:p>21253</text:p>
          </table:table-cell>
          <table:table-cell office:value-type="float" office:value="21489" calcext:value-type="float">
            <text:p>21489</text:p>
          </table:table-cell>
          <table:table-cell office:value-type="string" calcext:value-type="string">
            <text:p>Bretel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 92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chalot</text:p>
          </table:table-cell>
          <table:table-cell office:value-type="float" office:value="21237" calcext:value-type="float">
            <text:p>21237</text:p>
          </table:table-cell>
          <table:table-cell/>
          <table:table-cell office:value-type="string" calcext:value-type="string">
            <text:p>Echalo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/>
          <table:table-cell office:value-type="string" calcext:value-type="string">
            <text:p>GDF SUEZ</text:p>
          </table:table-cell>
          <table:table-cell office:value-type="string" calcext:value-type="string">
            <text:p>MM 92</text:p>
          </table:table-cell>
          <table:table-cell office:value-type="string" calcext:value-type="string">
            <text:p>01/01/201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net d'Aude</text:p>
          </table:table-cell>
          <table:table-cell office:value-type="float" office:value="11067" calcext:value-type="float">
            <text:p>11067</text:p>
          </table:table-cell>
          <table:table-cell/>
          <table:table-cell office:value-type="string" calcext:value-type="string">
            <text:p>Can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/>
          <table:table-cell office:value-type="string" calcext:value-type="string">
            <text:p>GDF SUEZ</text:p>
          </table:table-cell>
          <table:table-cell office:value-type="string" calcext:value-type="string">
            <text:p>E70</text:p>
          </table:table-cell>
          <table:table-cell office:value-type="string" calcext:value-type="string">
            <text:p>01/10/201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ntmiral</text:p>
          </table:table-cell>
          <table:table-cell office:value-type="float" office:value="26207" calcext:value-type="float">
            <text:p>26207</text:p>
          </table:table-cell>
          <table:table-cell/>
          <table:table-cell office:value-type="string" calcext:value-type="string">
            <text:p>Foret de Thivole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CDVT</text:p>
          </table:table-cell>
          <table:table-cell office:value-type="string" calcext:value-type="string">
            <text:p>La Compagnie du Ven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/>
          <table:table-cell office:value-type="string" calcext:value-type="string">
            <text:p>GDF SUEZ</text:p>
          </table:table-cell>
          <table:table-cell office:value-type="string" calcext:value-type="string">
            <text:p>V9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mbers</text:p>
          </table:table-cell>
          <table:table-cell office:value-type="float" office:value="53113" calcext:value-type="float">
            <text:p>53113</text:p>
          </table:table-cell>
          <table:table-cell/>
          <table:table-cell office:value-type="string" calcext:value-type="string">
            <text:p>Parc d'Hamber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 92</text:p>
          </table:table-cell>
          <table:table-cell office:value-type="string" calcext:value-type="string">
            <text:p>01/02/2013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hermisey</text:p>
          </table:table-cell>
          <table:table-cell office:value-type="float" office:value="88102" calcext:value-type="float">
            <text:p>88102</text:p>
          </table:table-cell>
          <table:table-cell/>
          <table:table-cell office:value-type="string" calcext:value-type="string">
            <text:p>Chermise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.2" calcext:value-type="float">
            <text:p>8,2</text:p>
          </table:table-cell>
          <table:table-cell office:value-type="float" office:value="2.05" calcext:value-type="float">
            <text:p>2,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 82</text:p>
          </table:table-cell>
          <table:table-cell office:value-type="string" calcext:value-type="string">
            <text:p>01/05/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rdrouallan, St-Gildas</text:p>
          </table:table-cell>
          <table:table-cell office:value-type="float" office:value="22291" calcext:value-type="float">
            <text:p>22291</text:p>
          </table:table-cell>
          <table:table-cell/>
          <table:table-cell office:value-type="string" calcext:value-type="string">
            <text:p>Saint Gilda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0/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ontafilant, Sion-les-Mines</text:p>
          </table:table-cell>
          <table:table-cell office:value-type="float" office:value="44197" calcext:value-type="float">
            <text:p>44197</text:p>
          </table:table-cell>
          <table:table-cell/>
          <table:table-cell office:value-type="string" calcext:value-type="string">
            <text:p>Montafilant - Sion les Min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.25" calcext:value-type="float">
            <text:p>10,25</text:p>
          </table:table-cell>
          <table:table-cell office:value-type="float" office:value="2.05" calcext:value-type="float">
            <text:p>2,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 92</text:p>
          </table:table-cell>
          <table:table-cell office:value-type="string" calcext:value-type="string">
            <text:p>01/03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udign�court</text:p>
          </table:table-cell>
          <table:table-cell office:value-type="float" office:value="55030" calcext:value-type="float">
            <text:p>55030</text:p>
          </table:table-cell>
          <table:table-cell/>
          <table:table-cell office:value-type="string" calcext:value-type="string">
            <text:p>Baudign�cou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3" calcext:value-type="float">
            <text:p>12,3</text:p>
          </table:table-cell>
          <table:table-cell office:value-type="float" office:value="2.05" calcext:value-type="float">
            <text:p>2,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 92</text:p>
          </table:table-cell>
          <table:table-cell office:value-type="string" calcext:value-type="string">
            <text:p>01/05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aint-Allouestre</text:p>
          </table:table-cell>
          <table:table-cell office:value-type="float" office:value="56204" calcext:value-type="float">
            <text:p>56204</text:p>
          </table:table-cell>
          <table:table-cell/>
          <table:table-cell office:value-type="string" calcext:value-type="string">
            <text:p>La Lande Vache G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UWI0</text:p>
          </table:table-cell>
          <table:table-cell office:value-type="string" calcext:value-type="string">
            <text:p>JUWI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9/20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 Charmois, Demange-aux-Eaux, Delouze-Rosi�res</text:p>
          </table:table-cell>
          <table:table-cell office:value-type="float" office:value="55150" calcext:value-type="float">
            <text:p>55150</text:p>
          </table:table-cell>
          <table:table-cell office:value-type="float" office:value="55148" calcext:value-type="float">
            <text:p>55148</text:p>
          </table:table-cell>
          <table:table-cell office:value-type="string" calcext:value-type="string">
            <text:p>Demange-aux-Eaux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3" calcext:value-type="float">
            <text:p>12,3</text:p>
          </table:table-cell>
          <table:table-cell office:value-type="float" office:value="2.05" calcext:value-type="float">
            <text:p>2,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 92</text:p>
          </table:table-cell>
          <table:table-cell office:value-type="string" calcext:value-type="string">
            <text:p>01/02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ix</text:p>
          </table:table-cell>
          <table:table-cell office:value-type="float" office:value="80162" calcext:value-type="float">
            <text:p>80162</text:p>
          </table:table-cell>
          <table:table-cell/>
          <table:table-cell office:value-type="string" calcext:value-type="string">
            <text:p>Caix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1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oyennes, Rouy-le-Petit</text:p>
          </table:table-cell>
          <table:table-cell office:value-type="float" office:value="80811" calcext:value-type="float">
            <text:p>80811</text:p>
          </table:table-cell>
          <table:table-cell office:value-type="float" office:value="80684" calcext:value-type="float">
            <text:p>80684</text:p>
          </table:table-cell>
          <table:table-cell office:value-type="string" calcext:value-type="string">
            <text:p>Voyenn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BAYW</text:p>
          </table:table-cell>
          <table:table-cell office:value-type="string" calcext:value-type="string">
            <text:p>BaYwa R.E.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�lfling-l�s-Sarreguemines</text:p>
          </table:table-cell>
          <table:table-cell office:value-type="float" office:value="57750" calcext:value-type="float">
            <text:p>57750</text:p>
          </table:table-cell>
          <table:table-cell/>
          <table:table-cell office:value-type="string" calcext:value-type="string">
            <text:p>W�lfling-l�s-Sarreguemin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.25" calcext:value-type="float">
            <text:p>10,25</text:p>
          </table:table-cell>
          <table:table-cell office:value-type="float" office:value="2.05" calcext:value-type="float">
            <text:p>2,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 92</text:p>
          </table:table-cell>
          <table:table-cell office:value-type="string" calcext:value-type="string">
            <text:p>01/10/201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douval</text:p>
          </table:table-cell>
          <table:table-cell office:value-type="float" office:value="76024" calcext:value-type="float">
            <text:p>76024</text:p>
          </table:table-cell>
          <table:table-cell/>
          <table:table-cell office:value-type="string" calcext:value-type="string">
            <text:p>Ardouv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/>
          <table:table-cell office:value-type="string" calcext:value-type="string">
            <text:p>AXA Private Equity</text:p>
          </table:table-cell>
          <table:table-cell office:value-type="string" calcext:value-type="string">
            <text:p>N90</text:p>
          </table:table-cell>
          <table:table-cell office:value-type="string" calcext:value-type="string">
            <text:p>01/07/201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 Pavillon-Sainte-Julie, Payns, Savi�res</text:p>
          </table:table-cell>
          <table:table-cell office:value-type="float" office:value="10281" calcext:value-type="float">
            <text:p>10281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Seine Rive gauche Su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2AIR</text:p>
          </table:table-cell>
          <table:table-cell office:value-type="string" calcext:value-type="string">
            <text:p>H2Air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9/201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�tres, Mesgrigny, Orvillers-Saint-Julien et Vallant-Saint-Georges</text:p>
          </table:table-cell>
          <table:table-cell office:value-type="float" office:value="10089" calcext:value-type="float">
            <text:p>10089</text:p>
          </table:table-cell>
          <table:table-cell office:value-type="float" office:value="10234" calcext:value-type="float">
            <text:p>10234</text:p>
          </table:table-cell>
          <table:table-cell office:value-type="string" calcext:value-type="string">
            <text:p>Seine Rive gauche Nor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,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H2AIR</text:p>
          </table:table-cell>
          <table:table-cell office:value-type="string" calcext:value-type="string">
            <text:p>H2Air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10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ibaudi�res, Dosnon, Le Ch�ne</text:p>
          </table:table-cell>
          <table:table-cell office:value-type="float" office:value="10004" calcext:value-type="float">
            <text:p>10004</text:p>
          </table:table-cell>
          <table:table-cell office:value-type="float" office:value="10130" calcext:value-type="float">
            <text:p>10130</text:p>
          </table:table-cell>
          <table:table-cell office:value-type="string" calcext:value-type="string">
            <text:p>Mont d'Arc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,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GSOL0</text:p>
          </table:table-cell>
          <table:table-cell office:value-type="string" calcext:value-type="string">
            <text:p>GreenSolve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office:value-type="string" calcext:value-type="string">
            <text:p>ENASSET</text:p>
          </table:table-cell>
          <table:table-cell office:value-type="string" calcext:value-type="string">
            <text:p>Energies Asset Management</text:p>
          </table:table-cell>
          <table:table-cell office:value-type="string" calcext:value-type="string">
            <text:p>GE 2.5xl</text:p>
          </table:table-cell>
          <table:table-cell office:value-type="string" calcext:value-type="string">
            <text:p>01/10/2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a�r</text:p>
          </table:table-cell>
          <table:table-cell office:value-type="float" office:value="29279" calcext:value-type="float">
            <text:p>29279</text:p>
          </table:table-cell>
          <table:table-cell/>
          <table:table-cell office:value-type="string" calcext:value-type="string">
            <text:p>Min�-Kervi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SOL0</text:p>
          </table:table-cell>
          <table:table-cell office:value-type="string" calcext:value-type="string">
            <text:p>GreenSolve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office:value-type="string" calcext:value-type="string">
            <text:p>ENASSET</text:p>
          </table:table-cell>
          <table:table-cell office:value-type="string" calcext:value-type="string">
            <text:p>Energies Asset Management</text:p>
          </table:table-cell>
          <table:table-cell office:value-type="string" calcext:value-type="string">
            <text:p>E70</text:p>
          </table:table-cell>
          <table:table-cell office:value-type="string" calcext:value-type="string">
            <text:p>01/07/2012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ias, Monchy-Breton</text:p>
          </table:table-cell>
          <table:table-cell office:value-type="float" office:value="62180" calcext:value-type="float">
            <text:p>62180</text:p>
          </table:table-cell>
          <table:table-cell office:value-type="float" office:value="62580" calcext:value-type="float">
            <text:p>62580</text:p>
          </table:table-cell>
          <table:table-cell office:value-type="string" calcext:value-type="string">
            <text:p>Ternois N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9/2012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�vecoeur-le-Grand</text:p>
          </table:table-cell>
          <table:table-cell office:value-type="float" office:value="60178" calcext:value-type="float">
            <text:p>60178</text:p>
          </table:table-cell>
          <table:table-cell/>
          <table:table-cell office:value-type="string" calcext:value-type="string">
            <text:p>Demie Lieu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office:value-type="string" calcext:value-type="string">
            <text:p>ENERT</text:p>
          </table:table-cell>
          <table:table-cell/>
          <table:table-cell office:value-type="string" calcext:value-type="string">
            <text:p>E70</text:p>
          </table:table-cell>
          <table:table-cell office:value-type="string" calcext:value-type="string">
            <text:p>01/06/201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ncastel, Viefvillers</text:p>
          </table:table-cell>
          <table:table-cell office:value-type="float" office:value="60253" calcext:value-type="float">
            <text:p>60253</text:p>
          </table:table-cell>
          <table:table-cell office:value-type="float" office:value="60673" calcext:value-type="float">
            <text:p>60673</text:p>
          </table:table-cell>
          <table:table-cell office:value-type="string" calcext:value-type="string">
            <text:p>Chemin Blan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NERT</text:p>
          </table:table-cell>
          <table:table-cell office:value-type="string" calcext:value-type="string">
            <text:p>Enertrag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5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rvillers-Saint-Saturnin</text:p>
          </table:table-cell>
          <table:table-cell office:value-type="float" office:value="80573" calcext:value-type="float">
            <text:p>80573</text:p>
          </table:table-cell>
          <table:table-cell/>
          <table:table-cell office:value-type="string" calcext:value-type="string">
            <text:p>Morviller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3" calcext:value-type="float">
            <text:p>12,3</text:p>
          </table:table-cell>
          <table:table-cell office:value-type="float" office:value="2.05" calcext:value-type="float">
            <text:p>2,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PURO</text:p>
          </table:table-cell>
          <table:table-cell office:value-type="string" calcext:value-type="string">
            <text:p>Epuro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3/201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ornoy-le-Bourg, Lafresguimont-Saint-Martin</text:p>
          </table:table-cell>
          <table:table-cell office:value-type="float" office:value="80443" calcext:value-type="float">
            <text:p>80443</text:p>
          </table:table-cell>
          <table:table-cell office:value-type="float" office:value="80456" calcext:value-type="float">
            <text:p>80456</text:p>
          </table:table-cell>
          <table:table-cell office:value-type="string" calcext:value-type="string">
            <text:p>La Chaude Vall�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3" calcext:value-type="float">
            <text:p>12,3</text:p>
          </table:table-cell>
          <table:table-cell office:value-type="float" office:value="2.05" calcext:value-type="float">
            <text:p>2,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PURO</text:p>
          </table:table-cell>
          <table:table-cell office:value-type="string" calcext:value-type="string">
            <text:p>Epuro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4/201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ouville</text:p>
          </table:table-cell>
          <table:table-cell office:value-type="float" office:value="80642" calcext:value-type="float">
            <text:p>80642</text:p>
          </table:table-cell>
          <table:table-cell/>
          <table:table-cell office:value-type="string" calcext:value-type="string">
            <text:p>Moulin Prouville 2</text:p>
          </table:table-cell>
          <table:table-cell office:value-type="float" office:value="1" calcext:value-type="float">
            <text:p>1</text:p>
          </table:table-cell>
          <table:table-cell office:value-type="float" office:value="584743" calcext:value-type="float">
            <text:p>584743</text:p>
          </table:table-cell>
          <table:table-cell office:value-type="float" office:value="2572354" calcext:value-type="float">
            <text:p>25723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7/201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ittebeuf</text:p>
          </table:table-cell>
          <table:table-cell office:value-type="float" office:value="27486" calcext:value-type="float">
            <text:p>27486</text:p>
          </table:table-cell>
          <table:table-cell/>
          <table:table-cell office:value-type="string" calcext:value-type="string">
            <text:p>Quittebeu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.2" calcext:value-type="float">
            <text:p>8,2</text:p>
          </table:table-cell>
          <table:table-cell office:value-type="float" office:value="2.05" calcext:value-type="float">
            <text:p>2,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SOL0</text:p>
          </table:table-cell>
          <table:table-cell office:value-type="string" calcext:value-type="string">
            <text:p>GreenSolver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5/2011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illi�res</text:p>
          </table:table-cell>
          <table:table-cell office:value-type="float" office:value="54194" calcext:value-type="float">
            <text:p>54194</text:p>
          </table:table-cell>
          <table:table-cell/>
          <table:table-cell office:value-type="string" calcext:value-type="string">
            <text:p>Filli�r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8/20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mbonchard</text:p>
          </table:table-cell>
          <table:table-cell office:value-type="float" office:value="23046" calcext:value-type="float">
            <text:p>23046</text:p>
          </table:table-cell>
          <table:table-cell/>
          <table:table-cell office:value-type="string" calcext:value-type="string">
            <text:p>Champboncha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.8" calcext:value-type="float">
            <text:p>10,8</text:p>
          </table:table-cell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GE Energie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100</text:p>
          </table:table-cell>
          <table:table-cell table:style-name="Default"/>
          <table:table-cell table:number-columns-repeated="2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ume</text:p>
          </table:table-cell>
          <table:table-cell office:value-type="float" office:value="57154" calcext:value-type="float">
            <text:p>57154</text:p>
          </table:table-cell>
          <table:table-cell/>
          <table:table-cell office:value-type="string" calcext:value-type="string">
            <text:p>Cou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oreas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100</text:p>
          </table:table-cell>
          <table:table-cell office:value-type="string" calcext:value-type="string">
            <text:p>01/03/201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leron</text:p>
          </table:table-cell>
          <table:table-cell office:value-type="float" office:value="85086" calcext:value-type="float">
            <text:p>85086</text:p>
          </table:table-cell>
          <table:table-cell/>
          <table:table-cell office:value-type="string" calcext:value-type="string">
            <text:p>Faller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3/201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thonvilliers</text:p>
          </table:table-cell>
          <table:table-cell office:value-type="float" office:value="80669" calcext:value-type="float">
            <text:p>80669</text:p>
          </table:table-cell>
          <table:table-cell/>
          <table:table-cell office:value-type="string" calcext:value-type="string">
            <text:p>Balatre-Gruny-March�-Allouat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.7" calcext:value-type="float">
            <text:p>20,7</text:p>
          </table:table-cell>
          <table:table-cell office:value-type="float" office:value="2.3" calcext:value-type="float">
            <text:p>2,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3/2012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lery</text:p>
          </table:table-cell>
          <table:table-cell office:value-type="float" office:value="80019" calcext:value-type="float">
            <text:p>80019</text:p>
          </table:table-cell>
          <table:table-cell/>
          <table:table-cell office:value-type="string" calcext:value-type="string">
            <text:p>Aller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.6" calcext:value-type="float">
            <text:p>4,6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noven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5/201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zeray, Bignay</text:p>
          </table:table-cell>
          <table:table-cell office:value-type="float" office:value="17226" calcext:value-type="float">
            <text:p>17226</text:p>
          </table:table-cell>
          <table:table-cell office:value-type="float" office:value="17046" calcext:value-type="float">
            <text:p>17046</text:p>
          </table:table-cell>
          <table:table-cell office:value-type="string" calcext:value-type="string">
            <text:p>Mazeray-Bigna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SOL0</text:p>
          </table:table-cell>
          <table:table-cell office:value-type="string" calcext:value-type="string">
            <text:p>GreenSolver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6/201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urat-sur-V�bre</text:p>
          </table:table-cell>
          <table:table-cell office:value-type="float" office:value="81192" calcext:value-type="float">
            <text:p>81192</text:p>
          </table:table-cell>
          <table:table-cell/>
          <table:table-cell office:value-type="string" calcext:value-type="string">
            <text:p>La Bessi�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.8" calcext:value-type="float">
            <text:p>13,8</text:p>
          </table:table-cell>
          <table:table-cell office:value-type="float" office:value="2.3" calcext:value-type="float">
            <text:p>2,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ALEC</text:p>
          </table:table-cell>
          <table:table-cell office:value-type="string" calcext:value-type="string">
            <text:p>ValeCo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cellois, Massigny-l�s-Viteaux</text:p>
          </table:table-cell>
          <table:table-cell office:value-type="float" office:value="21377" calcext:value-type="float">
            <text:p>21377</text:p>
          </table:table-cell>
          <table:table-cell/>
          <table:table-cell office:value-type="string" calcext:value-type="string">
            <text:p>Marcellois-Massign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.6" calcext:value-type="float">
            <text:p>21,6</text:p>
          </table:table-cell>
          <table:table-cell office:value-type="float" office:value="1.8" calcext:value-type="float">
            <text:p>1,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DPRE</text:p>
          </table:table-cell>
          <table:table-cell office:value-type="string" calcext:value-type="string">
            <text:p>EDP Renewabl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100</text:p>
          </table:table-cell>
          <table:table-cell office:value-type="string" calcext:value-type="string">
            <text:p>01/12/201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ssac</text:p>
          </table:table-cell>
          <table:table-cell office:value-type="float" office:value="81019" calcext:value-type="float">
            <text:p>81019</text:p>
          </table:table-cell>
          <table:table-cell/>
          <table:table-cell office:value-type="string" calcext:value-type="string">
            <text:p>Garrigade-Puech d�Al Lu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.5" calcext:value-type="float">
            <text:p>20,5</text:p>
          </table:table-cell>
          <table:table-cell office:value-type="float" office:value="2.05" calcext:value-type="float">
            <text:p>2,0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Eolfi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office:value-type="string" calcext:value-type="string">
            <text:p>ENASSET</text:p>
          </table:table-cell>
          <table:table-cell office:value-type="string" calcext:value-type="string">
            <text:p>Energies Asset Management</text:p>
          </table:table-cell>
          <table:table-cell office:value-type="string" calcext:value-type="string">
            <text:p>MM92</text:p>
          </table:table-cell>
          <table:table-cell table:style-name="Default"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assay-les-Chateaux</text:p>
          </table:table-cell>
          <table:table-cell office:value-type="float" office:value="53127" calcext:value-type="float">
            <text:p>53127</text:p>
          </table:table-cell>
          <table:table-cell/>
          <table:table-cell office:value-type="string" calcext:value-type="string">
            <text:p>Lassay-les-Chateaux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9/201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ysonville, Gommerville, Angerville</text:p>
          </table:table-cell>
          <table:table-cell office:value-type="float" office:value="28294" calcext:value-type="float">
            <text:p>28294</text:p>
          </table:table-cell>
          <table:table-cell office:value-type="float" office:value="28183" calcext:value-type="float">
            <text:p>28183</text:p>
          </table:table-cell>
          <table:table-cell office:value-type="string" calcext:value-type="string">
            <text:p>Les Gargouill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.4" calcext:value-type="float">
            <text:p>18,4</text:p>
          </table:table-cell>
          <table:table-cell office:value-type="float" office:value="2.3" calcext:value-type="float">
            <text:p>2,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heolia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/>
          <table:table-cell office:value-type="string" calcext:value-type="string">
            <text:p>Theolia</text:p>
          </table:table-cell>
          <table:table-cell office:value-type="string" calcext:value-type="string">
            <text:p>E82</text:p>
          </table:table-cell>
          <table:table-cell office:value-type="string" calcext:value-type="string">
            <text:p>01/09/201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�clainville</text:p>
          </table:table-cell>
          <table:table-cell office:value-type="float" office:value="28313" calcext:value-type="float">
            <text:p>28313</text:p>
          </table:table-cell>
          <table:table-cell/>
          <table:table-cell office:value-type="string" calcext:value-type="string">
            <text:p>R�clainvil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EOEN</text:p>
          </table:table-cell>
          <table:table-cell office:value-type="string" calcext:value-type="string">
            <text:p>Neo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17/12/20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ais, Trans</text:p>
          </table:table-cell>
          <table:table-cell office:value-type="float" office:value="53016" calcext:value-type="float">
            <text:p>53016</text:p>
          </table:table-cell>
          <table:table-cell office:value-type="float" office:value="53266" calcext:value-type="float">
            <text:p>53266</text:p>
          </table:table-cell>
          <table:table-cell office:value-type="string" calcext:value-type="string">
            <text:p>Bais et Tran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EOEN</text:p>
          </table:table-cell>
          <table:table-cell office:value-type="string" calcext:value-type="string">
            <text:p>Neo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10/12/20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uerville, Melleville</text:p>
          </table:table-cell>
          <table:table-cell office:value-type="float" office:value="76333" calcext:value-type="float">
            <text:p>76333</text:p>
          </table:table-cell>
          <table:table-cell office:value-type="float" office:value="76422" calcext:value-type="float">
            <text:p>76422</text:p>
          </table:table-cell>
          <table:table-cell office:value-type="string" calcext:value-type="string">
            <text:p>Guerville Mellevil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27/01/201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0.4" calcext:value-type="float">
            <text:p>20,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mpigny, Vieville</text:p>
          </table:table-cell>
          <table:table-cell office:value-type="float" office:value="27126" calcext:value-type="float">
            <text:p>27126</text:p>
          </table:table-cell>
          <table:table-cell/>
          <table:table-cell office:value-type="string" calcext:value-type="string">
            <text:p>Plateau de Campigny et Vievil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table:style-name="Default" office:value-type="string" calcext:value-type="string">
            <text:p>01:08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oye</text:p>
          </table:table-cell>
          <table:table-cell office:value-type="float" office:value="80685" calcext:value-type="float">
            <text:p>80685</text:p>
          </table:table-cell>
          <table:table-cell/>
          <table:table-cell office:value-type="string" calcext:value-type="string">
            <text:p>Val de Grond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2/2011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oye</text:p>
          </table:table-cell>
          <table:table-cell office:value-type="float" office:value="80685" calcext:value-type="float">
            <text:p>80685</text:p>
          </table:table-cell>
          <table:table-cell/>
          <table:table-cell office:value-type="string" calcext:value-type="string">
            <text:p>Bois-Guillau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KUO0</text:p>
          </table:table-cell>
          <table:table-cell office:value-type="string" calcext:value-type="string">
            <text:p>Akuo Energy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2/2011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chefort-Samson</text:p>
          </table:table-cell>
          <table:table-cell office:value-type="float" office:value="26273" calcext:value-type="float">
            <text:p>26273</text:p>
          </table:table-cell>
          <table:table-cell/>
          <table:table-cell office:value-type="string" calcext:value-type="string">
            <text:p>Rochefo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 office:value-type="float" office:value="0.75" calcext:value-type="float">
            <text:p>0,7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Poweo EnR</text:p>
          </table:table-cell>
          <table:table-cell/>
          <table:table-cell office:value-type="string" calcext:value-type="string">
            <text:p>JSPM</text:p>
          </table:table-cell>
          <table:table-cell table:number-columns-repeated="2"/>
          <table:table-cell office:value-type="string" calcext:value-type="string">
            <text:p>J48</text:p>
          </table:table-cell>
          <table:table-cell office:value-type="string" calcext:value-type="string">
            <text:p>01/12/2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os-de-Georand</text:p>
          </table:table-cell>
          <table:table-cell office:value-type="float" office:value="7075" calcext:value-type="float">
            <text:p>7075</text:p>
          </table:table-cell>
          <table:table-cell/>
          <table:table-cell office:value-type="string" calcext:value-type="string">
            <text:p>Plateau Ardechois -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2218.475</text:p>
          </table:table-cell>
          <table:table-cell office:value-type="string" calcext:value-type="string">
            <text:p>1979316.484</text:p>
          </table:table-cell>
          <table:table-cell office:value-type="string" calcext:value-type="string">
            <text:p>4.133333</text:p>
          </table:table-cell>
          <table:table-cell office:value-type="string" calcext:value-type="string">
            <text:p>44.8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Games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52</text:p>
          </table:table-cell>
          <table:table-cell office:value-type="string" calcext:value-type="string">
            <text:p>01/12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 Pouzin</text:p>
          </table:table-cell>
          <table:table-cell office:value-type="float" office:value="7181" calcext:value-type="float">
            <text:p>7181</text:p>
          </table:table-cell>
          <table:table-cell/>
          <table:table-cell office:value-type="string" calcext:value-type="string">
            <text:p>Le Pouz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.6" calcext:value-type="float">
            <text:p>4,6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8/2009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mont�lari�</text:p>
          </table:table-cell>
          <table:table-cell office:value-type="float" office:value="81134" calcext:value-type="float">
            <text:p>81134</text:p>
          </table:table-cell>
          <table:table-cell/>
          <table:table-cell office:value-type="string" calcext:value-type="string">
            <text:p>Rascailla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ARL Le Manoi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1/20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l�rimois</text:p>
          </table:table-cell>
          <table:table-cell office:value-type="float" office:value="89111" calcext:value-type="float">
            <text:p>89111</text:p>
          </table:table-cell>
          <table:table-cell/>
          <table:table-cell office:value-type="string" calcext:value-type="string">
            <text:p>Les Cl�rimo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3/2011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voncourt, Lavall�e</text:p>
          </table:table-cell>
          <table:table-cell office:value-type="float" office:value="55289" calcext:value-type="float">
            <text:p>55289</text:p>
          </table:table-cell>
          <table:table-cell/>
          <table:table-cell office:value-type="string" calcext:value-type="string">
            <text:p>Belrain Nelaus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3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ronville, Destry</text:p>
          </table:table-cell>
          <table:table-cell office:value-type="float" office:value="57051" calcext:value-type="float">
            <text:p>57051</text:p>
          </table:table-cell>
          <table:table-cell office:value-type="float" office:value="57174" calcext:value-type="float">
            <text:p>57174</text:p>
          </table:table-cell>
          <table:table-cell office:value-type="string" calcext:value-type="string">
            <text:p>Baronvil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id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6/20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laz� 2</text:p>
          </table:table-cell>
          <table:table-cell office:value-type="float" office:value="35015" calcext:value-type="float">
            <text:p>35015</text:p>
          </table:table-cell>
          <table:table-cell/>
          <table:table-cell office:value-type="string" calcext:value-type="string">
            <text:p>Balaz� 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Quadra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maises, Audeville</text:p>
          </table:table-cell>
          <table:table-cell table:number-columns-repeated="2"/>
          <table:table-cell office:value-type="string" calcext:value-type="string">
            <text:p>Plateau Beaucer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ole45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2/2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 Landreau, La Remaudi�re</text:p>
          </table:table-cell>
          <table:table-cell office:value-type="float" office:value="44079" calcext:value-type="float">
            <text:p>44079</text:p>
          </table:table-cell>
          <table:table-cell office:value-type="float" office:value="44141" calcext:value-type="float">
            <text:p>44141</text:p>
          </table:table-cell>
          <table:table-cell office:value-type="string" calcext:value-type="string">
            <text:p>La Divat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2/201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anjou</text:p>
          </table:table-cell>
          <table:table-cell office:value-type="float" office:value="49153" calcext:value-type="float">
            <text:p>49153</text:p>
          </table:table-cell>
          <table:table-cell/>
          <table:table-cell office:value-type="string" calcext:value-type="string">
            <text:p>Le Clos du Pressoi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5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ouin</text:p>
          </table:table-cell>
          <table:table-cell office:value-type="float" office:value="85029" calcext:value-type="float">
            <text:p>85029</text:p>
          </table:table-cell>
          <table:table-cell/>
          <table:table-cell office:value-type="string" calcext:value-type="string">
            <text:p>Les Polders du Da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Vend�e Energie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80</text:p>
          </table:table-cell>
          <table:table-cell office:value-type="string" calcext:value-type="string">
            <text:p>01/07/20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urat-sur-V�bre</text:p>
          </table:table-cell>
          <table:table-cell office:value-type="float" office:value="81192" calcext:value-type="float">
            <text:p>81192</text:p>
          </table:table-cell>
          <table:table-cell/>
          <table:table-cell office:value-type="string" calcext:value-type="string">
            <text:p>La Sal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.1" calcext:value-type="float">
            <text:p>16,1</text:p>
          </table:table-cell>
          <table:table-cell office:value-type="float" office:value="2.3" calcext:value-type="float">
            <text:p>2,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OLER</text:p>
          </table:table-cell>
          <table:table-cell office:value-type="string" calcext:value-type="string">
            <text:p>Eole RES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2.3-82</text:p>
          </table:table-cell>
          <table:table-cell office:value-type="string" calcext:value-type="string">
            <text:p>01/09/201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ins-l�s-Pernes</text:p>
          </table:table-cell>
          <table:table-cell office:value-type="float" office:value="62740" calcext:value-type="float">
            <text:p>62740</text:p>
          </table:table-cell>
          <table:table-cell/>
          <table:table-cell office:value-type="string" calcext:value-type="string">
            <text:p>Sains-l�s-Pern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WinWinD</text:p>
          </table:table-cell>
          <table:table-cell table:number-columns-repeated="2"/>
          <table:table-cell office:value-type="string" calcext:value-type="string">
            <text:p>WWD-3</text:p>
          </table:table-cell>
          <table:table-cell office:value-type="string" calcext:value-type="string">
            <text:p>01/03/2012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chin</text:p>
          </table:table-cell>
          <table:table-cell office:value-type="float" office:value="62732" calcext:value-type="float">
            <text:p>62732</text:p>
          </table:table-cell>
          <table:table-cell/>
          <table:table-cell office:value-type="string" calcext:value-type="string">
            <text:p>Sach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EPE Bergodsom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2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ouy-en-Pithiverais</text:p>
          </table:table-cell>
          <table:table-cell office:value-type="float" office:value="45174" calcext:value-type="float">
            <text:p>45174</text:p>
          </table:table-cell>
          <table:table-cell/>
          <table:table-cell office:value-type="string" calcext:value-type="string">
            <text:p>Jouy-en-Pithivera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2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euil-sur-Arnon, Saint-Ambroix</text:p>
          </table:table-cell>
          <table:table-cell office:value-type="float" office:value="18137" calcext:value-type="float">
            <text:p>18137</text:p>
          </table:table-cell>
          <table:table-cell office:value-type="float" office:value="18198" calcext:value-type="float">
            <text:p>18198</text:p>
          </table:table-cell>
          <table:table-cell office:value-type="string" calcext:value-type="string">
            <text:p>Forg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100</text:p>
          </table:table-cell>
          <table:table-cell office:value-type="string" calcext:value-type="string">
            <text:p>01/10/201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xent</text:p>
          </table:table-cell>
          <table:table-cell office:value-type="float" office:value="35169" calcext:value-type="float">
            <text:p>35169</text:p>
          </table:table-cell>
          <table:table-cell/>
          <table:table-cell office:value-type="string" calcext:value-type="string">
            <text:p>Maxen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Quadra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9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ateaubourg</text:p>
          </table:table-cell>
          <table:table-cell table:number-columns-repeated="2"/>
          <table:table-cell office:value-type="string" calcext:value-type="string">
            <text:p>Chateaubourg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ojasu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53</text:p>
          </table:table-cell>
          <table:table-cell office:value-type="string" calcext:value-type="string">
            <text:p>01/01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euil-sur-Arnon</text:p>
          </table:table-cell>
          <table:table-cell office:value-type="float" office:value="18137" calcext:value-type="float">
            <text:p>18137</text:p>
          </table:table-cell>
          <table:table-cell/>
          <table:table-cell office:value-type="string" calcext:value-type="string">
            <text:p>Bois Balla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SOL0</text:p>
          </table:table-cell>
          <table:table-cell office:value-type="string" calcext:value-type="string">
            <text:p>GreenSolver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100</text:p>
          </table:table-cell>
          <table:table-cell office:value-type="string" calcext:value-type="string">
            <text:p>01/07/201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incy</text:p>
          </table:table-cell>
          <table:table-cell office:value-type="float" office:value="18190" calcext:value-type="float">
            <text:p>18190</text:p>
          </table:table-cell>
          <table:table-cell/>
          <table:table-cell office:value-type="string" calcext:value-type="string">
            <text:p>Les Croquett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/>
          <table:table-cell office:value-type="string" calcext:value-type="string">
            <text:p>Allianz</text:p>
          </table:table-cell>
          <table:table-cell office:value-type="string" calcext:value-type="string">
            <text:p>N100</text:p>
          </table:table-cell>
          <table:table-cell office:value-type="string" calcext:value-type="string">
            <text:p>01/02/201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inte-Thorette</text:p>
          </table:table-cell>
          <table:table-cell office:value-type="float" office:value="18237" calcext:value-type="float">
            <text:p>18237</text:p>
          </table:table-cell>
          <table:table-cell/>
          <table:table-cell office:value-type="string" calcext:value-type="string">
            <text:p>Les Coudray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olfi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/>
          <table:table-cell office:value-type="string" calcext:value-type="string">
            <text:p>Energies Asset Management</text:p>
          </table:table-cell>
          <table:table-cell office:value-type="string" calcext:value-type="string">
            <text:p>N100</text:p>
          </table:table-cell>
          <table:table-cell office:value-type="string" calcext:value-type="string">
            <text:p>01/05/201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hant-en-Gra�ay</text:p>
          </table:table-cell>
          <table:table-cell office:value-type="float" office:value="18167" calcext:value-type="float">
            <text:p>18167</text:p>
          </table:table-cell>
          <table:table-cell/>
          <table:table-cell office:value-type="string" calcext:value-type="string">
            <text:p>Longcham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/>
          <table:table-cell office:value-type="string" calcext:value-type="string">
            <text:p>Allianz</text:p>
          </table:table-cell>
          <table:table-cell office:value-type="string" calcext:value-type="string">
            <text:p>N100</text:p>
          </table:table-cell>
          <table:table-cell office:value-type="string" calcext:value-type="string">
            <text:p>01/02/201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vray</text:p>
          </table:table-cell>
          <table:table-cell office:value-type="float" office:value="18066" calcext:value-type="float">
            <text:p>18066</text:p>
          </table:table-cell>
          <table:table-cell/>
          <table:table-cell office:value-type="string" calcext:value-type="string">
            <text:p>La Chauss�e de C�sar Nor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100</text:p>
          </table:table-cell>
          <table:table-cell office:value-type="string" calcext:value-type="string">
            <text:p>01/10/201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ivray</text:p>
          </table:table-cell>
          <table:table-cell office:value-type="float" office:value="18066" calcext:value-type="float">
            <text:p>18066</text:p>
          </table:table-cell>
          <table:table-cell/>
          <table:table-cell office:value-type="string" calcext:value-type="string">
            <text:p>La Chauss�e de C�sar Su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100</text:p>
          </table:table-cell>
          <table:table-cell office:value-type="string" calcext:value-type="string">
            <text:p>01/10/201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 Foresti�re, les Essarts-le-Vicomte</text:p>
          </table:table-cell>
          <table:table-cell office:value-type="float" office:value="51236" calcext:value-type="float">
            <text:p>51236</text:p>
          </table:table-cell>
          <table:table-cell office:value-type="float" office:value="51258" calcext:value-type="float">
            <text:p>51258</text:p>
          </table:table-cell>
          <table:table-cell office:value-type="string" calcext:value-type="string">
            <text:p>Porte de Champag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3" calcext:value-type="float">
            <text:p>12,3</text:p>
          </table:table-cell>
          <table:table-cell office:value-type="float" office:value="2.05" calcext:value-type="float">
            <text:p>2,0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12/06/201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ole</text:p>
          </table:table-cell>
          <table:table-cell office:value-type="float" office:value="51167" calcext:value-type="float">
            <text:p>51167</text:p>
          </table:table-cell>
          <table:table-cell/>
          <table:table-cell office:value-type="string" calcext:value-type="string">
            <text:p>Quatre Vall�e 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AYW</text:p>
          </table:table-cell>
          <table:table-cell office:value-type="string" calcext:value-type="string">
            <text:p>BaYwa R.E.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7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icourt</text:p>
          </table:table-cell>
          <table:table-cell office:value-type="float" office:value="57670" calcext:value-type="float">
            <text:p>57670</text:p>
          </table:table-cell>
          <table:table-cell/>
          <table:table-cell office:value-type="string" calcext:value-type="string">
            <text:p>Thicourt - Grand Brahec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id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0/201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incheville, Thonville</text:p>
          </table:table-cell>
          <table:table-cell office:value-type="float" office:value="57189" calcext:value-type="float">
            <text:p>57189</text:p>
          </table:table-cell>
          <table:table-cell/>
          <table:table-cell office:value-type="string" calcext:value-type="string">
            <text:p>EST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id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0/201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ust�ru,Tr�glamus</text:p>
          </table:table-cell>
          <table:table-cell office:value-type="float" office:value="22156" calcext:value-type="float">
            <text:p>22156</text:p>
          </table:table-cell>
          <table:table-cell office:value-type="float" office:value="22354" calcext:value-type="float">
            <text:p>22354</text:p>
          </table:table-cell>
          <table:table-cell office:value-type="string" calcext:value-type="string">
            <text:p>Penquer 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ELECT</text:p>
          </table:table-cell>
          <table:table-cell office:value-type="string" calcext:value-type="string">
            <text:p>ElectraWinds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 2000</text:p>
          </table:table-cell>
          <table:table-cell office:value-type="string" calcext:value-type="string">
            <text:p>01/09/2010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int-bihy</text:p>
          </table:table-cell>
          <table:table-cell office:value-type="float" office:value="22276" calcext:value-type="float">
            <text:p>22276</text:p>
          </table:table-cell>
          <table:table-cell/>
          <table:table-cell office:value-type="string" calcext:value-type="string">
            <text:p>Saint-Bih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.2" calcext:value-type="float">
            <text:p>3,2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48 800</text:p>
          </table:table-cell>
          <table:table-cell office:value-type="string" calcext:value-type="string">
            <text:p>01/07/201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ramerville-Rainecourt</text:p>
          </table:table-cell>
          <table:table-cell office:value-type="float" office:value="80342" calcext:value-type="float">
            <text:p>80342</text:p>
          </table:table-cell>
          <table:table-cell/>
          <table:table-cell office:value-type="string" calcext:value-type="string">
            <text:p>Frameville-rainecou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EBENE</text:p>
          </table:table-cell>
          <table:table-cell office:value-type="string" calcext:value-type="string">
            <text:p>WEB Energie du ven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7/200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�ry</text:p>
          </table:table-cell>
          <table:table-cell office:value-type="float" office:value="18064" calcext:value-type="float">
            <text:p>18064</text:p>
          </table:table-cell>
          <table:table-cell/>
          <table:table-cell office:value-type="string" calcext:value-type="string">
            <text:p>Ch�r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urocape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100</text:p>
          </table:table-cell>
          <table:table-cell table:style-name="Default"/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hlingen</text:p>
          </table:table-cell>
          <table:table-cell office:value-type="float" office:value="67088" calcext:value-type="float">
            <text:p>67088</text:p>
          </table:table-cell>
          <table:table-cell/>
          <table:table-cell office:value-type="string" calcext:value-type="string">
            <text:p>Dehlingh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nnovent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8/201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 Germainmont, S�vigny</text:p>
          </table:table-cell>
          <table:table-cell office:value-type="float" office:value="8418" calcext:value-type="float">
            <text:p>8418</text:p>
          </table:table-cell>
          <table:table-cell/>
          <table:table-cell office:value-type="string" calcext:value-type="string">
            <text:p>Sevigny-Walepp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.45" calcext:value-type="float">
            <text:p>18,45</text:p>
          </table:table-cell>
          <table:table-cell office:value-type="float" office:value="2.05" calcext:value-type="float">
            <text:p>2,0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KUO0</text:p>
          </table:table-cell>
          <table:table-cell office:value-type="string" calcext:value-type="string">
            <text:p>Akuo Energy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9/201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 Germainmont</text:p>
          </table:table-cell>
          <table:table-cell office:value-type="float" office:value="8381" calcext:value-type="float">
            <text:p>8381</text:p>
          </table:table-cell>
          <table:table-cell/>
          <table:table-cell office:value-type="string" calcext:value-type="string">
            <text:p>Saint Germainmon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.5" calcext:value-type="float">
            <text:p>20,5</text:p>
          </table:table-cell>
          <table:table-cell office:value-type="float" office:value="2.05" calcext:value-type="float">
            <text:p>2,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KUO0</text:p>
          </table:table-cell>
          <table:table-cell office:value-type="string" calcext:value-type="string">
            <text:p>Akuo Energy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10/201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esdin, Tortefontaine</text:p>
          </table:table-cell>
          <table:table-cell office:value-type="float" office:value="62447" calcext:value-type="float">
            <text:p>62447</text:p>
          </table:table-cell>
          <table:table-cell office:value-type="float" office:value="62824" calcext:value-type="float">
            <text:p>62824</text:p>
          </table:table-cell>
          <table:table-cell office:value-type="string" calcext:value-type="string">
            <text:p>Bois de Morv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UROW</text:p>
          </table:table-cell>
          <table:table-cell office:value-type="string" calcext:value-type="string">
            <text:p>Eurowat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5/201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ermin</text:p>
          </table:table-cell>
          <table:table-cell office:value-type="float" office:value="62441" calcext:value-type="float">
            <text:p>62441</text:p>
          </table:table-cell>
          <table:table-cell/>
          <table:table-cell office:value-type="string" calcext:value-type="string">
            <text:p>Hermi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ORAL</text:p>
          </table:table-cell>
          <table:table-cell office:value-type="string" calcext:value-type="string">
            <text:p>Boralex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2.3</text:p>
          </table:table-cell>
          <table:table-cell office:value-type="string" calcext:value-type="string">
            <text:p>01/03/201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rvilliers</text:p>
          </table:table-cell>
          <table:table-cell office:value-type="float" office:value="62306" calcext:value-type="float">
            <text:p>62306</text:p>
          </table:table-cell>
          <table:table-cell/>
          <table:table-cell office:value-type="string" calcext:value-type="string">
            <text:p>Eole Source de la Sens�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COT</text:p>
          </table:table-cell>
          <table:table-cell office:value-type="string" calcext:value-type="string">
            <text:p>Ecotera D�veloppemen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11/201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a�sse-sur-Ago�t</text:p>
          </table:table-cell>
          <table:table-cell office:value-type="float" office:value="34107" calcext:value-type="float">
            <text:p>34107</text:p>
          </table:table-cell>
          <table:table-cell/>
          <table:table-cell office:value-type="string" calcext:value-type="string">
            <text:p>Fra�sse-sur-Ago�t : Fontfroid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DF EN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6/201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brehain, Beaurevoir</text:p>
          </table:table-cell>
          <table:table-cell office:value-type="float" office:value="2500" calcext:value-type="float">
            <text:p>2500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Eole Arrouai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COT</text:p>
          </table:table-cell>
          <table:table-cell office:value-type="string" calcext:value-type="string">
            <text:p>Ecotera D�veloppement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3/201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ru Pontruet, Villeret</text:p>
          </table:table-cell>
          <table:table-cell office:value-type="float" office:value="2614" calcext:value-type="float">
            <text:p>2614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Pontru-Pontruet-Ville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2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sauvillers,Quinquempoix, Gannes, Saint-Just-en-Chauss�e</text:p>
          </table:table-cell>
          <table:table-cell office:value-type="float" office:value="60017" calcext:value-type="float">
            <text:p>60017</text:p>
          </table:table-cell>
          <table:table-cell office:value-type="float" office:value="60522" calcext:value-type="float">
            <text:p>60522</text:p>
          </table:table-cell>
          <table:table-cell office:value-type="string" calcext:value-type="string">
            <text:p>La Croisette - Quinquempoix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9.9" calcext:value-type="float">
            <text:p>29,9</text:p>
          </table:table-cell>
          <table:table-cell office:value-type="float" office:value="2.3" calcext:value-type="float">
            <text:p>2,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2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utavent</text:p>
          </table:table-cell>
          <table:table-cell office:value-type="float" office:value="60096" calcext:value-type="float">
            <text:p>60096</text:p>
          </table:table-cell>
          <table:table-cell/>
          <table:table-cell office:value-type="string" calcext:value-type="string">
            <text:p>Boutaven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novent</text:p>
          </table:table-cell>
          <table:table-cell/>
          <table:table-cell office:value-type="string" calcext:value-type="string">
            <text:p>WinWinD</text:p>
          </table:table-cell>
          <table:table-cell table:number-columns-repeated="2"/>
          <table:table-cell office:value-type="string" calcext:value-type="string">
            <text:p>WWD-1-64</text:p>
          </table:table-cell>
          <table:table-cell office:value-type="string" calcext:value-type="string">
            <text:p>01/10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int-Fraigne</text:p>
          </table:table-cell>
          <table:table-cell office:value-type="float" office:value="16317" calcext:value-type="float">
            <text:p>16317</text:p>
          </table:table-cell>
          <table:table-cell/>
          <table:table-cell office:value-type="string" calcext:value-type="string">
            <text:p>Saint-Fraig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AYW</text:p>
          </table:table-cell>
          <table:table-cell office:value-type="string" calcext:value-type="string">
            <text:p>BaYwa R.E.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5/2011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lles de Villefagnan</text:p>
          </table:table-cell>
          <table:table-cell office:value-type="float" office:value="16361" calcext:value-type="float">
            <text:p>16361</text:p>
          </table:table-cell>
          <table:table-cell/>
          <table:table-cell office:value-type="string" calcext:value-type="string">
            <text:p>Jalade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3025.0000</text:p>
          </table:table-cell>
          <table:table-cell office:value-type="string" calcext:value-type="string">
            <text:p>2110037.0000</text:p>
          </table:table-cell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2/200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ambes</text:p>
          </table:table-cell>
          <table:table-cell office:value-type="float" office:value="17040" calcext:value-type="float">
            <text:p>17040</text:p>
          </table:table-cell>
          <table:table-cell/>
          <table:table-cell office:value-type="string" calcext:value-type="string">
            <text:p>Villemu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2/200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hauv�</text:p>
          </table:table-cell>
          <table:table-cell table:number-columns-repeated="2"/>
          <table:table-cell office:value-type="string" calcext:value-type="string">
            <text:p>Chauv�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TALAN</text:p>
          </table:table-cell>
          <table:table-cell office:value-type="string" calcext:value-type="string">
            <text:p>Atalante Energie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4/201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mproux</text:p>
          </table:table-cell>
          <table:table-cell office:value-type="float" office:value="79201" calcext:value-type="float">
            <text:p>79201</text:p>
          </table:table-cell>
          <table:table-cell/>
          <table:table-cell office:value-type="string" calcext:value-type="string">
            <text:p>Chiron du Ch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berdola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5/201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ouvigne</text:p>
          </table:table-cell>
          <table:table-cell office:value-type="float" office:value="79319" calcext:value-type="float">
            <text:p>79319</text:p>
          </table:table-cell>
          <table:table-cell/>
          <table:table-cell office:value-type="string" calcext:value-type="string">
            <text:p>Souvig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AYW</text:p>
          </table:table-cell>
          <table:table-cell office:value-type="string" calcext:value-type="string">
            <text:p>BaYwa R.E.</text:p>
          </table:table-cell>
          <table:table-cell/>
          <table:table-cell office:value-type="string" calcext:value-type="string">
            <text:p>Gamesa</text:p>
          </table:table-cell>
          <table:table-cell table:number-columns-repeated="2"/>
          <table:table-cell office:value-type="string" calcext:value-type="string">
            <text:p>G90</text:p>
          </table:table-cell>
          <table:table-cell office:value-type="string" calcext:value-type="string">
            <text:p>01/04/201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usignan</text:p>
          </table:table-cell>
          <table:table-cell office:value-type="float" office:value="86139" calcext:value-type="float">
            <text:p>86139</text:p>
          </table:table-cell>
          <table:table-cell/>
          <table:table-cell office:value-type="string" calcext:value-type="string">
            <text:p>Lusign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RGI</text:p>
          </table:table-cell>
          <table:table-cell office:value-type="string" calcext:value-type="string">
            <text:p>Sergies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8/201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Vernoux-en-G�tine</text:p>
          </table:table-cell>
          <table:table-cell office:value-type="float" office:value="79342" calcext:value-type="float">
            <text:p>79342</text:p>
          </table:table-cell>
          <table:table-cell/>
          <table:table-cell office:value-type="string" calcext:value-type="string">
            <text:p>Vernoux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Windstrom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2/201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ngeville-sur-Mer</text:p>
          </table:table-cell>
          <table:table-cell table:number-columns-repeated="2"/>
          <table:table-cell office:value-type="string" calcext:value-type="string">
            <text:p>Longeville-sur-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orgenia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10/2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UVILLE-LA-CHENARD</text:p>
          </table:table-cell>
          <table:table-cell office:value-type="float" office:value="28215" calcext:value-type="float">
            <text:p>28215</text:p>
          </table:table-cell>
          <table:table-cell/>
          <table:table-cell office:value-type="string" calcext:value-type="string">
            <text:p>La Remise Reclainville (Louville-la-Chenar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8895.9797</text:p>
          </table:table-cell>
          <table:table-cell office:value-type="string" calcext:value-type="string">
            <text:p>2370807.96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UVILLE-LA-CHENARD</text:p>
          </table:table-cell>
          <table:table-cell office:value-type="float" office:value="28215" calcext:value-type="float">
            <text:p>28215</text:p>
          </table:table-cell>
          <table:table-cell/>
          <table:table-cell office:value-type="string" calcext:value-type="string">
            <text:p>La Remise des Bruy�r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KALLI</text:p>
          </table:table-cell>
          <table:table-cell office:value-type="string" calcext:value-type="string">
            <text:p>Kallista Energy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80</text:p>
          </table:table-cell>
          <table:table-cell office:value-type="string" calcext:value-type="string">
            <text:p>01/09/2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ais</text:p>
          </table:table-cell>
          <table:table-cell office:value-type="float" office:value="53016" calcext:value-type="float">
            <text:p>53016</text:p>
          </table:table-cell>
          <table:table-cell office:value-type="float" office:value="53266" calcext:value-type="float">
            <text:p>53266</text:p>
          </table:table-cell>
          <table:table-cell office:value-type="string" calcext:value-type="string">
            <text:p>Parc eolien de Ba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N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11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oncourt-l�s-Longuyon, Tellancourt</text:p>
          </table:table-cell>
          <table:table-cell office:value-type="float" office:value="54172" calcext:value-type="float">
            <text:p>54172</text:p>
          </table:table-cell>
          <table:table-cell office:value-type="float" office:value="54514" calcext:value-type="float">
            <text:p>54514</text:p>
          </table:table-cell>
          <table:table-cell office:value-type="string" calcext:value-type="string">
            <text:p>Les Deux rivi�r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OSTWI</text:p>
          </table:table-cell>
          <table:table-cell office:value-type="string" calcext:value-type="string">
            <text:p>Ostwin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5/201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louze-Rozi�res, Demange-auwx-Eaux</text:p>
          </table:table-cell>
          <table:table-cell office:value-type="float" office:value="55148" calcext:value-type="float">
            <text:p>55148</text:p>
          </table:table-cell>
          <table:table-cell/>
          <table:table-cell office:value-type="string" calcext:value-type="string">
            <text:p>Le Charmoi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PTT</text:p>
          </table:table-cell>
          <table:table-cell office:value-type="string" calcext:value-type="string">
            <text:p>P&amp;T technologie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2/201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mont</text:p>
          </table:table-cell>
          <table:table-cell office:value-type="float" office:value="55446" calcext:value-type="float">
            <text:p>55446</text:p>
          </table:table-cell>
          <table:table-cell/>
          <table:table-cell office:value-type="string" calcext:value-type="string">
            <text:p>MSE BEAU REGARD (extens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5102.0000</text:p>
          </table:table-cell>
          <table:table-cell office:value-type="string" calcext:value-type="string">
            <text:p>2429181.0000</text:p>
          </table:table-cell>
          <table:table-cell table:number-columns-repeated="2"/>
          <table:table-cell table:number-columns-repeated="2" office:value-type="float" office:value="2.05" calcext:value-type="float">
            <text:p>2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82</text:p>
          </table:table-cell>
          <table:table-cell office:value-type="string" calcext:value-type="string">
            <text:p>01/02/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/>
          <table:table-cell office:value-type="string" calcext:value-type="string">
            <text:p>Souilly cote du Gib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2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/>
          <table:table-cell office:value-type="string" calcext:value-type="string">
            <text:p>Souilly La Garga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/>
          <table:table-cell office:value-type="string" calcext:value-type="string">
            <text:p>ABOWI</text:p>
          </table:table-cell>
          <table:table-cell office:value-type="string" calcext:value-type="string">
            <text:p>ABO Win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2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mpfleury</text:p>
          </table:table-cell>
          <table:table-cell office:value-type="float" office:value="10075" calcext:value-type="float">
            <text:p>10075</text:p>
          </table:table-cell>
          <table:table-cell/>
          <table:table-cell office:value-type="string" calcext:value-type="string">
            <text:p>Champfleury -extens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6.65" calcext:value-type="float">
            <text:p>26,65</text:p>
          </table:table-cell>
          <table:table-cell office:value-type="float" office:value="2.05" calcext:value-type="float">
            <text:p>2,0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Eolfi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office:value-type="string" calcext:value-type="string">
            <text:p>ENASSET</text:p>
          </table:table-cell>
          <table:table-cell office:value-type="string" calcext:value-type="string">
            <text:p>Energies Asset Management</text:p>
          </table:table-cell>
          <table:table-cell office:value-type="string" calcext:value-type="string">
            <text:p>MM92</text:p>
          </table:table-cell>
          <table:table-cell office:value-type="string" calcext:value-type="string">
            <text:p>01/10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oupt-Saint-Basle, Pr�mierfait, Droupt-Saint-Marie, Les Grandes Chapelles</text:p>
          </table:table-cell>
          <table:table-cell office:value-type="float" office:value="10131" calcext:value-type="float">
            <text:p>10131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La Prevoteri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3"/>
          <table:table-cell office:value-type="string" calcext:value-type="string">
            <text:p>01/12/2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rroy, Euvy</text:p>
          </table:table-cell>
          <table:table-cell office:value-type="float" office:value="51116" calcext:value-type="float">
            <text:p>51116</text:p>
          </table:table-cell>
          <table:table-cell office:value-type="float" office:value="51241" calcext:value-type="float">
            <text:p>51241</text:p>
          </table:table-cell>
          <table:table-cell office:value-type="string" calcext:value-type="string">
            <text:p>Parc eolien de Corroy-Euv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.5" calcext:value-type="float">
            <text:p>17,5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2.5 xL</text:p>
          </table:table-cell>
          <table:table-cell office:value-type="string" calcext:value-type="string">
            <text:p>01/05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�re-Champenoise</text:p>
          </table:table-cell>
          <table:table-cell office:value-type="float" office:value="51248" calcext:value-type="float">
            <text:p>51248</text:p>
          </table:table-cell>
          <table:table-cell/>
          <table:table-cell office:value-type="string" calcext:value-type="string">
            <text:p>Parc eolien de la Cray�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.5" calcext:value-type="float">
            <text:p>17,5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ALOR</text:p>
          </table:table-cell>
          <table:table-cell office:value-type="string" calcext:value-type="string">
            <text:p>Valorem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Wind</text:p>
          </table:table-cell>
          <table:table-cell table:number-columns-repeated="2"/>
          <table:table-cell office:value-type="string" calcext:value-type="string">
            <text:p>2.5 xL</text:p>
          </table:table-cell>
          <table:table-cell office:value-type="string" calcext:value-type="string">
            <text:p>01/05/20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h�ges</text:p>
          </table:table-cell>
          <table:table-cell office:value-type="float" office:value="10316" calcext:value-type="float">
            <text:p>10316</text:p>
          </table:table-cell>
          <table:table-cell/>
          <table:table-cell office:value-type="string" calcext:value-type="string">
            <text:p>Parc eolien de Rh�g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.3" calcext:value-type="float">
            <text:p>12,3</text:p>
          </table:table-cell>
          <table:table-cell office:value-type="float" office:value="2.05" calcext:value-type="float">
            <text:p>2,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AIAE</text:p>
          </table:table-cell>
          <table:table-cell office:value-type="string" calcext:value-type="string">
            <text:p>Ma�a Eolis</text:p>
          </table:table-cell>
          <table:table-cell office:value-type="string" calcext:value-type="string">
            <text:p>REPOW</text:p>
          </table:table-cell>
          <table:table-cell office:value-type="string" calcext:value-type="string">
            <text:p>Repower</text:p>
          </table:table-cell>
          <table:table-cell table:number-columns-repeated="2"/>
          <table:table-cell office:value-type="string" calcext:value-type="string">
            <text:p>MM92</text:p>
          </table:table-cell>
          <table:table-cell office:value-type="string" calcext:value-type="string">
            <text:p>01/05/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zay</text:p>
          </table:table-cell>
          <table:table-cell office:value-type="float" office:value="10269" calcext:value-type="float">
            <text:p>10269</text:p>
          </table:table-cell>
          <table:table-cell/>
          <table:table-cell office:value-type="string" calcext:value-type="string">
            <text:p>La Plaine auboise - Banl�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5115.0000</text:p>
          </table:table-cell>
          <table:table-cell office:value-type="string" calcext:value-type="string">
            <text:p>2389602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4/11/2008</text:p>
          </table:table-cell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1.3</text:p>
          </table:table-cell>
          <table:table-cell office:value-type="string" calcext:value-type="string">
            <text:p>01/01/2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mierfait</text:p>
          </table:table-cell>
          <table:table-cell office:value-type="float" office:value="10305" calcext:value-type="float">
            <text:p>10305</text:p>
          </table:table-cell>
          <table:table-cell/>
          <table:table-cell office:value-type="string" calcext:value-type="string">
            <text:p>La Plaine auboise - Premierf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5115.0000</text:p>
          </table:table-cell>
          <table:table-cell office:value-type="string" calcext:value-type="string">
            <text:p>2389602.00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DF</text:p>
          </table:table-cell>
          <table:table-cell table:style-name="ce1" office:value-type="string" calcext:value-type="string">
            <text:p>24/11/2008</text:p>
          </table:table-cell>
          <table:table-cell office:value-type="string" calcext:value-type="string">
            <text:p>WINDP</text:p>
          </table:table-cell>
          <table:table-cell office:value-type="string" calcext:value-type="string">
            <text:p>Wind Prospect</text:p>
          </table:table-cell>
          <table:table-cell office:value-type="string" calcext:value-type="string">
            <text:p>SIEME</text:p>
          </table:table-cell>
          <table:table-cell office:value-type="string" calcext:value-type="string">
            <text:p>Siemens</text:p>
          </table:table-cell>
          <table:table-cell table:number-columns-repeated="2"/>
          <table:table-cell office:value-type="string" calcext:value-type="string">
            <text:p>SWT-1.3</text:p>
          </table:table-cell>
          <table:table-cell office:value-type="string" calcext:value-type="string">
            <text:p>01/01/2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pelle-Vallon</text:p>
          </table:table-cell>
          <table:table-cell office:value-type="float" office:value="10082" calcext:value-type="float">
            <text:p>10082</text:p>
          </table:table-cell>
          <table:table-cell/>
          <table:table-cell office:value-type="string" calcext:value-type="string">
            <text:p>Chapelle-Vall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05/12/2005</text:p>
          </table:table-cell>
          <table:table-cell office:value-type="string" calcext:value-type="string">
            <text:p>NEOEN</text:p>
          </table:table-cell>
          <table:table-cell office:value-type="string" calcext:value-type="string">
            <text:p>Neoen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12/201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geade</text:p>
          </table:table-cell>
          <table:table-cell office:value-type="float" office:value="15158" calcext:value-type="float">
            <text:p>15158</text:p>
          </table:table-cell>
          <table:table-cell/>
          <table:table-cell office:value-type="string" calcext:value-type="string">
            <text:p>Rageade 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NED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4/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en</text:p>
          </table:table-cell>
          <table:table-cell office:value-type="float" office:value="15055" calcext:value-type="float">
            <text:p>15055</text:p>
          </table:table-cell>
          <table:table-cell/>
          <table:table-cell office:value-type="string" calcext:value-type="string">
            <text:p>Parc eolien de Cor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Kaiserwetter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1/2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�zentieres, Vieillespesse</text:p>
          </table:table-cell>
          <table:table-cell office:value-type="float" office:value="15161" calcext:value-type="float">
            <text:p>15161</text:p>
          </table:table-cell>
          <table:table-cell office:value-type="float" office:value="15259" calcext:value-type="float">
            <text:p>15259</text:p>
          </table:table-cell>
          <table:table-cell office:value-type="string" calcext:value-type="string">
            <text:p>R�zentieres-Vieillesp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DFSU</text:p>
          </table:table-cell>
          <table:table-cell office:value-type="string" calcext:value-type="string">
            <text:p>GDF Suez</text:p>
          </table:table-cell>
          <table:table-cell office:value-type="string" calcext:value-type="string">
            <text:p>NORDE</text:p>
          </table:table-cell>
          <table:table-cell office:value-type="string" calcext:value-type="string">
            <text:p>Nordex</text:p>
          </table:table-cell>
          <table:table-cell table:number-columns-repeated="2"/>
          <table:table-cell office:value-type="string" calcext:value-type="string">
            <text:p>N90</text:p>
          </table:table-cell>
          <table:table-cell office:value-type="string" calcext:value-type="string">
            <text:p>01/09/2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int-Flour</text:p>
          </table:table-cell>
          <table:table-cell table:number-columns-repeated="2" office:value-type="float" office:value="15187" calcext:value-type="float">
            <text:p>15187</text:p>
          </table:table-cell>
          <table:table-cell office:value-type="string" calcext:value-type="string">
            <text:p>Col de la Flageo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ED/ Eneria</text:p>
          </table:table-cell>
          <table:table-cell office:value-type="string" calcext:value-type="string">
            <text:p>VESTF</text:p>
          </table:table-cell>
          <table:table-cell office:value-type="string" calcext:value-type="string">
            <text:p>Vestas</text:p>
          </table:table-cell>
          <table:table-cell table:number-columns-repeated="2"/>
          <table:table-cell office:value-type="string" calcext:value-type="string">
            <text:p>V90</text:p>
          </table:table-cell>
          <table:table-cell office:value-type="string" calcext:value-type="string">
            <text:p>01/03/2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udreville</text:p>
          </table:table-cell>
          <table:table-cell office:value-type="float" office:value="50035" calcext:value-type="float">
            <text:p>50035</text:p>
          </table:table-cell>
          <table:table-cell/>
          <table:table-cell office:value-type="string" calcext:value-type="string">
            <text:p>Baudrevil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.5" calcext:value-type="float">
            <text:p>11,5</text:p>
          </table:table-cell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DF</text:p>
          </table:table-cell>
          <table:table-cell table:number-columns-repeated="2"/>
          <table:table-cell office:value-type="string" calcext:value-type="string">
            <text:p>Baudreville Energie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70</text:p>
          </table:table-cell>
          <table:table-cell office:value-type="string" calcext:value-type="string">
            <text:p>01/07/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int-Amand, Lamberville</text:p>
          </table:table-cell>
          <table:table-cell office:value-type="float" office:value="50035" calcext:value-type="float">
            <text:p>50035</text:p>
          </table:table-cell>
          <table:table-cell/>
          <table:table-cell office:value-type="string" calcext:value-type="string">
            <text:p>La Haute ch�v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F</text:p>
          </table:table-cell>
          <table:table-cell/>
          <table:table-cell table:number-columns-repeated="2" office:value-type="string" calcext:value-type="string">
            <text:p>ZEPHYR</text:p>
          </table:table-cell>
          <table:table-cell office:value-type="string" calcext:value-type="string">
            <text:p>ENERC</text:p>
          </table:table-cell>
          <table:table-cell office:value-type="string" calcext:value-type="string">
            <text:p>Enercon</text:p>
          </table:table-cell>
          <table:table-cell table:number-columns-repeated="2"/>
          <table:table-cell office:value-type="string" calcext:value-type="string">
            <text:p>E82</text:p>
          </table:table-cell>
          <table:table-cell office:value-type="string" calcext:value-type="string">
            <text:p>01/03/20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date>2015-05-25T16:13:53.282624594</dc:date>
    <dc:creator>Mama </dc:creator>
    <meta:editing-duration>PT4H4M15S</meta:editing-duration>
    <meta:editing-cycles>1</meta:editing-cycles>
    <meta:document-statistic meta:table-count="1" meta:cell-count="14079" meta:object-count="0"/>
  </office:meta>
</office:document-meta>
</file>